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4.69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65.45pt"/>
    </style:style>
    <style:style style:name="co4" style:family="table-column">
      <style:table-column-properties fo:break-before="auto" style:column-width="75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" table:style-name="ta1">
        <table:table-source xlink:type="simple" xlink:href="../D1.csv" table:table-name="D1" table:filter-name="Text - txt - csv (StarCalc)" table:filter-options="9/59/44,34,12,1,,0,false,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034986" calcext:value-type="float">
            <text:p>0.00034986</text:p>
          </table:table-cell>
          <table:table-cell office:value-type="float" office:value="-0.00475429" calcext:value-type="float">
            <text:p>-0.00475429</text:p>
          </table:table-cell>
          <table:table-cell office:value-type="float" office:value="-0.000938502" calcext:value-type="float">
            <text:p>-0.000938502</text:p>
          </table:table-cell>
          <table:table-cell office:value-type="float" office:value="0.0116168" calcext:value-type="float">
            <text:p>0.0116168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0290818" calcext:value-type="float">
            <text:p>0.000290818</text:p>
          </table:table-cell>
          <table:table-cell office:value-type="float" office:value="0.000893441" calcext:value-type="float">
            <text:p>0.000893441</text:p>
          </table:table-cell>
          <table:table-cell office:value-type="float" office:value="-0.00411881" calcext:value-type="float">
            <text:p>-0.00411881</text:p>
          </table:table-cell>
          <table:table-cell office:value-type="float" office:value="0.0257237" calcext:value-type="float">
            <text:p>0.0257237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0195627" calcext:value-type="float">
            <text:p>0.000195627</text:p>
          </table:table-cell>
          <table:table-cell office:value-type="float" office:value="-0.000604027" calcext:value-type="float">
            <text:p>-0.000604027</text:p>
          </table:table-cell>
          <table:table-cell office:value-type="float" office:value="-0.00438325" calcext:value-type="float">
            <text:p>-0.00438325</text:p>
          </table:table-cell>
          <table:table-cell office:value-type="float" office:value="0.0230335" calcext:value-type="float">
            <text:p>0.0230335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0996589" calcext:value-type="float">
            <text:p>0.000996589</text:p>
          </table:table-cell>
          <table:table-cell office:value-type="float" office:value="-0.0156286" calcext:value-type="float">
            <text:p>-0.0156286</text:p>
          </table:table-cell>
          <table:table-cell office:value-type="float" office:value="-0.0165494" calcext:value-type="float">
            <text:p>-0.0165494</text:p>
          </table:table-cell>
          <table:table-cell office:value-type="float" office:value="0.0260814" calcext:value-type="float">
            <text:p>0.0260814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0217748" calcext:value-type="float">
            <text:p>0.000217748</text:p>
          </table:table-cell>
          <table:table-cell office:value-type="float" office:value="-0.0136552" calcext:value-type="float">
            <text:p>-0.0136552</text:p>
          </table:table-cell>
          <table:table-cell office:value-type="float" office:value="-0.0127759" calcext:value-type="float">
            <text:p>-0.0127759</text:p>
          </table:table-cell>
          <table:table-cell office:value-type="float" office:value="0.0314236" calcext:value-type="float">
            <text:p>0.0314236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0777576" calcext:value-type="float">
            <text:p>0.000777576</text:p>
          </table:table-cell>
          <table:table-cell office:value-type="float" office:value="-0.0243377" calcext:value-type="float">
            <text:p>-0.0243377</text:p>
          </table:table-cell>
          <table:table-cell office:value-type="float" office:value="-0.0253486" calcext:value-type="float">
            <text:p>-0.0253486</text:p>
          </table:table-cell>
          <table:table-cell office:value-type="float" office:value="-0.0289998" calcext:value-type="float">
            <text:p>-0.0289998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0945969" calcext:value-type="float">
            <text:p>0.000945969</text:p>
          </table:table-cell>
          <table:table-cell office:value-type="float" office:value="-0.0415841" calcext:value-type="float">
            <text:p>-0.0415841</text:p>
          </table:table-cell>
          <table:table-cell office:value-type="float" office:value="-0.0440431" calcext:value-type="float">
            <text:p>-0.0440431</text:p>
          </table:table-cell>
          <table:table-cell office:value-type="float" office:value="-0.0285748" calcext:value-type="float">
            <text:p>-0.0285748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171265" calcext:value-type="float">
            <text:p>0.00171265</text:p>
          </table:table-cell>
          <table:table-cell office:value-type="float" office:value="-0.0306045" calcext:value-type="float">
            <text:p>-0.0306045</text:p>
          </table:table-cell>
          <table:table-cell office:value-type="float" office:value="-0.0581748" calcext:value-type="float">
            <text:p>-0.0581748</text:p>
          </table:table-cell>
          <table:table-cell office:value-type="float" office:value="-0.0892949" calcext:value-type="float">
            <text:p>-0.0892949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0386755" calcext:value-type="float">
            <text:p>0.000386755</text:p>
          </table:table-cell>
          <table:table-cell office:value-type="float" office:value="-0.0359181" calcext:value-type="float">
            <text:p>-0.0359181</text:p>
          </table:table-cell>
          <table:table-cell office:value-type="float" office:value="-0.0527685" calcext:value-type="float">
            <text:p>-0.0527685</text:p>
          </table:table-cell>
          <table:table-cell office:value-type="float" office:value="-0.098818" calcext:value-type="float">
            <text:p>-0.098818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0934543" calcext:value-type="float">
            <text:p>0.000934543</text:p>
          </table:table-cell>
          <table:table-cell office:value-type="float" office:value="-0.0502507" calcext:value-type="float">
            <text:p>-0.0502507</text:p>
          </table:table-cell>
          <table:table-cell office:value-type="float" office:value="-0.0669397" calcext:value-type="float">
            <text:p>-0.0669397</text:p>
          </table:table-cell>
          <table:table-cell office:value-type="float" office:value="-0.12037" calcext:value-type="float">
            <text:p>-0.12037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0797943" calcext:value-type="float">
            <text:p>0.000797943</text:p>
          </table:table-cell>
          <table:table-cell office:value-type="float" office:value="-0.0462352" calcext:value-type="float">
            <text:p>-0.0462352</text:p>
          </table:table-cell>
          <table:table-cell office:value-type="float" office:value="-0.0809442" calcext:value-type="float">
            <text:p>-0.0809442</text:p>
          </table:table-cell>
          <table:table-cell office:value-type="float" office:value="-0.13939" calcext:value-type="float">
            <text:p>-0.13939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053881" calcext:value-type="float">
            <text:p>0.00053881</text:p>
          </table:table-cell>
          <table:table-cell office:value-type="float" office:value="-0.055219" calcext:value-type="float">
            <text:p>-0.055219</text:p>
          </table:table-cell>
          <table:table-cell office:value-type="float" office:value="-0.0818535" calcext:value-type="float">
            <text:p>-0.0818535</text:p>
          </table:table-cell>
          <table:table-cell office:value-type="float" office:value="-0.139365" calcext:value-type="float">
            <text:p>-0.139365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108874" calcext:value-type="float">
            <text:p>0.00108874</text:p>
          </table:table-cell>
          <table:table-cell office:value-type="float" office:value="-0.0655313" calcext:value-type="float">
            <text:p>-0.0655313</text:p>
          </table:table-cell>
          <table:table-cell office:value-type="float" office:value="-0.0897646" calcext:value-type="float">
            <text:p>-0.0897646</text:p>
          </table:table-cell>
          <table:table-cell office:value-type="float" office:value="-0.150682" calcext:value-type="float">
            <text:p>-0.150682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0672515" calcext:value-type="float">
            <text:p>0.000672515</text:p>
          </table:table-cell>
          <table:table-cell office:value-type="float" office:value="-0.0749976" calcext:value-type="float">
            <text:p>-0.0749976</text:p>
          </table:table-cell>
          <table:table-cell office:value-type="float" office:value="-0.0921238" calcext:value-type="float">
            <text:p>-0.0921238</text:p>
          </table:table-cell>
          <table:table-cell office:value-type="float" office:value="-0.162555" calcext:value-type="float">
            <text:p>-0.162555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0339057" calcext:value-type="float">
            <text:p>0.000339057</text:p>
          </table:table-cell>
          <table:table-cell office:value-type="float" office:value="-0.0749597" calcext:value-type="float">
            <text:p>-0.0749597</text:p>
          </table:table-cell>
          <table:table-cell office:value-type="float" office:value="-0.0985753" calcext:value-type="float">
            <text:p>-0.0985753</text:p>
          </table:table-cell>
          <table:table-cell office:value-type="float" office:value="-0.174162" calcext:value-type="float">
            <text:p>-0.174162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0636688" calcext:value-type="float">
            <text:p>0.000636688</text:p>
          </table:table-cell>
          <table:table-cell office:value-type="float" office:value="-0.0878331" calcext:value-type="float">
            <text:p>-0.0878331</text:p>
          </table:table-cell>
          <table:table-cell office:value-type="float" office:value="-0.103266" calcext:value-type="float">
            <text:p>-0.103266</text:p>
          </table:table-cell>
          <table:table-cell office:value-type="float" office:value="-0.19405" calcext:value-type="float">
            <text:p>-0.19405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0303047" calcext:value-type="float">
            <text:p>0.000303047</text:p>
          </table:table-cell>
          <table:table-cell office:value-type="float" office:value="-0.0937891" calcext:value-type="float">
            <text:p>-0.0937891</text:p>
          </table:table-cell>
          <table:table-cell office:value-type="float" office:value="-0.108538" calcext:value-type="float">
            <text:p>-0.108538</text:p>
          </table:table-cell>
          <table:table-cell office:value-type="float" office:value="-0.192725" calcext:value-type="float">
            <text:p>-0.192725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0379331" calcext:value-type="float">
            <text:p>0.000379331</text:p>
          </table:table-cell>
          <table:table-cell office:value-type="float" office:value="-0.116502" calcext:value-type="float">
            <text:p>-0.116502</text:p>
          </table:table-cell>
          <table:table-cell office:value-type="float" office:value="-0.109497" calcext:value-type="float">
            <text:p>-0.109497</text:p>
          </table:table-cell>
          <table:table-cell office:value-type="float" office:value="-0.158664" calcext:value-type="float">
            <text:p>-0.158664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0276675" calcext:value-type="float">
            <text:p>0.000276675</text:p>
          </table:table-cell>
          <table:table-cell office:value-type="float" office:value="-0.123169" calcext:value-type="float">
            <text:p>-0.123169</text:p>
          </table:table-cell>
          <table:table-cell office:value-type="float" office:value="-0.133947" calcext:value-type="float">
            <text:p>-0.133947</text:p>
          </table:table-cell>
          <table:table-cell office:value-type="float" office:value="-0.236727" calcext:value-type="float">
            <text:p>-0.236727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0290927" calcext:value-type="float">
            <text:p>0.000290927</text:p>
          </table:table-cell>
          <table:table-cell office:value-type="float" office:value="-0.129674" calcext:value-type="float">
            <text:p>-0.129674</text:p>
          </table:table-cell>
          <table:table-cell office:value-type="float" office:value="-0.138846" calcext:value-type="float">
            <text:p>-0.138846</text:p>
          </table:table-cell>
          <table:table-cell office:value-type="float" office:value="-0.238334" calcext:value-type="float">
            <text:p>-0.238334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0221254" calcext:value-type="float">
            <text:p>0.000221254</text:p>
          </table:table-cell>
          <table:table-cell office:value-type="float" office:value="-0.145882" calcext:value-type="float">
            <text:p>-0.145882</text:p>
          </table:table-cell>
          <table:table-cell office:value-type="float" office:value="-0.135983" calcext:value-type="float">
            <text:p>-0.135983</text:p>
          </table:table-cell>
          <table:table-cell office:value-type="float" office:value="-0.204342" calcext:value-type="float">
            <text:p>-0.204342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0227303" calcext:value-type="float">
            <text:p>0.000227303</text:p>
          </table:table-cell>
          <table:table-cell office:value-type="float" office:value="-0.140961" calcext:value-type="float">
            <text:p>-0.140961</text:p>
          </table:table-cell>
          <table:table-cell office:value-type="float" office:value="-0.150348" calcext:value-type="float">
            <text:p>-0.150348</text:p>
          </table:table-cell>
          <table:table-cell office:value-type="float" office:value="-0.260604" calcext:value-type="float">
            <text:p>-0.260604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0209611" calcext:value-type="float">
            <text:p>0.000209611</text:p>
          </table:table-cell>
          <table:table-cell office:value-type="float" office:value="-0.151548" calcext:value-type="float">
            <text:p>-0.151548</text:p>
          </table:table-cell>
          <table:table-cell office:value-type="float" office:value="-0.154859" calcext:value-type="float">
            <text:p>-0.154859</text:p>
          </table:table-cell>
          <table:table-cell office:value-type="float" office:value="-0.240816" calcext:value-type="float">
            <text:p>-0.240816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0230803" calcext:value-type="float">
            <text:p>0.000230803</text:p>
          </table:table-cell>
          <table:table-cell office:value-type="float" office:value="-0.152871" calcext:value-type="float">
            <text:p>-0.152871</text:p>
          </table:table-cell>
          <table:table-cell office:value-type="float" office:value="-0.157543" calcext:value-type="float">
            <text:p>-0.157543</text:p>
          </table:table-cell>
          <table:table-cell office:value-type="float" office:value="-0.251589" calcext:value-type="float">
            <text:p>-0.251589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0280364" calcext:value-type="float">
            <text:p>0.000280364</text:p>
          </table:table-cell>
          <table:table-cell office:value-type="float" office:value="-0.145229" calcext:value-type="float">
            <text:p>-0.145229</text:p>
          </table:table-cell>
          <table:table-cell office:value-type="float" office:value="-0.161709" calcext:value-type="float">
            <text:p>-0.161709</text:p>
          </table:table-cell>
          <table:table-cell office:value-type="float" office:value="-0.290746" calcext:value-type="float">
            <text:p>-0.290746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0609425" calcext:value-type="float">
            <text:p>0.000609425</text:p>
          </table:table-cell>
          <table:table-cell office:value-type="float" office:value="-0.154031" calcext:value-type="float">
            <text:p>-0.154031</text:p>
          </table:table-cell>
          <table:table-cell office:value-type="float" office:value="-0.166957" calcext:value-type="float">
            <text:p>-0.166957</text:p>
          </table:table-cell>
          <table:table-cell office:value-type="float" office:value="-0.31742" calcext:value-type="float">
            <text:p>-0.31742</text:p>
          </table:table-cell>
          <table:table-cell office:value-type="float" office:value="-0.502665" calcext:value-type="float">
            <text:p>-0.502665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0262873" calcext:value-type="float">
            <text:p>0.000262873</text:p>
          </table:table-cell>
          <table:table-cell office:value-type="float" office:value="-0.160798" calcext:value-type="float">
            <text:p>-0.160798</text:p>
          </table:table-cell>
          <table:table-cell office:value-type="float" office:value="-0.162356" calcext:value-type="float">
            <text:p>-0.162356</text:p>
          </table:table-cell>
          <table:table-cell office:value-type="float" office:value="-0.313064" calcext:value-type="float">
            <text:p>-0.313064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0594748" calcext:value-type="float">
            <text:p>0.000594748</text:p>
          </table:table-cell>
          <table:table-cell office:value-type="float" office:value="-0.133961" calcext:value-type="float">
            <text:p>-0.133961</text:p>
          </table:table-cell>
          <table:table-cell office:value-type="float" office:value="-0.154802" calcext:value-type="float">
            <text:p>-0.154802</text:p>
          </table:table-cell>
          <table:table-cell office:value-type="float" office:value="-0.157927" calcext:value-type="float">
            <text:p>-0.157927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" calcext:value-type="float">
            <text:p>-0.18596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0463062" calcext:value-type="float">
            <text:p>0.000463062</text:p>
          </table:table-cell>
          <table:table-cell office:value-type="float" office:value="-0.138817" calcext:value-type="float">
            <text:p>-0.138817</text:p>
          </table:table-cell>
          <table:table-cell office:value-type="float" office:value="-0.170315" calcext:value-type="float">
            <text:p>-0.170315</text:p>
          </table:table-cell>
          <table:table-cell office:value-type="float" office:value="-0.173151" calcext:value-type="float">
            <text:p>-0.173151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0277237" calcext:value-type="float">
            <text:p>0.000277237</text:p>
          </table:table-cell>
          <table:table-cell office:value-type="float" office:value="-0.14051" calcext:value-type="float">
            <text:p>-0.14051</text:p>
          </table:table-cell>
          <table:table-cell office:value-type="float" office:value="-0.173759" calcext:value-type="float">
            <text:p>-0.173759</text:p>
          </table:table-cell>
          <table:table-cell office:value-type="float" office:value="-0.217498" calcext:value-type="float">
            <text:p>-0.217498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107433" calcext:value-type="float">
            <text:p>0.00107433</text:p>
          </table:table-cell>
          <table:table-cell office:value-type="float" office:value="-0.141752" calcext:value-type="float">
            <text:p>-0.141752</text:p>
          </table:table-cell>
          <table:table-cell office:value-type="float" office:value="-0.187921" calcext:value-type="float">
            <text:p>-0.187921</text:p>
          </table:table-cell>
          <table:table-cell office:value-type="float" office:value="-0.240691" calcext:value-type="float">
            <text:p>-0.240691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161785" calcext:value-type="float">
            <text:p>0.00161785</text:p>
          </table:table-cell>
          <table:table-cell office:value-type="float" office:value="-0.169373" calcext:value-type="float">
            <text:p>-0.169373</text:p>
          </table:table-cell>
          <table:table-cell office:value-type="float" office:value="-0.201929" calcext:value-type="float">
            <text:p>-0.201929</text:p>
          </table:table-cell>
          <table:table-cell office:value-type="float" office:value="-0.267172" calcext:value-type="float">
            <text:p>-0.267172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0414862" calcext:value-type="float">
            <text:p>0.000414862</text:p>
          </table:table-cell>
          <table:table-cell office:value-type="float" office:value="-0.173737" calcext:value-type="float">
            <text:p>-0.173737</text:p>
          </table:table-cell>
          <table:table-cell office:value-type="float" office:value="-0.199815" calcext:value-type="float">
            <text:p>-0.199815</text:p>
          </table:table-cell>
          <table:table-cell office:value-type="float" office:value="-0.282324" calcext:value-type="float">
            <text:p>-0.282324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0272878" calcext:value-type="float">
            <text:p>0.000272878</text:p>
          </table:table-cell>
          <table:table-cell office:value-type="float" office:value="-0.171523" calcext:value-type="float">
            <text:p>-0.171523</text:p>
          </table:table-cell>
          <table:table-cell office:value-type="float" office:value="-0.205362" calcext:value-type="float">
            <text:p>-0.205362</text:p>
          </table:table-cell>
          <table:table-cell office:value-type="float" office:value="-0.319664" calcext:value-type="float">
            <text:p>-0.319664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0447771" calcext:value-type="float">
            <text:p>0.000447771</text:p>
          </table:table-cell>
          <table:table-cell office:value-type="float" office:value="-0.190028" calcext:value-type="float">
            <text:p>-0.190028</text:p>
          </table:table-cell>
          <table:table-cell office:value-type="float" office:value="-0.219446" calcext:value-type="float">
            <text:p>-0.219446</text:p>
          </table:table-cell>
          <table:table-cell office:value-type="float" office:value="-0.348224" calcext:value-type="float">
            <text:p>-0.348224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0228283" calcext:value-type="float">
            <text:p>0.000228283</text:p>
          </table:table-cell>
          <table:table-cell office:value-type="float" office:value="-0.183364" calcext:value-type="float">
            <text:p>-0.183364</text:p>
          </table:table-cell>
          <table:table-cell office:value-type="float" office:value="-0.221864" calcext:value-type="float">
            <text:p>-0.221864</text:p>
          </table:table-cell>
          <table:table-cell office:value-type="float" office:value="-0.383323" calcext:value-type="float">
            <text:p>-0.383323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0286385" calcext:value-type="float">
            <text:p>0.000286385</text:p>
          </table:table-cell>
          <table:table-cell office:value-type="float" office:value="-0.187277" calcext:value-type="float">
            <text:p>-0.187277</text:p>
          </table:table-cell>
          <table:table-cell office:value-type="float" office:value="-0.228449" calcext:value-type="float">
            <text:p>-0.228449</text:p>
          </table:table-cell>
          <table:table-cell office:value-type="float" office:value="-0.39317" calcext:value-type="float">
            <text:p>-0.39317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0469161" calcext:value-type="float">
            <text:p>0.000469161</text:p>
          </table:table-cell>
          <table:table-cell office:value-type="float" office:value="-0.186121" calcext:value-type="float">
            <text:p>-0.186121</text:p>
          </table:table-cell>
          <table:table-cell office:value-type="float" office:value="-0.231122" calcext:value-type="float">
            <text:p>-0.231122</text:p>
          </table:table-cell>
          <table:table-cell office:value-type="float" office:value="-0.421746" calcext:value-type="float">
            <text:p>-0.421746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0448971" calcext:value-type="float">
            <text:p>0.000448971</text:p>
          </table:table-cell>
          <table:table-cell office:value-type="float" office:value="-0.213008" calcext:value-type="float">
            <text:p>-0.213008</text:p>
          </table:table-cell>
          <table:table-cell office:value-type="float" office:value="-0.220479" calcext:value-type="float">
            <text:p>-0.220479</text:p>
          </table:table-cell>
          <table:table-cell office:value-type="float" office:value="-0.356276" calcext:value-type="float">
            <text:p>-0.356276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0307695" calcext:value-type="float">
            <text:p>0.000307695</text:p>
          </table:table-cell>
          <table:table-cell office:value-type="float" office:value="-0.197384" calcext:value-type="float">
            <text:p>-0.197384</text:p>
          </table:table-cell>
          <table:table-cell office:value-type="float" office:value="-0.225002" calcext:value-type="float">
            <text:p>-0.225002</text:p>
          </table:table-cell>
          <table:table-cell office:value-type="float" office:value="-0.40063" calcext:value-type="float">
            <text:p>-0.40063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0931639" calcext:value-type="float">
            <text:p>0.000931639</text:p>
          </table:table-cell>
          <table:table-cell office:value-type="float" office:value="-0.214999" calcext:value-type="float">
            <text:p>-0.214999</text:p>
          </table:table-cell>
          <table:table-cell office:value-type="float" office:value="-0.239797" calcext:value-type="float">
            <text:p>-0.239797</text:p>
          </table:table-cell>
          <table:table-cell office:value-type="float" office:value="-0.373594" calcext:value-type="float">
            <text:p>-0.373594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0284072" calcext:value-type="float">
            <text:p>0.000284072</text:p>
          </table:table-cell>
          <table:table-cell office:value-type="float" office:value="-0.220029" calcext:value-type="float">
            <text:p>-0.220029</text:p>
          </table:table-cell>
          <table:table-cell office:value-type="float" office:value="-0.252648" calcext:value-type="float">
            <text:p>-0.252648</text:p>
          </table:table-cell>
          <table:table-cell office:value-type="float" office:value="-0.408113" calcext:value-type="float">
            <text:p>-0.408113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104426" calcext:value-type="float">
            <text:p>0.00104426</text:p>
          </table:table-cell>
          <table:table-cell office:value-type="float" office:value="-0.241188" calcext:value-type="float">
            <text:p>-0.241188</text:p>
          </table:table-cell>
          <table:table-cell office:value-type="float" office:value="-0.277177" calcext:value-type="float">
            <text:p>-0.277177</text:p>
          </table:table-cell>
          <table:table-cell office:value-type="float" office:value="-0.454377" calcext:value-type="float">
            <text:p>-0.454377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0975666" calcext:value-type="float">
            <text:p>0.000975666</text:p>
          </table:table-cell>
          <table:table-cell office:value-type="float" office:value="-0.259072" calcext:value-type="float">
            <text:p>-0.259072</text:p>
          </table:table-cell>
          <table:table-cell office:value-type="float" office:value="-0.296922" calcext:value-type="float">
            <text:p>-0.296922</text:p>
          </table:table-cell>
          <table:table-cell office:value-type="float" office:value="-0.499823" calcext:value-type="float">
            <text:p>-0.499823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0873229" calcext:value-type="float">
            <text:p>0.000873229</text:p>
          </table:table-cell>
          <table:table-cell office:value-type="float" office:value="-0.248842" calcext:value-type="float">
            <text:p>-0.248842</text:p>
          </table:table-cell>
          <table:table-cell office:value-type="float" office:value="-0.299948" calcext:value-type="float">
            <text:p>-0.299948</text:p>
          </table:table-cell>
          <table:table-cell office:value-type="float" office:value="-0.481227" calcext:value-type="float">
            <text:p>-0.481227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196938" calcext:value-type="float">
            <text:p>0.00196938</text:p>
          </table:table-cell>
          <table:table-cell office:value-type="float" office:value="-0.280207" calcext:value-type="float">
            <text:p>-0.280207</text:p>
          </table:table-cell>
          <table:table-cell office:value-type="float" office:value="-0.335047" calcext:value-type="float">
            <text:p>-0.335047</text:p>
          </table:table-cell>
          <table:table-cell office:value-type="float" office:value="-0.563468" calcext:value-type="float">
            <text:p>-0.563468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558239" calcext:value-type="float">
            <text:p>0.00558239</text:p>
          </table:table-cell>
          <table:table-cell office:value-type="float" office:value="-0.500935" calcext:value-type="float">
            <text:p>-0.500935</text:p>
          </table:table-cell>
          <table:table-cell office:value-type="float" office:value="-0.286034" calcext:value-type="float">
            <text:p>-0.286034</text:p>
          </table:table-cell>
          <table:table-cell office:value-type="float" office:value="-0.0781017" calcext:value-type="float">
            <text:p>-0.0781017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10409" calcext:value-type="float">
            <text:p>0.0010409</text:p>
          </table:table-cell>
          <table:table-cell office:value-type="float" office:value="-0.479818" calcext:value-type="float">
            <text:p>-0.479818</text:p>
          </table:table-cell>
          <table:table-cell office:value-type="float" office:value="-0.298618" calcext:value-type="float">
            <text:p>-0.298618</text:p>
          </table:table-cell>
          <table:table-cell office:value-type="float" office:value="-0.106815" calcext:value-type="float">
            <text:p>-0.106815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197611" calcext:value-type="float">
            <text:p>0.00197611</text:p>
          </table:table-cell>
          <table:table-cell office:value-type="float" office:value="-0.442644" calcext:value-type="float">
            <text:p>-0.442644</text:p>
          </table:table-cell>
          <table:table-cell office:value-type="float" office:value="-0.296172" calcext:value-type="float">
            <text:p>-0.296172</text:p>
          </table:table-cell>
          <table:table-cell office:value-type="float" office:value="0.12979" calcext:value-type="float">
            <text:p>0.12979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566702" calcext:value-type="float">
            <text:p>0.00566702</text:p>
          </table:table-cell>
          <table:table-cell office:value-type="float" office:value="-0.574352" calcext:value-type="float">
            <text:p>-0.574352</text:p>
          </table:table-cell>
          <table:table-cell office:value-type="float" office:value="-0.310908" calcext:value-type="float">
            <text:p>-0.310908</text:p>
          </table:table-cell>
          <table:table-cell office:value-type="float" office:value="0.166631" calcext:value-type="float">
            <text:p>0.166631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149319" calcext:value-type="float">
            <text:p>0.00149319</text:p>
          </table:table-cell>
          <table:table-cell office:value-type="float" office:value="-0.59725" calcext:value-type="float">
            <text:p>-0.59725</text:p>
          </table:table-cell>
          <table:table-cell office:value-type="float" office:value="-0.350244" calcext:value-type="float">
            <text:p>-0.350244</text:p>
          </table:table-cell>
          <table:table-cell office:value-type="float" office:value="0.478541" calcext:value-type="float">
            <text:p>0.478541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145791" calcext:value-type="float">
            <text:p>0.00145791</text:p>
          </table:table-cell>
          <table:table-cell office:value-type="float" office:value="-0.587381" calcext:value-type="float">
            <text:p>-0.587381</text:p>
          </table:table-cell>
          <table:table-cell office:value-type="float" office:value="-0.364438" calcext:value-type="float">
            <text:p>-0.364438</text:p>
          </table:table-cell>
          <table:table-cell office:value-type="float" office:value="0.412971" calcext:value-type="float">
            <text:p>0.412971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207446" calcext:value-type="float">
            <text:p>0.00207446</text:p>
          </table:table-cell>
          <table:table-cell office:value-type="float" office:value="-0.61626" calcext:value-type="float">
            <text:p>-0.61626</text:p>
          </table:table-cell>
          <table:table-cell office:value-type="float" office:value="-0.401996" calcext:value-type="float">
            <text:p>-0.401996</text:p>
          </table:table-cell>
          <table:table-cell office:value-type="float" office:value="0.3981" calcext:value-type="float">
            <text:p>0.3981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124879" calcext:value-type="float">
            <text:p>0.00124879</text:p>
          </table:table-cell>
          <table:table-cell office:value-type="float" office:value="-0.593233" calcext:value-type="float">
            <text:p>-0.593233</text:p>
          </table:table-cell>
          <table:table-cell office:value-type="float" office:value="-0.414339" calcext:value-type="float">
            <text:p>-0.414339</text:p>
          </table:table-cell>
          <table:table-cell office:value-type="float" office:value="0.369862" calcext:value-type="float">
            <text:p>0.369862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330742" calcext:value-type="float">
            <text:p>0.00330742</text:p>
          </table:table-cell>
          <table:table-cell office:value-type="float" office:value="-0.573782" calcext:value-type="float">
            <text:p>-0.573782</text:p>
          </table:table-cell>
          <table:table-cell office:value-type="float" office:value="-0.427329" calcext:value-type="float">
            <text:p>-0.427329</text:p>
          </table:table-cell>
          <table:table-cell office:value-type="float" office:value="0.299674" calcext:value-type="float">
            <text:p>0.299674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226162" calcext:value-type="float">
            <text:p>0.00226162</text:p>
          </table:table-cell>
          <table:table-cell office:value-type="float" office:value="-0.537669" calcext:value-type="float">
            <text:p>-0.537669</text:p>
          </table:table-cell>
          <table:table-cell office:value-type="float" office:value="-0.427218" calcext:value-type="float">
            <text:p>-0.427218</text:p>
          </table:table-cell>
          <table:table-cell office:value-type="float" office:value="0.240717" calcext:value-type="float">
            <text:p>0.240717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421527" calcext:value-type="float">
            <text:p>0.00421527</text:p>
          </table:table-cell>
          <table:table-cell office:value-type="float" office:value="-0.519262" calcext:value-type="float">
            <text:p>-0.519262</text:p>
          </table:table-cell>
          <table:table-cell office:value-type="float" office:value="-0.446021" calcext:value-type="float">
            <text:p>-0.446021</text:p>
          </table:table-cell>
          <table:table-cell office:value-type="float" office:value="-0.108627" calcext:value-type="float">
            <text:p>-0.108627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317579" calcext:value-type="float">
            <text:p>0.00317579</text:p>
          </table:table-cell>
          <table:table-cell office:value-type="float" office:value="-0.461388" calcext:value-type="float">
            <text:p>-0.461388</text:p>
          </table:table-cell>
          <table:table-cell office:value-type="float" office:value="-0.482318" calcext:value-type="float">
            <text:p>-0.482318</text:p>
          </table:table-cell>
          <table:table-cell office:value-type="float" office:value="-0.175394" calcext:value-type="float">
            <text:p>-0.175394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110079" calcext:value-type="float">
            <text:p>0.00110079</text:p>
          </table:table-cell>
          <table:table-cell office:value-type="float" office:value="-0.432068" calcext:value-type="float">
            <text:p>-0.432068</text:p>
          </table:table-cell>
          <table:table-cell office:value-type="float" office:value="-0.49586" calcext:value-type="float">
            <text:p>-0.49586</text:p>
          </table:table-cell>
          <table:table-cell office:value-type="float" office:value="-0.232313" calcext:value-type="float">
            <text:p>-0.232313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164268" calcext:value-type="float">
            <text:p>0.00164268</text:p>
          </table:table-cell>
          <table:table-cell office:value-type="float" office:value="-0.412443" calcext:value-type="float">
            <text:p>-0.412443</text:p>
          </table:table-cell>
          <table:table-cell office:value-type="float" office:value="-0.504051" calcext:value-type="float">
            <text:p>-0.504051</text:p>
          </table:table-cell>
          <table:table-cell office:value-type="float" office:value="-0.181482" calcext:value-type="float">
            <text:p>-0.181482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322562" calcext:value-type="float">
            <text:p>0.00322562</text:p>
          </table:table-cell>
          <table:table-cell office:value-type="float" office:value="-0.365867" calcext:value-type="float">
            <text:p>-0.365867</text:p>
          </table:table-cell>
          <table:table-cell office:value-type="float" office:value="-0.520172" calcext:value-type="float">
            <text:p>-0.520172</text:p>
          </table:table-cell>
          <table:table-cell office:value-type="float" office:value="-0.436067" calcext:value-type="float">
            <text:p>-0.436067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095499" calcext:value-type="float">
            <text:p>0.00095499</text:p>
          </table:table-cell>
          <table:table-cell office:value-type="float" office:value="-0.372708" calcext:value-type="float">
            <text:p>-0.372708</text:p>
          </table:table-cell>
          <table:table-cell office:value-type="float" office:value="-0.543688" calcext:value-type="float">
            <text:p>-0.543688</text:p>
          </table:table-cell>
          <table:table-cell office:value-type="float" office:value="-0.403898" calcext:value-type="float">
            <text:p>-0.403898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313955" calcext:value-type="float">
            <text:p>0.00313955</text:p>
          </table:table-cell>
          <table:table-cell office:value-type="float" office:value="-0.426121" calcext:value-type="float">
            <text:p>-0.426121</text:p>
          </table:table-cell>
          <table:table-cell office:value-type="float" office:value="-0.590676" calcext:value-type="float">
            <text:p>-0.590676</text:p>
          </table:table-cell>
          <table:table-cell office:value-type="float" office:value="-0.568618" calcext:value-type="float">
            <text:p>-0.568618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20856" calcext:value-type="float">
            <text:p>0.0020856</text:p>
          </table:table-cell>
          <table:table-cell office:value-type="float" office:value="-0.45268" calcext:value-type="float">
            <text:p>-0.45268</text:p>
          </table:table-cell>
          <table:table-cell office:value-type="float" office:value="-0.642749" calcext:value-type="float">
            <text:p>-0.642749</text:p>
          </table:table-cell>
          <table:table-cell office:value-type="float" office:value="-0.657908" calcext:value-type="float">
            <text:p>-0.657908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48817" calcext:value-type="float">
            <text:p>0.0048817</text:p>
          </table:table-cell>
          <table:table-cell office:value-type="float" office:value="-0.289398" calcext:value-type="float">
            <text:p>-0.289398</text:p>
          </table:table-cell>
          <table:table-cell office:value-type="float" office:value="-0.703864" calcext:value-type="float">
            <text:p>-0.703864</text:p>
          </table:table-cell>
          <table:table-cell office:value-type="float" office:value="-0.93875" calcext:value-type="float">
            <text:p>-0.93875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160448" calcext:value-type="float">
            <text:p>0.00160448</text:p>
          </table:table-cell>
          <table:table-cell office:value-type="float" office:value="-0.299977" calcext:value-type="float">
            <text:p>-0.299977</text:p>
          </table:table-cell>
          <table:table-cell office:value-type="float" office:value="-0.731536" calcext:value-type="float">
            <text:p>-0.731536</text:p>
          </table:table-cell>
          <table:table-cell office:value-type="float" office:value="-0.961331" calcext:value-type="float">
            <text:p>-0.961331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1" calcext:value-type="float">
            <text:p>5.38831</text:p>
          </table:table-cell>
        </table:table-row>
        <table:table-row table:style-name="ro1">
          <table:table-cell office:value-type="float" office:value="0.00278568" calcext:value-type="float">
            <text:p>0.00278568</text:p>
          </table:table-cell>
          <table:table-cell office:value-type="float" office:value="-0.345369" calcext:value-type="float">
            <text:p>-0.345369</text:p>
          </table:table-cell>
          <table:table-cell office:value-type="float" office:value="-0.77954" calcext:value-type="float">
            <text:p>-0.77954</text:p>
          </table:table-cell>
          <table:table-cell office:value-type="float" office:value="-0.999469" calcext:value-type="float">
            <text:p>-0.999469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282726" calcext:value-type="float">
            <text:p>0.00282726</text:p>
          </table:table-cell>
          <table:table-cell office:value-type="float" office:value="-0.296508" calcext:value-type="float">
            <text:p>-0.296508</text:p>
          </table:table-cell>
          <table:table-cell office:value-type="float" office:value="-0.804974" calcext:value-type="float">
            <text:p>-0.804974</text:p>
          </table:table-cell>
          <table:table-cell office:value-type="float" office:value="-1.09838" calcext:value-type="float">
            <text:p>-1.09838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508207" calcext:value-type="float">
            <text:p>0.00508207</text:p>
          </table:table-cell>
          <table:table-cell office:value-type="float" office:value="-0.103564" calcext:value-type="float">
            <text:p>-0.103564</text:p>
          </table:table-cell>
          <table:table-cell office:value-type="float" office:value="-0.869753" calcext:value-type="float">
            <text:p>-0.869753</text:p>
          </table:table-cell>
          <table:table-cell office:value-type="float" office:value="-1.38184" calcext:value-type="float">
            <text:p>-1.38184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19369" calcext:value-type="float">
            <text:p>0.0019369</text:p>
          </table:table-cell>
          <table:table-cell office:value-type="float" office:value="-0.092852" calcext:value-type="float">
            <text:p>-0.092852</text:p>
          </table:table-cell>
          <table:table-cell office:value-type="float" office:value="-0.913524" calcext:value-type="float">
            <text:p>-0.913524</text:p>
          </table:table-cell>
          <table:table-cell office:value-type="float" office:value="-1.46993" calcext:value-type="float">
            <text:p>-1.46993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141501" calcext:value-type="float">
            <text:p>0.00141501</text:p>
          </table:table-cell>
          <table:table-cell office:value-type="float" office:value="0.77667" calcext:value-type="float">
            <text:p>0.77667</text:p>
          </table:table-cell>
          <table:table-cell office:value-type="float" office:value="-0.943866" calcext:value-type="float">
            <text:p>-0.943866</text:p>
          </table:table-cell>
          <table:table-cell office:value-type="float" office:value="-1.59479" calcext:value-type="float">
            <text:p>-1.59479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225572" calcext:value-type="float">
            <text:p>0.00225572</text:p>
          </table:table-cell>
          <table:table-cell office:value-type="float" office:value="0.801619" calcext:value-type="float">
            <text:p>0.801619</text:p>
          </table:table-cell>
          <table:table-cell office:value-type="float" office:value="-0.970734" calcext:value-type="float">
            <text:p>-0.970734</text:p>
          </table:table-cell>
          <table:table-cell office:value-type="float" office:value="-1.68708" calcext:value-type="float">
            <text:p>-1.68708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0746774" calcext:value-type="float">
            <text:p>0.000746774</text:p>
          </table:table-cell>
          <table:table-cell office:value-type="float" office:value="0.803537" calcext:value-type="float">
            <text:p>0.803537</text:p>
          </table:table-cell>
          <table:table-cell office:value-type="float" office:value="-0.990406" calcext:value-type="float">
            <text:p>-0.990406</text:p>
          </table:table-cell>
          <table:table-cell office:value-type="float" office:value="-1.72427" calcext:value-type="float">
            <text:p>-1.72427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281415" calcext:value-type="float">
            <text:p>0.00281415</text:p>
          </table:table-cell>
          <table:table-cell office:value-type="float" office:value="0.85441" calcext:value-type="float">
            <text:p>0.85441</text:p>
          </table:table-cell>
          <table:table-cell office:value-type="float" office:value="-1.01672" calcext:value-type="float">
            <text:p>-1.01672</text:p>
          </table:table-cell>
          <table:table-cell office:value-type="float" office:value="-1.84015" calcext:value-type="float">
            <text:p>-1.84015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277509" calcext:value-type="float">
            <text:p>0.00277509</text:p>
          </table:table-cell>
          <table:table-cell office:value-type="float" office:value="0.878595" calcext:value-type="float">
            <text:p>0.878595</text:p>
          </table:table-cell>
          <table:table-cell office:value-type="float" office:value="-1.02856" calcext:value-type="float">
            <text:p>-1.02856</text:p>
          </table:table-cell>
          <table:table-cell office:value-type="float" office:value="-1.90332" calcext:value-type="float">
            <text:p>-1.90332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0984181" calcext:value-type="float">
            <text:p>0.000984181</text:p>
          </table:table-cell>
          <table:table-cell office:value-type="float" office:value="0.882166" calcext:value-type="float">
            <text:p>0.882166</text:p>
          </table:table-cell>
          <table:table-cell office:value-type="float" office:value="-1.03978" calcext:value-type="float">
            <text:p>-1.03978</text:p>
          </table:table-cell>
          <table:table-cell office:value-type="float" office:value="-1.95452" calcext:value-type="float">
            <text:p>-1.95452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4" calcext:value-type="float">
            <text:p>6.31034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0914763" calcext:value-type="float">
            <text:p>0.000914763</text:p>
          </table:table-cell>
          <table:table-cell office:value-type="float" office:value="0.87098" calcext:value-type="float">
            <text:p>0.87098</text:p>
          </table:table-cell>
          <table:table-cell office:value-type="float" office:value="-1.08038" calcext:value-type="float">
            <text:p>-1.08038</text:p>
          </table:table-cell>
          <table:table-cell office:value-type="float" office:value="-2.01393" calcext:value-type="float">
            <text:p>-2.01393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263243" calcext:value-type="float">
            <text:p>0.00263243</text:p>
          </table:table-cell>
          <table:table-cell office:value-type="float" office:value="0.962071" calcext:value-type="float">
            <text:p>0.962071</text:p>
          </table:table-cell>
          <table:table-cell office:value-type="float" office:value="-1.00897" calcext:value-type="float">
            <text:p>-1.00897</text:p>
          </table:table-cell>
          <table:table-cell office:value-type="float" office:value="-1.81304" calcext:value-type="float">
            <text:p>-1.81304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0895689" calcext:value-type="float">
            <text:p>0.000895689</text:p>
          </table:table-cell>
          <table:table-cell office:value-type="float" office:value="0.949806" calcext:value-type="float">
            <text:p>0.949806</text:p>
          </table:table-cell>
          <table:table-cell office:value-type="float" office:value="-1.02449" calcext:value-type="float">
            <text:p>-1.02449</text:p>
          </table:table-cell>
          <table:table-cell office:value-type="float" office:value="-1.9226" calcext:value-type="float">
            <text:p>-1.9226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349525" calcext:value-type="float">
            <text:p>0.00349525</text:p>
          </table:table-cell>
          <table:table-cell office:value-type="float" office:value="1.01673" calcext:value-type="float">
            <text:p>1.01673</text:p>
          </table:table-cell>
          <table:table-cell office:value-type="float" office:value="-1.07847" calcext:value-type="float">
            <text:p>-1.07847</text:p>
          </table:table-cell>
          <table:table-cell office:value-type="float" office:value="-2.17553" calcext:value-type="float">
            <text:p>-2.17553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25378" calcext:value-type="float">
            <text:p>0.0025378</text:p>
          </table:table-cell>
          <table:table-cell office:value-type="float" office:value="1.06467" calcext:value-type="float">
            <text:p>1.06467</text:p>
          </table:table-cell>
          <table:table-cell office:value-type="float" office:value="-1.11222" calcext:value-type="float">
            <text:p>-1.11222</text:p>
          </table:table-cell>
          <table:table-cell office:value-type="float" office:value="-2.21096" calcext:value-type="float">
            <text:p>-2.21096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109469" calcext:value-type="float">
            <text:p>0.00109469</text:p>
          </table:table-cell>
          <table:table-cell office:value-type="float" office:value="1.04682" calcext:value-type="float">
            <text:p>1.04682</text:p>
          </table:table-cell>
          <table:table-cell office:value-type="float" office:value="-1.13433" calcext:value-type="float">
            <text:p>-1.13433</text:p>
          </table:table-cell>
          <table:table-cell office:value-type="float" office:value="-2.35463" calcext:value-type="float">
            <text:p>-2.35463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190654" calcext:value-type="float">
            <text:p>0.00190654</text:p>
          </table:table-cell>
          <table:table-cell office:value-type="float" office:value="1.04657" calcext:value-type="float">
            <text:p>1.04657</text:p>
          </table:table-cell>
          <table:table-cell office:value-type="float" office:value="-1.17519" calcext:value-type="float">
            <text:p>-1.17519</text:p>
          </table:table-cell>
          <table:table-cell office:value-type="float" office:value="-2.36546" calcext:value-type="float">
            <text:p>-2.36546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16216" calcext:value-type="float">
            <text:p>0.0016216</text:p>
          </table:table-cell>
          <table:table-cell office:value-type="float" office:value="1.88311" calcext:value-type="float">
            <text:p>1.88311</text:p>
          </table:table-cell>
          <table:table-cell office:value-type="float" office:value="-1.20608" calcext:value-type="float">
            <text:p>-1.20608</text:p>
          </table:table-cell>
          <table:table-cell office:value-type="float" office:value="-2.60797" calcext:value-type="float">
            <text:p>-2.60797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315623" calcext:value-type="float">
            <text:p>0.00315623</text:p>
          </table:table-cell>
          <table:table-cell office:value-type="float" office:value="1.9124" calcext:value-type="float">
            <text:p>1.9124</text:p>
          </table:table-cell>
          <table:table-cell office:value-type="float" office:value="-1.27286" calcext:value-type="float">
            <text:p>-1.27286</text:p>
          </table:table-cell>
          <table:table-cell office:value-type="float" office:value="-3.06151" calcext:value-type="float">
            <text:p>-3.06151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120424" calcext:value-type="float">
            <text:p>0.00120424</text:p>
          </table:table-cell>
          <table:table-cell office:value-type="float" office:value="1.8964" calcext:value-type="float">
            <text:p>1.8964</text:p>
          </table:table-cell>
          <table:table-cell office:value-type="float" office:value="-1.3467" calcext:value-type="float">
            <text:p>-1.3467</text:p>
          </table:table-cell>
          <table:table-cell office:value-type="float" office:value="-3.26202" calcext:value-type="float">
            <text:p>-3.26202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312926" calcext:value-type="float">
            <text:p>0.00312926</text:p>
          </table:table-cell>
          <table:table-cell office:value-type="float" office:value="1.93698" calcext:value-type="float">
            <text:p>1.93698</text:p>
          </table:table-cell>
          <table:table-cell office:value-type="float" office:value="-1.35564" calcext:value-type="float">
            <text:p>-1.35564</text:p>
          </table:table-cell>
          <table:table-cell office:value-type="float" office:value="-3.40663" calcext:value-type="float">
            <text:p>-3.40663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186339" calcext:value-type="float">
            <text:p>0.00186339</text:p>
          </table:table-cell>
          <table:table-cell office:value-type="float" office:value="2.76691" calcext:value-type="float">
            <text:p>2.76691</text:p>
          </table:table-cell>
          <table:table-cell office:value-type="float" office:value="-1.40067" calcext:value-type="float">
            <text:p>-1.40067</text:p>
          </table:table-cell>
          <table:table-cell office:value-type="float" office:value="-3.69482" calcext:value-type="float">
            <text:p>-3.69482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322316" calcext:value-type="float">
            <text:p>0.00322316</text:p>
          </table:table-cell>
          <table:table-cell office:value-type="float" office:value="3.22117" calcext:value-type="float">
            <text:p>3.22117</text:p>
          </table:table-cell>
          <table:table-cell office:value-type="float" office:value="-1.64158" calcext:value-type="float">
            <text:p>-1.64158</text:p>
          </table:table-cell>
          <table:table-cell office:value-type="float" office:value="-4.81556" calcext:value-type="float">
            <text:p>-4.81556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193147" calcext:value-type="float">
            <text:p>0.00193147</text:p>
          </table:table-cell>
          <table:table-cell office:value-type="float" office:value="3.22802" calcext:value-type="float">
            <text:p>3.22802</text:p>
          </table:table-cell>
          <table:table-cell office:value-type="float" office:value="-1.69323" calcext:value-type="float">
            <text:p>-1.69323</text:p>
          </table:table-cell>
          <table:table-cell office:value-type="float" office:value="-5.06464" calcext:value-type="float">
            <text:p>-5.06464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218858" calcext:value-type="float">
            <text:p>0.00218858</text:p>
          </table:table-cell>
          <table:table-cell office:value-type="float" office:value="4.01248" calcext:value-type="float">
            <text:p>4.01248</text:p>
          </table:table-cell>
          <table:table-cell office:value-type="float" office:value="-1.7783" calcext:value-type="float">
            <text:p>-1.7783</text:p>
          </table:table-cell>
          <table:table-cell office:value-type="float" office:value="-5.55959" calcext:value-type="float">
            <text:p>-5.55959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369882" calcext:value-type="float">
            <text:p>0.00369882</text:p>
          </table:table-cell>
          <table:table-cell office:value-type="float" office:value="4.53006" calcext:value-type="float">
            <text:p>4.53006</text:p>
          </table:table-cell>
          <table:table-cell office:value-type="float" office:value="-2.0446" calcext:value-type="float">
            <text:p>-2.0446</text:p>
          </table:table-cell>
          <table:table-cell office:value-type="float" office:value="-6.64325" calcext:value-type="float">
            <text:p>-6.64325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159352" calcext:value-type="float">
            <text:p>0.00159352</text:p>
          </table:table-cell>
          <table:table-cell office:value-type="float" office:value="4.54159" calcext:value-type="float">
            <text:p>4.54159</text:p>
          </table:table-cell>
          <table:table-cell office:value-type="float" office:value="-2.07573" calcext:value-type="float">
            <text:p>-2.07573</text:p>
          </table:table-cell>
          <table:table-cell office:value-type="float" office:value="-6.71023" calcext:value-type="float">
            <text:p>-6.71023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19782" calcext:value-type="float">
            <text:p>0.0019782</text:p>
          </table:table-cell>
          <table:table-cell office:value-type="float" office:value="4.5594" calcext:value-type="float">
            <text:p>4.5594</text:p>
          </table:table-cell>
          <table:table-cell office:value-type="float" office:value="-2.12552" calcext:value-type="float">
            <text:p>-2.12552</text:p>
          </table:table-cell>
          <table:table-cell office:value-type="float" office:value="-6.76259" calcext:value-type="float">
            <text:p>-6.76259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3" calcext:value-type="float">
            <text:p>9.90503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280454" calcext:value-type="float">
            <text:p>0.00280454</text:p>
          </table:table-cell>
          <table:table-cell office:value-type="float" office:value="4.6155" calcext:value-type="float">
            <text:p>4.6155</text:p>
          </table:table-cell>
          <table:table-cell office:value-type="float" office:value="-2.14767" calcext:value-type="float">
            <text:p>-2.14767</text:p>
          </table:table-cell>
          <table:table-cell office:value-type="float" office:value="-6.88763" calcext:value-type="float">
            <text:p>-6.88763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371276" calcext:value-type="float">
            <text:p>0.00371276</text:p>
          </table:table-cell>
          <table:table-cell office:value-type="float" office:value="4.78695" calcext:value-type="float">
            <text:p>4.78695</text:p>
          </table:table-cell>
          <table:table-cell office:value-type="float" office:value="-2.34389" calcext:value-type="float">
            <text:p>-2.34389</text:p>
          </table:table-cell>
          <table:table-cell office:value-type="float" office:value="-7.6206" calcext:value-type="float">
            <text:p>-7.6206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27119" calcext:value-type="float">
            <text:p>0.0027119</text:p>
          </table:table-cell>
          <table:table-cell office:value-type="float" office:value="4.84329" calcext:value-type="float">
            <text:p>4.84329</text:p>
          </table:table-cell>
          <table:table-cell office:value-type="float" office:value="-2.40015" calcext:value-type="float">
            <text:p>-2.40015</text:p>
          </table:table-cell>
          <table:table-cell office:value-type="float" office:value="-7.89512" calcext:value-type="float">
            <text:p>-7.89512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196668" calcext:value-type="float">
            <text:p>0.00196668</text:p>
          </table:table-cell>
          <table:table-cell office:value-type="float" office:value="4.85049" calcext:value-type="float">
            <text:p>4.85049</text:p>
          </table:table-cell>
          <table:table-cell office:value-type="float" office:value="-2.43355" calcext:value-type="float">
            <text:p>-2.43355</text:p>
          </table:table-cell>
          <table:table-cell office:value-type="float" office:value="-8.07173" calcext:value-type="float">
            <text:p>-8.07173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214262" calcext:value-type="float">
            <text:p>0.00214262</text:p>
          </table:table-cell>
          <table:table-cell office:value-type="float" office:value="4.87261" calcext:value-type="float">
            <text:p>4.87261</text:p>
          </table:table-cell>
          <table:table-cell office:value-type="float" office:value="-2.56459" calcext:value-type="float">
            <text:p>-2.56459</text:p>
          </table:table-cell>
          <table:table-cell office:value-type="float" office:value="-8.42178" calcext:value-type="float">
            <text:p>-8.42178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262572" calcext:value-type="float">
            <text:p>0.00262572</text:p>
          </table:table-cell>
          <table:table-cell office:value-type="float" office:value="4.92959" calcext:value-type="float">
            <text:p>4.92959</text:p>
          </table:table-cell>
          <table:table-cell office:value-type="float" office:value="-2.62135" calcext:value-type="float">
            <text:p>-2.62135</text:p>
          </table:table-cell>
          <table:table-cell office:value-type="float" office:value="-8.68429" calcext:value-type="float">
            <text:p>-8.68429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246197" calcext:value-type="float">
            <text:p>0.00246197</text:p>
          </table:table-cell>
          <table:table-cell office:value-type="float" office:value="4.98558" calcext:value-type="float">
            <text:p>4.98558</text:p>
          </table:table-cell>
          <table:table-cell office:value-type="float" office:value="-2.69865" calcext:value-type="float">
            <text:p>-2.69865</text:p>
          </table:table-cell>
          <table:table-cell office:value-type="float" office:value="-8.92279" calcext:value-type="float">
            <text:p>-8.92279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207105" calcext:value-type="float">
            <text:p>0.00207105</text:p>
          </table:table-cell>
          <table:table-cell office:value-type="float" office:value="4.97413" calcext:value-type="float">
            <text:p>4.97413</text:p>
          </table:table-cell>
          <table:table-cell office:value-type="float" office:value="-2.80375" calcext:value-type="float">
            <text:p>-2.80375</text:p>
          </table:table-cell>
          <table:table-cell office:value-type="float" office:value="-9.19038" calcext:value-type="float">
            <text:p>-9.19038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418044" calcext:value-type="float">
            <text:p>0.00418044</text:p>
          </table:table-cell>
          <table:table-cell office:value-type="float" office:value="5.18722" calcext:value-type="float">
            <text:p>5.18722</text:p>
          </table:table-cell>
          <table:table-cell office:value-type="float" office:value="-2.91918" calcext:value-type="float">
            <text:p>-2.91918</text:p>
          </table:table-cell>
          <table:table-cell office:value-type="float" office:value="-9.55079" calcext:value-type="float">
            <text:p>-9.55079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367326" calcext:value-type="float">
            <text:p>0.00367326</text:p>
          </table:table-cell>
          <table:table-cell office:value-type="float" office:value="5.69497" calcext:value-type="float">
            <text:p>5.69497</text:p>
          </table:table-cell>
          <table:table-cell office:value-type="float" office:value="-3.22103" calcext:value-type="float">
            <text:p>-3.22103</text:p>
          </table:table-cell>
          <table:table-cell office:value-type="float" office:value="-10.7164" calcext:value-type="float">
            <text:p>-10.7164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31665" calcext:value-type="float">
            <text:p>0.0031665</text:p>
          </table:table-cell>
          <table:table-cell office:value-type="float" office:value="5.78953" calcext:value-type="float">
            <text:p>5.78953</text:p>
          </table:table-cell>
          <table:table-cell office:value-type="float" office:value="-3.24787" calcext:value-type="float">
            <text:p>-3.24787</text:p>
          </table:table-cell>
          <table:table-cell office:value-type="float" office:value="-10.8286" calcext:value-type="float">
            <text:p>-10.8286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261957" calcext:value-type="float">
            <text:p>0.00261957</text:p>
          </table:table-cell>
          <table:table-cell office:value-type="float" office:value="6.55258" calcext:value-type="float">
            <text:p>6.55258</text:p>
          </table:table-cell>
          <table:table-cell office:value-type="float" office:value="-3.39067" calcext:value-type="float">
            <text:p>-3.39067</text:p>
          </table:table-cell>
          <table:table-cell office:value-type="float" office:value="-11.5918" calcext:value-type="float">
            <text:p>-11.5918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391255" calcext:value-type="float">
            <text:p>0.00391255</text:p>
          </table:table-cell>
          <table:table-cell office:value-type="float" office:value="6.82071" calcext:value-type="float">
            <text:p>6.82071</text:p>
          </table:table-cell>
          <table:table-cell office:value-type="float" office:value="-3.49247" calcext:value-type="float">
            <text:p>-3.49247</text:p>
          </table:table-cell>
          <table:table-cell office:value-type="float" office:value="-12.072" calcext:value-type="float">
            <text:p>-12.072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36967" calcext:value-type="float">
            <text:p>0.0036967</text:p>
          </table:table-cell>
          <table:table-cell office:value-type="float" office:value="6.95418" calcext:value-type="float">
            <text:p>6.95418</text:p>
          </table:table-cell>
          <table:table-cell office:value-type="float" office:value="-3.57259" calcext:value-type="float">
            <text:p>-3.57259</text:p>
          </table:table-cell>
          <table:table-cell office:value-type="float" office:value="-12.4569" calcext:value-type="float">
            <text:p>-12.4569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212498" calcext:value-type="float">
            <text:p>0.00212498</text:p>
          </table:table-cell>
          <table:table-cell office:value-type="float" office:value="7.76681" calcext:value-type="float">
            <text:p>7.76681</text:p>
          </table:table-cell>
          <table:table-cell office:value-type="float" office:value="-3.64819" calcext:value-type="float">
            <text:p>-3.64819</text:p>
          </table:table-cell>
          <table:table-cell office:value-type="float" office:value="-13.0899" calcext:value-type="float">
            <text:p>-13.0899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35527" calcext:value-type="float">
            <text:p>0.0035527</text:p>
          </table:table-cell>
          <table:table-cell office:value-type="float" office:value="7.8924" calcext:value-type="float">
            <text:p>7.8924</text:p>
          </table:table-cell>
          <table:table-cell office:value-type="float" office:value="-3.73172" calcext:value-type="float">
            <text:p>-3.73172</text:p>
          </table:table-cell>
          <table:table-cell office:value-type="float" office:value="-13.4158" calcext:value-type="float">
            <text:p>-13.4158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303154" calcext:value-type="float">
            <text:p>0.00303154</text:p>
          </table:table-cell>
          <table:table-cell office:value-type="float" office:value="7.98163" calcext:value-type="float">
            <text:p>7.98163</text:p>
          </table:table-cell>
          <table:table-cell office:value-type="float" office:value="-3.80659" calcext:value-type="float">
            <text:p>-3.80659</text:p>
          </table:table-cell>
          <table:table-cell office:value-type="float" office:value="-13.6615" calcext:value-type="float">
            <text:p>-13.6615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309117" calcext:value-type="float">
            <text:p>0.00309117</text:p>
          </table:table-cell>
          <table:table-cell office:value-type="float" office:value="8.80781" calcext:value-type="float">
            <text:p>8.80781</text:p>
          </table:table-cell>
          <table:table-cell office:value-type="float" office:value="-3.98345" calcext:value-type="float">
            <text:p>-3.98345</text:p>
          </table:table-cell>
          <table:table-cell office:value-type="float" office:value="-14.6906" calcext:value-type="float">
            <text:p>-14.6906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422697" calcext:value-type="float">
            <text:p>0.00422697</text:p>
          </table:table-cell>
          <table:table-cell office:value-type="float" office:value="9.06048" calcext:value-type="float">
            <text:p>9.06048</text:p>
          </table:table-cell>
          <table:table-cell office:value-type="float" office:value="-4.09801" calcext:value-type="float">
            <text:p>-4.09801</text:p>
          </table:table-cell>
          <table:table-cell office:value-type="float" office:value="-15.2039" calcext:value-type="float">
            <text:p>-15.2039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225397" calcext:value-type="float">
            <text:p>0.00225397</text:p>
          </table:table-cell>
          <table:table-cell office:value-type="float" office:value="9.08226" calcext:value-type="float">
            <text:p>9.08226</text:p>
          </table:table-cell>
          <table:table-cell office:value-type="float" office:value="-4.17833" calcext:value-type="float">
            <text:p>-4.17833</text:p>
          </table:table-cell>
          <table:table-cell office:value-type="float" office:value="-15.3544" calcext:value-type="float">
            <text:p>-15.3544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445136" calcext:value-type="float">
            <text:p>0.00445136</text:p>
          </table:table-cell>
          <table:table-cell office:value-type="float" office:value="9.26975" calcext:value-type="float">
            <text:p>9.26975</text:p>
          </table:table-cell>
          <table:table-cell office:value-type="float" office:value="-4.25207" calcext:value-type="float">
            <text:p>-4.25207</text:p>
          </table:table-cell>
          <table:table-cell office:value-type="float" office:value="-15.7239" calcext:value-type="float">
            <text:p>-15.7239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335495" calcext:value-type="float">
            <text:p>0.00335495</text:p>
          </table:table-cell>
          <table:table-cell office:value-type="float" office:value="10.1144" calcext:value-type="float">
            <text:p>10.1144</text:p>
          </table:table-cell>
          <table:table-cell office:value-type="float" office:value="-4.48153" calcext:value-type="float">
            <text:p>-4.48153</text:p>
          </table:table-cell>
          <table:table-cell office:value-type="float" office:value="-16.81" calcext:value-type="float">
            <text:p>-16.81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229063" calcext:value-type="float">
            <text:p>0.00229063</text:p>
          </table:table-cell>
          <table:table-cell office:value-type="float" office:value="10.1492" calcext:value-type="float">
            <text:p>10.1492</text:p>
          </table:table-cell>
          <table:table-cell office:value-type="float" office:value="-4.49716" calcext:value-type="float">
            <text:p>-4.49716</text:p>
          </table:table-cell>
          <table:table-cell office:value-type="float" office:value="-16.875" calcext:value-type="float">
            <text:p>-16.875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292265" calcext:value-type="float">
            <text:p>0.00292265</text:p>
          </table:table-cell>
          <table:table-cell office:value-type="float" office:value="10.171" calcext:value-type="float">
            <text:p>10.171</text:p>
          </table:table-cell>
          <table:table-cell office:value-type="float" office:value="-4.56612" calcext:value-type="float">
            <text:p>-4.56612</text:p>
          </table:table-cell>
          <table:table-cell office:value-type="float" office:value="-16.9681" calcext:value-type="float">
            <text:p>-16.9681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305779" calcext:value-type="float">
            <text:p>0.00305779</text:p>
          </table:table-cell>
          <table:table-cell office:value-type="float" office:value="10.2588" calcext:value-type="float">
            <text:p>10.2588</text:p>
          </table:table-cell>
          <table:table-cell office:value-type="float" office:value="-4.62856" calcext:value-type="float">
            <text:p>-4.62856</text:p>
          </table:table-cell>
          <table:table-cell office:value-type="float" office:value="-17.1574" calcext:value-type="float">
            <text:p>-17.1574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28983" calcext:value-type="float">
            <text:p>0.0028983</text:p>
          </table:table-cell>
          <table:table-cell office:value-type="float" office:value="10.3558" calcext:value-type="float">
            <text:p>10.3558</text:p>
          </table:table-cell>
          <table:table-cell office:value-type="float" office:value="-4.62928" calcext:value-type="float">
            <text:p>-4.62928</text:p>
          </table:table-cell>
          <table:table-cell office:value-type="float" office:value="-17.2816" calcext:value-type="float">
            <text:p>-17.2816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335184" calcext:value-type="float">
            <text:p>0.00335184</text:p>
          </table:table-cell>
          <table:table-cell office:value-type="float" office:value="10.4122" calcext:value-type="float">
            <text:p>10.4122</text:p>
          </table:table-cell>
          <table:table-cell office:value-type="float" office:value="-4.66862" calcext:value-type="float">
            <text:p>-4.66862</text:p>
          </table:table-cell>
          <table:table-cell office:value-type="float" office:value="-17.3939" calcext:value-type="float">
            <text:p>-17.3939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338759" calcext:value-type="float">
            <text:p>0.00338759</text:p>
          </table:table-cell>
          <table:table-cell office:value-type="float" office:value="10.4949" calcext:value-type="float">
            <text:p>10.4949</text:p>
          </table:table-cell>
          <table:table-cell office:value-type="float" office:value="-4.63962" calcext:value-type="float">
            <text:p>-4.63962</text:p>
          </table:table-cell>
          <table:table-cell office:value-type="float" office:value="-17.3937" calcext:value-type="float">
            <text:p>-17.3937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282099" calcext:value-type="float">
            <text:p>0.00282099</text:p>
          </table:table-cell>
          <table:table-cell office:value-type="float" office:value="10.4975" calcext:value-type="float">
            <text:p>10.4975</text:p>
          </table:table-cell>
          <table:table-cell office:value-type="float" office:value="-4.69335" calcext:value-type="float">
            <text:p>-4.69335</text:p>
          </table:table-cell>
          <table:table-cell office:value-type="float" office:value="-17.3469" calcext:value-type="float">
            <text:p>-17.3469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299638" calcext:value-type="float">
            <text:p>0.00299638</text:p>
          </table:table-cell>
          <table:table-cell office:value-type="float" office:value="10.5213" calcext:value-type="float">
            <text:p>10.5213</text:p>
          </table:table-cell>
          <table:table-cell office:value-type="float" office:value="-4.68779" calcext:value-type="float">
            <text:p>-4.68779</text:p>
          </table:table-cell>
          <table:table-cell office:value-type="float" office:value="-17.2543" calcext:value-type="float">
            <text:p>-17.2543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284819" calcext:value-type="float">
            <text:p>0.00284819</text:p>
          </table:table-cell>
          <table:table-cell office:value-type="float" office:value="10.5453" calcext:value-type="float">
            <text:p>10.5453</text:p>
          </table:table-cell>
          <table:table-cell office:value-type="float" office:value="-4.7075" calcext:value-type="float">
            <text:p>-4.7075</text:p>
          </table:table-cell>
          <table:table-cell office:value-type="float" office:value="-17.2866" calcext:value-type="float">
            <text:p>-17.2866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25449" calcext:value-type="float">
            <text:p>0.0025449</text:p>
          </table:table-cell>
          <table:table-cell office:value-type="float" office:value="10.5981" calcext:value-type="float">
            <text:p>10.5981</text:p>
          </table:table-cell>
          <table:table-cell office:value-type="float" office:value="-4.7361" calcext:value-type="float">
            <text:p>-4.7361</text:p>
          </table:table-cell>
          <table:table-cell office:value-type="float" office:value="-17.3523" calcext:value-type="float">
            <text:p>-17.3523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284329" calcext:value-type="float">
            <text:p>0.00284329</text:p>
          </table:table-cell>
          <table:table-cell office:value-type="float" office:value="10.6195" calcext:value-type="float">
            <text:p>10.6195</text:p>
          </table:table-cell>
          <table:table-cell office:value-type="float" office:value="-4.74239" calcext:value-type="float">
            <text:p>-4.74239</text:p>
          </table:table-cell>
          <table:table-cell office:value-type="float" office:value="-17.481" calcext:value-type="float">
            <text:p>-17.481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309648" calcext:value-type="float">
            <text:p>0.00309648</text:p>
          </table:table-cell>
          <table:table-cell office:value-type="float" office:value="10.6258" calcext:value-type="float">
            <text:p>10.6258</text:p>
          </table:table-cell>
          <table:table-cell office:value-type="float" office:value="-4.62527" calcext:value-type="float">
            <text:p>-4.62527</text:p>
          </table:table-cell>
          <table:table-cell office:value-type="float" office:value="-17.1936" calcext:value-type="float">
            <text:p>-17.1936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418419" calcext:value-type="float">
            <text:p>0.00418419</text:p>
          </table:table-cell>
          <table:table-cell office:value-type="float" office:value="10.6468" calcext:value-type="float">
            <text:p>10.6468</text:p>
          </table:table-cell>
          <table:table-cell office:value-type="float" office:value="-4.63494" calcext:value-type="float">
            <text:p>-4.63494</text:p>
          </table:table-cell>
          <table:table-cell office:value-type="float" office:value="-17.0675" calcext:value-type="float">
            <text:p>-17.0675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238454" calcext:value-type="float">
            <text:p>0.00238454</text:p>
          </table:table-cell>
          <table:table-cell office:value-type="float" office:value="10.6176" calcext:value-type="float">
            <text:p>10.6176</text:p>
          </table:table-cell>
          <table:table-cell office:value-type="float" office:value="-4.55127" calcext:value-type="float">
            <text:p>-4.55127</text:p>
          </table:table-cell>
          <table:table-cell office:value-type="float" office:value="-16.9684" calcext:value-type="float">
            <text:p>-16.9684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269143" calcext:value-type="float">
            <text:p>0.00269143</text:p>
          </table:table-cell>
          <table:table-cell office:value-type="float" office:value="10.5897" calcext:value-type="float">
            <text:p>10.5897</text:p>
          </table:table-cell>
          <table:table-cell office:value-type="float" office:value="-4.47462" calcext:value-type="float">
            <text:p>-4.47462</text:p>
          </table:table-cell>
          <table:table-cell office:value-type="float" office:value="-16.8737" calcext:value-type="float">
            <text:p>-16.8737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180438" calcext:value-type="float">
            <text:p>0.00180438</text:p>
          </table:table-cell>
          <table:table-cell office:value-type="float" office:value="10.5716" calcext:value-type="float">
            <text:p>10.5716</text:p>
          </table:table-cell>
          <table:table-cell office:value-type="float" office:value="-4.42473" calcext:value-type="float">
            <text:p>-4.42473</text:p>
          </table:table-cell>
          <table:table-cell office:value-type="float" office:value="-16.8127" calcext:value-type="float">
            <text:p>-16.8127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540991" calcext:value-type="float">
            <text:p>0.00540991</text:p>
          </table:table-cell>
          <table:table-cell office:value-type="float" office:value="10.5864" calcext:value-type="float">
            <text:p>10.5864</text:p>
          </table:table-cell>
          <table:table-cell office:value-type="float" office:value="-4.03469" calcext:value-type="float">
            <text:p>-4.03469</text:p>
          </table:table-cell>
          <table:table-cell office:value-type="float" office:value="-15.706" calcext:value-type="float">
            <text:p>-15.706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396983" calcext:value-type="float">
            <text:p>0.00396983</text:p>
          </table:table-cell>
          <table:table-cell office:value-type="float" office:value="10.4658" calcext:value-type="float">
            <text:p>10.4658</text:p>
          </table:table-cell>
          <table:table-cell office:value-type="float" office:value="-3.91549" calcext:value-type="float">
            <text:p>-3.91549</text:p>
          </table:table-cell>
          <table:table-cell office:value-type="float" office:value="-15.5025" calcext:value-type="float">
            <text:p>-15.5025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337604" calcext:value-type="float">
            <text:p>0.00337604</text:p>
          </table:table-cell>
          <table:table-cell office:value-type="float" office:value="10.4379" calcext:value-type="float">
            <text:p>10.4379</text:p>
          </table:table-cell>
          <table:table-cell office:value-type="float" office:value="-3.77541" calcext:value-type="float">
            <text:p>-3.77541</text:p>
          </table:table-cell>
          <table:table-cell office:value-type="float" office:value="-15.1852" calcext:value-type="float">
            <text:p>-15.1852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332271" calcext:value-type="float">
            <text:p>0.00332271</text:p>
          </table:table-cell>
          <table:table-cell office:value-type="float" office:value="10.374" calcext:value-type="float">
            <text:p>10.374</text:p>
          </table:table-cell>
          <table:table-cell office:value-type="float" office:value="-3.73324" calcext:value-type="float">
            <text:p>-3.73324</text:p>
          </table:table-cell>
          <table:table-cell office:value-type="float" office:value="-15.1666" calcext:value-type="float">
            <text:p>-15.1666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346427" calcext:value-type="float">
            <text:p>0.00346427</text:p>
          </table:table-cell>
          <table:table-cell office:value-type="float" office:value="10.2643" calcext:value-type="float">
            <text:p>10.2643</text:p>
          </table:table-cell>
          <table:table-cell office:value-type="float" office:value="-3.63385" calcext:value-type="float">
            <text:p>-3.63385</text:p>
          </table:table-cell>
          <table:table-cell office:value-type="float" office:value="-14.8574" calcext:value-type="float">
            <text:p>-14.8574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246412" calcext:value-type="float">
            <text:p>0.00246412</text:p>
          </table:table-cell>
          <table:table-cell office:value-type="float" office:value="10.2033" calcext:value-type="float">
            <text:p>10.2033</text:p>
          </table:table-cell>
          <table:table-cell office:value-type="float" office:value="-3.61307" calcext:value-type="float">
            <text:p>-3.61307</text:p>
          </table:table-cell>
          <table:table-cell office:value-type="float" office:value="-14.7039" calcext:value-type="float">
            <text:p>-14.7039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351263" calcext:value-type="float">
            <text:p>0.00351263</text:p>
          </table:table-cell>
          <table:table-cell office:value-type="float" office:value="10.043" calcext:value-type="float">
            <text:p>10.043</text:p>
          </table:table-cell>
          <table:table-cell office:value-type="float" office:value="-3.48073" calcext:value-type="float">
            <text:p>-3.48073</text:p>
          </table:table-cell>
          <table:table-cell office:value-type="float" office:value="-14.2723" calcext:value-type="float">
            <text:p>-14.2723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329483" calcext:value-type="float">
            <text:p>0.00329483</text:p>
          </table:table-cell>
          <table:table-cell office:value-type="float" office:value="9.89863" calcext:value-type="float">
            <text:p>9.89863</text:p>
          </table:table-cell>
          <table:table-cell office:value-type="float" office:value="-3.38203" calcext:value-type="float">
            <text:p>-3.38203</text:p>
          </table:table-cell>
          <table:table-cell office:value-type="float" office:value="-13.9312" calcext:value-type="float">
            <text:p>-13.9312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451541" calcext:value-type="float">
            <text:p>0.00451541</text:p>
          </table:table-cell>
          <table:table-cell office:value-type="float" office:value="9.64985" calcext:value-type="float">
            <text:p>9.64985</text:p>
          </table:table-cell>
          <table:table-cell office:value-type="float" office:value="-3.31119" calcext:value-type="float">
            <text:p>-3.31119</text:p>
          </table:table-cell>
          <table:table-cell office:value-type="float" office:value="-13.7436" calcext:value-type="float">
            <text:p>-13.7436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310076" calcext:value-type="float">
            <text:p>0.00310076</text:p>
          </table:table-cell>
          <table:table-cell office:value-type="float" office:value="9.56423" calcext:value-type="float">
            <text:p>9.56423</text:p>
          </table:table-cell>
          <table:table-cell office:value-type="float" office:value="-3.28688" calcext:value-type="float">
            <text:p>-3.28688</text:p>
          </table:table-cell>
          <table:table-cell office:value-type="float" office:value="-13.5337" calcext:value-type="float">
            <text:p>-13.5337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346053" calcext:value-type="float">
            <text:p>0.00346053</text:p>
          </table:table-cell>
          <table:table-cell office:value-type="float" office:value="9.16812" calcext:value-type="float">
            <text:p>9.16812</text:p>
          </table:table-cell>
          <table:table-cell office:value-type="float" office:value="-3.0048" calcext:value-type="float">
            <text:p>-3.0048</text:p>
          </table:table-cell>
          <table:table-cell office:value-type="float" office:value="-12.4487" calcext:value-type="float">
            <text:p>-12.4487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422962" calcext:value-type="float">
            <text:p>0.00422962</text:p>
          </table:table-cell>
          <table:table-cell office:value-type="float" office:value="8.39776" calcext:value-type="float">
            <text:p>8.39776</text:p>
          </table:table-cell>
          <table:table-cell office:value-type="float" office:value="-3.14725" calcext:value-type="float">
            <text:p>-3.14725</text:p>
          </table:table-cell>
          <table:table-cell office:value-type="float" office:value="-12.5045" calcext:value-type="float">
            <text:p>-12.5045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293982" calcext:value-type="float">
            <text:p>0.00293982</text:p>
          </table:table-cell>
          <table:table-cell office:value-type="float" office:value="8.24754" calcext:value-type="float">
            <text:p>8.24754</text:p>
          </table:table-cell>
          <table:table-cell office:value-type="float" office:value="-3.01984" calcext:value-type="float">
            <text:p>-3.01984</text:p>
          </table:table-cell>
          <table:table-cell office:value-type="float" office:value="-12.0201" calcext:value-type="float">
            <text:p>-12.0201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368686" calcext:value-type="float">
            <text:p>0.00368686</text:p>
          </table:table-cell>
          <table:table-cell office:value-type="float" office:value="8.1621" calcext:value-type="float">
            <text:p>8.1621</text:p>
          </table:table-cell>
          <table:table-cell office:value-type="float" office:value="-2.95706" calcext:value-type="float">
            <text:p>-2.95706</text:p>
          </table:table-cell>
          <table:table-cell office:value-type="float" office:value="-11.8191" calcext:value-type="float">
            <text:p>-11.8191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244009" calcext:value-type="float">
            <text:p>0.00244009</text:p>
          </table:table-cell>
          <table:table-cell office:value-type="float" office:value="7.42683" calcext:value-type="float">
            <text:p>7.42683</text:p>
          </table:table-cell>
          <table:table-cell office:value-type="float" office:value="-3.0752" calcext:value-type="float">
            <text:p>-3.0752</text:p>
          </table:table-cell>
          <table:table-cell office:value-type="float" office:value="-11.6511" calcext:value-type="float">
            <text:p>-11.6511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263968" calcext:value-type="float">
            <text:p>0.00263968</text:p>
          </table:table-cell>
          <table:table-cell office:value-type="float" office:value="6.73659" calcext:value-type="float">
            <text:p>6.73659</text:p>
          </table:table-cell>
          <table:table-cell office:value-type="float" office:value="-3.14242" calcext:value-type="float">
            <text:p>-3.14242</text:p>
          </table:table-cell>
          <table:table-cell office:value-type="float" office:value="-11.3043" calcext:value-type="float">
            <text:p>-11.3043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330103" calcext:value-type="float">
            <text:p>0.00330103</text:p>
          </table:table-cell>
          <table:table-cell office:value-type="float" office:value="6.62769" calcext:value-type="float">
            <text:p>6.62769</text:p>
          </table:table-cell>
          <table:table-cell office:value-type="float" office:value="-3.03493" calcext:value-type="float">
            <text:p>-3.03493</text:p>
          </table:table-cell>
          <table:table-cell office:value-type="float" office:value="-10.9818" calcext:value-type="float">
            <text:p>-10.9818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335161" calcext:value-type="float">
            <text:p>0.00335161</text:p>
          </table:table-cell>
          <table:table-cell office:value-type="float" office:value="6.48583" calcext:value-type="float">
            <text:p>6.48583</text:p>
          </table:table-cell>
          <table:table-cell office:value-type="float" office:value="-2.92447" calcext:value-type="float">
            <text:p>-2.92447</text:p>
          </table:table-cell>
          <table:table-cell office:value-type="float" office:value="-10.5276" calcext:value-type="float">
            <text:p>-10.5276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368364" calcext:value-type="float">
            <text:p>0.00368364</text:p>
          </table:table-cell>
          <table:table-cell office:value-type="float" office:value="6.08675" calcext:value-type="float">
            <text:p>6.08675</text:p>
          </table:table-cell>
          <table:table-cell office:value-type="float" office:value="-2.57937" calcext:value-type="float">
            <text:p>-2.57937</text:p>
          </table:table-cell>
          <table:table-cell office:value-type="float" office:value="-9.20387" calcext:value-type="float">
            <text:p>-9.20387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4" calcext:value-type="float">
            <text:p>8.73024</text:p>
          </table:table-cell>
        </table:table-row>
        <table:table-row table:style-name="ro1">
          <table:table-cell office:value-type="float" office:value="0.00199197" calcext:value-type="float">
            <text:p>0.00199197</text:p>
          </table:table-cell>
          <table:table-cell office:value-type="float" office:value="5.32032" calcext:value-type="float">
            <text:p>5.32032</text:p>
          </table:table-cell>
          <table:table-cell office:value-type="float" office:value="-2.68662" calcext:value-type="float">
            <text:p>-2.68662</text:p>
          </table:table-cell>
          <table:table-cell office:value-type="float" office:value="-8.99053" calcext:value-type="float">
            <text:p>-8.99053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220857" calcext:value-type="float">
            <text:p>0.00220857</text:p>
          </table:table-cell>
          <table:table-cell office:value-type="float" office:value="4.572" calcext:value-type="float">
            <text:p>4.572</text:p>
          </table:table-cell>
          <table:table-cell office:value-type="float" office:value="-2.73923" calcext:value-type="float">
            <text:p>-2.73923</text:p>
          </table:table-cell>
          <table:table-cell office:value-type="float" office:value="-8.70616" calcext:value-type="float">
            <text:p>-8.70616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354157" calcext:value-type="float">
            <text:p>0.00354157</text:p>
          </table:table-cell>
          <table:table-cell office:value-type="float" office:value="4.01126" calcext:value-type="float">
            <text:p>4.01126</text:p>
          </table:table-cell>
          <table:table-cell office:value-type="float" office:value="-2.55001" calcext:value-type="float">
            <text:p>-2.55001</text:p>
          </table:table-cell>
          <table:table-cell office:value-type="float" office:value="-7.66444" calcext:value-type="float">
            <text:p>-7.66444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149366" calcext:value-type="float">
            <text:p>0.00149366</text:p>
          </table:table-cell>
          <table:table-cell office:value-type="float" office:value="3.17865" calcext:value-type="float">
            <text:p>3.17865</text:p>
          </table:table-cell>
          <table:table-cell office:value-type="float" office:value="-2.63875" calcext:value-type="float">
            <text:p>-2.63875</text:p>
          </table:table-cell>
          <table:table-cell office:value-type="float" office:value="-7.40409" calcext:value-type="float">
            <text:p>-7.40409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59" calcext:value-type="float">
            <text:p>7.70859</text:p>
          </table:table-cell>
        </table:table-row>
        <table:table-row table:style-name="ro1">
          <table:table-cell office:value-type="float" office:value="0.00207303" calcext:value-type="float">
            <text:p>0.00207303</text:p>
          </table:table-cell>
          <table:table-cell office:value-type="float" office:value="2.37162" calcext:value-type="float">
            <text:p>2.37162</text:p>
          </table:table-cell>
          <table:table-cell office:value-type="float" office:value="-2.62224" calcext:value-type="float">
            <text:p>-2.62224</text:p>
          </table:table-cell>
          <table:table-cell office:value-type="float" office:value="-7.06092" calcext:value-type="float">
            <text:p>-7.06092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197972" calcext:value-type="float">
            <text:p>0.00197972</text:p>
          </table:table-cell>
          <table:table-cell office:value-type="float" office:value="2.31464" calcext:value-type="float">
            <text:p>2.31464</text:p>
          </table:table-cell>
          <table:table-cell office:value-type="float" office:value="-2.62112" calcext:value-type="float">
            <text:p>-2.62112</text:p>
          </table:table-cell>
          <table:table-cell office:value-type="float" office:value="-6.91799" calcext:value-type="float">
            <text:p>-6.91799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4" calcext:value-type="float">
            <text:p>6.74484</text:p>
          </table:table-cell>
        </table:table-row>
        <table:table-row table:style-name="ro1">
          <table:table-cell office:value-type="float" office:value="0.00153771" calcext:value-type="float">
            <text:p>0.00153771</text:p>
          </table:table-cell>
          <table:table-cell office:value-type="float" office:value="1.49806" calcext:value-type="float">
            <text:p>1.49806</text:p>
          </table:table-cell>
          <table:table-cell office:value-type="float" office:value="-2.72001" calcext:value-type="float">
            <text:p>-2.72001</text:p>
          </table:table-cell>
          <table:table-cell office:value-type="float" office:value="-6.78992" calcext:value-type="float">
            <text:p>-6.78992</text:p>
          </table:table-cell>
          <table:table-cell office:value-type="float" office:value="9.55374" calcext:value-type="float">
            <text:p>9.55374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147549" calcext:value-type="float">
            <text:p>0.00147549</text:p>
          </table:table-cell>
          <table:table-cell office:value-type="float" office:value="0.66416" calcext:value-type="float">
            <text:p>0.66416</text:p>
          </table:table-cell>
          <table:table-cell office:value-type="float" office:value="-2.7816" calcext:value-type="float">
            <text:p>-2.7816</text:p>
          </table:table-cell>
          <table:table-cell office:value-type="float" office:value="-6.57099" calcext:value-type="float">
            <text:p>-6.57099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191264" calcext:value-type="float">
            <text:p>0.00191264</text:p>
          </table:table-cell>
          <table:table-cell office:value-type="float" office:value="-0.153896" calcext:value-type="float">
            <text:p>-0.153896</text:p>
          </table:table-cell>
          <table:table-cell office:value-type="float" office:value="-2.86452" calcext:value-type="float">
            <text:p>-2.86452</text:p>
          </table:table-cell>
          <table:table-cell office:value-type="float" office:value="-6.48706" calcext:value-type="float">
            <text:p>-6.48706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153933" calcext:value-type="float">
            <text:p>0.00153933</text:p>
          </table:table-cell>
          <table:table-cell office:value-type="float" office:value="-0.984595" calcext:value-type="float">
            <text:p>-0.984595</text:p>
          </table:table-cell>
          <table:table-cell office:value-type="float" office:value="-2.92616" calcext:value-type="float">
            <text:p>-2.92616</text:p>
          </table:table-cell>
          <table:table-cell office:value-type="float" office:value="-6.23051" calcext:value-type="float">
            <text:p>-6.23051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19252" calcext:value-type="float">
            <text:p>0.0019252</text:p>
          </table:table-cell>
          <table:table-cell office:value-type="float" office:value="-1.77207" calcext:value-type="float">
            <text:p>-1.77207</text:p>
          </table:table-cell>
          <table:table-cell office:value-type="float" office:value="-2.97605" calcext:value-type="float">
            <text:p>-2.97605</text:p>
          </table:table-cell>
          <table:table-cell office:value-type="float" office:value="-5.98891" calcext:value-type="float">
            <text:p>-5.98891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264713" calcext:value-type="float">
            <text:p>0.00264713</text:p>
          </table:table-cell>
          <table:table-cell office:value-type="float" office:value="-1.81936" calcext:value-type="float">
            <text:p>-1.81936</text:p>
          </table:table-cell>
          <table:table-cell office:value-type="float" office:value="-2.96801" calcext:value-type="float">
            <text:p>-2.96801</text:p>
          </table:table-cell>
          <table:table-cell office:value-type="float" office:value="-5.8285" calcext:value-type="float">
            <text:p>-5.8285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348807" calcext:value-type="float">
            <text:p>0.00348807</text:p>
          </table:table-cell>
          <table:table-cell office:value-type="float" office:value="-2.38971" calcext:value-type="float">
            <text:p>-2.38971</text:p>
          </table:table-cell>
          <table:table-cell office:value-type="float" office:value="-2.81557" calcext:value-type="float">
            <text:p>-2.81557</text:p>
          </table:table-cell>
          <table:table-cell office:value-type="float" office:value="-4.9137" calcext:value-type="float">
            <text:p>-4.9137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306336" calcext:value-type="float">
            <text:p>0.00306336</text:p>
          </table:table-cell>
          <table:table-cell office:value-type="float" office:value="-2.4816" calcext:value-type="float">
            <text:p>-2.4816</text:p>
          </table:table-cell>
          <table:table-cell office:value-type="float" office:value="-2.78091" calcext:value-type="float">
            <text:p>-2.78091</text:p>
          </table:table-cell>
          <table:table-cell office:value-type="float" office:value="-4.6084" calcext:value-type="float">
            <text:p>-4.6084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376829" calcext:value-type="float">
            <text:p>0.00376829</text:p>
          </table:table-cell>
          <table:table-cell office:value-type="float" office:value="-2.61376" calcext:value-type="float">
            <text:p>-2.61376</text:p>
          </table:table-cell>
          <table:table-cell office:value-type="float" office:value="-2.72246" calcext:value-type="float">
            <text:p>-2.72246</text:p>
          </table:table-cell>
          <table:table-cell office:value-type="float" office:value="-4.1778" calcext:value-type="float">
            <text:p>-4.1778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19948" calcext:value-type="float">
            <text:p>0.0019948</text:p>
          </table:table-cell>
          <table:table-cell office:value-type="float" office:value="-2.62689" calcext:value-type="float">
            <text:p>-2.62689</text:p>
          </table:table-cell>
          <table:table-cell office:value-type="float" office:value="-2.71727" calcext:value-type="float">
            <text:p>-2.71727</text:p>
          </table:table-cell>
          <table:table-cell office:value-type="float" office:value="-4.03215" calcext:value-type="float">
            <text:p>-4.03215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224245" calcext:value-type="float">
            <text:p>0.00224245</text:p>
          </table:table-cell>
          <table:table-cell office:value-type="float" office:value="-2.68212" calcext:value-type="float">
            <text:p>-2.68212</text:p>
          </table:table-cell>
          <table:table-cell office:value-type="float" office:value="-2.70424" calcext:value-type="float">
            <text:p>-2.70424</text:p>
          </table:table-cell>
          <table:table-cell office:value-type="float" office:value="-3.87058" calcext:value-type="float">
            <text:p>-3.87058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113609" calcext:value-type="float">
            <text:p>0.00113609</text:p>
          </table:table-cell>
          <table:table-cell office:value-type="float" office:value="-3.55497" calcext:value-type="float">
            <text:p>-3.55497</text:p>
          </table:table-cell>
          <table:table-cell office:value-type="float" office:value="-2.73932" calcext:value-type="float">
            <text:p>-2.73932</text:p>
          </table:table-cell>
          <table:table-cell office:value-type="float" office:value="-3.73894" calcext:value-type="float">
            <text:p>-3.73894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265257" calcext:value-type="float">
            <text:p>0.00265257</text:p>
          </table:table-cell>
          <table:table-cell office:value-type="float" office:value="-3.611" calcext:value-type="float">
            <text:p>-3.611</text:p>
          </table:table-cell>
          <table:table-cell office:value-type="float" office:value="-2.74667" calcext:value-type="float">
            <text:p>-2.74667</text:p>
          </table:table-cell>
          <table:table-cell office:value-type="float" office:value="-3.57672" calcext:value-type="float">
            <text:p>-3.57672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221353" calcext:value-type="float">
            <text:p>0.00221353</text:p>
          </table:table-cell>
          <table:table-cell office:value-type="float" office:value="-3.6438" calcext:value-type="float">
            <text:p>-3.6438</text:p>
          </table:table-cell>
          <table:table-cell office:value-type="float" office:value="-2.75212" calcext:value-type="float">
            <text:p>-2.75212</text:p>
          </table:table-cell>
          <table:table-cell office:value-type="float" office:value="-3.40289" calcext:value-type="float">
            <text:p>-3.40289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57021" calcext:value-type="float">
            <text:p>0.0057021</text:p>
          </table:table-cell>
          <table:table-cell office:value-type="float" office:value="-3.5647" calcext:value-type="float">
            <text:p>-3.5647</text:p>
          </table:table-cell>
          <table:table-cell office:value-type="float" office:value="-2.53364" calcext:value-type="float">
            <text:p>-2.53364</text:p>
          </table:table-cell>
          <table:table-cell office:value-type="float" office:value="-2.3574" calcext:value-type="float">
            <text:p>-2.3574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316585" calcext:value-type="float">
            <text:p>0.00316585</text:p>
          </table:table-cell>
          <table:table-cell office:value-type="float" office:value="-3.63191" calcext:value-type="float">
            <text:p>-3.63191</text:p>
          </table:table-cell>
          <table:table-cell office:value-type="float" office:value="-2.53232" calcext:value-type="float">
            <text:p>-2.53232</text:p>
          </table:table-cell>
          <table:table-cell office:value-type="float" office:value="-2.1313" calcext:value-type="float">
            <text:p>-2.1313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599135" calcext:value-type="float">
            <text:p>0.00599135</text:p>
          </table:table-cell>
          <table:table-cell office:value-type="float" office:value="-4.02459" calcext:value-type="float">
            <text:p>-4.02459</text:p>
          </table:table-cell>
          <table:table-cell office:value-type="float" office:value="-2.63244" calcext:value-type="float">
            <text:p>-2.63244</text:p>
          </table:table-cell>
          <table:table-cell office:value-type="float" office:value="0.420917" calcext:value-type="float">
            <text:p>0.420917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686469" calcext:value-type="float">
            <text:p>0.00686469</text:p>
          </table:table-cell>
          <table:table-cell office:value-type="float" office:value="-4.44308" calcext:value-type="float">
            <text:p>-4.44308</text:p>
          </table:table-cell>
          <table:table-cell office:value-type="float" office:value="-2.56054" calcext:value-type="float">
            <text:p>-2.56054</text:p>
          </table:table-cell>
          <table:table-cell office:value-type="float" office:value="-0.104232" calcext:value-type="float">
            <text:p>-0.104232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247745" calcext:value-type="float">
            <text:p>0.00247745</text:p>
          </table:table-cell>
          <table:table-cell office:value-type="float" office:value="-4.44886" calcext:value-type="float">
            <text:p>-4.44886</text:p>
          </table:table-cell>
          <table:table-cell office:value-type="float" office:value="-2.58115" calcext:value-type="float">
            <text:p>-2.58115</text:p>
          </table:table-cell>
          <table:table-cell office:value-type="float" office:value="0.212626" calcext:value-type="float">
            <text:p>0.212626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210749" calcext:value-type="float">
            <text:p>0.00210749</text:p>
          </table:table-cell>
          <table:table-cell office:value-type="float" office:value="-5.30488" calcext:value-type="float">
            <text:p>-5.30488</text:p>
          </table:table-cell>
          <table:table-cell office:value-type="float" office:value="-2.57619" calcext:value-type="float">
            <text:p>-2.57619</text:p>
          </table:table-cell>
          <table:table-cell office:value-type="float" office:value="0.366847" calcext:value-type="float">
            <text:p>0.366847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442485" calcext:value-type="float">
            <text:p>0.00442485</text:p>
          </table:table-cell>
          <table:table-cell office:value-type="float" office:value="-5.83745" calcext:value-type="float">
            <text:p>-5.83745</text:p>
          </table:table-cell>
          <table:table-cell office:value-type="float" office:value="-2.44669" calcext:value-type="float">
            <text:p>-2.44669</text:p>
          </table:table-cell>
          <table:table-cell office:value-type="float" office:value="1.28466" calcext:value-type="float">
            <text:p>1.28466</text:p>
          </table:table-cell>
          <table:table-cell office:value-type="float" office:value="-0.13995" calcext:value-type="float">
            <text:p>-0.13995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454915" calcext:value-type="float">
            <text:p>0.00454915</text:p>
          </table:table-cell>
          <table:table-cell office:value-type="float" office:value="-5.84215" calcext:value-type="float">
            <text:p>-5.84215</text:p>
          </table:table-cell>
          <table:table-cell office:value-type="float" office:value="-2.44975" calcext:value-type="float">
            <text:p>-2.44975</text:p>
          </table:table-cell>
          <table:table-cell office:value-type="float" office:value="1.60851" calcext:value-type="float">
            <text:p>1.60851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240771" calcext:value-type="float">
            <text:p>0.00240771</text:p>
          </table:table-cell>
          <table:table-cell office:value-type="float" office:value="-6.57868" calcext:value-type="float">
            <text:p>-6.57868</text:p>
          </table:table-cell>
          <table:table-cell office:value-type="float" office:value="-2.36289" calcext:value-type="float">
            <text:p>-2.36289</text:p>
          </table:table-cell>
          <table:table-cell office:value-type="float" office:value="2.08083" calcext:value-type="float">
            <text:p>2.08083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515419" calcext:value-type="float">
            <text:p>0.00515419</text:p>
          </table:table-cell>
          <table:table-cell office:value-type="float" office:value="-6.73281" calcext:value-type="float">
            <text:p>-6.73281</text:p>
          </table:table-cell>
          <table:table-cell office:value-type="float" office:value="-2.31137" calcext:value-type="float">
            <text:p>-2.31137</text:p>
          </table:table-cell>
          <table:table-cell office:value-type="float" office:value="2.62931" calcext:value-type="float">
            <text:p>2.62931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54043" calcext:value-type="float">
            <text:p>0.0054043</text:p>
          </table:table-cell>
          <table:table-cell office:value-type="float" office:value="-6.82793" calcext:value-type="float">
            <text:p>-6.82793</text:p>
          </table:table-cell>
          <table:table-cell office:value-type="float" office:value="-2.25611" calcext:value-type="float">
            <text:p>-2.25611</text:p>
          </table:table-cell>
          <table:table-cell office:value-type="float" office:value="3.50459" calcext:value-type="float">
            <text:p>3.50459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262992" calcext:value-type="float">
            <text:p>0.00262992</text:p>
          </table:table-cell>
          <table:table-cell office:value-type="float" office:value="-6.86115" calcext:value-type="float">
            <text:p>-6.86115</text:p>
          </table:table-cell>
          <table:table-cell office:value-type="float" office:value="-2.2443" calcext:value-type="float">
            <text:p>-2.2443</text:p>
          </table:table-cell>
          <table:table-cell office:value-type="float" office:value="3.62764" calcext:value-type="float">
            <text:p>3.62764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416822" calcext:value-type="float">
            <text:p>0.00416822</text:p>
          </table:table-cell>
          <table:table-cell office:value-type="float" office:value="-6.96127" calcext:value-type="float">
            <text:p>-6.96127</text:p>
          </table:table-cell>
          <table:table-cell office:value-type="float" office:value="-2.23362" calcext:value-type="float">
            <text:p>-2.23362</text:p>
          </table:table-cell>
          <table:table-cell office:value-type="float" office:value="3.95515" calcext:value-type="float">
            <text:p>3.95515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318815" calcext:value-type="float">
            <text:p>0.00318815</text:p>
          </table:table-cell>
          <table:table-cell office:value-type="float" office:value="-7.67738" calcext:value-type="float">
            <text:p>-7.67738</text:p>
          </table:table-cell>
          <table:table-cell office:value-type="float" office:value="-2.15511" calcext:value-type="float">
            <text:p>-2.15511</text:p>
          </table:table-cell>
          <table:table-cell office:value-type="float" office:value="4.46206" calcext:value-type="float">
            <text:p>4.46206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613841" calcext:value-type="float">
            <text:p>0.00613841</text:p>
          </table:table-cell>
          <table:table-cell office:value-type="float" office:value="-7.92909" calcext:value-type="float">
            <text:p>-7.92909</text:p>
          </table:table-cell>
          <table:table-cell office:value-type="float" office:value="-2.1201" calcext:value-type="float">
            <text:p>-2.1201</text:p>
          </table:table-cell>
          <table:table-cell office:value-type="float" office:value="5.19172" calcext:value-type="float">
            <text:p>5.19172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312041" calcext:value-type="float">
            <text:p>0.00312041</text:p>
          </table:table-cell>
          <table:table-cell office:value-type="float" office:value="-8.72395" calcext:value-type="float">
            <text:p>-8.72395</text:p>
          </table:table-cell>
          <table:table-cell office:value-type="float" office:value="-2.02503" calcext:value-type="float">
            <text:p>-2.02503</text:p>
          </table:table-cell>
          <table:table-cell office:value-type="float" office:value="5.62663" calcext:value-type="float">
            <text:p>5.62663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646044" calcext:value-type="float">
            <text:p>0.00646044</text:p>
          </table:table-cell>
          <table:table-cell office:value-type="float" office:value="-9.04315" calcext:value-type="float">
            <text:p>-9.04315</text:p>
          </table:table-cell>
          <table:table-cell office:value-type="float" office:value="-1.95106" calcext:value-type="float">
            <text:p>-1.95106</text:p>
          </table:table-cell>
          <table:table-cell office:value-type="float" office:value="5.93887" calcext:value-type="float">
            <text:p>5.93887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171646" calcext:value-type="float">
            <text:p>0.00171646</text:p>
          </table:table-cell>
          <table:table-cell office:value-type="float" office:value="-9.03729" calcext:value-type="float">
            <text:p>-9.03729</text:p>
          </table:table-cell>
          <table:table-cell office:value-type="float" office:value="-1.96156" calcext:value-type="float">
            <text:p>-1.96156</text:p>
          </table:table-cell>
          <table:table-cell office:value-type="float" office:value="6.11515" calcext:value-type="float">
            <text:p>6.11515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569056" calcext:value-type="float">
            <text:p>0.00569056</text:p>
          </table:table-cell>
          <table:table-cell office:value-type="float" office:value="-9.24094" calcext:value-type="float">
            <text:p>-9.24094</text:p>
          </table:table-cell>
          <table:table-cell office:value-type="float" office:value="-1.91711" calcext:value-type="float">
            <text:p>-1.91711</text:p>
          </table:table-cell>
          <table:table-cell office:value-type="float" office:value="6.50175" calcext:value-type="float">
            <text:p>6.50175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523649" calcext:value-type="float">
            <text:p>0.00523649</text:p>
          </table:table-cell>
          <table:table-cell office:value-type="float" office:value="-9.33587" calcext:value-type="float">
            <text:p>-9.33587</text:p>
          </table:table-cell>
          <table:table-cell office:value-type="float" office:value="-1.89793" calcext:value-type="float">
            <text:p>-1.89793</text:p>
          </table:table-cell>
          <table:table-cell office:value-type="float" office:value="6.81607" calcext:value-type="float">
            <text:p>6.81607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142311" calcext:value-type="float">
            <text:p>0.00142311</text:p>
          </table:table-cell>
          <table:table-cell office:value-type="float" office:value="-9.34465" calcext:value-type="float">
            <text:p>-9.34465</text:p>
          </table:table-cell>
          <table:table-cell office:value-type="float" office:value="-1.88378" calcext:value-type="float">
            <text:p>-1.88378</text:p>
          </table:table-cell>
          <table:table-cell office:value-type="float" office:value="6.85926" calcext:value-type="float">
            <text:p>6.85926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492686" calcext:value-type="float">
            <text:p>0.00492686</text:p>
          </table:table-cell>
          <table:table-cell office:value-type="float" office:value="-9.41074" calcext:value-type="float">
            <text:p>-9.41074</text:p>
          </table:table-cell>
          <table:table-cell office:value-type="float" office:value="-1.87082" calcext:value-type="float">
            <text:p>-1.87082</text:p>
          </table:table-cell>
          <table:table-cell office:value-type="float" office:value="7.13758" calcext:value-type="float">
            <text:p>7.13758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345002" calcext:value-type="float">
            <text:p>0.00345002</text:p>
          </table:table-cell>
          <table:table-cell office:value-type="float" office:value="-9.46654" calcext:value-type="float">
            <text:p>-9.46654</text:p>
          </table:table-cell>
          <table:table-cell office:value-type="float" office:value="-1.85169" calcext:value-type="float">
            <text:p>-1.85169</text:p>
          </table:table-cell>
          <table:table-cell office:value-type="float" office:value="7.11154" calcext:value-type="float">
            <text:p>7.11154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431891" calcext:value-type="float">
            <text:p>0.00431891</text:p>
          </table:table-cell>
          <table:table-cell office:value-type="float" office:value="-9.52277" calcext:value-type="float">
            <text:p>-9.52277</text:p>
          </table:table-cell>
          <table:table-cell office:value-type="float" office:value="-1.86767" calcext:value-type="float">
            <text:p>-1.86767</text:p>
          </table:table-cell>
          <table:table-cell office:value-type="float" office:value="7.2908" calcext:value-type="float">
            <text:p>7.2908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644816" calcext:value-type="float">
            <text:p>0.00644816</text:p>
          </table:table-cell>
          <table:table-cell office:value-type="float" office:value="-9.74671" calcext:value-type="float">
            <text:p>-9.74671</text:p>
          </table:table-cell>
          <table:table-cell office:value-type="float" office:value="-1.78138" calcext:value-type="float">
            <text:p>-1.78138</text:p>
          </table:table-cell>
          <table:table-cell office:value-type="float" office:value="7.59193" calcext:value-type="float">
            <text:p>7.59193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286202" calcext:value-type="float">
            <text:p>0.00286202</text:p>
          </table:table-cell>
          <table:table-cell office:value-type="float" office:value="-9.77178" calcext:value-type="float">
            <text:p>-9.77178</text:p>
          </table:table-cell>
          <table:table-cell office:value-type="float" office:value="-1.7704" calcext:value-type="float">
            <text:p>-1.7704</text:p>
          </table:table-cell>
          <table:table-cell office:value-type="float" office:value="7.59452" calcext:value-type="float">
            <text:p>7.59452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306211" calcext:value-type="float">
            <text:p>0.00306211</text:p>
          </table:table-cell>
          <table:table-cell office:value-type="float" office:value="-10.5797" calcext:value-type="float">
            <text:p>-10.5797</text:p>
          </table:table-cell>
          <table:table-cell office:value-type="float" office:value="-1.65227" calcext:value-type="float">
            <text:p>-1.65227</text:p>
          </table:table-cell>
          <table:table-cell office:value-type="float" office:value="7.68048" calcext:value-type="float">
            <text:p>7.68048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279031" calcext:value-type="float">
            <text:p>0.00279031</text:p>
          </table:table-cell>
          <table:table-cell office:value-type="float" office:value="-11.3976" calcext:value-type="float">
            <text:p>-11.3976</text:p>
          </table:table-cell>
          <table:table-cell office:value-type="float" office:value="-1.52217" calcext:value-type="float">
            <text:p>-1.52217</text:p>
          </table:table-cell>
          <table:table-cell office:value-type="float" office:value="7.84845" calcext:value-type="float">
            <text:p>7.84845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258636" calcext:value-type="float">
            <text:p>0.00258636</text:p>
          </table:table-cell>
          <table:table-cell office:value-type="float" office:value="-12.1885" calcext:value-type="float">
            <text:p>-12.1885</text:p>
          </table:table-cell>
          <table:table-cell office:value-type="float" office:value="-1.40146" calcext:value-type="float">
            <text:p>-1.40146</text:p>
          </table:table-cell>
          <table:table-cell office:value-type="float" office:value="8.00273" calcext:value-type="float">
            <text:p>8.00273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274718" calcext:value-type="float">
            <text:p>0.00274718</text:p>
          </table:table-cell>
          <table:table-cell office:value-type="float" office:value="-13.0077" calcext:value-type="float">
            <text:p>-13.0077</text:p>
          </table:table-cell>
          <table:table-cell office:value-type="float" office:value="-1.27381" calcext:value-type="float">
            <text:p>-1.27381</text:p>
          </table:table-cell>
          <table:table-cell office:value-type="float" office:value="8.08691" calcext:value-type="float">
            <text:p>8.08691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526475" calcext:value-type="float">
            <text:p>0.00526475</text:p>
          </table:table-cell>
          <table:table-cell office:value-type="float" office:value="-13.0941" calcext:value-type="float">
            <text:p>-13.0941</text:p>
          </table:table-cell>
          <table:table-cell office:value-type="float" office:value="-1.23645" calcext:value-type="float">
            <text:p>-1.23645</text:p>
          </table:table-cell>
          <table:table-cell office:value-type="float" office:value="8.09574" calcext:value-type="float">
            <text:p>8.09574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549684" calcext:value-type="float">
            <text:p>0.00549684</text:p>
          </table:table-cell>
          <table:table-cell office:value-type="float" office:value="-13.189" calcext:value-type="float">
            <text:p>-13.189</text:p>
          </table:table-cell>
          <table:table-cell office:value-type="float" office:value="-1.18148" calcext:value-type="float">
            <text:p>-1.18148</text:p>
          </table:table-cell>
          <table:table-cell office:value-type="float" office:value="8.15588" calcext:value-type="float">
            <text:p>8.15588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271605" calcext:value-type="float">
            <text:p>0.00271605</text:p>
          </table:table-cell>
          <table:table-cell office:value-type="float" office:value="-14.0405" calcext:value-type="float">
            <text:p>-14.0405</text:p>
          </table:table-cell>
          <table:table-cell office:value-type="float" office:value="-1.01874" calcext:value-type="float">
            <text:p>-1.01874</text:p>
          </table:table-cell>
          <table:table-cell office:value-type="float" office:value="8.25456" calcext:value-type="float">
            <text:p>8.25456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5513" calcext:value-type="float">
            <text:p>0.005513</text:p>
          </table:table-cell>
          <table:table-cell office:value-type="float" office:value="-14.7963" calcext:value-type="float">
            <text:p>-14.7963</text:p>
          </table:table-cell>
          <table:table-cell office:value-type="float" office:value="-0.894975" calcext:value-type="float">
            <text:p>-0.894975</text:p>
          </table:table-cell>
          <table:table-cell office:value-type="float" office:value="8.36955" calcext:value-type="float">
            <text:p>8.36955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416337" calcext:value-type="float">
            <text:p>0.00416337</text:p>
          </table:table-cell>
          <table:table-cell office:value-type="float" office:value="-13.9605" calcext:value-type="float">
            <text:p>-13.9605</text:p>
          </table:table-cell>
          <table:table-cell office:value-type="float" office:value="-0.934165" calcext:value-type="float">
            <text:p>-0.934165</text:p>
          </table:table-cell>
          <table:table-cell office:value-type="float" office:value="8.3778" calcext:value-type="float">
            <text:p>8.3778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354477" calcext:value-type="float">
            <text:p>0.00354477</text:p>
          </table:table-cell>
          <table:table-cell office:value-type="float" office:value="-13.959" calcext:value-type="float">
            <text:p>-13.959</text:p>
          </table:table-cell>
          <table:table-cell office:value-type="float" office:value="-0.873887" calcext:value-type="float">
            <text:p>-0.873887</text:p>
          </table:table-cell>
          <table:table-cell office:value-type="float" office:value="8.30723" calcext:value-type="float">
            <text:p>8.30723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361116" calcext:value-type="float">
            <text:p>0.00361116</text:p>
          </table:table-cell>
          <table:table-cell office:value-type="float" office:value="-13.999" calcext:value-type="float">
            <text:p>-13.999</text:p>
          </table:table-cell>
          <table:table-cell office:value-type="float" office:value="-0.836876" calcext:value-type="float">
            <text:p>-0.836876</text:p>
          </table:table-cell>
          <table:table-cell office:value-type="float" office:value="8.30723" calcext:value-type="float">
            <text:p>8.30723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185137" calcext:value-type="float">
            <text:p>0.00185137</text:p>
          </table:table-cell>
          <table:table-cell office:value-type="float" office:value="-13.9878" calcext:value-type="float">
            <text:p>-13.9878</text:p>
          </table:table-cell>
          <table:table-cell office:value-type="float" office:value="-0.794995" calcext:value-type="float">
            <text:p>-0.794995</text:p>
          </table:table-cell>
          <table:table-cell office:value-type="float" office:value="8.22585" calcext:value-type="float">
            <text:p>8.22585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187668" calcext:value-type="float">
            <text:p>0.00187668</text:p>
          </table:table-cell>
          <table:table-cell office:value-type="float" office:value="-13.9822" calcext:value-type="float">
            <text:p>-13.9822</text:p>
          </table:table-cell>
          <table:table-cell office:value-type="float" office:value="-0.761697" calcext:value-type="float">
            <text:p>-0.761697</text:p>
          </table:table-cell>
          <table:table-cell office:value-type="float" office:value="8.28888" calcext:value-type="float">
            <text:p>8.28888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191125" calcext:value-type="float">
            <text:p>0.00191125</text:p>
          </table:table-cell>
          <table:table-cell office:value-type="float" office:value="-13.9839" calcext:value-type="float">
            <text:p>-13.9839</text:p>
          </table:table-cell>
          <table:table-cell office:value-type="float" office:value="-0.729805" calcext:value-type="float">
            <text:p>-0.729805</text:p>
          </table:table-cell>
          <table:table-cell office:value-type="float" office:value="8.16418" calcext:value-type="float">
            <text:p>8.16418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208683" calcext:value-type="float">
            <text:p>0.00208683</text:p>
          </table:table-cell>
          <table:table-cell office:value-type="float" office:value="-13.9635" calcext:value-type="float">
            <text:p>-13.9635</text:p>
          </table:table-cell>
          <table:table-cell office:value-type="float" office:value="-0.695606" calcext:value-type="float">
            <text:p>-0.695606</text:p>
          </table:table-cell>
          <table:table-cell office:value-type="float" office:value="8.126" calcext:value-type="float">
            <text:p>8.126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369818" calcext:value-type="float">
            <text:p>0.00369818</text:p>
          </table:table-cell>
          <table:table-cell office:value-type="float" office:value="-13.9645" calcext:value-type="float">
            <text:p>-13.9645</text:p>
          </table:table-cell>
          <table:table-cell office:value-type="float" office:value="-0.677351" calcext:value-type="float">
            <text:p>-0.677351</text:p>
          </table:table-cell>
          <table:table-cell office:value-type="float" office:value="8.09319" calcext:value-type="float">
            <text:p>8.09319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355371" calcext:value-type="float">
            <text:p>0.00355371</text:p>
          </table:table-cell>
          <table:table-cell office:value-type="float" office:value="-13.9285" calcext:value-type="float">
            <text:p>-13.9285</text:p>
          </table:table-cell>
          <table:table-cell office:value-type="float" office:value="-0.641309" calcext:value-type="float">
            <text:p>-0.641309</text:p>
          </table:table-cell>
          <table:table-cell office:value-type="float" office:value="8.00716" calcext:value-type="float">
            <text:p>8.00716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783181" calcext:value-type="float">
            <text:p>0.00783181</text:p>
          </table:table-cell>
          <table:table-cell office:value-type="float" office:value="-14.0256" calcext:value-type="float">
            <text:p>-14.0256</text:p>
          </table:table-cell>
          <table:table-cell office:value-type="float" office:value="-0.531223" calcext:value-type="float">
            <text:p>-0.531223</text:p>
          </table:table-cell>
          <table:table-cell office:value-type="float" office:value="7.82508" calcext:value-type="float">
            <text:p>7.82508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42776" calcext:value-type="float">
            <text:p>0.0042776</text:p>
          </table:table-cell>
          <table:table-cell office:value-type="float" office:value="-14.0393" calcext:value-type="float">
            <text:p>-14.0393</text:p>
          </table:table-cell>
          <table:table-cell office:value-type="float" office:value="-0.426652" calcext:value-type="float">
            <text:p>-0.426652</text:p>
          </table:table-cell>
          <table:table-cell office:value-type="float" office:value="7.68579" calcext:value-type="float">
            <text:p>7.68579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280313" calcext:value-type="float">
            <text:p>0.00280313</text:p>
          </table:table-cell>
          <table:table-cell office:value-type="float" office:value="-13.2051" calcext:value-type="float">
            <text:p>-13.2051</text:p>
          </table:table-cell>
          <table:table-cell office:value-type="float" office:value="-0.483718" calcext:value-type="float">
            <text:p>-0.483718</text:p>
          </table:table-cell>
          <table:table-cell office:value-type="float" office:value="7.62855" calcext:value-type="float">
            <text:p>7.62855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361919" calcext:value-type="float">
            <text:p>0.00361919</text:p>
          </table:table-cell>
          <table:table-cell office:value-type="float" office:value="-13.2326" calcext:value-type="float">
            <text:p>-13.2326</text:p>
          </table:table-cell>
          <table:table-cell office:value-type="float" office:value="-0.429817" calcext:value-type="float">
            <text:p>-0.429817</text:p>
          </table:table-cell>
          <table:table-cell office:value-type="float" office:value="7.57714" calcext:value-type="float">
            <text:p>7.57714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199797" calcext:value-type="float">
            <text:p>0.00199797</text:p>
          </table:table-cell>
          <table:table-cell office:value-type="float" office:value="-13.2377" calcext:value-type="float">
            <text:p>-13.2377</text:p>
          </table:table-cell>
          <table:table-cell office:value-type="float" office:value="-0.398803" calcext:value-type="float">
            <text:p>-0.398803</text:p>
          </table:table-cell>
          <table:table-cell office:value-type="float" office:value="7.51793" calcext:value-type="float">
            <text:p>7.51793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534881" calcext:value-type="float">
            <text:p>0.00534881</text:p>
          </table:table-cell>
          <table:table-cell office:value-type="float" office:value="-13.1626" calcext:value-type="float">
            <text:p>-13.1626</text:p>
          </table:table-cell>
          <table:table-cell office:value-type="float" office:value="-0.388269" calcext:value-type="float">
            <text:p>-0.388269</text:p>
          </table:table-cell>
          <table:table-cell office:value-type="float" office:value="7.34961" calcext:value-type="float">
            <text:p>7.34961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32481" calcext:value-type="float">
            <text:p>0.0032481</text:p>
          </table:table-cell>
          <table:table-cell office:value-type="float" office:value="-13.1951" calcext:value-type="float">
            <text:p>-13.1951</text:p>
          </table:table-cell>
          <table:table-cell office:value-type="float" office:value="-0.356646" calcext:value-type="float">
            <text:p>-0.356646</text:p>
          </table:table-cell>
          <table:table-cell office:value-type="float" office:value="7.16772" calcext:value-type="float">
            <text:p>7.16772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457069" calcext:value-type="float">
            <text:p>0.00457069</text:p>
          </table:table-cell>
          <table:table-cell office:value-type="float" office:value="-13.2192" calcext:value-type="float">
            <text:p>-13.2192</text:p>
          </table:table-cell>
          <table:table-cell office:value-type="float" office:value="-0.285736" calcext:value-type="float">
            <text:p>-0.285736</text:p>
          </table:table-cell>
          <table:table-cell office:value-type="float" office:value="7.10276" calcext:value-type="float">
            <text:p>7.10276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16506" calcext:value-type="float">
            <text:p>0.0016506</text:p>
          </table:table-cell>
          <table:table-cell office:value-type="float" office:value="-13.2244" calcext:value-type="float">
            <text:p>-13.2244</text:p>
          </table:table-cell>
          <table:table-cell office:value-type="float" office:value="-0.29586" calcext:value-type="float">
            <text:p>-0.29586</text:p>
          </table:table-cell>
          <table:table-cell office:value-type="float" office:value="7.07311" calcext:value-type="float">
            <text:p>7.07311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30553" calcext:value-type="float">
            <text:p>0.0030553</text:p>
          </table:table-cell>
          <table:table-cell office:value-type="float" office:value="-13.1697" calcext:value-type="float">
            <text:p>-13.1697</text:p>
          </table:table-cell>
          <table:table-cell office:value-type="float" office:value="-0.329322" calcext:value-type="float">
            <text:p>-0.329322</text:p>
          </table:table-cell>
          <table:table-cell office:value-type="float" office:value="6.89632" calcext:value-type="float">
            <text:p>6.89632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331929" calcext:value-type="float">
            <text:p>0.00331929</text:p>
          </table:table-cell>
          <table:table-cell office:value-type="float" office:value="-13.1592" calcext:value-type="float">
            <text:p>-13.1592</text:p>
          </table:table-cell>
          <table:table-cell office:value-type="float" office:value="-0.342679" calcext:value-type="float">
            <text:p>-0.342679</text:p>
          </table:table-cell>
          <table:table-cell office:value-type="float" office:value="6.81065" calcext:value-type="float">
            <text:p>6.81065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23307" calcext:value-type="float">
            <text:p>0.0023307</text:p>
          </table:table-cell>
          <table:table-cell office:value-type="float" office:value="-13.1225" calcext:value-type="float">
            <text:p>-13.1225</text:p>
          </table:table-cell>
          <table:table-cell office:value-type="float" office:value="-0.35037" calcext:value-type="float">
            <text:p>-0.35037</text:p>
          </table:table-cell>
          <table:table-cell office:value-type="float" office:value="6.69207" calcext:value-type="float">
            <text:p>6.69207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446924" calcext:value-type="float">
            <text:p>0.00446924</text:p>
          </table:table-cell>
          <table:table-cell office:value-type="float" office:value="-13.104" calcext:value-type="float">
            <text:p>-13.104</text:p>
          </table:table-cell>
          <table:table-cell office:value-type="float" office:value="-0.391343" calcext:value-type="float">
            <text:p>-0.391343</text:p>
          </table:table-cell>
          <table:table-cell office:value-type="float" office:value="6.62425" calcext:value-type="float">
            <text:p>6.62425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634743" calcext:value-type="float">
            <text:p>0.00634743</text:p>
          </table:table-cell>
          <table:table-cell office:value-type="float" office:value="-12.9427" calcext:value-type="float">
            <text:p>-12.9427</text:p>
          </table:table-cell>
          <table:table-cell office:value-type="float" office:value="-0.430457" calcext:value-type="float">
            <text:p>-0.430457</text:p>
          </table:table-cell>
          <table:table-cell office:value-type="float" office:value="6.41897" calcext:value-type="float">
            <text:p>6.41897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880027" calcext:value-type="float">
            <text:p>0.00880027</text:p>
          </table:table-cell>
          <table:table-cell office:value-type="float" office:value="-13.3259" calcext:value-type="float">
            <text:p>-13.3259</text:p>
          </table:table-cell>
          <table:table-cell office:value-type="float" office:value="-0.420765" calcext:value-type="float">
            <text:p>-0.420765</text:p>
          </table:table-cell>
          <table:table-cell office:value-type="float" office:value="6.16185" calcext:value-type="float">
            <text:p>6.16185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193406" calcext:value-type="float">
            <text:p>0.00193406</text:p>
          </table:table-cell>
          <table:table-cell office:value-type="float" office:value="-13.3258" calcext:value-type="float">
            <text:p>-13.3258</text:p>
          </table:table-cell>
          <table:table-cell office:value-type="float" office:value="-0.407627" calcext:value-type="float">
            <text:p>-0.407627</text:p>
          </table:table-cell>
          <table:table-cell office:value-type="float" office:value="6.06268" calcext:value-type="float">
            <text:p>6.06268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199291" calcext:value-type="float">
            <text:p>0.00199291</text:p>
          </table:table-cell>
          <table:table-cell office:value-type="float" office:value="-12.4961" calcext:value-type="float">
            <text:p>-12.4961</text:p>
          </table:table-cell>
          <table:table-cell office:value-type="float" office:value="-0.487393" calcext:value-type="float">
            <text:p>-0.487393</text:p>
          </table:table-cell>
          <table:table-cell office:value-type="float" office:value="6.00178" calcext:value-type="float">
            <text:p>6.00178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24554" calcext:value-type="float">
            <text:p>0.0024554</text:p>
          </table:table-cell>
          <table:table-cell office:value-type="float" office:value="-12.4767" calcext:value-type="float">
            <text:p>-12.4767</text:p>
          </table:table-cell>
          <table:table-cell office:value-type="float" office:value="-0.492465" calcext:value-type="float">
            <text:p>-0.492465</text:p>
          </table:table-cell>
          <table:table-cell office:value-type="float" office:value="5.94285" calcext:value-type="float">
            <text:p>5.94285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194967" calcext:value-type="float">
            <text:p>0.00194967</text:p>
          </table:table-cell>
          <table:table-cell office:value-type="float" office:value="-12.5091" calcext:value-type="float">
            <text:p>-12.5091</text:p>
          </table:table-cell>
          <table:table-cell office:value-type="float" office:value="-0.473381" calcext:value-type="float">
            <text:p>-0.473381</text:p>
          </table:table-cell>
          <table:table-cell office:value-type="float" office:value="5.95386" calcext:value-type="float">
            <text:p>5.95386</text:p>
          </table:table-cell>
          <table:table-cell office:value-type="float" office:value="-5.71377" calcext:value-type="float">
            <text:p>-5.71377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522509" calcext:value-type="float">
            <text:p>0.00522509</text:p>
          </table:table-cell>
          <table:table-cell office:value-type="float" office:value="-12.4503" calcext:value-type="float">
            <text:p>-12.4503</text:p>
          </table:table-cell>
          <table:table-cell office:value-type="float" office:value="-0.486753" calcext:value-type="float">
            <text:p>-0.486753</text:p>
          </table:table-cell>
          <table:table-cell office:value-type="float" office:value="5.88169" calcext:value-type="float">
            <text:p>5.88169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406078" calcext:value-type="float">
            <text:p>0.00406078</text:p>
          </table:table-cell>
          <table:table-cell office:value-type="float" office:value="-11.6663" calcext:value-type="float">
            <text:p>-11.6663</text:p>
          </table:table-cell>
          <table:table-cell office:value-type="float" office:value="-0.555204" calcext:value-type="float">
            <text:p>-0.555204</text:p>
          </table:table-cell>
          <table:table-cell office:value-type="float" office:value="5.70206" calcext:value-type="float">
            <text:p>5.70206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51987" calcext:value-type="float">
            <text:p>0.0051987</text:p>
          </table:table-cell>
          <table:table-cell office:value-type="float" office:value="-11.5275" calcext:value-type="float">
            <text:p>-11.5275</text:p>
          </table:table-cell>
          <table:table-cell office:value-type="float" office:value="-0.568681" calcext:value-type="float">
            <text:p>-0.568681</text:p>
          </table:table-cell>
          <table:table-cell office:value-type="float" office:value="5.55982" calcext:value-type="float">
            <text:p>5.55982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599323" calcext:value-type="float">
            <text:p>0.00599323</text:p>
          </table:table-cell>
          <table:table-cell office:value-type="float" office:value="-11.4386" calcext:value-type="float">
            <text:p>-11.4386</text:p>
          </table:table-cell>
          <table:table-cell office:value-type="float" office:value="-0.548238" calcext:value-type="float">
            <text:p>-0.548238</text:p>
          </table:table-cell>
          <table:table-cell office:value-type="float" office:value="5.41537" calcext:value-type="float">
            <text:p>5.41537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216566" calcext:value-type="float">
            <text:p>0.00216566</text:p>
          </table:table-cell>
          <table:table-cell office:value-type="float" office:value="-11.4608" calcext:value-type="float">
            <text:p>-11.4608</text:p>
          </table:table-cell>
          <table:table-cell office:value-type="float" office:value="-0.52015" calcext:value-type="float">
            <text:p>-0.52015</text:p>
          </table:table-cell>
          <table:table-cell office:value-type="float" office:value="5.38816" calcext:value-type="float">
            <text:p>5.38816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394181" calcext:value-type="float">
            <text:p>0.00394181</text:p>
          </table:table-cell>
          <table:table-cell office:value-type="float" office:value="-11.3921" calcext:value-type="float">
            <text:p>-11.3921</text:p>
          </table:table-cell>
          <table:table-cell office:value-type="float" office:value="-0.525569" calcext:value-type="float">
            <text:p>-0.525569</text:p>
          </table:table-cell>
          <table:table-cell office:value-type="float" office:value="5.2727" calcext:value-type="float">
            <text:p>5.2727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26414" calcext:value-type="float">
            <text:p>0.0026414</text:p>
          </table:table-cell>
          <table:table-cell office:value-type="float" office:value="-10.542" calcext:value-type="float">
            <text:p>-10.542</text:p>
          </table:table-cell>
          <table:table-cell office:value-type="float" office:value="-0.606606" calcext:value-type="float">
            <text:p>-0.606606</text:p>
          </table:table-cell>
          <table:table-cell office:value-type="float" office:value="5.1349" calcext:value-type="float">
            <text:p>5.1349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159958" calcext:value-type="float">
            <text:p>0.00159958</text:p>
          </table:table-cell>
          <table:table-cell office:value-type="float" office:value="-10.5281" calcext:value-type="float">
            <text:p>-10.5281</text:p>
          </table:table-cell>
          <table:table-cell office:value-type="float" office:value="-0.591705" calcext:value-type="float">
            <text:p>-0.591705</text:p>
          </table:table-cell>
          <table:table-cell office:value-type="float" office:value="5.12421" calcext:value-type="float">
            <text:p>5.12421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485286" calcext:value-type="float">
            <text:p>0.00485286</text:p>
          </table:table-cell>
          <table:table-cell office:value-type="float" office:value="-10.3869" calcext:value-type="float">
            <text:p>-10.3869</text:p>
          </table:table-cell>
          <table:table-cell office:value-type="float" office:value="-0.599261" calcext:value-type="float">
            <text:p>-0.599261</text:p>
          </table:table-cell>
          <table:table-cell office:value-type="float" office:value="4.89548" calcext:value-type="float">
            <text:p>4.89548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340103" calcext:value-type="float">
            <text:p>0.00340103</text:p>
          </table:table-cell>
          <table:table-cell office:value-type="float" office:value="-9.55224" calcext:value-type="float">
            <text:p>-9.55224</text:p>
          </table:table-cell>
          <table:table-cell office:value-type="float" office:value="-0.669676" calcext:value-type="float">
            <text:p>-0.669676</text:p>
          </table:table-cell>
          <table:table-cell office:value-type="float" office:value="4.7363" calcext:value-type="float">
            <text:p>4.7363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345559" calcext:value-type="float">
            <text:p>0.00345559</text:p>
          </table:table-cell>
          <table:table-cell office:value-type="float" office:value="-8.74308" calcext:value-type="float">
            <text:p>-8.74308</text:p>
          </table:table-cell>
          <table:table-cell office:value-type="float" office:value="-0.717972" calcext:value-type="float">
            <text:p>-0.717972</text:p>
          </table:table-cell>
          <table:table-cell office:value-type="float" office:value="4.44588" calcext:value-type="float">
            <text:p>4.44588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398759" calcext:value-type="float">
            <text:p>0.00398759</text:p>
          </table:table-cell>
          <table:table-cell office:value-type="float" office:value="-8.65403" calcext:value-type="float">
            <text:p>-8.65403</text:p>
          </table:table-cell>
          <table:table-cell office:value-type="float" office:value="-0.684343" calcext:value-type="float">
            <text:p>-0.684343</text:p>
          </table:table-cell>
          <table:table-cell office:value-type="float" office:value="4.26073" calcext:value-type="float">
            <text:p>4.26073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193702" calcext:value-type="float">
            <text:p>0.00193702</text:p>
          </table:table-cell>
          <table:table-cell office:value-type="float" office:value="-8.66797" calcext:value-type="float">
            <text:p>-8.66797</text:p>
          </table:table-cell>
          <table:table-cell office:value-type="float" office:value="-0.662188" calcext:value-type="float">
            <text:p>-0.662188</text:p>
          </table:table-cell>
          <table:table-cell office:value-type="float" office:value="4.12908" calcext:value-type="float">
            <text:p>4.12908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404537" calcext:value-type="float">
            <text:p>0.00404537</text:p>
          </table:table-cell>
          <table:table-cell office:value-type="float" office:value="-8.55656" calcext:value-type="float">
            <text:p>-8.55656</text:p>
          </table:table-cell>
          <table:table-cell office:value-type="float" office:value="-0.677115" calcext:value-type="float">
            <text:p>-0.677115</text:p>
          </table:table-cell>
          <table:table-cell office:value-type="float" office:value="3.80985" calcext:value-type="float">
            <text:p>3.80985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402194" calcext:value-type="float">
            <text:p>0.00402194</text:p>
          </table:table-cell>
          <table:table-cell office:value-type="float" office:value="-7.73595" calcext:value-type="float">
            <text:p>-7.73595</text:p>
          </table:table-cell>
          <table:table-cell office:value-type="float" office:value="-0.750849" calcext:value-type="float">
            <text:p>-0.750849</text:p>
          </table:table-cell>
          <table:table-cell office:value-type="float" office:value="3.22426" calcext:value-type="float">
            <text:p>3.22426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502366" calcext:value-type="float">
            <text:p>0.00502366</text:p>
          </table:table-cell>
          <table:table-cell office:value-type="float" office:value="-7.07659" calcext:value-type="float">
            <text:p>-7.07659</text:p>
          </table:table-cell>
          <table:table-cell office:value-type="float" office:value="-0.866704" calcext:value-type="float">
            <text:p>-0.866704</text:p>
          </table:table-cell>
          <table:table-cell office:value-type="float" office:value="2.6012" calcext:value-type="float">
            <text:p>2.6012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471202" calcext:value-type="float">
            <text:p>0.00471202</text:p>
          </table:table-cell>
          <table:table-cell office:value-type="float" office:value="-6.82876" calcext:value-type="float">
            <text:p>-6.82876</text:p>
          </table:table-cell>
          <table:table-cell office:value-type="float" office:value="-0.918869" calcext:value-type="float">
            <text:p>-0.918869</text:p>
          </table:table-cell>
          <table:table-cell office:value-type="float" office:value="2.22146" calcext:value-type="float">
            <text:p>2.22146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253662" calcext:value-type="float">
            <text:p>0.00253662</text:p>
          </table:table-cell>
          <table:table-cell office:value-type="float" office:value="-5.94616" calcext:value-type="float">
            <text:p>-5.94616</text:p>
          </table:table-cell>
          <table:table-cell office:value-type="float" office:value="-0.993286" calcext:value-type="float">
            <text:p>-0.993286</text:p>
          </table:table-cell>
          <table:table-cell office:value-type="float" office:value="2.16332" calcext:value-type="float">
            <text:p>2.16332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2619" calcext:value-type="float">
            <text:p>0.002619</text:p>
          </table:table-cell>
          <table:table-cell office:value-type="float" office:value="-5.10008" calcext:value-type="float">
            <text:p>-5.10008</text:p>
          </table:table-cell>
          <table:table-cell office:value-type="float" office:value="-1.06354" calcext:value-type="float">
            <text:p>-1.06354</text:p>
          </table:table-cell>
          <table:table-cell office:value-type="float" office:value="1.96938" calcext:value-type="float">
            <text:p>1.96938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186427" calcext:value-type="float">
            <text:p>0.00186427</text:p>
          </table:table-cell>
          <table:table-cell office:value-type="float" office:value="-5.08771" calcext:value-type="float">
            <text:p>-5.08771</text:p>
          </table:table-cell>
          <table:table-cell office:value-type="float" office:value="-1.06937" calcext:value-type="float">
            <text:p>-1.06937</text:p>
          </table:table-cell>
          <table:table-cell office:value-type="float" office:value="1.81922" calcext:value-type="float">
            <text:p>1.81922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415498" calcext:value-type="float">
            <text:p>0.00415498</text:p>
          </table:table-cell>
          <table:table-cell office:value-type="float" office:value="-4.86085" calcext:value-type="float">
            <text:p>-4.86085</text:p>
          </table:table-cell>
          <table:table-cell office:value-type="float" office:value="-1.11458" calcext:value-type="float">
            <text:p>-1.11458</text:p>
          </table:table-cell>
          <table:table-cell office:value-type="float" office:value="1.5333" calcext:value-type="float">
            <text:p>1.5333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236537" calcext:value-type="float">
            <text:p>0.00236537</text:p>
          </table:table-cell>
          <table:table-cell office:value-type="float" office:value="-3.91018" calcext:value-type="float">
            <text:p>-3.91018</text:p>
          </table:table-cell>
          <table:table-cell office:value-type="float" office:value="-1.17764" calcext:value-type="float">
            <text:p>-1.17764</text:p>
          </table:table-cell>
          <table:table-cell office:value-type="float" office:value="1.38182" calcext:value-type="float">
            <text:p>1.38182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202951" calcext:value-type="float">
            <text:p>0.00202951</text:p>
          </table:table-cell>
          <table:table-cell office:value-type="float" office:value="-3.02464" calcext:value-type="float">
            <text:p>-3.02464</text:p>
          </table:table-cell>
          <table:table-cell office:value-type="float" office:value="-1.28058" calcext:value-type="float">
            <text:p>-1.28058</text:p>
          </table:table-cell>
          <table:table-cell office:value-type="float" office:value="1.23829" calcext:value-type="float">
            <text:p>1.23829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364147" calcext:value-type="float">
            <text:p>0.00364147</text:p>
          </table:table-cell>
          <table:table-cell office:value-type="float" office:value="-3.16719" calcext:value-type="float">
            <text:p>-3.16719</text:p>
          </table:table-cell>
          <table:table-cell office:value-type="float" office:value="-1.37484" calcext:value-type="float">
            <text:p>-1.37484</text:p>
          </table:table-cell>
          <table:table-cell office:value-type="float" office:value="0.691862" calcext:value-type="float">
            <text:p>0.691862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369466" calcext:value-type="float">
            <text:p>0.00369466</text:p>
          </table:table-cell>
          <table:table-cell office:value-type="float" office:value="-3.06952" calcext:value-type="float">
            <text:p>-3.06952</text:p>
          </table:table-cell>
          <table:table-cell office:value-type="float" office:value="-1.40331" calcext:value-type="float">
            <text:p>-1.40331</text:p>
          </table:table-cell>
          <table:table-cell office:value-type="float" office:value="0.545714" calcext:value-type="float">
            <text:p>0.545714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206385" calcext:value-type="float">
            <text:p>0.00206385</text:p>
          </table:table-cell>
          <table:table-cell office:value-type="float" office:value="-2.08727" calcext:value-type="float">
            <text:p>-2.08727</text:p>
          </table:table-cell>
          <table:table-cell office:value-type="float" office:value="-1.47405" calcext:value-type="float">
            <text:p>-1.47405</text:p>
          </table:table-cell>
          <table:table-cell office:value-type="float" office:value="0.398983" calcext:value-type="float">
            <text:p>0.398983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0936289" calcext:value-type="float">
            <text:p>0.000936289</text:p>
          </table:table-cell>
          <table:table-cell office:value-type="float" office:value="-2.08991" calcext:value-type="float">
            <text:p>-2.08991</text:p>
          </table:table-cell>
          <table:table-cell office:value-type="float" office:value="-1.49617" calcext:value-type="float">
            <text:p>-1.49617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243133" calcext:value-type="float">
            <text:p>0.00243133</text:p>
          </table:table-cell>
          <table:table-cell office:value-type="float" office:value="-2.04928" calcext:value-type="float">
            <text:p>-2.04928</text:p>
          </table:table-cell>
          <table:table-cell office:value-type="float" office:value="-1.50969" calcext:value-type="float">
            <text:p>-1.50969</text:p>
          </table:table-cell>
          <table:table-cell office:value-type="float" office:value="0.142256" calcext:value-type="float">
            <text:p>0.142256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156455" calcext:value-type="float">
            <text:p>0.00156455</text:p>
          </table:table-cell>
          <table:table-cell office:value-type="float" office:value="-1.1715" calcext:value-type="float">
            <text:p>-1.1715</text:p>
          </table:table-cell>
          <table:table-cell office:value-type="float" office:value="-1.56408" calcext:value-type="float">
            <text:p>-1.56408</text:p>
          </table:table-cell>
          <table:table-cell office:value-type="float" office:value="0.0532658" calcext:value-type="float">
            <text:p>0.0532658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338705" calcext:value-type="float">
            <text:p>0.00338705</text:p>
          </table:table-cell>
          <table:table-cell office:value-type="float" office:value="-1.12516" calcext:value-type="float">
            <text:p>-1.12516</text:p>
          </table:table-cell>
          <table:table-cell office:value-type="float" office:value="-1.6223" calcext:value-type="float">
            <text:p>-1.6223</text:p>
          </table:table-cell>
          <table:table-cell office:value-type="float" office:value="-0.136419" calcext:value-type="float">
            <text:p>-0.136419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140161" calcext:value-type="float">
            <text:p>0.00140161</text:p>
          </table:table-cell>
          <table:table-cell office:value-type="float" office:value="-0.244712" calcext:value-type="float">
            <text:p>-0.244712</text:p>
          </table:table-cell>
          <table:table-cell office:value-type="float" office:value="-1.68486" calcext:value-type="float">
            <text:p>-1.68486</text:p>
          </table:table-cell>
          <table:table-cell office:value-type="float" office:value="-0.173146" calcext:value-type="float">
            <text:p>-0.173146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12501" calcext:value-type="float">
            <text:p>0.0012501</text:p>
          </table:table-cell>
          <table:table-cell office:value-type="float" office:value="0.641469" calcext:value-type="float">
            <text:p>0.641469</text:p>
          </table:table-cell>
          <table:table-cell office:value-type="float" office:value="-1.7481" calcext:value-type="float">
            <text:p>-1.7481</text:p>
          </table:table-cell>
          <table:table-cell office:value-type="float" office:value="-0.24331" calcext:value-type="float">
            <text:p>-0.24331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181209" calcext:value-type="float">
            <text:p>0.00181209</text:p>
          </table:table-cell>
          <table:table-cell office:value-type="float" office:value="0.667411" calcext:value-type="float">
            <text:p>0.667411</text:p>
          </table:table-cell>
          <table:table-cell office:value-type="float" office:value="-1.76292" calcext:value-type="float">
            <text:p>-1.76292</text:p>
          </table:table-cell>
          <table:table-cell office:value-type="float" office:value="-0.279952" calcext:value-type="float">
            <text:p>-0.279952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175165" calcext:value-type="float">
            <text:p>0.00175165</text:p>
          </table:table-cell>
          <table:table-cell office:value-type="float" office:value="1.59496" calcext:value-type="float">
            <text:p>1.59496</text:p>
          </table:table-cell>
          <table:table-cell office:value-type="float" office:value="-1.84462" calcext:value-type="float">
            <text:p>-1.84462</text:p>
          </table:table-cell>
          <table:table-cell office:value-type="float" office:value="-0.453101" calcext:value-type="float">
            <text:p>-0.453101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334016" calcext:value-type="float">
            <text:p>0.00334016</text:p>
          </table:table-cell>
          <table:table-cell office:value-type="float" office:value="2.63664" calcext:value-type="float">
            <text:p>2.63664</text:p>
          </table:table-cell>
          <table:table-cell office:value-type="float" office:value="-1.98698" calcext:value-type="float">
            <text:p>-1.98698</text:p>
          </table:table-cell>
          <table:table-cell office:value-type="float" office:value="-0.776548" calcext:value-type="float">
            <text:p>-0.776548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120617" calcext:value-type="float">
            <text:p>0.00120617</text:p>
          </table:table-cell>
          <table:table-cell office:value-type="float" office:value="3.51672" calcext:value-type="float">
            <text:p>3.51672</text:p>
          </table:table-cell>
          <table:table-cell office:value-type="float" office:value="-2.05687" calcext:value-type="float">
            <text:p>-2.05687</text:p>
          </table:table-cell>
          <table:table-cell office:value-type="float" office:value="-0.868953" calcext:value-type="float">
            <text:p>-0.868953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176533" calcext:value-type="float">
            <text:p>0.00176533</text:p>
          </table:table-cell>
          <table:table-cell office:value-type="float" office:value="4.40577" calcext:value-type="float">
            <text:p>4.40577</text:p>
          </table:table-cell>
          <table:table-cell office:value-type="float" office:value="-2.13727" calcext:value-type="float">
            <text:p>-2.13727</text:p>
          </table:table-cell>
          <table:table-cell office:value-type="float" office:value="-1.04065" calcext:value-type="float">
            <text:p>-1.04065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127748" calcext:value-type="float">
            <text:p>0.00127748</text:p>
          </table:table-cell>
          <table:table-cell office:value-type="float" office:value="5.2769" calcext:value-type="float">
            <text:p>5.2769</text:p>
          </table:table-cell>
          <table:table-cell office:value-type="float" office:value="-2.18734" calcext:value-type="float">
            <text:p>-2.18734</text:p>
          </table:table-cell>
          <table:table-cell office:value-type="float" office:value="-1.08473" calcext:value-type="float">
            <text:p>-1.08473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445918" calcext:value-type="float">
            <text:p>0.00445918</text:p>
          </table:table-cell>
          <table:table-cell office:value-type="float" office:value="5.40813" calcext:value-type="float">
            <text:p>5.40813</text:p>
          </table:table-cell>
          <table:table-cell office:value-type="float" office:value="-2.16627" calcext:value-type="float">
            <text:p>-2.16627</text:p>
          </table:table-cell>
          <table:table-cell office:value-type="float" office:value="-0.939732" calcext:value-type="float">
            <text:p>-0.939732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37494" calcext:value-type="float">
            <text:p>0.0037494</text:p>
          </table:table-cell>
          <table:table-cell office:value-type="float" office:value="6.58145" calcext:value-type="float">
            <text:p>6.58145</text:p>
          </table:table-cell>
          <table:table-cell office:value-type="float" office:value="-1.92529" calcext:value-type="float">
            <text:p>-1.92529</text:p>
          </table:table-cell>
          <table:table-cell office:value-type="float" office:value="-0.0269376" calcext:value-type="float">
            <text:p>-0.0269376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224332" calcext:value-type="float">
            <text:p>0.00224332</text:p>
          </table:table-cell>
          <table:table-cell office:value-type="float" office:value="7.47008" calcext:value-type="float">
            <text:p>7.47008</text:p>
          </table:table-cell>
          <table:table-cell office:value-type="float" office:value="-2.01" calcext:value-type="float">
            <text:p>-2.01</text:p>
          </table:table-cell>
          <table:table-cell office:value-type="float" office:value="-0.0262862" calcext:value-type="float">
            <text:p>-0.0262862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278782" calcext:value-type="float">
            <text:p>0.00278782</text:p>
          </table:table-cell>
          <table:table-cell office:value-type="float" office:value="7.53386" calcext:value-type="float">
            <text:p>7.53386</text:p>
          </table:table-cell>
          <table:table-cell office:value-type="float" office:value="-1.9941" calcext:value-type="float">
            <text:p>-1.9941</text:p>
          </table:table-cell>
          <table:table-cell office:value-type="float" office:value="0.0946128" calcext:value-type="float">
            <text:p>0.0946128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183851" calcext:value-type="float">
            <text:p>0.00183851</text:p>
          </table:table-cell>
          <table:table-cell office:value-type="float" office:value="8.32227" calcext:value-type="float">
            <text:p>8.32227</text:p>
          </table:table-cell>
          <table:table-cell office:value-type="float" office:value="-2.05872" calcext:value-type="float">
            <text:p>-2.05872</text:p>
          </table:table-cell>
          <table:table-cell office:value-type="float" office:value="0.0856589" calcext:value-type="float">
            <text:p>0.0856589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335882" calcext:value-type="float">
            <text:p>0.00335882</text:p>
          </table:table-cell>
          <table:table-cell office:value-type="float" office:value="8.68941" calcext:value-type="float">
            <text:p>8.68941</text:p>
          </table:table-cell>
          <table:table-cell office:value-type="float" office:value="-1.74457" calcext:value-type="float">
            <text:p>-1.74457</text:p>
          </table:table-cell>
          <table:table-cell office:value-type="float" office:value="1.17458" calcext:value-type="float">
            <text:p>1.17458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225457" calcext:value-type="float">
            <text:p>0.00225457</text:p>
          </table:table-cell>
          <table:table-cell office:value-type="float" office:value="8.73467" calcext:value-type="float">
            <text:p>8.73467</text:p>
          </table:table-cell>
          <table:table-cell office:value-type="float" office:value="-1.74094" calcext:value-type="float">
            <text:p>-1.74094</text:p>
          </table:table-cell>
          <table:table-cell office:value-type="float" office:value="1.32497" calcext:value-type="float">
            <text:p>1.32497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30812" calcext:value-type="float">
            <text:p>0.0030812</text:p>
          </table:table-cell>
          <table:table-cell office:value-type="float" office:value="9.09752" calcext:value-type="float">
            <text:p>9.09752</text:p>
          </table:table-cell>
          <table:table-cell office:value-type="float" office:value="-1.38133" calcext:value-type="float">
            <text:p>-1.38133</text:p>
          </table:table-cell>
          <table:table-cell office:value-type="float" office:value="2.45936" calcext:value-type="float">
            <text:p>2.45936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151534" calcext:value-type="float">
            <text:p>0.00151534</text:p>
          </table:table-cell>
          <table:table-cell office:value-type="float" office:value="9.12585" calcext:value-type="float">
            <text:p>9.12585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2.48977" calcext:value-type="float">
            <text:p>2.48977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27824" calcext:value-type="float">
            <text:p>0.0027824</text:p>
          </table:table-cell>
          <table:table-cell office:value-type="float" office:value="9.29656" calcext:value-type="float">
            <text:p>9.29656</text:p>
          </table:table-cell>
          <table:table-cell office:value-type="float" office:value="-1.20943" calcext:value-type="float">
            <text:p>-1.20943</text:p>
          </table:table-cell>
          <table:table-cell office:value-type="float" office:value="3.15107" calcext:value-type="float">
            <text:p>3.15107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326625" calcext:value-type="float">
            <text:p>0.00326625</text:p>
          </table:table-cell>
          <table:table-cell office:value-type="float" office:value="9.78638" calcext:value-type="float">
            <text:p>9.78638</text:p>
          </table:table-cell>
          <table:table-cell office:value-type="float" office:value="-0.833755" calcext:value-type="float">
            <text:p>-0.833755</text:p>
          </table:table-cell>
          <table:table-cell office:value-type="float" office:value="4.37019" calcext:value-type="float">
            <text:p>4.37019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131247" calcext:value-type="float">
            <text:p>0.00131247</text:p>
          </table:table-cell>
          <table:table-cell office:value-type="float" office:value="9.77006" calcext:value-type="float">
            <text:p>9.77006</text:p>
          </table:table-cell>
          <table:table-cell office:value-type="float" office:value="-0.826616" calcext:value-type="float">
            <text:p>-0.826616</text:p>
          </table:table-cell>
          <table:table-cell office:value-type="float" office:value="4.44685" calcext:value-type="float">
            <text:p>4.44685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189196" calcext:value-type="float">
            <text:p>0.00189196</text:p>
          </table:table-cell>
          <table:table-cell office:value-type="float" office:value="9.81583" calcext:value-type="float">
            <text:p>9.81583</text:p>
          </table:table-cell>
          <table:table-cell office:value-type="float" office:value="-0.769059" calcext:value-type="float">
            <text:p>-0.769059</text:p>
          </table:table-cell>
          <table:table-cell office:value-type="float" office:value="4.61952" calcext:value-type="float">
            <text:p>4.61952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246118" calcext:value-type="float">
            <text:p>0.00246118</text:p>
          </table:table-cell>
          <table:table-cell office:value-type="float" office:value="10.2307" calcext:value-type="float">
            <text:p>10.2307</text:p>
          </table:table-cell>
          <table:table-cell office:value-type="float" office:value="-0.348629" calcext:value-type="float">
            <text:p>-0.348629</text:p>
          </table:table-cell>
          <table:table-cell office:value-type="float" office:value="5.91652" calcext:value-type="float">
            <text:p>5.91652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135585" calcext:value-type="float">
            <text:p>0.00135585</text:p>
          </table:table-cell>
          <table:table-cell office:value-type="float" office:value="10.2045" calcext:value-type="float">
            <text:p>10.2045</text:p>
          </table:table-cell>
          <table:table-cell office:value-type="float" office:value="-0.338483" calcext:value-type="float">
            <text:p>-0.338483</text:p>
          </table:table-cell>
          <table:table-cell office:value-type="float" office:value="6.02645" calcext:value-type="float">
            <text:p>6.02645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275269" calcext:value-type="float">
            <text:p>0.00275269</text:p>
          </table:table-cell>
          <table:table-cell office:value-type="float" office:value="10.6327" calcext:value-type="float">
            <text:p>10.6327</text:p>
          </table:table-cell>
          <table:table-cell office:value-type="float" office:value="0.0343946" calcext:value-type="float">
            <text:p>0.0343946</text:p>
          </table:table-cell>
          <table:table-cell office:value-type="float" office:value="7.20792" calcext:value-type="float">
            <text:p>7.20792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253068" calcext:value-type="float">
            <text:p>0.00253068</text:p>
          </table:table-cell>
          <table:table-cell office:value-type="float" office:value="11.905" calcext:value-type="float">
            <text:p>11.905</text:p>
          </table:table-cell>
          <table:table-cell office:value-type="float" office:value="0.319386" calcext:value-type="float">
            <text:p>0.319386</text:p>
          </table:table-cell>
          <table:table-cell office:value-type="float" office:value="8.44164" calcext:value-type="float">
            <text:p>8.44164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208562" calcext:value-type="float">
            <text:p>0.00208562</text:p>
          </table:table-cell>
          <table:table-cell office:value-type="float" office:value="11.9032" calcext:value-type="float">
            <text:p>11.9032</text:p>
          </table:table-cell>
          <table:table-cell office:value-type="float" office:value="0.354341" calcext:value-type="float">
            <text:p>0.354341</text:p>
          </table:table-cell>
          <table:table-cell office:value-type="float" office:value="8.5779" calcext:value-type="float">
            <text:p>8.5779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262472" calcext:value-type="float">
            <text:p>0.00262472</text:p>
          </table:table-cell>
          <table:table-cell office:value-type="float" office:value="11.8754" calcext:value-type="float">
            <text:p>11.8754</text:p>
          </table:table-cell>
          <table:table-cell office:value-type="float" office:value="0.324546" calcext:value-type="float">
            <text:p>0.324546</text:p>
          </table:table-cell>
          <table:table-cell office:value-type="float" office:value="8.58056" calcext:value-type="float">
            <text:p>8.58056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263573" calcext:value-type="float">
            <text:p>0.00263573</text:p>
          </table:table-cell>
          <table:table-cell office:value-type="float" office:value="12.1394" calcext:value-type="float">
            <text:p>12.1394</text:p>
          </table:table-cell>
          <table:table-cell office:value-type="float" office:value="0.526323" calcext:value-type="float">
            <text:p>0.526323</text:p>
          </table:table-cell>
          <table:table-cell office:value-type="float" office:value="9.19852" calcext:value-type="float">
            <text:p>9.19852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131987" calcext:value-type="float">
            <text:p>0.00131987</text:p>
          </table:table-cell>
          <table:table-cell office:value-type="float" office:value="12.1153" calcext:value-type="float">
            <text:p>12.1153</text:p>
          </table:table-cell>
          <table:table-cell office:value-type="float" office:value="0.510512" calcext:value-type="float">
            <text:p>0.510512</text:p>
          </table:table-cell>
          <table:table-cell office:value-type="float" office:value="9.21732" calcext:value-type="float">
            <text:p>9.21732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0892705" calcext:value-type="float">
            <text:p>0.000892705</text:p>
          </table:table-cell>
          <table:table-cell office:value-type="float" office:value="12.1266" calcext:value-type="float">
            <text:p>12.1266</text:p>
          </table:table-cell>
          <table:table-cell office:value-type="float" office:value="0.506168" calcext:value-type="float">
            <text:p>0.506168</text:p>
          </table:table-cell>
          <table:table-cell office:value-type="float" office:value="9.23555" calcext:value-type="float">
            <text:p>9.23555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189574" calcext:value-type="float">
            <text:p>0.00189574</text:p>
          </table:table-cell>
          <table:table-cell office:value-type="float" office:value="12.1248" calcext:value-type="float">
            <text:p>12.1248</text:p>
          </table:table-cell>
          <table:table-cell office:value-type="float" office:value="0.423653" calcext:value-type="float">
            <text:p>0.423653</text:p>
          </table:table-cell>
          <table:table-cell office:value-type="float" office:value="9.01581" calcext:value-type="float">
            <text:p>9.01581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205239" calcext:value-type="float">
            <text:p>0.00205239</text:p>
          </table:table-cell>
          <table:table-cell office:value-type="float" office:value="11.3497" calcext:value-type="float">
            <text:p>11.3497</text:p>
          </table:table-cell>
          <table:table-cell office:value-type="float" office:value="0.57233" calcext:value-type="float">
            <text:p>0.57233</text:p>
          </table:table-cell>
          <table:table-cell office:value-type="float" office:value="9.21071" calcext:value-type="float">
            <text:p>9.21071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17328" calcext:value-type="float">
            <text:p>0.0017328</text:p>
          </table:table-cell>
          <table:table-cell office:value-type="float" office:value="11.353" calcext:value-type="float">
            <text:p>11.353</text:p>
          </table:table-cell>
          <table:table-cell office:value-type="float" office:value="0.583135" calcext:value-type="float">
            <text:p>0.583135</text:p>
          </table:table-cell>
          <table:table-cell office:value-type="float" office:value="9.21913" calcext:value-type="float">
            <text:p>9.21913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307671" calcext:value-type="float">
            <text:p>0.00307671</text:p>
          </table:table-cell>
          <table:table-cell office:value-type="float" office:value="12.6622" calcext:value-type="float">
            <text:p>12.6622</text:p>
          </table:table-cell>
          <table:table-cell office:value-type="float" office:value="0.799505" calcext:value-type="float">
            <text:p>0.799505</text:p>
          </table:table-cell>
          <table:table-cell office:value-type="float" office:value="10.4435" calcext:value-type="float">
            <text:p>10.4435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377388" calcext:value-type="float">
            <text:p>0.00377388</text:p>
          </table:table-cell>
          <table:table-cell office:value-type="float" office:value="12.5309" calcext:value-type="float">
            <text:p>12.5309</text:p>
          </table:table-cell>
          <table:table-cell office:value-type="float" office:value="0.767031" calcext:value-type="float">
            <text:p>0.767031</text:p>
          </table:table-cell>
          <table:table-cell office:value-type="float" office:value="10.2704" calcext:value-type="float">
            <text:p>10.2704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283131" calcext:value-type="float">
            <text:p>0.00283131</text:p>
          </table:table-cell>
          <table:table-cell office:value-type="float" office:value="11.7762" calcext:value-type="float">
            <text:p>11.7762</text:p>
          </table:table-cell>
          <table:table-cell office:value-type="float" office:value="0.959305" calcext:value-type="float">
            <text:p>0.959305</text:p>
          </table:table-cell>
          <table:table-cell office:value-type="float" office:value="10.5529" calcext:value-type="float">
            <text:p>10.5529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375666" calcext:value-type="float">
            <text:p>0.00375666</text:p>
          </table:table-cell>
          <table:table-cell office:value-type="float" office:value="12.0842" calcext:value-type="float">
            <text:p>12.0842</text:p>
          </table:table-cell>
          <table:table-cell office:value-type="float" office:value="1.13045" calcext:value-type="float">
            <text:p>1.13045</text:p>
          </table:table-cell>
          <table:table-cell office:value-type="float" office:value="11.159" calcext:value-type="float">
            <text:p>11.159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146278" calcext:value-type="float">
            <text:p>0.00146278</text:p>
          </table:table-cell>
          <table:table-cell office:value-type="float" office:value="12.0882" calcext:value-type="float">
            <text:p>12.0882</text:p>
          </table:table-cell>
          <table:table-cell office:value-type="float" office:value="1.11393" calcext:value-type="float">
            <text:p>1.11393</text:p>
          </table:table-cell>
          <table:table-cell office:value-type="float" office:value="11.1807" calcext:value-type="float">
            <text:p>11.1807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248135" calcext:value-type="float">
            <text:p>0.00248135</text:p>
          </table:table-cell>
          <table:table-cell office:value-type="float" office:value="11.3549" calcext:value-type="float">
            <text:p>11.3549</text:p>
          </table:table-cell>
          <table:table-cell office:value-type="float" office:value="1.23597" calcext:value-type="float">
            <text:p>1.23597</text:p>
          </table:table-cell>
          <table:table-cell office:value-type="float" office:value="11.2755" calcext:value-type="float">
            <text:p>11.2755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35973" calcext:value-type="float">
            <text:p>0.0035973</text:p>
          </table:table-cell>
          <table:table-cell office:value-type="float" office:value="11.5928" calcext:value-type="float">
            <text:p>11.5928</text:p>
          </table:table-cell>
          <table:table-cell office:value-type="float" office:value="1.34427" calcext:value-type="float">
            <text:p>1.34427</text:p>
          </table:table-cell>
          <table:table-cell office:value-type="float" office:value="11.7295" calcext:value-type="float">
            <text:p>11.7295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328105" calcext:value-type="float">
            <text:p>0.00328105</text:p>
          </table:table-cell>
          <table:table-cell office:value-type="float" office:value="12.2328" calcext:value-type="float">
            <text:p>12.2328</text:p>
          </table:table-cell>
          <table:table-cell office:value-type="float" office:value="1.65337" calcext:value-type="float">
            <text:p>1.65337</text:p>
          </table:table-cell>
          <table:table-cell office:value-type="float" office:value="12.9397" calcext:value-type="float">
            <text:p>12.9397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137463" calcext:value-type="float">
            <text:p>0.00137463</text:p>
          </table:table-cell>
          <table:table-cell office:value-type="float" office:value="12.2131" calcext:value-type="float">
            <text:p>12.2131</text:p>
          </table:table-cell>
          <table:table-cell office:value-type="float" office:value="1.61984" calcext:value-type="float">
            <text:p>1.61984</text:p>
          </table:table-cell>
          <table:table-cell office:value-type="float" office:value="12.8118" calcext:value-type="float">
            <text:p>12.8118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210798" calcext:value-type="float">
            <text:p>0.00210798</text:p>
          </table:table-cell>
          <table:table-cell office:value-type="float" office:value="12.1606" calcext:value-type="float">
            <text:p>12.1606</text:p>
          </table:table-cell>
          <table:table-cell office:value-type="float" office:value="1.60741" calcext:value-type="float">
            <text:p>1.60741</text:p>
          </table:table-cell>
          <table:table-cell office:value-type="float" office:value="12.7518" calcext:value-type="float">
            <text:p>12.7518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387399" calcext:value-type="float">
            <text:p>0.00387399</text:p>
          </table:table-cell>
          <table:table-cell office:value-type="float" office:value="12.0939" calcext:value-type="float">
            <text:p>12.0939</text:p>
          </table:table-cell>
          <table:table-cell office:value-type="float" office:value="1.64788" calcext:value-type="float">
            <text:p>1.64788</text:p>
          </table:table-cell>
          <table:table-cell office:value-type="float" office:value="12.8884" calcext:value-type="float">
            <text:p>12.8884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138223" calcext:value-type="float">
            <text:p>0.00138223</text:p>
          </table:table-cell>
          <table:table-cell office:value-type="float" office:value="12.091" calcext:value-type="float">
            <text:p>12.091</text:p>
          </table:table-cell>
          <table:table-cell office:value-type="float" office:value="1.59744" calcext:value-type="float">
            <text:p>1.59744</text:p>
          </table:table-cell>
          <table:table-cell office:value-type="float" office:value="12.7799" calcext:value-type="float">
            <text:p>12.7799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154015" calcext:value-type="float">
            <text:p>0.00154015</text:p>
          </table:table-cell>
          <table:table-cell office:value-type="float" office:value="12.8719" calcext:value-type="float">
            <text:p>12.8719</text:p>
          </table:table-cell>
          <table:table-cell office:value-type="float" office:value="1.35706" calcext:value-type="float">
            <text:p>1.35706</text:p>
          </table:table-cell>
          <table:table-cell office:value-type="float" office:value="12.5973" calcext:value-type="float">
            <text:p>12.5973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155857" calcext:value-type="float">
            <text:p>0.00155857</text:p>
          </table:table-cell>
          <table:table-cell office:value-type="float" office:value="12.8622" calcext:value-type="float">
            <text:p>12.8622</text:p>
          </table:table-cell>
          <table:table-cell office:value-type="float" office:value="1.35965" calcext:value-type="float">
            <text:p>1.35965</text:p>
          </table:table-cell>
          <table:table-cell office:value-type="float" office:value="12.6883" calcext:value-type="float">
            <text:p>12.6883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493622" calcext:value-type="float">
            <text:p>0.00493622</text:p>
          </table:table-cell>
          <table:table-cell office:value-type="float" office:value="11.9196" calcext:value-type="float">
            <text:p>11.9196</text:p>
          </table:table-cell>
          <table:table-cell office:value-type="float" office:value="1.45" calcext:value-type="float">
            <text:p>1.45</text:p>
          </table:table-cell>
          <table:table-cell office:value-type="float" office:value="12.4331" calcext:value-type="float">
            <text:p>12.4331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302794" calcext:value-type="float">
            <text:p>0.00302794</text:p>
          </table:table-cell>
          <table:table-cell office:value-type="float" office:value="11.792" calcext:value-type="float">
            <text:p>11.792</text:p>
          </table:table-cell>
          <table:table-cell office:value-type="float" office:value="1.39779" calcext:value-type="float">
            <text:p>1.39779</text:p>
          </table:table-cell>
          <table:table-cell office:value-type="float" office:value="12.2547" calcext:value-type="float">
            <text:p>12.2547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120488" calcext:value-type="float">
            <text:p>0.00120488</text:p>
          </table:table-cell>
          <table:table-cell office:value-type="float" office:value="11.7939" calcext:value-type="float">
            <text:p>11.7939</text:p>
          </table:table-cell>
          <table:table-cell office:value-type="float" office:value="1.39757" calcext:value-type="float">
            <text:p>1.39757</text:p>
          </table:table-cell>
          <table:table-cell office:value-type="float" office:value="12.2149" calcext:value-type="float">
            <text:p>12.2149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172555" calcext:value-type="float">
            <text:p>0.00172555</text:p>
          </table:table-cell>
          <table:table-cell office:value-type="float" office:value="11.0525" calcext:value-type="float">
            <text:p>11.0525</text:p>
          </table:table-cell>
          <table:table-cell office:value-type="float" office:value="1.55667" calcext:value-type="float">
            <text:p>1.55667</text:p>
          </table:table-cell>
          <table:table-cell office:value-type="float" office:value="12.2617" calcext:value-type="float">
            <text:p>12.2617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326794" calcext:value-type="float">
            <text:p>0.00326794</text:p>
          </table:table-cell>
          <table:table-cell office:value-type="float" office:value="10.4116" calcext:value-type="float">
            <text:p>10.4116</text:p>
          </table:table-cell>
          <table:table-cell office:value-type="float" office:value="1.39464" calcext:value-type="float">
            <text:p>1.39464</text:p>
          </table:table-cell>
          <table:table-cell office:value-type="float" office:value="11.4857" calcext:value-type="float">
            <text:p>11.4857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321871" calcext:value-type="float">
            <text:p>0.00321871</text:p>
          </table:table-cell>
          <table:table-cell office:value-type="float" office:value="10.1508" calcext:value-type="float">
            <text:p>10.1508</text:p>
          </table:table-cell>
          <table:table-cell office:value-type="float" office:value="1.35558" calcext:value-type="float">
            <text:p>1.35558</text:p>
          </table:table-cell>
          <table:table-cell office:value-type="float" office:value="11.2457" calcext:value-type="float">
            <text:p>11.2457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203197" calcext:value-type="float">
            <text:p>0.00203197</text:p>
          </table:table-cell>
          <table:table-cell office:value-type="float" office:value="9.39256" calcext:value-type="float">
            <text:p>9.39256</text:p>
          </table:table-cell>
          <table:table-cell office:value-type="float" office:value="1.53773" calcext:value-type="float">
            <text:p>1.53773</text:p>
          </table:table-cell>
          <table:table-cell office:value-type="float" office:value="11.3784" calcext:value-type="float">
            <text:p>11.3784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245174" calcext:value-type="float">
            <text:p>0.00245174</text:p>
          </table:table-cell>
          <table:table-cell office:value-type="float" office:value="8.62875" calcext:value-type="float">
            <text:p>8.62875</text:p>
          </table:table-cell>
          <table:table-cell office:value-type="float" office:value="1.73134" calcext:value-type="float">
            <text:p>1.73134</text:p>
          </table:table-cell>
          <table:table-cell office:value-type="float" office:value="11.5283" calcext:value-type="float">
            <text:p>11.5283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403569" calcext:value-type="float">
            <text:p>0.00403569</text:p>
          </table:table-cell>
          <table:table-cell office:value-type="float" office:value="8.19939" calcext:value-type="float">
            <text:p>8.19939</text:p>
          </table:table-cell>
          <table:table-cell office:value-type="float" office:value="1.64252" calcext:value-type="float">
            <text:p>1.64252</text:p>
          </table:table-cell>
          <table:table-cell office:value-type="float" office:value="10.9522" calcext:value-type="float">
            <text:p>10.9522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230907" calcext:value-type="float">
            <text:p>0.00230907</text:p>
          </table:table-cell>
          <table:table-cell office:value-type="float" office:value="7.44255" calcext:value-type="float">
            <text:p>7.44255</text:p>
          </table:table-cell>
          <table:table-cell office:value-type="float" office:value="1.8391" calcext:value-type="float">
            <text:p>1.8391</text:p>
          </table:table-cell>
          <table:table-cell office:value-type="float" office:value="11.0841" calcext:value-type="float">
            <text:p>11.0841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23522" calcext:value-type="float">
            <text:p>0.0023522</text:p>
          </table:table-cell>
          <table:table-cell office:value-type="float" office:value="6.67436" calcext:value-type="float">
            <text:p>6.67436</text:p>
          </table:table-cell>
          <table:table-cell office:value-type="float" office:value="2.03993" calcext:value-type="float">
            <text:p>2.03993</text:p>
          </table:table-cell>
          <table:table-cell office:value-type="float" office:value="11.1846" calcext:value-type="float">
            <text:p>11.1846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411396" calcext:value-type="float">
            <text:p>0.00411396</text:p>
          </table:table-cell>
          <table:table-cell office:value-type="float" office:value="6.25303" calcext:value-type="float">
            <text:p>6.25303</text:p>
          </table:table-cell>
          <table:table-cell office:value-type="float" office:value="1.89852" calcext:value-type="float">
            <text:p>1.89852</text:p>
          </table:table-cell>
          <table:table-cell office:value-type="float" office:value="10.5199" calcext:value-type="float">
            <text:p>10.5199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320152" calcext:value-type="float">
            <text:p>0.00320152</text:p>
          </table:table-cell>
          <table:table-cell office:value-type="float" office:value="5.42099" calcext:value-type="float">
            <text:p>5.42099</text:p>
          </table:table-cell>
          <table:table-cell office:value-type="float" office:value="2.12349" calcext:value-type="float">
            <text:p>2.12349</text:p>
          </table:table-cell>
          <table:table-cell office:value-type="float" office:value="10.7129" calcext:value-type="float">
            <text:p>10.7129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277064" calcext:value-type="float">
            <text:p>0.00277064</text:p>
          </table:table-cell>
          <table:table-cell office:value-type="float" office:value="4.58816" calcext:value-type="float">
            <text:p>4.58816</text:p>
          </table:table-cell>
          <table:table-cell office:value-type="float" office:value="2.3069" calcext:value-type="float">
            <text:p>2.3069</text:p>
          </table:table-cell>
          <table:table-cell office:value-type="float" office:value="10.8068" calcext:value-type="float">
            <text:p>10.8068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186267" calcext:value-type="float">
            <text:p>0.00186267</text:p>
          </table:table-cell>
          <table:table-cell office:value-type="float" office:value="3.77258" calcext:value-type="float">
            <text:p>3.77258</text:p>
          </table:table-cell>
          <table:table-cell office:value-type="float" office:value="2.48903" calcext:value-type="float">
            <text:p>2.48903</text:p>
          </table:table-cell>
          <table:table-cell office:value-type="float" office:value="10.8439" calcext:value-type="float">
            <text:p>10.8439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311167" calcext:value-type="float">
            <text:p>0.00311167</text:p>
          </table:table-cell>
          <table:table-cell office:value-type="float" office:value="2.85581" calcext:value-type="float">
            <text:p>2.85581</text:p>
          </table:table-cell>
          <table:table-cell office:value-type="float" office:value="2.70753" calcext:value-type="float">
            <text:p>2.70753</text:p>
          </table:table-cell>
          <table:table-cell office:value-type="float" office:value="10.9714" calcext:value-type="float">
            <text:p>10.9714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26938" calcext:value-type="float">
            <text:p>0.0026938</text:p>
          </table:table-cell>
          <table:table-cell office:value-type="float" office:value="2.14871" calcext:value-type="float">
            <text:p>2.14871</text:p>
          </table:table-cell>
          <table:table-cell office:value-type="float" office:value="2.76909" calcext:value-type="float">
            <text:p>2.76909</text:p>
          </table:table-cell>
          <table:table-cell office:value-type="float" office:value="10.6329" calcext:value-type="float">
            <text:p>10.6329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344361" calcext:value-type="float">
            <text:p>0.00344361</text:p>
          </table:table-cell>
          <table:table-cell office:value-type="float" office:value="2.02013" calcext:value-type="float">
            <text:p>2.02013</text:p>
          </table:table-cell>
          <table:table-cell office:value-type="float" office:value="2.73536" calcext:value-type="float">
            <text:p>2.73536</text:p>
          </table:table-cell>
          <table:table-cell office:value-type="float" office:value="10.4508" calcext:value-type="float">
            <text:p>10.4508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6" calcext:value-type="float">
            <text:p>-0.597156</text:p>
          </table:table-cell>
        </table:table-row>
        <table:table-row table:style-name="ro1">
          <table:table-cell office:value-type="float" office:value="0.00386651" calcext:value-type="float">
            <text:p>0.00386651</text:p>
          </table:table-cell>
          <table:table-cell office:value-type="float" office:value="1.75167" calcext:value-type="float">
            <text:p>1.75167</text:p>
          </table:table-cell>
          <table:table-cell office:value-type="float" office:value="2.77371" calcext:value-type="float">
            <text:p>2.77371</text:p>
          </table:table-cell>
          <table:table-cell office:value-type="float" office:value="10.3722" calcext:value-type="float">
            <text:p>10.3722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163452" calcext:value-type="float">
            <text:p>0.00163452</text:p>
          </table:table-cell>
          <table:table-cell office:value-type="float" office:value="1.72837" calcext:value-type="float">
            <text:p>1.72837</text:p>
          </table:table-cell>
          <table:table-cell office:value-type="float" office:value="2.80799" calcext:value-type="float">
            <text:p>2.80799</text:p>
          </table:table-cell>
          <table:table-cell office:value-type="float" office:value="10.3833" calcext:value-type="float">
            <text:p>10.3833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116696" calcext:value-type="float">
            <text:p>0.00116696</text:p>
          </table:table-cell>
          <table:table-cell office:value-type="float" office:value="1.72394" calcext:value-type="float">
            <text:p>1.72394</text:p>
          </table:table-cell>
          <table:table-cell office:value-type="float" office:value="2.81829" calcext:value-type="float">
            <text:p>2.81829</text:p>
          </table:table-cell>
          <table:table-cell office:value-type="float" office:value="10.3508" calcext:value-type="float">
            <text:p>10.3508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200894" calcext:value-type="float">
            <text:p>0.00200894</text:p>
          </table:table-cell>
          <table:table-cell office:value-type="float" office:value="0.896158" calcext:value-type="float">
            <text:p>0.896158</text:p>
          </table:table-cell>
          <table:table-cell office:value-type="float" office:value="3.0325" calcext:value-type="float">
            <text:p>3.0325</text:p>
          </table:table-cell>
          <table:table-cell office:value-type="float" office:value="10.3823" calcext:value-type="float">
            <text:p>10.3823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122" calcext:value-type="float">
            <text:p>0.00122</text:p>
          </table:table-cell>
          <table:table-cell office:value-type="float" office:value="0.0589138" calcext:value-type="float">
            <text:p>0.0589138</text:p>
          </table:table-cell>
          <table:table-cell office:value-type="float" office:value="3.20364" calcext:value-type="float">
            <text:p>3.20364</text:p>
          </table:table-cell>
          <table:table-cell office:value-type="float" office:value="10.3324" calcext:value-type="float">
            <text:p>10.3324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237328" calcext:value-type="float">
            <text:p>0.00237328</text:p>
          </table:table-cell>
          <table:table-cell office:value-type="float" office:value="-0.696718" calcext:value-type="float">
            <text:p>-0.696718</text:p>
          </table:table-cell>
          <table:table-cell office:value-type="float" office:value="3.25202" calcext:value-type="float">
            <text:p>3.25202</text:p>
          </table:table-cell>
          <table:table-cell office:value-type="float" office:value="9.86796" calcext:value-type="float">
            <text:p>9.86796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134456" calcext:value-type="float">
            <text:p>0.00134456</text:p>
          </table:table-cell>
          <table:table-cell office:value-type="float" office:value="-1.55971" calcext:value-type="float">
            <text:p>-1.55971</text:p>
          </table:table-cell>
          <table:table-cell office:value-type="float" office:value="3.44246" calcext:value-type="float">
            <text:p>3.44246</text:p>
          </table:table-cell>
          <table:table-cell office:value-type="float" office:value="9.85273" calcext:value-type="float">
            <text:p>9.85273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167331" calcext:value-type="float">
            <text:p>0.00167331</text:p>
          </table:table-cell>
          <table:table-cell office:value-type="float" office:value="-2.43133" calcext:value-type="float">
            <text:p>-2.43133</text:p>
          </table:table-cell>
          <table:table-cell office:value-type="float" office:value="3.60943" calcext:value-type="float">
            <text:p>3.60943</text:p>
          </table:table-cell>
          <table:table-cell office:value-type="float" office:value="9.71471" calcext:value-type="float">
            <text:p>9.71471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134438" calcext:value-type="float">
            <text:p>0.00134438</text:p>
          </table:table-cell>
          <table:table-cell office:value-type="float" office:value="-2.46236" calcext:value-type="float">
            <text:p>-2.46236</text:p>
          </table:table-cell>
          <table:table-cell office:value-type="float" office:value="3.6258" calcext:value-type="float">
            <text:p>3.6258</text:p>
          </table:table-cell>
          <table:table-cell office:value-type="float" office:value="9.69274" calcext:value-type="float">
            <text:p>9.69274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205457" calcext:value-type="float">
            <text:p>0.00205457</text:p>
          </table:table-cell>
          <table:table-cell office:value-type="float" office:value="-3.3136" calcext:value-type="float">
            <text:p>-3.3136</text:p>
          </table:table-cell>
          <table:table-cell office:value-type="float" office:value="3.79427" calcext:value-type="float">
            <text:p>3.79427</text:p>
          </table:table-cell>
          <table:table-cell office:value-type="float" office:value="9.64243" calcext:value-type="float">
            <text:p>9.64243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378355" calcext:value-type="float">
            <text:p>0.00378355</text:p>
          </table:table-cell>
          <table:table-cell office:value-type="float" office:value="-3.57636" calcext:value-type="float">
            <text:p>-3.57636</text:p>
          </table:table-cell>
          <table:table-cell office:value-type="float" office:value="3.73563" calcext:value-type="float">
            <text:p>3.73563</text:p>
          </table:table-cell>
          <table:table-cell office:value-type="float" office:value="9.08388" calcext:value-type="float">
            <text:p>9.08388</text:p>
          </table:table-cell>
          <table:table-cell office:value-type="float" office:value="-1.96404" calcext:value-type="float">
            <text:p>-1.96404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0524683" calcext:value-type="float">
            <text:p>0.000524683</text:p>
          </table:table-cell>
          <table:table-cell office:value-type="float" office:value="-3.56913" calcext:value-type="float">
            <text:p>-3.56913</text:p>
          </table:table-cell>
          <table:table-cell office:value-type="float" office:value="3.73018" calcext:value-type="float">
            <text:p>3.73018</text:p>
          </table:table-cell>
          <table:table-cell office:value-type="float" office:value="9.03665" calcext:value-type="float">
            <text:p>9.03665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0393869" calcext:value-type="float">
            <text:p>0.000393869</text:p>
          </table:table-cell>
          <table:table-cell office:value-type="float" office:value="-3.56157" calcext:value-type="float">
            <text:p>-3.56157</text:p>
          </table:table-cell>
          <table:table-cell office:value-type="float" office:value="3.72432" calcext:value-type="float">
            <text:p>3.72432</text:p>
          </table:table-cell>
          <table:table-cell office:value-type="float" office:value="9.00567" calcext:value-type="float">
            <text:p>9.00567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318735" calcext:value-type="float">
            <text:p>0.00318735</text:p>
          </table:table-cell>
          <table:table-cell office:value-type="float" office:value="-3.60196" calcext:value-type="float">
            <text:p>-3.60196</text:p>
          </table:table-cell>
          <table:table-cell office:value-type="float" office:value="3.73047" calcext:value-type="float">
            <text:p>3.73047</text:p>
          </table:table-cell>
          <table:table-cell office:value-type="float" office:value="9.14413" calcext:value-type="float">
            <text:p>9.14413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310801" calcext:value-type="float">
            <text:p>0.00310801</text:p>
          </table:table-cell>
          <table:table-cell office:value-type="float" office:value="-3.63678" calcext:value-type="float">
            <text:p>-3.63678</text:p>
          </table:table-cell>
          <table:table-cell office:value-type="float" office:value="3.76199" calcext:value-type="float">
            <text:p>3.76199</text:p>
          </table:table-cell>
          <table:table-cell office:value-type="float" office:value="9.18021" calcext:value-type="float">
            <text:p>9.18021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165954" calcext:value-type="float">
            <text:p>0.00165954</text:p>
          </table:table-cell>
          <table:table-cell office:value-type="float" office:value="-2.77602" calcext:value-type="float">
            <text:p>-2.77602</text:p>
          </table:table-cell>
          <table:table-cell office:value-type="float" office:value="3.59361" calcext:value-type="float">
            <text:p>3.59361</text:p>
          </table:table-cell>
          <table:table-cell office:value-type="float" office:value="9.23546" calcext:value-type="float">
            <text:p>9.23546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312419" calcext:value-type="float">
            <text:p>0.00312419</text:p>
          </table:table-cell>
          <table:table-cell office:value-type="float" office:value="-2.69125" calcext:value-type="float">
            <text:p>-2.69125</text:p>
          </table:table-cell>
          <table:table-cell office:value-type="float" office:value="3.60338" calcext:value-type="float">
            <text:p>3.60338</text:p>
          </table:table-cell>
          <table:table-cell office:value-type="float" office:value="9.37825" calcext:value-type="float">
            <text:p>9.37825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305123" calcext:value-type="float">
            <text:p>0.00305123</text:p>
          </table:table-cell>
          <table:table-cell office:value-type="float" office:value="-2.73513" calcext:value-type="float">
            <text:p>-2.73513</text:p>
          </table:table-cell>
          <table:table-cell office:value-type="float" office:value="3.60775" calcext:value-type="float">
            <text:p>3.60775</text:p>
          </table:table-cell>
          <table:table-cell office:value-type="float" office:value="9.42529" calcext:value-type="float">
            <text:p>9.42529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373029" calcext:value-type="float">
            <text:p>0.00373029</text:p>
          </table:table-cell>
          <table:table-cell office:value-type="float" office:value="-2.92368" calcext:value-type="float">
            <text:p>-2.92368</text:p>
          </table:table-cell>
          <table:table-cell office:value-type="float" office:value="3.65923" calcext:value-type="float">
            <text:p>3.65923</text:p>
          </table:table-cell>
          <table:table-cell office:value-type="float" office:value="9.57449" calcext:value-type="float">
            <text:p>9.57449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251584" calcext:value-type="float">
            <text:p>0.00251584</text:p>
          </table:table-cell>
          <table:table-cell office:value-type="float" office:value="-3.84525" calcext:value-type="float">
            <text:p>-3.84525</text:p>
          </table:table-cell>
          <table:table-cell office:value-type="float" office:value="3.81116" calcext:value-type="float">
            <text:p>3.81116</text:p>
          </table:table-cell>
          <table:table-cell office:value-type="float" office:value="9.74618" calcext:value-type="float">
            <text:p>9.74618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0961741" calcext:value-type="float">
            <text:p>0.000961741</text:p>
          </table:table-cell>
          <table:table-cell office:value-type="float" office:value="-4.72404" calcext:value-type="float">
            <text:p>-4.72404</text:p>
          </table:table-cell>
          <table:table-cell office:value-type="float" office:value="3.96077" calcext:value-type="float">
            <text:p>3.96077</text:p>
          </table:table-cell>
          <table:table-cell office:value-type="float" office:value="9.71831" calcext:value-type="float">
            <text:p>9.71831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447166" calcext:value-type="float">
            <text:p>0.00447166</text:p>
          </table:table-cell>
          <table:table-cell office:value-type="float" office:value="-5.23192" calcext:value-type="float">
            <text:p>-5.23192</text:p>
          </table:table-cell>
          <table:table-cell office:value-type="float" office:value="4.0486" calcext:value-type="float">
            <text:p>4.0486</text:p>
          </table:table-cell>
          <table:table-cell office:value-type="float" office:value="9.80679" calcext:value-type="float">
            <text:p>9.80679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555603" calcext:value-type="float">
            <text:p>0.00555603</text:p>
          </table:table-cell>
          <table:table-cell office:value-type="float" office:value="-5.58573" calcext:value-type="float">
            <text:p>-5.58573</text:p>
          </table:table-cell>
          <table:table-cell office:value-type="float" office:value="4.08977" calcext:value-type="float">
            <text:p>4.08977</text:p>
          </table:table-cell>
          <table:table-cell office:value-type="float" office:value="9.65777" calcext:value-type="float">
            <text:p>9.65777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180241" calcext:value-type="float">
            <text:p>0.00180241</text:p>
          </table:table-cell>
          <table:table-cell office:value-type="float" office:value="-6.46174" calcext:value-type="float">
            <text:p>-6.46174</text:p>
          </table:table-cell>
          <table:table-cell office:value-type="float" office:value="4.21029" calcext:value-type="float">
            <text:p>4.21029</text:p>
          </table:table-cell>
          <table:table-cell office:value-type="float" office:value="9.76324" calcext:value-type="float">
            <text:p>9.76324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282736" calcext:value-type="float">
            <text:p>0.00282736</text:p>
          </table:table-cell>
          <table:table-cell office:value-type="float" office:value="-7.32495" calcext:value-type="float">
            <text:p>-7.32495</text:p>
          </table:table-cell>
          <table:table-cell office:value-type="float" office:value="4.38543" calcext:value-type="float">
            <text:p>4.38543</text:p>
          </table:table-cell>
          <table:table-cell office:value-type="float" office:value="9.88619" calcext:value-type="float">
            <text:p>9.88619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249799" calcext:value-type="float">
            <text:p>0.00249799</text:p>
          </table:table-cell>
          <table:table-cell office:value-type="float" office:value="-8.16968" calcext:value-type="float">
            <text:p>-8.16968</text:p>
          </table:table-cell>
          <table:table-cell office:value-type="float" office:value="4.52606" calcext:value-type="float">
            <text:p>4.52606</text:p>
          </table:table-cell>
          <table:table-cell office:value-type="float" office:value="9.54734" calcext:value-type="float">
            <text:p>9.54734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365186" calcext:value-type="float">
            <text:p>0.00365186</text:p>
          </table:table-cell>
          <table:table-cell office:value-type="float" office:value="-9.04506" calcext:value-type="float">
            <text:p>-9.04506</text:p>
          </table:table-cell>
          <table:table-cell office:value-type="float" office:value="4.64956" calcext:value-type="float">
            <text:p>4.64956</text:p>
          </table:table-cell>
          <table:table-cell office:value-type="float" office:value="9.48567" calcext:value-type="float">
            <text:p>9.48567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343973" calcext:value-type="float">
            <text:p>0.00343973</text:p>
          </table:table-cell>
          <table:table-cell office:value-type="float" office:value="-9.09531" calcext:value-type="float">
            <text:p>-9.09531</text:p>
          </table:table-cell>
          <table:table-cell office:value-type="float" office:value="4.59412" calcext:value-type="float">
            <text:p>4.59412</text:p>
          </table:table-cell>
          <table:table-cell office:value-type="float" office:value="9.4331" calcext:value-type="float">
            <text:p>9.4331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220746" calcext:value-type="float">
            <text:p>0.00220746</text:p>
          </table:table-cell>
          <table:table-cell office:value-type="float" office:value="-9.11578" calcext:value-type="float">
            <text:p>-9.11578</text:p>
          </table:table-cell>
          <table:table-cell office:value-type="float" office:value="4.53691" calcext:value-type="float">
            <text:p>4.53691</text:p>
          </table:table-cell>
          <table:table-cell office:value-type="float" office:value="9.38681" calcext:value-type="float">
            <text:p>9.38681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255527" calcext:value-type="float">
            <text:p>0.00255527</text:p>
          </table:table-cell>
          <table:table-cell office:value-type="float" office:value="-9.94427" calcext:value-type="float">
            <text:p>-9.94427</text:p>
          </table:table-cell>
          <table:table-cell office:value-type="float" office:value="4.69765" calcext:value-type="float">
            <text:p>4.69765</text:p>
          </table:table-cell>
          <table:table-cell office:value-type="float" office:value="9.32993" calcext:value-type="float">
            <text:p>9.32993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575272" calcext:value-type="float">
            <text:p>0.00575272</text:p>
          </table:table-cell>
          <table:table-cell office:value-type="float" office:value="-10.0454" calcext:value-type="float">
            <text:p>-10.0454</text:p>
          </table:table-cell>
          <table:table-cell office:value-type="float" office:value="4.68683" calcext:value-type="float">
            <text:p>4.68683</text:p>
          </table:table-cell>
          <table:table-cell office:value-type="float" office:value="9.47234" calcext:value-type="float">
            <text:p>9.47234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349293" calcext:value-type="float">
            <text:p>0.00349293</text:p>
          </table:table-cell>
          <table:table-cell office:value-type="float" office:value="-9.22134" calcext:value-type="float">
            <text:p>-9.22134</text:p>
          </table:table-cell>
          <table:table-cell office:value-type="float" office:value="4.47824" calcext:value-type="float">
            <text:p>4.47824</text:p>
          </table:table-cell>
          <table:table-cell office:value-type="float" office:value="9.54253" calcext:value-type="float">
            <text:p>9.54253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199945" calcext:value-type="float">
            <text:p>0.00199945</text:p>
          </table:table-cell>
          <table:table-cell office:value-type="float" office:value="-9.20423" calcext:value-type="float">
            <text:p>-9.20423</text:p>
          </table:table-cell>
          <table:table-cell office:value-type="float" office:value="4.43683" calcext:value-type="float">
            <text:p>4.43683</text:p>
          </table:table-cell>
          <table:table-cell office:value-type="float" office:value="9.54109" calcext:value-type="float">
            <text:p>9.54109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290155" calcext:value-type="float">
            <text:p>0.00290155</text:p>
          </table:table-cell>
          <table:table-cell office:value-type="float" office:value="-10.0475" calcext:value-type="float">
            <text:p>-10.0475</text:p>
          </table:table-cell>
          <table:table-cell office:value-type="float" office:value="4.59395" calcext:value-type="float">
            <text:p>4.59395</text:p>
          </table:table-cell>
          <table:table-cell office:value-type="float" office:value="9.48067" calcext:value-type="float">
            <text:p>9.48067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333954" calcext:value-type="float">
            <text:p>0.00333954</text:p>
          </table:table-cell>
          <table:table-cell office:value-type="float" office:value="-10.8358" calcext:value-type="float">
            <text:p>-10.8358</text:p>
          </table:table-cell>
          <table:table-cell office:value-type="float" office:value="4.74696" calcext:value-type="float">
            <text:p>4.74696</text:p>
          </table:table-cell>
          <table:table-cell office:value-type="float" office:value="9.48215" calcext:value-type="float">
            <text:p>9.48215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249597" calcext:value-type="float">
            <text:p>0.00249597</text:p>
          </table:table-cell>
          <table:table-cell office:value-type="float" office:value="-11.6474" calcext:value-type="float">
            <text:p>-11.6474</text:p>
          </table:table-cell>
          <table:table-cell office:value-type="float" office:value="4.8896" calcext:value-type="float">
            <text:p>4.8896</text:p>
          </table:table-cell>
          <table:table-cell office:value-type="float" office:value="9.4417" calcext:value-type="float">
            <text:p>9.4417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529686" calcext:value-type="float">
            <text:p>0.00529686</text:p>
          </table:table-cell>
          <table:table-cell office:value-type="float" office:value="-11.6249" calcext:value-type="float">
            <text:p>-11.6249</text:p>
          </table:table-cell>
          <table:table-cell office:value-type="float" office:value="4.87485" calcext:value-type="float">
            <text:p>4.87485</text:p>
          </table:table-cell>
          <table:table-cell office:value-type="float" office:value="9.55796" calcext:value-type="float">
            <text:p>9.55796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259242" calcext:value-type="float">
            <text:p>0.00259242</text:p>
          </table:table-cell>
          <table:table-cell office:value-type="float" office:value="-11.6186" calcext:value-type="float">
            <text:p>-11.6186</text:p>
          </table:table-cell>
          <table:table-cell office:value-type="float" office:value="4.84982" calcext:value-type="float">
            <text:p>4.84982</text:p>
          </table:table-cell>
          <table:table-cell office:value-type="float" office:value="9.48995" calcext:value-type="float">
            <text:p>9.48995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329647" calcext:value-type="float">
            <text:p>0.00329647</text:p>
          </table:table-cell>
          <table:table-cell office:value-type="float" office:value="-12.4275" calcext:value-type="float">
            <text:p>-12.4275</text:p>
          </table:table-cell>
          <table:table-cell office:value-type="float" office:value="4.97694" calcext:value-type="float">
            <text:p>4.97694</text:p>
          </table:table-cell>
          <table:table-cell office:value-type="float" office:value="9.56071" calcext:value-type="float">
            <text:p>9.56071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298577" calcext:value-type="float">
            <text:p>0.00298577</text:p>
          </table:table-cell>
          <table:table-cell office:value-type="float" office:value="-13.2337" calcext:value-type="float">
            <text:p>-13.2337</text:p>
          </table:table-cell>
          <table:table-cell office:value-type="float" office:value="5.155" calcext:value-type="float">
            <text:p>5.155</text:p>
          </table:table-cell>
          <table:table-cell office:value-type="float" office:value="9.54156" calcext:value-type="float">
            <text:p>9.54156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264737" calcext:value-type="float">
            <text:p>0.00264737</text:p>
          </table:table-cell>
          <table:table-cell office:value-type="float" office:value="-14.0666" calcext:value-type="float">
            <text:p>-14.0666</text:p>
          </table:table-cell>
          <table:table-cell office:value-type="float" office:value="5.32636" calcext:value-type="float">
            <text:p>5.32636</text:p>
          </table:table-cell>
          <table:table-cell office:value-type="float" office:value="9.57439" calcext:value-type="float">
            <text:p>9.57439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391692" calcext:value-type="float">
            <text:p>0.00391692</text:p>
          </table:table-cell>
          <table:table-cell office:value-type="float" office:value="-14.8678" calcext:value-type="float">
            <text:p>-14.8678</text:p>
          </table:table-cell>
          <table:table-cell office:value-type="float" office:value="5.46363" calcext:value-type="float">
            <text:p>5.46363</text:p>
          </table:table-cell>
          <table:table-cell office:value-type="float" office:value="9.57637" calcext:value-type="float">
            <text:p>9.57637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397358" calcext:value-type="float">
            <text:p>0.00397358</text:p>
          </table:table-cell>
          <table:table-cell office:value-type="float" office:value="-14.917" calcext:value-type="float">
            <text:p>-14.917</text:p>
          </table:table-cell>
          <table:table-cell office:value-type="float" office:value="5.48375" calcext:value-type="float">
            <text:p>5.48375</text:p>
          </table:table-cell>
          <table:table-cell office:value-type="float" office:value="9.49584" calcext:value-type="float">
            <text:p>9.49584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637094" calcext:value-type="float">
            <text:p>0.00637094</text:p>
          </table:table-cell>
          <table:table-cell office:value-type="float" office:value="-15.7929" calcext:value-type="float">
            <text:p>-15.7929</text:p>
          </table:table-cell>
          <table:table-cell office:value-type="float" office:value="5.67012" calcext:value-type="float">
            <text:p>5.67012</text:p>
          </table:table-cell>
          <table:table-cell office:value-type="float" office:value="9.48875" calcext:value-type="float">
            <text:p>9.48875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256831" calcext:value-type="float">
            <text:p>0.00256831</text:p>
          </table:table-cell>
          <table:table-cell office:value-type="float" office:value="-16.5991" calcext:value-type="float">
            <text:p>-16.5991</text:p>
          </table:table-cell>
          <table:table-cell office:value-type="float" office:value="5.83268" calcext:value-type="float">
            <text:p>5.83268</text:p>
          </table:table-cell>
          <table:table-cell office:value-type="float" office:value="9.46789" calcext:value-type="float">
            <text:p>9.46789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590938" calcext:value-type="float">
            <text:p>0.00590938</text:p>
          </table:table-cell>
          <table:table-cell office:value-type="float" office:value="-16.7359" calcext:value-type="float">
            <text:p>-16.7359</text:p>
          </table:table-cell>
          <table:table-cell office:value-type="float" office:value="5.86665" calcext:value-type="float">
            <text:p>5.86665</text:p>
          </table:table-cell>
          <table:table-cell office:value-type="float" office:value="9.52243" calcext:value-type="float">
            <text:p>9.52243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724424" calcext:value-type="float">
            <text:p>0.00724424</text:p>
          </table:table-cell>
          <table:table-cell office:value-type="float" office:value="-17.7427" calcext:value-type="float">
            <text:p>-17.7427</text:p>
          </table:table-cell>
          <table:table-cell office:value-type="float" office:value="6.14081" calcext:value-type="float">
            <text:p>6.14081</text:p>
          </table:table-cell>
          <table:table-cell office:value-type="float" office:value="9.58779" calcext:value-type="float">
            <text:p>9.58779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321467" calcext:value-type="float">
            <text:p>0.00321467</text:p>
          </table:table-cell>
          <table:table-cell office:value-type="float" office:value="-18.5363" calcext:value-type="float">
            <text:p>-18.5363</text:p>
          </table:table-cell>
          <table:table-cell office:value-type="float" office:value="6.28398" calcext:value-type="float">
            <text:p>6.28398</text:p>
          </table:table-cell>
          <table:table-cell office:value-type="float" office:value="9.58067" calcext:value-type="float">
            <text:p>9.58067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220697" calcext:value-type="float">
            <text:p>0.00220697</text:p>
          </table:table-cell>
          <table:table-cell office:value-type="float" office:value="-18.5491" calcext:value-type="float">
            <text:p>-18.5491</text:p>
          </table:table-cell>
          <table:table-cell office:value-type="float" office:value="6.2856" calcext:value-type="float">
            <text:p>6.2856</text:p>
          </table:table-cell>
          <table:table-cell office:value-type="float" office:value="9.56736" calcext:value-type="float">
            <text:p>9.56736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325352" calcext:value-type="float">
            <text:p>0.00325352</text:p>
          </table:table-cell>
          <table:table-cell office:value-type="float" office:value="-19.3325" calcext:value-type="float">
            <text:p>-19.3325</text:p>
          </table:table-cell>
          <table:table-cell office:value-type="float" office:value="6.41374" calcext:value-type="float">
            <text:p>6.41374</text:p>
          </table:table-cell>
          <table:table-cell office:value-type="float" office:value="9.61191" calcext:value-type="float">
            <text:p>9.61191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248481" calcext:value-type="float">
            <text:p>0.00248481</text:p>
          </table:table-cell>
          <table:table-cell office:value-type="float" office:value="-19.3437" calcext:value-type="float">
            <text:p>-19.3437</text:p>
          </table:table-cell>
          <table:table-cell office:value-type="float" office:value="6.40862" calcext:value-type="float">
            <text:p>6.40862</text:p>
          </table:table-cell>
          <table:table-cell office:value-type="float" office:value="9.66284" calcext:value-type="float">
            <text:p>9.66284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346591" calcext:value-type="float">
            <text:p>0.00346591</text:p>
          </table:table-cell>
          <table:table-cell office:value-type="float" office:value="-19.3818" calcext:value-type="float">
            <text:p>-19.3818</text:p>
          </table:table-cell>
          <table:table-cell office:value-type="float" office:value="6.4345" calcext:value-type="float">
            <text:p>6.4345</text:p>
          </table:table-cell>
          <table:table-cell office:value-type="float" office:value="9.75207" calcext:value-type="float">
            <text:p>9.75207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43605" calcext:value-type="float">
            <text:p>0.0043605</text:p>
          </table:table-cell>
          <table:table-cell office:value-type="float" office:value="-20.1152" calcext:value-type="float">
            <text:p>-20.1152</text:p>
          </table:table-cell>
          <table:table-cell office:value-type="float" office:value="6.6203" calcext:value-type="float">
            <text:p>6.6203</text:p>
          </table:table-cell>
          <table:table-cell office:value-type="float" office:value="9.85406" calcext:value-type="float">
            <text:p>9.85406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167497" calcext:value-type="float">
            <text:p>0.00167497</text:p>
          </table:table-cell>
          <table:table-cell office:value-type="float" office:value="-20.1143" calcext:value-type="float">
            <text:p>-20.1143</text:p>
          </table:table-cell>
          <table:table-cell office:value-type="float" office:value="6.62188" calcext:value-type="float">
            <text:p>6.62188</text:p>
          </table:table-cell>
          <table:table-cell office:value-type="float" office:value="9.94656" calcext:value-type="float">
            <text:p>9.94656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3181" calcext:value-type="float">
            <text:p>0.003181</text:p>
          </table:table-cell>
          <table:table-cell office:value-type="float" office:value="-20.1229" calcext:value-type="float">
            <text:p>-20.1229</text:p>
          </table:table-cell>
          <table:table-cell office:value-type="float" office:value="6.654" calcext:value-type="float">
            <text:p>6.654</text:p>
          </table:table-cell>
          <table:table-cell office:value-type="float" office:value="9.97475" calcext:value-type="float">
            <text:p>9.97475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300855" calcext:value-type="float">
            <text:p>0.00300855</text:p>
          </table:table-cell>
          <table:table-cell office:value-type="float" office:value="-20.1298" calcext:value-type="float">
            <text:p>-20.1298</text:p>
          </table:table-cell>
          <table:table-cell office:value-type="float" office:value="6.68185" calcext:value-type="float">
            <text:p>6.68185</text:p>
          </table:table-cell>
          <table:table-cell office:value-type="float" office:value="9.97432" calcext:value-type="float">
            <text:p>9.97432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424014" calcext:value-type="float">
            <text:p>0.00424014</text:p>
          </table:table-cell>
          <table:table-cell office:value-type="float" office:value="-20.1724" calcext:value-type="float">
            <text:p>-20.1724</text:p>
          </table:table-cell>
          <table:table-cell office:value-type="float" office:value="6.73717" calcext:value-type="float">
            <text:p>6.73717</text:p>
          </table:table-cell>
          <table:table-cell office:value-type="float" office:value="10.0128" calcext:value-type="float">
            <text:p>10.0128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263889" calcext:value-type="float">
            <text:p>0.00263889</text:p>
          </table:table-cell>
          <table:table-cell office:value-type="float" office:value="-20.1759" calcext:value-type="float">
            <text:p>-20.1759</text:p>
          </table:table-cell>
          <table:table-cell office:value-type="float" office:value="6.76845" calcext:value-type="float">
            <text:p>6.76845</text:p>
          </table:table-cell>
          <table:table-cell office:value-type="float" office:value="10.0326" calcext:value-type="float">
            <text:p>10.0326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198987" calcext:value-type="float">
            <text:p>0.00198987</text:p>
          </table:table-cell>
          <table:table-cell office:value-type="float" office:value="-20.1744" calcext:value-type="float">
            <text:p>-20.1744</text:p>
          </table:table-cell>
          <table:table-cell office:value-type="float" office:value="6.7821" calcext:value-type="float">
            <text:p>6.7821</text:p>
          </table:table-cell>
          <table:table-cell office:value-type="float" office:value="10.0477" calcext:value-type="float">
            <text:p>10.0477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201548" calcext:value-type="float">
            <text:p>0.00201548</text:p>
          </table:table-cell>
          <table:table-cell office:value-type="float" office:value="-20.1658" calcext:value-type="float">
            <text:p>-20.1658</text:p>
          </table:table-cell>
          <table:table-cell office:value-type="float" office:value="6.79336" calcext:value-type="float">
            <text:p>6.79336</text:p>
          </table:table-cell>
          <table:table-cell office:value-type="float" office:value="10.0647" calcext:value-type="float">
            <text:p>10.0647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489947" calcext:value-type="float">
            <text:p>0.00489947</text:p>
          </table:table-cell>
          <table:table-cell office:value-type="float" office:value="-20.0978" calcext:value-type="float">
            <text:p>-20.0978</text:p>
          </table:table-cell>
          <table:table-cell office:value-type="float" office:value="6.76147" calcext:value-type="float">
            <text:p>6.76147</text:p>
          </table:table-cell>
          <table:table-cell office:value-type="float" office:value="10.0574" calcext:value-type="float">
            <text:p>10.0574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354572" calcext:value-type="float">
            <text:p>0.00354572</text:p>
          </table:table-cell>
          <table:table-cell office:value-type="float" office:value="-19.2911" calcext:value-type="float">
            <text:p>-19.2911</text:p>
          </table:table-cell>
          <table:table-cell office:value-type="float" office:value="6.69256" calcext:value-type="float">
            <text:p>6.69256</text:p>
          </table:table-cell>
          <table:table-cell office:value-type="float" office:value="10.1909" calcext:value-type="float">
            <text:p>10.1909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597139" calcext:value-type="float">
            <text:p>0.00597139</text:p>
          </table:table-cell>
          <table:table-cell office:value-type="float" office:value="-19.1814" calcext:value-type="float">
            <text:p>-19.1814</text:p>
          </table:table-cell>
          <table:table-cell office:value-type="float" office:value="6.63049" calcext:value-type="float">
            <text:p>6.63049</text:p>
          </table:table-cell>
          <table:table-cell office:value-type="float" office:value="10.1335" calcext:value-type="float">
            <text:p>10.1335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232382" calcext:value-type="float">
            <text:p>0.00232382</text:p>
          </table:table-cell>
          <table:table-cell office:value-type="float" office:value="-19.1748" calcext:value-type="float">
            <text:p>-19.1748</text:p>
          </table:table-cell>
          <table:table-cell office:value-type="float" office:value="6.65308" calcext:value-type="float">
            <text:p>6.65308</text:p>
          </table:table-cell>
          <table:table-cell office:value-type="float" office:value="10.1484" calcext:value-type="float">
            <text:p>10.1484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295111" calcext:value-type="float">
            <text:p>0.00295111</text:p>
          </table:table-cell>
          <table:table-cell office:value-type="float" office:value="-19.157" calcext:value-type="float">
            <text:p>-19.157</text:p>
          </table:table-cell>
          <table:table-cell office:value-type="float" office:value="6.68179" calcext:value-type="float">
            <text:p>6.68179</text:p>
          </table:table-cell>
          <table:table-cell office:value-type="float" office:value="10.1561" calcext:value-type="float">
            <text:p>10.1561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224644" calcext:value-type="float">
            <text:p>0.00224644</text:p>
          </table:table-cell>
          <table:table-cell office:value-type="float" office:value="-18.3392" calcext:value-type="float">
            <text:p>-18.3392</text:p>
          </table:table-cell>
          <table:table-cell office:value-type="float" office:value="6.52728" calcext:value-type="float">
            <text:p>6.52728</text:p>
          </table:table-cell>
          <table:table-cell office:value-type="float" office:value="10.2126" calcext:value-type="float">
            <text:p>10.2126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478126" calcext:value-type="float">
            <text:p>0.00478126</text:p>
          </table:table-cell>
          <table:table-cell office:value-type="float" office:value="-18.2761" calcext:value-type="float">
            <text:p>-18.2761</text:p>
          </table:table-cell>
          <table:table-cell office:value-type="float" office:value="6.51365" calcext:value-type="float">
            <text:p>6.51365</text:p>
          </table:table-cell>
          <table:table-cell office:value-type="float" office:value="10.1659" calcext:value-type="float">
            <text:p>10.1659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290006" calcext:value-type="float">
            <text:p>0.00290006</text:p>
          </table:table-cell>
          <table:table-cell office:value-type="float" office:value="-18.2504" calcext:value-type="float">
            <text:p>-18.2504</text:p>
          </table:table-cell>
          <table:table-cell office:value-type="float" office:value="6.52171" calcext:value-type="float">
            <text:p>6.52171</text:p>
          </table:table-cell>
          <table:table-cell office:value-type="float" office:value="10.1635" calcext:value-type="float">
            <text:p>10.1635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681714" calcext:value-type="float">
            <text:p>0.00681714</text:p>
          </table:table-cell>
          <table:table-cell office:value-type="float" office:value="-18.052" calcext:value-type="float">
            <text:p>-18.052</text:p>
          </table:table-cell>
          <table:table-cell office:value-type="float" office:value="6.46368" calcext:value-type="float">
            <text:p>6.46368</text:p>
          </table:table-cell>
          <table:table-cell office:value-type="float" office:value="10.1509" calcext:value-type="float">
            <text:p>10.1509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202333" calcext:value-type="float">
            <text:p>0.00202333</text:p>
          </table:table-cell>
          <table:table-cell office:value-type="float" office:value="-17.2265" calcext:value-type="float">
            <text:p>-17.2265</text:p>
          </table:table-cell>
          <table:table-cell office:value-type="float" office:value="6.30322" calcext:value-type="float">
            <text:p>6.30322</text:p>
          </table:table-cell>
          <table:table-cell office:value-type="float" office:value="10.2051" calcext:value-type="float">
            <text:p>10.2051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178088" calcext:value-type="float">
            <text:p>0.00178088</text:p>
          </table:table-cell>
          <table:table-cell office:value-type="float" office:value="-17.2039" calcext:value-type="float">
            <text:p>-17.2039</text:p>
          </table:table-cell>
          <table:table-cell office:value-type="float" office:value="6.28643" calcext:value-type="float">
            <text:p>6.28643</text:p>
          </table:table-cell>
          <table:table-cell office:value-type="float" office:value="10.1572" calcext:value-type="float">
            <text:p>10.1572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323974" calcext:value-type="float">
            <text:p>0.00323974</text:p>
          </table:table-cell>
          <table:table-cell office:value-type="float" office:value="-17.2297" calcext:value-type="float">
            <text:p>-17.2297</text:p>
          </table:table-cell>
          <table:table-cell office:value-type="float" office:value="6.3503" calcext:value-type="float">
            <text:p>6.3503</text:p>
          </table:table-cell>
          <table:table-cell office:value-type="float" office:value="10.2464" calcext:value-type="float">
            <text:p>10.2464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322637" calcext:value-type="float">
            <text:p>0.00322637</text:p>
          </table:table-cell>
          <table:table-cell office:value-type="float" office:value="-16.4289" calcext:value-type="float">
            <text:p>-16.4289</text:p>
          </table:table-cell>
          <table:table-cell office:value-type="float" office:value="6.23714" calcext:value-type="float">
            <text:p>6.23714</text:p>
          </table:table-cell>
          <table:table-cell office:value-type="float" office:value="10.3358" calcext:value-type="float">
            <text:p>10.3358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219515" calcext:value-type="float">
            <text:p>0.00219515</text:p>
          </table:table-cell>
          <table:table-cell office:value-type="float" office:value="-15.5922" calcext:value-type="float">
            <text:p>-15.5922</text:p>
          </table:table-cell>
          <table:table-cell office:value-type="float" office:value="6.09355" calcext:value-type="float">
            <text:p>6.09355</text:p>
          </table:table-cell>
          <table:table-cell office:value-type="float" office:value="10.3613" calcext:value-type="float">
            <text:p>10.3613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211377" calcext:value-type="float">
            <text:p>0.00211377</text:p>
          </table:table-cell>
          <table:table-cell office:value-type="float" office:value="-15.5895" calcext:value-type="float">
            <text:p>-15.5895</text:p>
          </table:table-cell>
          <table:table-cell office:value-type="float" office:value="6.10819" calcext:value-type="float">
            <text:p>6.10819</text:p>
          </table:table-cell>
          <table:table-cell office:value-type="float" office:value="10.3694" calcext:value-type="float">
            <text:p>10.3694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612785" calcext:value-type="float">
            <text:p>0.00612785</text:p>
          </table:table-cell>
          <table:table-cell office:value-type="float" office:value="-15.7531" calcext:value-type="float">
            <text:p>-15.7531</text:p>
          </table:table-cell>
          <table:table-cell office:value-type="float" office:value="6.16019" calcext:value-type="float">
            <text:p>6.16019</text:p>
          </table:table-cell>
          <table:table-cell office:value-type="float" office:value="10.2603" calcext:value-type="float">
            <text:p>10.2603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574778" calcext:value-type="float">
            <text:p>0.00574778</text:p>
          </table:table-cell>
          <table:table-cell office:value-type="float" office:value="-15.6785" calcext:value-type="float">
            <text:p>-15.6785</text:p>
          </table:table-cell>
          <table:table-cell office:value-type="float" office:value="6.12793" calcext:value-type="float">
            <text:p>6.12793</text:p>
          </table:table-cell>
          <table:table-cell office:value-type="float" office:value="10.1982" calcext:value-type="float">
            <text:p>10.1982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4003" calcext:value-type="float">
            <text:p>0.004003</text:p>
          </table:table-cell>
          <table:table-cell office:value-type="float" office:value="-14.8935" calcext:value-type="float">
            <text:p>-14.8935</text:p>
          </table:table-cell>
          <table:table-cell office:value-type="float" office:value="6.02424" calcext:value-type="float">
            <text:p>6.02424</text:p>
          </table:table-cell>
          <table:table-cell office:value-type="float" office:value="10.2509" calcext:value-type="float">
            <text:p>10.2509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329108" calcext:value-type="float">
            <text:p>0.00329108</text:p>
          </table:table-cell>
          <table:table-cell office:value-type="float" office:value="-14.8515" calcext:value-type="float">
            <text:p>-14.8515</text:p>
          </table:table-cell>
          <table:table-cell office:value-type="float" office:value="6.01277" calcext:value-type="float">
            <text:p>6.01277</text:p>
          </table:table-cell>
          <table:table-cell office:value-type="float" office:value="10.2348" calcext:value-type="float">
            <text:p>10.2348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434773" calcext:value-type="float">
            <text:p>0.00434773</text:p>
          </table:table-cell>
          <table:table-cell office:value-type="float" office:value="-14.9154" calcext:value-type="float">
            <text:p>-14.9154</text:p>
          </table:table-cell>
          <table:table-cell office:value-type="float" office:value="6.04929" calcext:value-type="float">
            <text:p>6.04929</text:p>
          </table:table-cell>
          <table:table-cell office:value-type="float" office:value="10.0492" calcext:value-type="float">
            <text:p>10.0492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232567" calcext:value-type="float">
            <text:p>0.00232567</text:p>
          </table:table-cell>
          <table:table-cell office:value-type="float" office:value="-14.9023" calcext:value-type="float">
            <text:p>-14.9023</text:p>
          </table:table-cell>
          <table:table-cell office:value-type="float" office:value="6.035" calcext:value-type="float">
            <text:p>6.035</text:p>
          </table:table-cell>
          <table:table-cell office:value-type="float" office:value="10.032" calcext:value-type="float">
            <text:p>10.032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382088" calcext:value-type="float">
            <text:p>0.00382088</text:p>
          </table:table-cell>
          <table:table-cell office:value-type="float" office:value="-13.2481" calcext:value-type="float">
            <text:p>-13.2481</text:p>
          </table:table-cell>
          <table:table-cell office:value-type="float" office:value="5.71556" calcext:value-type="float">
            <text:p>5.71556</text:p>
          </table:table-cell>
          <table:table-cell office:value-type="float" office:value="10.0884" calcext:value-type="float">
            <text:p>10.0884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499399" calcext:value-type="float">
            <text:p>0.00499399</text:p>
          </table:table-cell>
          <table:table-cell office:value-type="float" office:value="-12.2872" calcext:value-type="float">
            <text:p>-12.2872</text:p>
          </table:table-cell>
          <table:table-cell office:value-type="float" office:value="5.51695" calcext:value-type="float">
            <text:p>5.51695</text:p>
          </table:table-cell>
          <table:table-cell office:value-type="float" office:value="10.0045" calcext:value-type="float">
            <text:p>10.0045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584966" calcext:value-type="float">
            <text:p>0.00584966</text:p>
          </table:table-cell>
          <table:table-cell office:value-type="float" office:value="-12.1222" calcext:value-type="float">
            <text:p>-12.1222</text:p>
          </table:table-cell>
          <table:table-cell office:value-type="float" office:value="5.44999" calcext:value-type="float">
            <text:p>5.44999</text:p>
          </table:table-cell>
          <table:table-cell office:value-type="float" office:value="9.85213" calcext:value-type="float">
            <text:p>9.85213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243094" calcext:value-type="float">
            <text:p>0.00243094</text:p>
          </table:table-cell>
          <table:table-cell office:value-type="float" office:value="-12.0842" calcext:value-type="float">
            <text:p>-12.0842</text:p>
          </table:table-cell>
          <table:table-cell office:value-type="float" office:value="5.47441" calcext:value-type="float">
            <text:p>5.47441</text:p>
          </table:table-cell>
          <table:table-cell office:value-type="float" office:value="9.79899" calcext:value-type="float">
            <text:p>9.79899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248023" calcext:value-type="float">
            <text:p>0.00248023</text:p>
          </table:table-cell>
          <table:table-cell office:value-type="float" office:value="-12.0505" calcext:value-type="float">
            <text:p>-12.0505</text:p>
          </table:table-cell>
          <table:table-cell office:value-type="float" office:value="5.48456" calcext:value-type="float">
            <text:p>5.48456</text:p>
          </table:table-cell>
          <table:table-cell office:value-type="float" office:value="9.81707" calcext:value-type="float">
            <text:p>9.81707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549833" calcext:value-type="float">
            <text:p>0.00549833</text:p>
          </table:table-cell>
          <table:table-cell office:value-type="float" office:value="-11.9006" calcext:value-type="float">
            <text:p>-11.9006</text:p>
          </table:table-cell>
          <table:table-cell office:value-type="float" office:value="5.42279" calcext:value-type="float">
            <text:p>5.42279</text:p>
          </table:table-cell>
          <table:table-cell office:value-type="float" office:value="9.62679" calcext:value-type="float">
            <text:p>9.62679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308035" calcext:value-type="float">
            <text:p>0.00308035</text:p>
          </table:table-cell>
          <table:table-cell office:value-type="float" office:value="-11.022" calcext:value-type="float">
            <text:p>-11.022</text:p>
          </table:table-cell>
          <table:table-cell office:value-type="float" office:value="5.22882" calcext:value-type="float">
            <text:p>5.22882</text:p>
          </table:table-cell>
          <table:table-cell office:value-type="float" office:value="9.64447" calcext:value-type="float">
            <text:p>9.64447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368044" calcext:value-type="float">
            <text:p>0.00368044</text:p>
          </table:table-cell>
          <table:table-cell office:value-type="float" office:value="-11.0568" calcext:value-type="float">
            <text:p>-11.0568</text:p>
          </table:table-cell>
          <table:table-cell office:value-type="float" office:value="5.25084" calcext:value-type="float">
            <text:p>5.25084</text:p>
          </table:table-cell>
          <table:table-cell office:value-type="float" office:value="9.57063" calcext:value-type="float">
            <text:p>9.57063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481276" calcext:value-type="float">
            <text:p>0.00481276</text:p>
          </table:table-cell>
          <table:table-cell office:value-type="float" office:value="-11.8174" calcext:value-type="float">
            <text:p>-11.8174</text:p>
          </table:table-cell>
          <table:table-cell office:value-type="float" office:value="5.3713" calcext:value-type="float">
            <text:p>5.3713</text:p>
          </table:table-cell>
          <table:table-cell office:value-type="float" office:value="9.43199" calcext:value-type="float">
            <text:p>9.43199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272914" calcext:value-type="float">
            <text:p>0.00272914</text:p>
          </table:table-cell>
          <table:table-cell office:value-type="float" office:value="-11.0044" calcext:value-type="float">
            <text:p>-11.0044</text:p>
          </table:table-cell>
          <table:table-cell office:value-type="float" office:value="5.23558" calcext:value-type="float">
            <text:p>5.23558</text:p>
          </table:table-cell>
          <table:table-cell office:value-type="float" office:value="9.45354" calcext:value-type="float">
            <text:p>9.45354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272796" calcext:value-type="float">
            <text:p>0.00272796</text:p>
          </table:table-cell>
          <table:table-cell office:value-type="float" office:value="-10.1554" calcext:value-type="float">
            <text:p>-10.1554</text:p>
          </table:table-cell>
          <table:table-cell office:value-type="float" office:value="5.10813" calcext:value-type="float">
            <text:p>5.10813</text:p>
          </table:table-cell>
          <table:table-cell office:value-type="float" office:value="9.54721" calcext:value-type="float">
            <text:p>9.54721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428366" calcext:value-type="float">
            <text:p>0.00428366</text:p>
          </table:table-cell>
          <table:table-cell office:value-type="float" office:value="-10.0948" calcext:value-type="float">
            <text:p>-10.0948</text:p>
          </table:table-cell>
          <table:table-cell office:value-type="float" office:value="5.07133" calcext:value-type="float">
            <text:p>5.07133</text:p>
          </table:table-cell>
          <table:table-cell office:value-type="float" office:value="9.37484" calcext:value-type="float">
            <text:p>9.37484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270325" calcext:value-type="float">
            <text:p>0.00270325</text:p>
          </table:table-cell>
          <table:table-cell office:value-type="float" office:value="-10.0463" calcext:value-type="float">
            <text:p>-10.0463</text:p>
          </table:table-cell>
          <table:table-cell office:value-type="float" office:value="5.03212" calcext:value-type="float">
            <text:p>5.03212</text:p>
          </table:table-cell>
          <table:table-cell office:value-type="float" office:value="9.35041" calcext:value-type="float">
            <text:p>9.35041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322696" calcext:value-type="float">
            <text:p>0.00322696</text:p>
          </table:table-cell>
          <table:table-cell office:value-type="float" office:value="-9.23984" calcext:value-type="float">
            <text:p>-9.23984</text:p>
          </table:table-cell>
          <table:table-cell office:value-type="float" office:value="4.8453" calcext:value-type="float">
            <text:p>4.8453</text:p>
          </table:table-cell>
          <table:table-cell office:value-type="float" office:value="9.38133" calcext:value-type="float">
            <text:p>9.38133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412711" calcext:value-type="float">
            <text:p>0.00412711</text:p>
          </table:table-cell>
          <table:table-cell office:value-type="float" office:value="-9.17781" calcext:value-type="float">
            <text:p>-9.17781</text:p>
          </table:table-cell>
          <table:table-cell office:value-type="float" office:value="4.79723" calcext:value-type="float">
            <text:p>4.79723</text:p>
          </table:table-cell>
          <table:table-cell office:value-type="float" office:value="9.31059" calcext:value-type="float">
            <text:p>9.31059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531437" calcext:value-type="float">
            <text:p>0.00531437</text:p>
          </table:table-cell>
          <table:table-cell office:value-type="float" office:value="-9.42202" calcext:value-type="float">
            <text:p>-9.42202</text:p>
          </table:table-cell>
          <table:table-cell office:value-type="float" office:value="4.61258" calcext:value-type="float">
            <text:p>4.61258</text:p>
          </table:table-cell>
          <table:table-cell office:value-type="float" office:value="8.5653" calcext:value-type="float">
            <text:p>8.5653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54981" calcext:value-type="float">
            <text:p>0.0054981</text:p>
          </table:table-cell>
          <table:table-cell office:value-type="float" office:value="-9.15469" calcext:value-type="float">
            <text:p>-9.15469</text:p>
          </table:table-cell>
          <table:table-cell office:value-type="float" office:value="4.47284" calcext:value-type="float">
            <text:p>4.47284</text:p>
          </table:table-cell>
          <table:table-cell office:value-type="float" office:value="8.17082" calcext:value-type="float">
            <text:p>8.17082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449949" calcext:value-type="float">
            <text:p>0.00449949</text:p>
          </table:table-cell>
          <table:table-cell office:value-type="float" office:value="-8.43778" calcext:value-type="float">
            <text:p>-8.43778</text:p>
          </table:table-cell>
          <table:table-cell office:value-type="float" office:value="4.23692" calcext:value-type="float">
            <text:p>4.23692</text:p>
          </table:table-cell>
          <table:table-cell office:value-type="float" office:value="7.81955" calcext:value-type="float">
            <text:p>7.81955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291292" calcext:value-type="float">
            <text:p>0.00291292</text:p>
          </table:table-cell>
          <table:table-cell office:value-type="float" office:value="-8.49195" calcext:value-type="float">
            <text:p>-8.49195</text:p>
          </table:table-cell>
          <table:table-cell office:value-type="float" office:value="4.1618" calcext:value-type="float">
            <text:p>4.1618</text:p>
          </table:table-cell>
          <table:table-cell office:value-type="float" office:value="7.62769" calcext:value-type="float">
            <text:p>7.62769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290767" calcext:value-type="float">
            <text:p>0.00290767</text:p>
          </table:table-cell>
          <table:table-cell office:value-type="float" office:value="-7.68513" calcext:value-type="float">
            <text:p>-7.68513</text:p>
          </table:table-cell>
          <table:table-cell office:value-type="float" office:value="4.01254" calcext:value-type="float">
            <text:p>4.01254</text:p>
          </table:table-cell>
          <table:table-cell office:value-type="float" office:value="7.51403" calcext:value-type="float">
            <text:p>7.51403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369697" calcext:value-type="float">
            <text:p>0.00369697</text:p>
          </table:table-cell>
          <table:table-cell office:value-type="float" office:value="-5.98404" calcext:value-type="float">
            <text:p>-5.98404</text:p>
          </table:table-cell>
          <table:table-cell office:value-type="float" office:value="3.67944" calcext:value-type="float">
            <text:p>3.67944</text:p>
          </table:table-cell>
          <table:table-cell office:value-type="float" office:value="7.34622" calcext:value-type="float">
            <text:p>7.34622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220253" calcext:value-type="float">
            <text:p>0.00220253</text:p>
          </table:table-cell>
          <table:table-cell office:value-type="float" office:value="-5.96685" calcext:value-type="float">
            <text:p>-5.96685</text:p>
          </table:table-cell>
          <table:table-cell office:value-type="float" office:value="3.69251" calcext:value-type="float">
            <text:p>3.69251</text:p>
          </table:table-cell>
          <table:table-cell office:value-type="float" office:value="7.2488" calcext:value-type="float">
            <text:p>7.2488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214598" calcext:value-type="float">
            <text:p>0.00214598</text:p>
          </table:table-cell>
          <table:table-cell office:value-type="float" office:value="-5.96852" calcext:value-type="float">
            <text:p>-5.96852</text:p>
          </table:table-cell>
          <table:table-cell office:value-type="float" office:value="3.67157" calcext:value-type="float">
            <text:p>3.67157</text:p>
          </table:table-cell>
          <table:table-cell office:value-type="float" office:value="7.15878" calcext:value-type="float">
            <text:p>7.15878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205808" calcext:value-type="float">
            <text:p>0.00205808</text:p>
          </table:table-cell>
          <table:table-cell office:value-type="float" office:value="-6.00238" calcext:value-type="float">
            <text:p>-6.00238</text:p>
          </table:table-cell>
          <table:table-cell office:value-type="float" office:value="3.69111" calcext:value-type="float">
            <text:p>3.69111</text:p>
          </table:table-cell>
          <table:table-cell office:value-type="float" office:value="7.16458" calcext:value-type="float">
            <text:p>7.16458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51458" calcext:value-type="float">
            <text:p>0.0051458</text:p>
          </table:table-cell>
          <table:table-cell office:value-type="float" office:value="-6.69269" calcext:value-type="float">
            <text:p>-6.69269</text:p>
          </table:table-cell>
          <table:table-cell office:value-type="float" office:value="3.71427" calcext:value-type="float">
            <text:p>3.71427</text:p>
          </table:table-cell>
          <table:table-cell office:value-type="float" office:value="6.56714" calcext:value-type="float">
            <text:p>6.56714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414777" calcext:value-type="float">
            <text:p>0.00414777</text:p>
          </table:table-cell>
          <table:table-cell office:value-type="float" office:value="-5.70519" calcext:value-type="float">
            <text:p>-5.70519</text:p>
          </table:table-cell>
          <table:table-cell office:value-type="float" office:value="3.54886" calcext:value-type="float">
            <text:p>3.54886</text:p>
          </table:table-cell>
          <table:table-cell office:value-type="float" office:value="6.46632" calcext:value-type="float">
            <text:p>6.46632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416824" calcext:value-type="float">
            <text:p>0.00416824</text:p>
          </table:table-cell>
          <table:table-cell office:value-type="float" office:value="-3.7646" calcext:value-type="float">
            <text:p>-3.7646</text:p>
          </table:table-cell>
          <table:table-cell office:value-type="float" office:value="3.18839" calcext:value-type="float">
            <text:p>3.18839</text:p>
          </table:table-cell>
          <table:table-cell office:value-type="float" office:value="6.10946" calcext:value-type="float">
            <text:p>6.10946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342428" calcext:value-type="float">
            <text:p>0.00342428</text:p>
          </table:table-cell>
          <table:table-cell office:value-type="float" office:value="-3.06896" calcext:value-type="float">
            <text:p>-3.06896</text:p>
          </table:table-cell>
          <table:table-cell office:value-type="float" office:value="2.97297" calcext:value-type="float">
            <text:p>2.97297</text:p>
          </table:table-cell>
          <table:table-cell office:value-type="float" office:value="5.687" calcext:value-type="float">
            <text:p>5.687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435741" calcext:value-type="float">
            <text:p>0.00435741</text:p>
          </table:table-cell>
          <table:table-cell office:value-type="float" office:value="-2.54936" calcext:value-type="float">
            <text:p>-2.54936</text:p>
          </table:table-cell>
          <table:table-cell office:value-type="float" office:value="2.68103" calcext:value-type="float">
            <text:p>2.68103</text:p>
          </table:table-cell>
          <table:table-cell office:value-type="float" office:value="4.66617" calcext:value-type="float">
            <text:p>4.66617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338967" calcext:value-type="float">
            <text:p>0.00338967</text:p>
          </table:table-cell>
          <table:table-cell office:value-type="float" office:value="-0.996768" calcext:value-type="float">
            <text:p>-0.996768</text:p>
          </table:table-cell>
          <table:table-cell office:value-type="float" office:value="2.42537" calcext:value-type="float">
            <text:p>2.42537</text:p>
          </table:table-cell>
          <table:table-cell office:value-type="float" office:value="4.24249" calcext:value-type="float">
            <text:p>4.24249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174655" calcext:value-type="float">
            <text:p>0.00174655</text:p>
          </table:table-cell>
          <table:table-cell office:value-type="float" office:value="-0.154615" calcext:value-type="float">
            <text:p>-0.154615</text:p>
          </table:table-cell>
          <table:table-cell office:value-type="float" office:value="2.33213" calcext:value-type="float">
            <text:p>2.33213</text:p>
          </table:table-cell>
          <table:table-cell office:value-type="float" office:value="4.14034" calcext:value-type="float">
            <text:p>4.14034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40006" calcext:value-type="float">
            <text:p>0.0040006</text:p>
          </table:table-cell>
          <table:table-cell office:value-type="float" office:value="-0.0902294" calcext:value-type="float">
            <text:p>-0.0902294</text:p>
          </table:table-cell>
          <table:table-cell office:value-type="float" office:value="2.25766" calcext:value-type="float">
            <text:p>2.25766</text:p>
          </table:table-cell>
          <table:table-cell office:value-type="float" office:value="3.88006" calcext:value-type="float">
            <text:p>3.88006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150205" calcext:value-type="float">
            <text:p>0.00150205</text:p>
          </table:table-cell>
          <table:table-cell office:value-type="float" office:value="0.774666" calcext:value-type="float">
            <text:p>0.774666</text:p>
          </table:table-cell>
          <table:table-cell office:value-type="float" office:value="2.16342" calcext:value-type="float">
            <text:p>2.16342</text:p>
          </table:table-cell>
          <table:table-cell office:value-type="float" office:value="3.82821" calcext:value-type="float">
            <text:p>3.82821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309575" calcext:value-type="float">
            <text:p>0.00309575</text:p>
          </table:table-cell>
          <table:table-cell office:value-type="float" office:value="0.821729" calcext:value-type="float">
            <text:p>0.821729</text:p>
          </table:table-cell>
          <table:table-cell office:value-type="float" office:value="2.12201" calcext:value-type="float">
            <text:p>2.12201</text:p>
          </table:table-cell>
          <table:table-cell office:value-type="float" office:value="3.66881" calcext:value-type="float">
            <text:p>3.66881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167115" calcext:value-type="float">
            <text:p>0.00167115</text:p>
          </table:table-cell>
          <table:table-cell office:value-type="float" office:value="0.834784" calcext:value-type="float">
            <text:p>0.834784</text:p>
          </table:table-cell>
          <table:table-cell office:value-type="float" office:value="2.10551" calcext:value-type="float">
            <text:p>2.10551</text:p>
          </table:table-cell>
          <table:table-cell office:value-type="float" office:value="3.61893" calcext:value-type="float">
            <text:p>3.61893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408" calcext:value-type="float">
            <text:p>0.00408</text:p>
          </table:table-cell>
          <table:table-cell office:value-type="float" office:value="1.11469" calcext:value-type="float">
            <text:p>1.11469</text:p>
          </table:table-cell>
          <table:table-cell office:value-type="float" office:value="1.8015" calcext:value-type="float">
            <text:p>1.8015</text:p>
          </table:table-cell>
          <table:table-cell office:value-type="float" office:value="2.58788" calcext:value-type="float">
            <text:p>2.58788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192437" calcext:value-type="float">
            <text:p>0.00192437</text:p>
          </table:table-cell>
          <table:table-cell office:value-type="float" office:value="1.08735" calcext:value-type="float">
            <text:p>1.08735</text:p>
          </table:table-cell>
          <table:table-cell office:value-type="float" office:value="1.77693" calcext:value-type="float">
            <text:p>1.77693</text:p>
          </table:table-cell>
          <table:table-cell office:value-type="float" office:value="2.5373" calcext:value-type="float">
            <text:p>2.5373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340868" calcext:value-type="float">
            <text:p>0.00340868</text:p>
          </table:table-cell>
          <table:table-cell office:value-type="float" office:value="1.65294" calcext:value-type="float">
            <text:p>1.65294</text:p>
          </table:table-cell>
          <table:table-cell office:value-type="float" office:value="1.51307" calcext:value-type="float">
            <text:p>1.51307</text:p>
          </table:table-cell>
          <table:table-cell office:value-type="float" office:value="1.72336" calcext:value-type="float">
            <text:p>1.72336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259355" calcext:value-type="float">
            <text:p>0.00259355</text:p>
          </table:table-cell>
          <table:table-cell office:value-type="float" office:value="2.54362" calcext:value-type="float">
            <text:p>2.54362</text:p>
          </table:table-cell>
          <table:table-cell office:value-type="float" office:value="1.39921" calcext:value-type="float">
            <text:p>1.39921</text:p>
          </table:table-cell>
          <table:table-cell office:value-type="float" office:value="1.53737" calcext:value-type="float">
            <text:p>1.53737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121506" calcext:value-type="float">
            <text:p>0.00121506</text:p>
          </table:table-cell>
          <table:table-cell office:value-type="float" office:value="2.53667" calcext:value-type="float">
            <text:p>2.53667</text:p>
          </table:table-cell>
          <table:table-cell office:value-type="float" office:value="1.41082" calcext:value-type="float">
            <text:p>1.41082</text:p>
          </table:table-cell>
          <table:table-cell office:value-type="float" office:value="1.55607" calcext:value-type="float">
            <text:p>1.55607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233846" calcext:value-type="float">
            <text:p>0.00233846</text:p>
          </table:table-cell>
          <table:table-cell office:value-type="float" office:value="2.55329" calcext:value-type="float">
            <text:p>2.55329</text:p>
          </table:table-cell>
          <table:table-cell office:value-type="float" office:value="1.38705" calcext:value-type="float">
            <text:p>1.38705</text:p>
          </table:table-cell>
          <table:table-cell office:value-type="float" office:value="1.48795" calcext:value-type="float">
            <text:p>1.48795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239185" calcext:value-type="float">
            <text:p>0.00239185</text:p>
          </table:table-cell>
          <table:table-cell office:value-type="float" office:value="3.41927" calcext:value-type="float">
            <text:p>3.41927</text:p>
          </table:table-cell>
          <table:table-cell office:value-type="float" office:value="1.35698" calcext:value-type="float">
            <text:p>1.35698</text:p>
          </table:table-cell>
          <table:table-cell office:value-type="float" office:value="1.49533" calcext:value-type="float">
            <text:p>1.49533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470592" calcext:value-type="float">
            <text:p>0.00470592</text:p>
          </table:table-cell>
          <table:table-cell office:value-type="float" office:value="3.62678" calcext:value-type="float">
            <text:p>3.62678</text:p>
          </table:table-cell>
          <table:table-cell office:value-type="float" office:value="1.09113" calcext:value-type="float">
            <text:p>1.09113</text:p>
          </table:table-cell>
          <table:table-cell office:value-type="float" office:value="0.665619" calcext:value-type="float">
            <text:p>0.665619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19479" calcext:value-type="float">
            <text:p>0.0019479</text:p>
          </table:table-cell>
          <table:table-cell office:value-type="float" office:value="3.64432" calcext:value-type="float">
            <text:p>3.64432</text:p>
          </table:table-cell>
          <table:table-cell office:value-type="float" office:value="1.0781" calcext:value-type="float">
            <text:p>1.0781</text:p>
          </table:table-cell>
          <table:table-cell office:value-type="float" office:value="0.588529" calcext:value-type="float">
            <text:p>0.588529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106726" calcext:value-type="float">
            <text:p>0.00106726</text:p>
          </table:table-cell>
          <table:table-cell office:value-type="float" office:value="4.46501" calcext:value-type="float">
            <text:p>4.46501</text:p>
          </table:table-cell>
          <table:table-cell office:value-type="float" office:value="1.0636" calcext:value-type="float">
            <text:p>1.0636</text:p>
          </table:table-cell>
          <table:table-cell office:value-type="float" office:value="0.619756" calcext:value-type="float">
            <text:p>0.619756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376966" calcext:value-type="float">
            <text:p>0.00376966</text:p>
          </table:table-cell>
          <table:table-cell office:value-type="float" office:value="4.55021" calcext:value-type="float">
            <text:p>4.55021</text:p>
          </table:table-cell>
          <table:table-cell office:value-type="float" office:value="0.97049" calcext:value-type="float">
            <text:p>0.97049</text:p>
          </table:table-cell>
          <table:table-cell office:value-type="float" office:value="0.332938" calcext:value-type="float">
            <text:p>0.332938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104573" calcext:value-type="float">
            <text:p>0.00104573</text:p>
          </table:table-cell>
          <table:table-cell office:value-type="float" office:value="4.53007" calcext:value-type="float">
            <text:p>4.53007</text:p>
          </table:table-cell>
          <table:table-cell office:value-type="float" office:value="0.991297" calcext:value-type="float">
            <text:p>0.991297</text:p>
          </table:table-cell>
          <table:table-cell office:value-type="float" office:value="0.396524" calcext:value-type="float">
            <text:p>0.396524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129729" calcext:value-type="float">
            <text:p>0.00129729</text:p>
          </table:table-cell>
          <table:table-cell office:value-type="float" office:value="4.49181" calcext:value-type="float">
            <text:p>4.49181</text:p>
          </table:table-cell>
          <table:table-cell office:value-type="float" office:value="1.01728" calcext:value-type="float">
            <text:p>1.01728</text:p>
          </table:table-cell>
          <table:table-cell office:value-type="float" office:value="0.464396" calcext:value-type="float">
            <text:p>0.464396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0642806" calcext:value-type="float">
            <text:p>0.000642806</text:p>
          </table:table-cell>
          <table:table-cell office:value-type="float" office:value="4.48962" calcext:value-type="float">
            <text:p>4.48962</text:p>
          </table:table-cell>
          <table:table-cell office:value-type="float" office:value="1.01207" calcext:value-type="float">
            <text:p>1.01207</text:p>
          </table:table-cell>
          <table:table-cell office:value-type="float" office:value="0.463851" calcext:value-type="float">
            <text:p>0.463851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20787" calcext:value-type="float">
            <text:p>0.0020787</text:p>
          </table:table-cell>
          <table:table-cell office:value-type="float" office:value="4.44517" calcext:value-type="float">
            <text:p>4.44517</text:p>
          </table:table-cell>
          <table:table-cell office:value-type="float" office:value="1.00954" calcext:value-type="float">
            <text:p>1.00954</text:p>
          </table:table-cell>
          <table:table-cell office:value-type="float" office:value="0.566441" calcext:value-type="float">
            <text:p>0.566441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149891" calcext:value-type="float">
            <text:p>0.00149891</text:p>
          </table:table-cell>
          <table:table-cell office:value-type="float" office:value="4.42736" calcext:value-type="float">
            <text:p>4.42736</text:p>
          </table:table-cell>
          <table:table-cell office:value-type="float" office:value="1.01367" calcext:value-type="float">
            <text:p>1.01367</text:p>
          </table:table-cell>
          <table:table-cell office:value-type="float" office:value="0.644388" calcext:value-type="float">
            <text:p>0.644388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43544" calcext:value-type="float">
            <text:p>0.0043544</text:p>
          </table:table-cell>
          <table:table-cell office:value-type="float" office:value="3.89424" calcext:value-type="float">
            <text:p>3.89424</text:p>
          </table:table-cell>
          <table:table-cell office:value-type="float" office:value="1.34284" calcext:value-type="float">
            <text:p>1.34284</text:p>
          </table:table-cell>
          <table:table-cell office:value-type="float" office:value="1.68097" calcext:value-type="float">
            <text:p>1.68097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254273" calcext:value-type="float">
            <text:p>0.00254273</text:p>
          </table:table-cell>
          <table:table-cell office:value-type="float" office:value="3.09707" calcext:value-type="float">
            <text:p>3.09707</text:p>
          </table:table-cell>
          <table:table-cell office:value-type="float" office:value="1.33718" calcext:value-type="float">
            <text:p>1.33718</text:p>
          </table:table-cell>
          <table:table-cell office:value-type="float" office:value="1.69044" calcext:value-type="float">
            <text:p>1.69044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237141" calcext:value-type="float">
            <text:p>0.00237141</text:p>
          </table:table-cell>
          <table:table-cell office:value-type="float" office:value="3.06401" calcext:value-type="float">
            <text:p>3.06401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1.84756" calcext:value-type="float">
            <text:p>1.84756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410837" calcext:value-type="float">
            <text:p>0.00410837</text:p>
          </table:table-cell>
          <table:table-cell office:value-type="float" office:value="2.47327" calcext:value-type="float">
            <text:p>2.47327</text:p>
          </table:table-cell>
          <table:table-cell office:value-type="float" office:value="1.6018" calcext:value-type="float">
            <text:p>1.6018</text:p>
          </table:table-cell>
          <table:table-cell office:value-type="float" office:value="2.65811" calcext:value-type="float">
            <text:p>2.65811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335163" calcext:value-type="float">
            <text:p>0.00335163</text:p>
          </table:table-cell>
          <table:table-cell office:value-type="float" office:value="1.60631" calcext:value-type="float">
            <text:p>1.60631</text:p>
          </table:table-cell>
          <table:table-cell office:value-type="float" office:value="1.77251" calcext:value-type="float">
            <text:p>1.77251</text:p>
          </table:table-cell>
          <table:table-cell office:value-type="float" office:value="3.12911" calcext:value-type="float">
            <text:p>3.12911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247498" calcext:value-type="float">
            <text:p>0.00247498</text:p>
          </table:table-cell>
          <table:table-cell office:value-type="float" office:value="0.754759" calcext:value-type="float">
            <text:p>0.754759</text:p>
          </table:table-cell>
          <table:table-cell office:value-type="float" office:value="1.80506" calcext:value-type="float">
            <text:p>1.80506</text:p>
          </table:table-cell>
          <table:table-cell office:value-type="float" office:value="3.22729" calcext:value-type="float">
            <text:p>3.22729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265014" calcext:value-type="float">
            <text:p>0.00265014</text:p>
          </table:table-cell>
          <table:table-cell office:value-type="float" office:value="-0.0668663" calcext:value-type="float">
            <text:p>-0.0668663</text:p>
          </table:table-cell>
          <table:table-cell office:value-type="float" office:value="1.91809" calcext:value-type="float">
            <text:p>1.91809</text:p>
          </table:table-cell>
          <table:table-cell office:value-type="float" office:value="3.51936" calcext:value-type="float">
            <text:p>3.51936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228412" calcext:value-type="float">
            <text:p>0.00228412</text:p>
          </table:table-cell>
          <table:table-cell office:value-type="float" office:value="-0.946963" calcext:value-type="float">
            <text:p>-0.946963</text:p>
          </table:table-cell>
          <table:table-cell office:value-type="float" office:value="2.02329" calcext:value-type="float">
            <text:p>2.02329</text:p>
          </table:table-cell>
          <table:table-cell office:value-type="float" office:value="3.73751" calcext:value-type="float">
            <text:p>3.73751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355516" calcext:value-type="float">
            <text:p>0.00355516</text:p>
          </table:table-cell>
          <table:table-cell office:value-type="float" office:value="-2.09599" calcext:value-type="float">
            <text:p>-2.09599</text:p>
          </table:table-cell>
          <table:table-cell office:value-type="float" office:value="2.30319" calcext:value-type="float">
            <text:p>2.30319</text:p>
          </table:table-cell>
          <table:table-cell office:value-type="float" office:value="4.57062" calcext:value-type="float">
            <text:p>4.57062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4" calcext:value-type="float">
            <text:p>76.7264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23083" calcext:value-type="float">
            <text:p>0.0023083</text:p>
          </table:table-cell>
          <table:table-cell office:value-type="float" office:value="-3.00645" calcext:value-type="float">
            <text:p>-3.00645</text:p>
          </table:table-cell>
          <table:table-cell office:value-type="float" office:value="2.35366" calcext:value-type="float">
            <text:p>2.35366</text:p>
          </table:table-cell>
          <table:table-cell office:value-type="float" office:value="4.62304" calcext:value-type="float">
            <text:p>4.62304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269588" calcext:value-type="float">
            <text:p>0.00269588</text:p>
          </table:table-cell>
          <table:table-cell office:value-type="float" office:value="-3.74538" calcext:value-type="float">
            <text:p>-3.74538</text:p>
          </table:table-cell>
          <table:table-cell office:value-type="float" office:value="2.52347" calcext:value-type="float">
            <text:p>2.52347</text:p>
          </table:table-cell>
          <table:table-cell office:value-type="float" office:value="5.00786" calcext:value-type="float">
            <text:p>5.00786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205904" calcext:value-type="float">
            <text:p>0.00205904</text:p>
          </table:table-cell>
          <table:table-cell office:value-type="float" office:value="-4.62231" calcext:value-type="float">
            <text:p>-4.62231</text:p>
          </table:table-cell>
          <table:table-cell office:value-type="float" office:value="2.60138" calcext:value-type="float">
            <text:p>2.60138</text:p>
          </table:table-cell>
          <table:table-cell office:value-type="float" office:value="5.07338" calcext:value-type="float">
            <text:p>5.07338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0539833" calcext:value-type="float">
            <text:p>0.00539833</text:p>
          </table:table-cell>
          <table:table-cell office:value-type="float" office:value="-5.46084" calcext:value-type="float">
            <text:p>-5.46084</text:p>
          </table:table-cell>
          <table:table-cell office:value-type="float" office:value="2.72632" calcext:value-type="float">
            <text:p>2.72632</text:p>
          </table:table-cell>
          <table:table-cell office:value-type="float" office:value="5.23167" calcext:value-type="float">
            <text:p>5.23167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238735" calcext:value-type="float">
            <text:p>0.00238735</text:p>
          </table:table-cell>
          <table:table-cell office:value-type="float" office:value="-6.31853" calcext:value-type="float">
            <text:p>-6.31853</text:p>
          </table:table-cell>
          <table:table-cell office:value-type="float" office:value="2.8101" calcext:value-type="float">
            <text:p>2.8101</text:p>
          </table:table-cell>
          <table:table-cell office:value-type="float" office:value="5.18563" calcext:value-type="float">
            <text:p>5.18563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306864" calcext:value-type="float">
            <text:p>0.00306864</text:p>
          </table:table-cell>
          <table:table-cell office:value-type="float" office:value="-6.42104" calcext:value-type="float">
            <text:p>-6.42104</text:p>
          </table:table-cell>
          <table:table-cell office:value-type="float" office:value="2.91918" calcext:value-type="float">
            <text:p>2.91918</text:p>
          </table:table-cell>
          <table:table-cell office:value-type="float" office:value="5.705" calcext:value-type="float">
            <text:p>5.705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310792" calcext:value-type="float">
            <text:p>0.00310792</text:p>
          </table:table-cell>
          <table:table-cell office:value-type="float" office:value="-7.23505" calcext:value-type="float">
            <text:p>-7.23505</text:p>
          </table:table-cell>
          <table:table-cell office:value-type="float" office:value="3.00761" calcext:value-type="float">
            <text:p>3.00761</text:p>
          </table:table-cell>
          <table:table-cell office:value-type="float" office:value="5.83911" calcext:value-type="float">
            <text:p>5.83911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395648" calcext:value-type="float">
            <text:p>0.00395648</text:p>
          </table:table-cell>
          <table:table-cell office:value-type="float" office:value="-8.0982" calcext:value-type="float">
            <text:p>-8.0982</text:p>
          </table:table-cell>
          <table:table-cell office:value-type="float" office:value="3.16992" calcext:value-type="float">
            <text:p>3.16992</text:p>
          </table:table-cell>
          <table:table-cell office:value-type="float" office:value="5.98932" calcext:value-type="float">
            <text:p>5.98932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398079" calcext:value-type="float">
            <text:p>0.00398079</text:p>
          </table:table-cell>
          <table:table-cell office:value-type="float" office:value="-8.84522" calcext:value-type="float">
            <text:p>-8.84522</text:p>
          </table:table-cell>
          <table:table-cell office:value-type="float" office:value="3.27789" calcext:value-type="float">
            <text:p>3.27789</text:p>
          </table:table-cell>
          <table:table-cell office:value-type="float" office:value="6.33193" calcext:value-type="float">
            <text:p>6.33193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440242" calcext:value-type="float">
            <text:p>0.00440242</text:p>
          </table:table-cell>
          <table:table-cell office:value-type="float" office:value="-8.9738" calcext:value-type="float">
            <text:p>-8.9738</text:p>
          </table:table-cell>
          <table:table-cell office:value-type="float" office:value="3.44404" calcext:value-type="float">
            <text:p>3.44404</text:p>
          </table:table-cell>
          <table:table-cell office:value-type="float" office:value="7.00773" calcext:value-type="float">
            <text:p>7.00773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377782" calcext:value-type="float">
            <text:p>0.00377782</text:p>
          </table:table-cell>
          <table:table-cell office:value-type="float" office:value="-9.76046" calcext:value-type="float">
            <text:p>-9.76046</text:p>
          </table:table-cell>
          <table:table-cell office:value-type="float" office:value="3.55827" calcext:value-type="float">
            <text:p>3.55827</text:p>
          </table:table-cell>
          <table:table-cell office:value-type="float" office:value="7.15914" calcext:value-type="float">
            <text:p>7.15914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485793" calcext:value-type="float">
            <text:p>0.00485793</text:p>
          </table:table-cell>
          <table:table-cell office:value-type="float" office:value="-10.3073" calcext:value-type="float">
            <text:p>-10.3073</text:p>
          </table:table-cell>
          <table:table-cell office:value-type="float" office:value="3.75932" calcext:value-type="float">
            <text:p>3.75932</text:p>
          </table:table-cell>
          <table:table-cell office:value-type="float" office:value="7.76408" calcext:value-type="float">
            <text:p>7.76408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580008" calcext:value-type="float">
            <text:p>0.00580008</text:p>
          </table:table-cell>
          <table:table-cell office:value-type="float" office:value="-10.6289" calcext:value-type="float">
            <text:p>-10.6289</text:p>
          </table:table-cell>
          <table:table-cell office:value-type="float" office:value="3.93656" calcext:value-type="float">
            <text:p>3.93656</text:p>
          </table:table-cell>
          <table:table-cell office:value-type="float" office:value="8.36975" calcext:value-type="float">
            <text:p>8.36975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508814" calcext:value-type="float">
            <text:p>0.00508814</text:p>
          </table:table-cell>
          <table:table-cell office:value-type="float" office:value="-11.1383" calcext:value-type="float">
            <text:p>-11.1383</text:p>
          </table:table-cell>
          <table:table-cell office:value-type="float" office:value="4.16808" calcext:value-type="float">
            <text:p>4.16808</text:p>
          </table:table-cell>
          <table:table-cell office:value-type="float" office:value="8.97445" calcext:value-type="float">
            <text:p>8.97445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531986" calcext:value-type="float">
            <text:p>0.00531986</text:p>
          </table:table-cell>
          <table:table-cell office:value-type="float" office:value="-11.2034" calcext:value-type="float">
            <text:p>-11.2034</text:p>
          </table:table-cell>
          <table:table-cell office:value-type="float" office:value="4.26891" calcext:value-type="float">
            <text:p>4.26891</text:p>
          </table:table-cell>
          <table:table-cell office:value-type="float" office:value="9.18987" calcext:value-type="float">
            <text:p>9.18987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205654" calcext:value-type="float">
            <text:p>0.00205654</text:p>
          </table:table-cell>
          <table:table-cell office:value-type="float" office:value="-11.1789" calcext:value-type="float">
            <text:p>-11.1789</text:p>
          </table:table-cell>
          <table:table-cell office:value-type="float" office:value="4.27058" calcext:value-type="float">
            <text:p>4.27058</text:p>
          </table:table-cell>
          <table:table-cell office:value-type="float" office:value="9.34" calcext:value-type="float">
            <text:p>9.34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519266" calcext:value-type="float">
            <text:p>0.00519266</text:p>
          </table:table-cell>
          <table:table-cell office:value-type="float" office:value="-11.2378" calcext:value-type="float">
            <text:p>-11.2378</text:p>
          </table:table-cell>
          <table:table-cell office:value-type="float" office:value="4.3457" calcext:value-type="float">
            <text:p>4.3457</text:p>
          </table:table-cell>
          <table:table-cell office:value-type="float" office:value="9.48241" calcext:value-type="float">
            <text:p>9.48241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467352" calcext:value-type="float">
            <text:p>0.00467352</text:p>
          </table:table-cell>
          <table:table-cell office:value-type="float" office:value="-11.9675" calcext:value-type="float">
            <text:p>-11.9675</text:p>
          </table:table-cell>
          <table:table-cell office:value-type="float" office:value="4.49486" calcext:value-type="float">
            <text:p>4.49486</text:p>
          </table:table-cell>
          <table:table-cell office:value-type="float" office:value="9.73081" calcext:value-type="float">
            <text:p>9.73081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491614" calcext:value-type="float">
            <text:p>0.00491614</text:p>
          </table:table-cell>
          <table:table-cell office:value-type="float" office:value="-12.7178" calcext:value-type="float">
            <text:p>-12.7178</text:p>
          </table:table-cell>
          <table:table-cell office:value-type="float" office:value="4.71599" calcext:value-type="float">
            <text:p>4.71599</text:p>
          </table:table-cell>
          <table:table-cell office:value-type="float" office:value="9.69748" calcext:value-type="float">
            <text:p>9.69748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585575" calcext:value-type="float">
            <text:p>0.00585575</text:p>
          </table:table-cell>
          <table:table-cell office:value-type="float" office:value="-12.8364" calcext:value-type="float">
            <text:p>-12.8364</text:p>
          </table:table-cell>
          <table:table-cell office:value-type="float" office:value="4.80281" calcext:value-type="float">
            <text:p>4.80281</text:p>
          </table:table-cell>
          <table:table-cell office:value-type="float" office:value="9.96177" calcext:value-type="float">
            <text:p>9.96177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358053" calcext:value-type="float">
            <text:p>0.00358053</text:p>
          </table:table-cell>
          <table:table-cell office:value-type="float" office:value="-13.6533" calcext:value-type="float">
            <text:p>-13.6533</text:p>
          </table:table-cell>
          <table:table-cell office:value-type="float" office:value="4.95498" calcext:value-type="float">
            <text:p>4.95498</text:p>
          </table:table-cell>
          <table:table-cell office:value-type="float" office:value="10.0037" calcext:value-type="float">
            <text:p>10.0037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66568" calcext:value-type="float">
            <text:p>0.0066568</text:p>
          </table:table-cell>
          <table:table-cell office:value-type="float" office:value="-13.8319" calcext:value-type="float">
            <text:p>-13.8319</text:p>
          </table:table-cell>
          <table:table-cell office:value-type="float" office:value="5.09489" calcext:value-type="float">
            <text:p>5.09489</text:p>
          </table:table-cell>
          <table:table-cell office:value-type="float" office:value="10.4294" calcext:value-type="float">
            <text:p>10.4294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662738" calcext:value-type="float">
            <text:p>0.00662738</text:p>
          </table:table-cell>
          <table:table-cell office:value-type="float" office:value="-13.9805" calcext:value-type="float">
            <text:p>-13.9805</text:p>
          </table:table-cell>
          <table:table-cell office:value-type="float" office:value="5.23679" calcext:value-type="float">
            <text:p>5.23679</text:p>
          </table:table-cell>
          <table:table-cell office:value-type="float" office:value="10.7377" calcext:value-type="float">
            <text:p>10.7377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344985" calcext:value-type="float">
            <text:p>0.00344985</text:p>
          </table:table-cell>
          <table:table-cell office:value-type="float" office:value="-14.7454" calcext:value-type="float">
            <text:p>-14.7454</text:p>
          </table:table-cell>
          <table:table-cell office:value-type="float" office:value="5.41722" calcext:value-type="float">
            <text:p>5.41722</text:p>
          </table:table-cell>
          <table:table-cell office:value-type="float" office:value="10.761" calcext:value-type="float">
            <text:p>10.761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419082" calcext:value-type="float">
            <text:p>0.00419082</text:p>
          </table:table-cell>
          <table:table-cell office:value-type="float" office:value="-15.5439" calcext:value-type="float">
            <text:p>-15.5439</text:p>
          </table:table-cell>
          <table:table-cell office:value-type="float" office:value="5.54522" calcext:value-type="float">
            <text:p>5.54522</text:p>
          </table:table-cell>
          <table:table-cell office:value-type="float" office:value="10.7313" calcext:value-type="float">
            <text:p>10.7313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365608" calcext:value-type="float">
            <text:p>0.00365608</text:p>
          </table:table-cell>
          <table:table-cell office:value-type="float" office:value="-15.5761" calcext:value-type="float">
            <text:p>-15.5761</text:p>
          </table:table-cell>
          <table:table-cell office:value-type="float" office:value="5.56547" calcext:value-type="float">
            <text:p>5.56547</text:p>
          </table:table-cell>
          <table:table-cell office:value-type="float" office:value="10.8927" calcext:value-type="float">
            <text:p>10.8927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496583" calcext:value-type="float">
            <text:p>0.00496583</text:p>
          </table:table-cell>
          <table:table-cell office:value-type="float" office:value="-16.2701" calcext:value-type="float">
            <text:p>-16.2701</text:p>
          </table:table-cell>
          <table:table-cell office:value-type="float" office:value="5.75659" calcext:value-type="float">
            <text:p>5.75659</text:p>
          </table:table-cell>
          <table:table-cell office:value-type="float" office:value="11.0802" calcext:value-type="float">
            <text:p>11.0802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308935" calcext:value-type="float">
            <text:p>0.00308935</text:p>
          </table:table-cell>
          <table:table-cell office:value-type="float" office:value="-17.0564" calcext:value-type="float">
            <text:p>-17.0564</text:p>
          </table:table-cell>
          <table:table-cell office:value-type="float" office:value="5.92976" calcext:value-type="float">
            <text:p>5.92976</text:p>
          </table:table-cell>
          <table:table-cell office:value-type="float" office:value="11.084" calcext:value-type="float">
            <text:p>11.084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326906" calcext:value-type="float">
            <text:p>0.00326906</text:p>
          </table:table-cell>
          <table:table-cell office:value-type="float" office:value="-17.8406" calcext:value-type="float">
            <text:p>-17.8406</text:p>
          </table:table-cell>
          <table:table-cell office:value-type="float" office:value="6.04826" calcext:value-type="float">
            <text:p>6.04826</text:p>
          </table:table-cell>
          <table:table-cell office:value-type="float" office:value="10.9999" calcext:value-type="float">
            <text:p>10.9999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622058" calcext:value-type="float">
            <text:p>0.00622058</text:p>
          </table:table-cell>
          <table:table-cell office:value-type="float" office:value="-18.0758" calcext:value-type="float">
            <text:p>-18.0758</text:p>
          </table:table-cell>
          <table:table-cell office:value-type="float" office:value="6.20475" calcext:value-type="float">
            <text:p>6.20475</text:p>
          </table:table-cell>
          <table:table-cell office:value-type="float" office:value="11.4401" calcext:value-type="float">
            <text:p>11.4401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483129" calcext:value-type="float">
            <text:p>0.00483129</text:p>
          </table:table-cell>
          <table:table-cell office:value-type="float" office:value="-18.1253" calcext:value-type="float">
            <text:p>-18.1253</text:p>
          </table:table-cell>
          <table:table-cell office:value-type="float" office:value="6.26632" calcext:value-type="float">
            <text:p>6.26632</text:p>
          </table:table-cell>
          <table:table-cell office:value-type="float" office:value="11.5961" calcext:value-type="float">
            <text:p>11.5961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367662" calcext:value-type="float">
            <text:p>0.00367662</text:p>
          </table:table-cell>
          <table:table-cell office:value-type="float" office:value="-18.9" calcext:value-type="float">
            <text:p>-18.9</text:p>
          </table:table-cell>
          <table:table-cell office:value-type="float" office:value="6.42853" calcext:value-type="float">
            <text:p>6.42853</text:p>
          </table:table-cell>
          <table:table-cell office:value-type="float" office:value="11.5965" calcext:value-type="float">
            <text:p>11.5965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202848" calcext:value-type="float">
            <text:p>0.00202848</text:p>
          </table:table-cell>
          <table:table-cell office:value-type="float" office:value="-18.9007" calcext:value-type="float">
            <text:p>-18.9007</text:p>
          </table:table-cell>
          <table:table-cell office:value-type="float" office:value="6.41076" calcext:value-type="float">
            <text:p>6.41076</text:p>
          </table:table-cell>
          <table:table-cell office:value-type="float" office:value="11.6349" calcext:value-type="float">
            <text:p>11.6349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425258" calcext:value-type="float">
            <text:p>0.00425258</text:p>
          </table:table-cell>
          <table:table-cell office:value-type="float" office:value="-18.1241" calcext:value-type="float">
            <text:p>-18.1241</text:p>
          </table:table-cell>
          <table:table-cell office:value-type="float" office:value="6.25997" calcext:value-type="float">
            <text:p>6.25997</text:p>
          </table:table-cell>
          <table:table-cell office:value-type="float" office:value="11.7174" calcext:value-type="float">
            <text:p>11.7174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175172" calcext:value-type="float">
            <text:p>0.00175172</text:p>
          </table:table-cell>
          <table:table-cell office:value-type="float" office:value="-18.1437" calcext:value-type="float">
            <text:p>-18.1437</text:p>
          </table:table-cell>
          <table:table-cell office:value-type="float" office:value="6.26959" calcext:value-type="float">
            <text:p>6.26959</text:p>
          </table:table-cell>
          <table:table-cell office:value-type="float" office:value="11.6891" calcext:value-type="float">
            <text:p>11.6891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482637" calcext:value-type="float">
            <text:p>0.00482637</text:p>
          </table:table-cell>
          <table:table-cell office:value-type="float" office:value="-18.8424" calcext:value-type="float">
            <text:p>-18.8424</text:p>
          </table:table-cell>
          <table:table-cell office:value-type="float" office:value="6.4814" calcext:value-type="float">
            <text:p>6.4814</text:p>
          </table:table-cell>
          <table:table-cell office:value-type="float" office:value="11.8371" calcext:value-type="float">
            <text:p>11.8371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229932" calcext:value-type="float">
            <text:p>0.00229932</text:p>
          </table:table-cell>
          <table:table-cell office:value-type="float" office:value="-18.8531" calcext:value-type="float">
            <text:p>-18.8531</text:p>
          </table:table-cell>
          <table:table-cell office:value-type="float" office:value="6.48369" calcext:value-type="float">
            <text:p>6.48369</text:p>
          </table:table-cell>
          <table:table-cell office:value-type="float" office:value="11.8464" calcext:value-type="float">
            <text:p>11.8464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440864" calcext:value-type="float">
            <text:p>0.00440864</text:p>
          </table:table-cell>
          <table:table-cell office:value-type="float" office:value="-18.7871" calcext:value-type="float">
            <text:p>-18.7871</text:p>
          </table:table-cell>
          <table:table-cell office:value-type="float" office:value="6.48462" calcext:value-type="float">
            <text:p>6.48462</text:p>
          </table:table-cell>
          <table:table-cell office:value-type="float" office:value="11.9363" calcext:value-type="float">
            <text:p>11.9363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264255" calcext:value-type="float">
            <text:p>0.00264255</text:p>
          </table:table-cell>
          <table:table-cell office:value-type="float" office:value="-18.8009" calcext:value-type="float">
            <text:p>-18.8009</text:p>
          </table:table-cell>
          <table:table-cell office:value-type="float" office:value="6.50144" calcext:value-type="float">
            <text:p>6.50144</text:p>
          </table:table-cell>
          <table:table-cell office:value-type="float" office:value="12.0127" calcext:value-type="float">
            <text:p>12.0127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205448" calcext:value-type="float">
            <text:p>0.00205448</text:p>
          </table:table-cell>
          <table:table-cell office:value-type="float" office:value="-18.7783" calcext:value-type="float">
            <text:p>-18.7783</text:p>
          </table:table-cell>
          <table:table-cell office:value-type="float" office:value="6.55324" calcext:value-type="float">
            <text:p>6.55324</text:p>
          </table:table-cell>
          <table:table-cell office:value-type="float" office:value="12.1308" calcext:value-type="float">
            <text:p>12.1308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587965" calcext:value-type="float">
            <text:p>0.00587965</text:p>
          </table:table-cell>
          <table:table-cell office:value-type="float" office:value="-18.652" calcext:value-type="float">
            <text:p>-18.652</text:p>
          </table:table-cell>
          <table:table-cell office:value-type="float" office:value="6.56467" calcext:value-type="float">
            <text:p>6.56467</text:p>
          </table:table-cell>
          <table:table-cell office:value-type="float" office:value="12.2117" calcext:value-type="float">
            <text:p>12.2117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52189" calcext:value-type="float">
            <text:p>0.0052189</text:p>
          </table:table-cell>
          <table:table-cell office:value-type="float" office:value="-18.6091" calcext:value-type="float">
            <text:p>-18.6091</text:p>
          </table:table-cell>
          <table:table-cell office:value-type="float" office:value="6.59902" calcext:value-type="float">
            <text:p>6.59902</text:p>
          </table:table-cell>
          <table:table-cell office:value-type="float" office:value="12.2752" calcext:value-type="float">
            <text:p>12.2752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215231" calcext:value-type="float">
            <text:p>0.00215231</text:p>
          </table:table-cell>
          <table:table-cell office:value-type="float" office:value="-18.5837" calcext:value-type="float">
            <text:p>-18.5837</text:p>
          </table:table-cell>
          <table:table-cell office:value-type="float" office:value="6.65005" calcext:value-type="float">
            <text:p>6.65005</text:p>
          </table:table-cell>
          <table:table-cell office:value-type="float" office:value="12.4091" calcext:value-type="float">
            <text:p>12.4091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454438" calcext:value-type="float">
            <text:p>0.00454438</text:p>
          </table:table-cell>
          <table:table-cell office:value-type="float" office:value="-18.606" calcext:value-type="float">
            <text:p>-18.606</text:p>
          </table:table-cell>
          <table:table-cell office:value-type="float" office:value="6.74013" calcext:value-type="float">
            <text:p>6.74013</text:p>
          </table:table-cell>
          <table:table-cell office:value-type="float" office:value="12.4852" calcext:value-type="float">
            <text:p>12.4852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443284" calcext:value-type="float">
            <text:p>0.00443284</text:p>
          </table:table-cell>
          <table:table-cell office:value-type="float" office:value="-18.6039" calcext:value-type="float">
            <text:p>-18.6039</text:p>
          </table:table-cell>
          <table:table-cell office:value-type="float" office:value="6.83334" calcext:value-type="float">
            <text:p>6.83334</text:p>
          </table:table-cell>
          <table:table-cell office:value-type="float" office:value="12.5978" calcext:value-type="float">
            <text:p>12.5978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728174" calcext:value-type="float">
            <text:p>0.00728174</text:p>
          </table:table-cell>
          <table:table-cell office:value-type="float" office:value="-18.8147" calcext:value-type="float">
            <text:p>-18.8147</text:p>
          </table:table-cell>
          <table:table-cell office:value-type="float" office:value="7.0262" calcext:value-type="float">
            <text:p>7.0262</text:p>
          </table:table-cell>
          <table:table-cell office:value-type="float" office:value="12.8354" calcext:value-type="float">
            <text:p>12.8354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687416" calcext:value-type="float">
            <text:p>0.00687416</text:p>
          </table:table-cell>
          <table:table-cell office:value-type="float" office:value="-19.0945" calcext:value-type="float">
            <text:p>-19.0945</text:p>
          </table:table-cell>
          <table:table-cell office:value-type="float" office:value="7.23688" calcext:value-type="float">
            <text:p>7.23688</text:p>
          </table:table-cell>
          <table:table-cell office:value-type="float" office:value="13.1435" calcext:value-type="float">
            <text:p>13.1435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315755" calcext:value-type="float">
            <text:p>0.00315755</text:p>
          </table:table-cell>
          <table:table-cell office:value-type="float" office:value="-19.0862" calcext:value-type="float">
            <text:p>-19.0862</text:p>
          </table:table-cell>
          <table:table-cell office:value-type="float" office:value="7.29925" calcext:value-type="float">
            <text:p>7.29925</text:p>
          </table:table-cell>
          <table:table-cell office:value-type="float" office:value="13.2246" calcext:value-type="float">
            <text:p>13.2246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553032" calcext:value-type="float">
            <text:p>0.00553032</text:p>
          </table:table-cell>
          <table:table-cell office:value-type="float" office:value="-18.3885" calcext:value-type="float">
            <text:p>-18.3885</text:p>
          </table:table-cell>
          <table:table-cell office:value-type="float" office:value="7.28862" calcext:value-type="float">
            <text:p>7.28862</text:p>
          </table:table-cell>
          <table:table-cell office:value-type="float" office:value="13.6737" calcext:value-type="float">
            <text:p>13.6737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477574" calcext:value-type="float">
            <text:p>0.00477574</text:p>
          </table:table-cell>
          <table:table-cell office:value-type="float" office:value="-18.39" calcext:value-type="float">
            <text:p>-18.39</text:p>
          </table:table-cell>
          <table:table-cell office:value-type="float" office:value="7.38549" calcext:value-type="float">
            <text:p>7.38549</text:p>
          </table:table-cell>
          <table:table-cell office:value-type="float" office:value="13.7704" calcext:value-type="float">
            <text:p>13.7704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380502" calcext:value-type="float">
            <text:p>0.00380502</text:p>
          </table:table-cell>
          <table:table-cell office:value-type="float" office:value="-19.1323" calcext:value-type="float">
            <text:p>-19.1323</text:p>
          </table:table-cell>
          <table:table-cell office:value-type="float" office:value="7.60659" calcext:value-type="float">
            <text:p>7.60659</text:p>
          </table:table-cell>
          <table:table-cell office:value-type="float" office:value="13.8351" calcext:value-type="float">
            <text:p>13.8351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373483" calcext:value-type="float">
            <text:p>0.00373483</text:p>
          </table:table-cell>
          <table:table-cell office:value-type="float" office:value="-19.0807" calcext:value-type="float">
            <text:p>-19.0807</text:p>
          </table:table-cell>
          <table:table-cell office:value-type="float" office:value="7.6081" calcext:value-type="float">
            <text:p>7.6081</text:p>
          </table:table-cell>
          <table:table-cell office:value-type="float" office:value="13.9727" calcext:value-type="float">
            <text:p>13.9727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347735" calcext:value-type="float">
            <text:p>0.00347735</text:p>
          </table:table-cell>
          <table:table-cell office:value-type="float" office:value="-19.0281" calcext:value-type="float">
            <text:p>-19.0281</text:p>
          </table:table-cell>
          <table:table-cell office:value-type="float" office:value="7.67816" calcext:value-type="float">
            <text:p>7.67816</text:p>
          </table:table-cell>
          <table:table-cell office:value-type="float" office:value="14.1383" calcext:value-type="float">
            <text:p>14.1383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343547" calcext:value-type="float">
            <text:p>0.00343547</text:p>
          </table:table-cell>
          <table:table-cell office:value-type="float" office:value="-19.038" calcext:value-type="float">
            <text:p>-19.038</text:p>
          </table:table-cell>
          <table:table-cell office:value-type="float" office:value="7.76627" calcext:value-type="float">
            <text:p>7.76627</text:p>
          </table:table-cell>
          <table:table-cell office:value-type="float" office:value="14.2562" calcext:value-type="float">
            <text:p>14.2562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346252" calcext:value-type="float">
            <text:p>0.00346252</text:p>
          </table:table-cell>
          <table:table-cell office:value-type="float" office:value="-19.0554" calcext:value-type="float">
            <text:p>-19.0554</text:p>
          </table:table-cell>
          <table:table-cell office:value-type="float" office:value="7.84283" calcext:value-type="float">
            <text:p>7.84283</text:p>
          </table:table-cell>
          <table:table-cell office:value-type="float" office:value="14.3222" calcext:value-type="float">
            <text:p>14.3222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26803" calcext:value-type="float">
            <text:p>0.0026803</text:p>
          </table:table-cell>
          <table:table-cell office:value-type="float" office:value="-19.0072" calcext:value-type="float">
            <text:p>-19.0072</text:p>
          </table:table-cell>
          <table:table-cell office:value-type="float" office:value="7.89909" calcext:value-type="float">
            <text:p>7.89909</text:p>
          </table:table-cell>
          <table:table-cell office:value-type="float" office:value="14.4196" calcext:value-type="float">
            <text:p>14.4196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529513" calcext:value-type="float">
            <text:p>0.00529513</text:p>
          </table:table-cell>
          <table:table-cell office:value-type="float" office:value="-18.9517" calcext:value-type="float">
            <text:p>-18.9517</text:p>
          </table:table-cell>
          <table:table-cell office:value-type="float" office:value="7.90384" calcext:value-type="float">
            <text:p>7.90384</text:p>
          </table:table-cell>
          <table:table-cell office:value-type="float" office:value="14.4538" calcext:value-type="float">
            <text:p>14.4538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320173" calcext:value-type="float">
            <text:p>0.00320173</text:p>
          </table:table-cell>
          <table:table-cell office:value-type="float" office:value="-18.9017" calcext:value-type="float">
            <text:p>-18.9017</text:p>
          </table:table-cell>
          <table:table-cell office:value-type="float" office:value="7.93419" calcext:value-type="float">
            <text:p>7.93419</text:p>
          </table:table-cell>
          <table:table-cell office:value-type="float" office:value="14.4842" calcext:value-type="float">
            <text:p>14.4842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526764" calcext:value-type="float">
            <text:p>0.00526764</text:p>
          </table:table-cell>
          <table:table-cell office:value-type="float" office:value="-18.9262" calcext:value-type="float">
            <text:p>-18.9262</text:p>
          </table:table-cell>
          <table:table-cell office:value-type="float" office:value="8.07127" calcext:value-type="float">
            <text:p>8.07127</text:p>
          </table:table-cell>
          <table:table-cell office:value-type="float" office:value="14.6077" calcext:value-type="float">
            <text:p>14.6077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235558" calcext:value-type="float">
            <text:p>0.00235558</text:p>
          </table:table-cell>
          <table:table-cell office:value-type="float" office:value="-18.903" calcext:value-type="float">
            <text:p>-18.903</text:p>
          </table:table-cell>
          <table:table-cell office:value-type="float" office:value="8.11181" calcext:value-type="float">
            <text:p>8.11181</text:p>
          </table:table-cell>
          <table:table-cell office:value-type="float" office:value="14.6447" calcext:value-type="float">
            <text:p>14.6447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201061" calcext:value-type="float">
            <text:p>0.00201061</text:p>
          </table:table-cell>
          <table:table-cell office:value-type="float" office:value="-18.8867" calcext:value-type="float">
            <text:p>-18.8867</text:p>
          </table:table-cell>
          <table:table-cell office:value-type="float" office:value="8.14552" calcext:value-type="float">
            <text:p>8.14552</text:p>
          </table:table-cell>
          <table:table-cell office:value-type="float" office:value="14.7173" calcext:value-type="float">
            <text:p>14.7173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341979" calcext:value-type="float">
            <text:p>0.00341979</text:p>
          </table:table-cell>
          <table:table-cell office:value-type="float" office:value="-18.8889" calcext:value-type="float">
            <text:p>-18.8889</text:p>
          </table:table-cell>
          <table:table-cell office:value-type="float" office:value="8.2307" calcext:value-type="float">
            <text:p>8.2307</text:p>
          </table:table-cell>
          <table:table-cell office:value-type="float" office:value="14.8591" calcext:value-type="float">
            <text:p>14.8591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174241" calcext:value-type="float">
            <text:p>0.00174241</text:p>
          </table:table-cell>
          <table:table-cell office:value-type="float" office:value="-18.8829" calcext:value-type="float">
            <text:p>-18.8829</text:p>
          </table:table-cell>
          <table:table-cell office:value-type="float" office:value="8.26233" calcext:value-type="float">
            <text:p>8.26233</text:p>
          </table:table-cell>
          <table:table-cell office:value-type="float" office:value="14.9233" calcext:value-type="float">
            <text:p>14.9233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595513" calcext:value-type="float">
            <text:p>0.00595513</text:p>
          </table:table-cell>
          <table:table-cell office:value-type="float" office:value="-18.9168" calcext:value-type="float">
            <text:p>-18.9168</text:p>
          </table:table-cell>
          <table:table-cell office:value-type="float" office:value="8.37655" calcext:value-type="float">
            <text:p>8.37655</text:p>
          </table:table-cell>
          <table:table-cell office:value-type="float" office:value="15.1452" calcext:value-type="float">
            <text:p>15.1452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335819" calcext:value-type="float">
            <text:p>0.00335819</text:p>
          </table:table-cell>
          <table:table-cell office:value-type="float" office:value="-18.9404" calcext:value-type="float">
            <text:p>-18.9404</text:p>
          </table:table-cell>
          <table:table-cell office:value-type="float" office:value="8.42384" calcext:value-type="float">
            <text:p>8.42384</text:p>
          </table:table-cell>
          <table:table-cell office:value-type="float" office:value="15.2289" calcext:value-type="float">
            <text:p>15.2289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423015" calcext:value-type="float">
            <text:p>0.00423015</text:p>
          </table:table-cell>
          <table:table-cell office:value-type="float" office:value="-18.1446" calcext:value-type="float">
            <text:p>-18.1446</text:p>
          </table:table-cell>
          <table:table-cell office:value-type="float" office:value="8.29726" calcext:value-type="float">
            <text:p>8.29726</text:p>
          </table:table-cell>
          <table:table-cell office:value-type="float" office:value="15.4567" calcext:value-type="float">
            <text:p>15.4567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210886" calcext:value-type="float">
            <text:p>0.00210886</text:p>
          </table:table-cell>
          <table:table-cell office:value-type="float" office:value="-18.1205" calcext:value-type="float">
            <text:p>-18.1205</text:p>
          </table:table-cell>
          <table:table-cell office:value-type="float" office:value="8.31148" calcext:value-type="float">
            <text:p>8.31148</text:p>
          </table:table-cell>
          <table:table-cell office:value-type="float" office:value="15.5261" calcext:value-type="float">
            <text:p>15.5261</text:p>
          </table:table-cell>
          <table:table-cell office:value-type="float" office:value="-9.24156" calcext:value-type="float">
            <text:p>-9.24156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509412" calcext:value-type="float">
            <text:p>0.00509412</text:p>
          </table:table-cell>
          <table:table-cell office:value-type="float" office:value="-18.8487" calcext:value-type="float">
            <text:p>-18.8487</text:p>
          </table:table-cell>
          <table:table-cell office:value-type="float" office:value="8.51258" calcext:value-type="float">
            <text:p>8.51258</text:p>
          </table:table-cell>
          <table:table-cell office:value-type="float" office:value="15.4862" calcext:value-type="float">
            <text:p>15.4862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374759" calcext:value-type="float">
            <text:p>0.00374759</text:p>
          </table:table-cell>
          <table:table-cell office:value-type="float" office:value="-18.8324" calcext:value-type="float">
            <text:p>-18.8324</text:p>
          </table:table-cell>
          <table:table-cell office:value-type="float" office:value="8.47291" calcext:value-type="float">
            <text:p>8.47291</text:p>
          </table:table-cell>
          <table:table-cell office:value-type="float" office:value="15.4841" calcext:value-type="float">
            <text:p>15.4841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163349" calcext:value-type="float">
            <text:p>0.00163349</text:p>
          </table:table-cell>
          <table:table-cell office:value-type="float" office:value="-18.831" calcext:value-type="float">
            <text:p>-18.831</text:p>
          </table:table-cell>
          <table:table-cell office:value-type="float" office:value="8.47791" calcext:value-type="float">
            <text:p>8.47791</text:p>
          </table:table-cell>
          <table:table-cell office:value-type="float" office:value="15.5334" calcext:value-type="float">
            <text:p>15.5334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492793" calcext:value-type="float">
            <text:p>0.00492793</text:p>
          </table:table-cell>
          <table:table-cell office:value-type="float" office:value="-18.8498" calcext:value-type="float">
            <text:p>-18.8498</text:p>
          </table:table-cell>
          <table:table-cell office:value-type="float" office:value="8.58844" calcext:value-type="float">
            <text:p>8.58844</text:p>
          </table:table-cell>
          <table:table-cell office:value-type="float" office:value="15.6137" calcext:value-type="float">
            <text:p>15.6137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6" calcext:value-type="float">
            <text:p>73.5466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508265" calcext:value-type="float">
            <text:p>0.00508265</text:p>
          </table:table-cell>
          <table:table-cell office:value-type="float" office:value="-18.8688" calcext:value-type="float">
            <text:p>-18.8688</text:p>
          </table:table-cell>
          <table:table-cell office:value-type="float" office:value="8.70655" calcext:value-type="float">
            <text:p>8.70655</text:p>
          </table:table-cell>
          <table:table-cell office:value-type="float" office:value="15.6742" calcext:value-type="float">
            <text:p>15.6742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482755" calcext:value-type="float">
            <text:p>0.00482755</text:p>
          </table:table-cell>
          <table:table-cell office:value-type="float" office:value="-18.8781" calcext:value-type="float">
            <text:p>-18.8781</text:p>
          </table:table-cell>
          <table:table-cell office:value-type="float" office:value="8.8337" calcext:value-type="float">
            <text:p>8.8337</text:p>
          </table:table-cell>
          <table:table-cell office:value-type="float" office:value="15.7988" calcext:value-type="float">
            <text:p>15.7988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554636" calcext:value-type="float">
            <text:p>0.00554636</text:p>
          </table:table-cell>
          <table:table-cell office:value-type="float" office:value="-18.8301" calcext:value-type="float">
            <text:p>-18.8301</text:p>
          </table:table-cell>
          <table:table-cell office:value-type="float" office:value="8.74155" calcext:value-type="float">
            <text:p>8.74155</text:p>
          </table:table-cell>
          <table:table-cell office:value-type="float" office:value="15.7645" calcext:value-type="float">
            <text:p>15.7645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613291" calcext:value-type="float">
            <text:p>0.00613291</text:p>
          </table:table-cell>
          <table:table-cell office:value-type="float" office:value="-18.7501" calcext:value-type="float">
            <text:p>-18.7501</text:p>
          </table:table-cell>
          <table:table-cell office:value-type="float" office:value="8.6451" calcext:value-type="float">
            <text:p>8.6451</text:p>
          </table:table-cell>
          <table:table-cell office:value-type="float" office:value="15.8318" calcext:value-type="float">
            <text:p>15.8318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552426" calcext:value-type="float">
            <text:p>0.00552426</text:p>
          </table:table-cell>
          <table:table-cell office:value-type="float" office:value="-18.7995" calcext:value-type="float">
            <text:p>-18.7995</text:p>
          </table:table-cell>
          <table:table-cell office:value-type="float" office:value="8.79592" calcext:value-type="float">
            <text:p>8.79592</text:p>
          </table:table-cell>
          <table:table-cell office:value-type="float" office:value="16.0427" calcext:value-type="float">
            <text:p>16.0427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403249" calcext:value-type="float">
            <text:p>0.00403249</text:p>
          </table:table-cell>
          <table:table-cell office:value-type="float" office:value="-18.7728" calcext:value-type="float">
            <text:p>-18.7728</text:p>
          </table:table-cell>
          <table:table-cell office:value-type="float" office:value="8.76639" calcext:value-type="float">
            <text:p>8.76639</text:p>
          </table:table-cell>
          <table:table-cell office:value-type="float" office:value="16.0128" calcext:value-type="float">
            <text:p>16.0128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309187" calcext:value-type="float">
            <text:p>0.00309187</text:p>
          </table:table-cell>
          <table:table-cell office:value-type="float" office:value="-17.9625" calcext:value-type="float">
            <text:p>-17.9625</text:p>
          </table:table-cell>
          <table:table-cell office:value-type="float" office:value="8.5404" calcext:value-type="float">
            <text:p>8.5404</text:p>
          </table:table-cell>
          <table:table-cell office:value-type="float" office:value="16.1245" calcext:value-type="float">
            <text:p>16.1245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710097" calcext:value-type="float">
            <text:p>0.00710097</text:p>
          </table:table-cell>
          <table:table-cell office:value-type="float" office:value="-18.2447" calcext:value-type="float">
            <text:p>-18.2447</text:p>
          </table:table-cell>
          <table:table-cell office:value-type="float" office:value="8.71216" calcext:value-type="float">
            <text:p>8.71216</text:p>
          </table:table-cell>
          <table:table-cell office:value-type="float" office:value="16.0542" calcext:value-type="float">
            <text:p>16.0542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644866" calcext:value-type="float">
            <text:p>0.00644866</text:p>
          </table:table-cell>
          <table:table-cell office:value-type="float" office:value="-18.3425" calcext:value-type="float">
            <text:p>-18.3425</text:p>
          </table:table-cell>
          <table:table-cell office:value-type="float" office:value="8.81215" calcext:value-type="float">
            <text:p>8.81215</text:p>
          </table:table-cell>
          <table:table-cell office:value-type="float" office:value="16.012" calcext:value-type="float">
            <text:p>16.012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397046" calcext:value-type="float">
            <text:p>0.00397046</text:p>
          </table:table-cell>
          <table:table-cell office:value-type="float" office:value="-17.555" calcext:value-type="float">
            <text:p>-17.555</text:p>
          </table:table-cell>
          <table:table-cell office:value-type="float" office:value="8.66371" calcext:value-type="float">
            <text:p>8.66371</text:p>
          </table:table-cell>
          <table:table-cell office:value-type="float" office:value="16.039" calcext:value-type="float">
            <text:p>16.039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188516" calcext:value-type="float">
            <text:p>0.00188516</text:p>
          </table:table-cell>
          <table:table-cell office:value-type="float" office:value="-17.5463" calcext:value-type="float">
            <text:p>-17.5463</text:p>
          </table:table-cell>
          <table:table-cell office:value-type="float" office:value="8.6643" calcext:value-type="float">
            <text:p>8.6643</text:p>
          </table:table-cell>
          <table:table-cell office:value-type="float" office:value="16.0477" calcext:value-type="float">
            <text:p>16.0477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469157" calcext:value-type="float">
            <text:p>0.00469157</text:p>
          </table:table-cell>
          <table:table-cell office:value-type="float" office:value="-17.594" calcext:value-type="float">
            <text:p>-17.594</text:p>
          </table:table-cell>
          <table:table-cell office:value-type="float" office:value="8.72378" calcext:value-type="float">
            <text:p>8.72378</text:p>
          </table:table-cell>
          <table:table-cell office:value-type="float" office:value="16.0249" calcext:value-type="float">
            <text:p>16.0249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322898" calcext:value-type="float">
            <text:p>0.00322898</text:p>
          </table:table-cell>
          <table:table-cell office:value-type="float" office:value="-17.5936" calcext:value-type="float">
            <text:p>-17.5936</text:p>
          </table:table-cell>
          <table:table-cell office:value-type="float" office:value="8.69681" calcext:value-type="float">
            <text:p>8.69681</text:p>
          </table:table-cell>
          <table:table-cell office:value-type="float" office:value="16.0071" calcext:value-type="float">
            <text:p>16.0071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533283" calcext:value-type="float">
            <text:p>0.00533283</text:p>
          </table:table-cell>
          <table:table-cell office:value-type="float" office:value="-16.8007" calcext:value-type="float">
            <text:p>-16.8007</text:p>
          </table:table-cell>
          <table:table-cell office:value-type="float" office:value="8.59611" calcext:value-type="float">
            <text:p>8.59611</text:p>
          </table:table-cell>
          <table:table-cell office:value-type="float" office:value="16.0758" calcext:value-type="float">
            <text:p>16.0758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  <table:table-row table:style-name="ro1">
          <table:table-cell office:value-type="float" office:value="0.00263956" calcext:value-type="float">
            <text:p>0.00263956</text:p>
          </table:table-cell>
          <table:table-cell office:value-type="float" office:value="-16.7912" calcext:value-type="float">
            <text:p>-16.7912</text:p>
          </table:table-cell>
          <table:table-cell office:value-type="float" office:value="8.6106" calcext:value-type="float">
            <text:p>8.6106</text:p>
          </table:table-cell>
          <table:table-cell office:value-type="float" office:value="16.0734" calcext:value-type="float">
            <text:p>16.0734</text:p>
          </table:table-cell>
          <table:table-cell office:value-type="float" office:value="-10.6968" calcext:value-type="float">
            <text:p>-10.6968</text:p>
          </table:table-cell>
          <table:table-cell office:value-type="float" office:value="72.6519" calcext:value-type="float">
            <text:p>72.6519</text:p>
          </table:table-cell>
          <table:table-cell office:value-type="float" office:value="6.31511" calcext:value-type="float">
            <text:p>6.31511</text:p>
          </table:table-cell>
        </table:table-row>
        <table:table-row table:style-name="ro1">
          <table:table-cell office:value-type="float" office:value="0.00469432" calcext:value-type="float">
            <text:p>0.00469432</text:p>
          </table:table-cell>
          <table:table-cell office:value-type="float" office:value="-16.8127" calcext:value-type="float">
            <text:p>-16.8127</text:p>
          </table:table-cell>
          <table:table-cell office:value-type="float" office:value="8.67948" calcext:value-type="float">
            <text:p>8.67948</text:p>
          </table:table-cell>
          <table:table-cell office:value-type="float" office:value="16.0037" calcext:value-type="float">
            <text:p>16.0037</text:p>
          </table:table-cell>
          <table:table-cell office:value-type="float" office:value="-9.58004" calcext:value-type="float">
            <text:p>-9.58004</text:p>
          </table:table-cell>
          <table:table-cell office:value-type="float" office:value="72.6315" calcext:value-type="float">
            <text:p>72.6315</text:p>
          </table:table-cell>
          <table:table-cell office:value-type="float" office:value="7.48635" calcext:value-type="float">
            <text:p>7.48635</text:p>
          </table:table-cell>
        </table:table-row>
        <table:table-row table:style-name="ro1">
          <table:table-cell office:value-type="float" office:value="0.00442001" calcext:value-type="float">
            <text:p>0.00442001</text:p>
          </table:table-cell>
          <table:table-cell office:value-type="float" office:value="-16.7676" calcext:value-type="float">
            <text:p>-16.7676</text:p>
          </table:table-cell>
          <table:table-cell office:value-type="float" office:value="8.6449" calcext:value-type="float">
            <text:p>8.6449</text:p>
          </table:table-cell>
          <table:table-cell office:value-type="float" office:value="15.9986" calcext:value-type="float">
            <text:p>15.9986</text:p>
          </table:table-cell>
          <table:table-cell office:value-type="float" office:value="-11.4123" calcext:value-type="float">
            <text:p>-11.4123</text:p>
          </table:table-cell>
          <table:table-cell office:value-type="float" office:value="72.6222" calcext:value-type="float">
            <text:p>72.6222</text:p>
          </table:table-cell>
          <table:table-cell office:value-type="float" office:value="5.53063" calcext:value-type="float">
            <text:p>5.53063</text:p>
          </table:table-cell>
        </table:table-row>
        <table:table-row table:style-name="ro1">
          <table:table-cell office:value-type="float" office:value="0.00262314" calcext:value-type="float">
            <text:p>0.00262314</text:p>
          </table:table-cell>
          <table:table-cell office:value-type="float" office:value="-16.7416" calcext:value-type="float">
            <text:p>-16.7416</text:p>
          </table:table-cell>
          <table:table-cell office:value-type="float" office:value="8.64403" calcext:value-type="float">
            <text:p>8.64403</text:p>
          </table:table-cell>
          <table:table-cell office:value-type="float" office:value="16.0143" calcext:value-type="float">
            <text:p>16.0143</text:p>
          </table:table-cell>
          <table:table-cell office:value-type="float" office:value="-10.1369" calcext:value-type="float">
            <text:p>-10.1369</text:p>
          </table:table-cell>
          <table:table-cell office:value-type="float" office:value="72.5685" calcext:value-type="float">
            <text:p>72.5685</text:p>
          </table:table-cell>
          <table:table-cell office:value-type="float" office:value="6.75106" calcext:value-type="float">
            <text:p>6.75106</text:p>
          </table:table-cell>
        </table:table-row>
        <table:table-row table:style-name="ro1">
          <table:table-cell office:value-type="float" office:value="0.00158083" calcext:value-type="float">
            <text:p>0.00158083</text:p>
          </table:table-cell>
          <table:table-cell office:value-type="float" office:value="-16.7221" calcext:value-type="float">
            <text:p>-16.7221</text:p>
          </table:table-cell>
          <table:table-cell office:value-type="float" office:value="8.6542" calcext:value-type="float">
            <text:p>8.6542</text:p>
          </table:table-cell>
          <table:table-cell office:value-type="float" office:value="16.0041" calcext:value-type="float">
            <text:p>16.0041</text:p>
          </table:table-cell>
          <table:table-cell office:value-type="float" office:value="-10.1792" calcext:value-type="float">
            <text:p>-10.1792</text:p>
          </table:table-cell>
          <table:table-cell office:value-type="float" office:value="72.546" calcext:value-type="float">
            <text:p>72.546</text:p>
          </table:table-cell>
          <table:table-cell office:value-type="float" office:value="6.66515" calcext:value-type="float">
            <text:p>6.66515</text:p>
          </table:table-cell>
        </table:table-row>
        <table:table-row table:style-name="ro1">
          <table:table-cell office:value-type="float" office:value="0.00203594" calcext:value-type="float">
            <text:p>0.00203594</text:p>
          </table:table-cell>
          <table:table-cell office:value-type="float" office:value="-16.7331" calcext:value-type="float">
            <text:p>-16.7331</text:p>
          </table:table-cell>
          <table:table-cell office:value-type="float" office:value="8.67008" calcext:value-type="float">
            <text:p>8.67008</text:p>
          </table:table-cell>
          <table:table-cell office:value-type="float" office:value="15.9836" calcext:value-type="float">
            <text:p>15.9836</text:p>
          </table:table-cell>
          <table:table-cell office:value-type="float" office:value="-9.58902" calcext:value-type="float">
            <text:p>-9.58902</text:p>
          </table:table-cell>
          <table:table-cell office:value-type="float" office:value="72.5437" calcext:value-type="float">
            <text:p>72.5437</text:p>
          </table:table-cell>
          <table:table-cell office:value-type="float" office:value="7.2344" calcext:value-type="float">
            <text:p>7.2344</text:p>
          </table:table-cell>
        </table:table-row>
        <table:table-row table:style-name="ro1">
          <table:table-cell office:value-type="float" office:value="0.00158798" calcext:value-type="float">
            <text:p>0.00158798</text:p>
          </table:table-cell>
          <table:table-cell office:value-type="float" office:value="-16.7085" calcext:value-type="float">
            <text:p>-16.7085</text:p>
          </table:table-cell>
          <table:table-cell office:value-type="float" office:value="8.68932" calcext:value-type="float">
            <text:p>8.68932</text:p>
          </table:table-cell>
          <table:table-cell office:value-type="float" office:value="15.99" calcext:value-type="float">
            <text:p>15.99</text:p>
          </table:table-cell>
          <table:table-cell office:value-type="float" office:value="-9.28066" calcext:value-type="float">
            <text:p>-9.28066</text:p>
          </table:table-cell>
          <table:table-cell office:value-type="float" office:value="72.5838" calcext:value-type="float">
            <text:p>72.5838</text:p>
          </table:table-cell>
          <table:table-cell office:value-type="float" office:value="7.53575" calcext:value-type="float">
            <text:p>7.53575</text:p>
          </table:table-cell>
        </table:table-row>
        <table:table-row table:style-name="ro1">
          <table:table-cell office:value-type="float" office:value="0.00245916" calcext:value-type="float">
            <text:p>0.00245916</text:p>
          </table:table-cell>
          <table:table-cell office:value-type="float" office:value="-16.6816" calcext:value-type="float">
            <text:p>-16.6816</text:p>
          </table:table-cell>
          <table:table-cell office:value-type="float" office:value="8.71293" calcext:value-type="float">
            <text:p>8.71293</text:p>
          </table:table-cell>
          <table:table-cell office:value-type="float" office:value="15.9772" calcext:value-type="float">
            <text:p>15.9772</text:p>
          </table:table-cell>
          <table:table-cell office:value-type="float" office:value="-9.30506" calcext:value-type="float">
            <text:p>-9.30506</text:p>
          </table:table-cell>
          <table:table-cell office:value-type="float" office:value="72.5477" calcext:value-type="float">
            <text:p>72.5477</text:p>
          </table:table-cell>
          <table:table-cell office:value-type="float" office:value="7.44333" calcext:value-type="float">
            <text:p>7.44333</text:p>
          </table:table-cell>
        </table:table-row>
        <table:table-row table:style-name="ro1">
          <table:table-cell office:value-type="float" office:value="0.00139057" calcext:value-type="float">
            <text:p>0.00139057</text:p>
          </table:table-cell>
          <table:table-cell office:value-type="float" office:value="-16.6841" calcext:value-type="float">
            <text:p>-16.6841</text:p>
          </table:table-cell>
          <table:table-cell office:value-type="float" office:value="8.71001" calcext:value-type="float">
            <text:p>8.71001</text:p>
          </table:table-cell>
          <table:table-cell office:value-type="float" office:value="15.9561" calcext:value-type="float">
            <text:p>15.9561</text:p>
          </table:table-cell>
          <table:table-cell office:value-type="float" office:value="-9.38413" calcext:value-type="float">
            <text:p>-9.38413</text:p>
          </table:table-cell>
          <table:table-cell office:value-type="float" office:value="72.5536" calcext:value-type="float">
            <text:p>72.5536</text:p>
          </table:table-cell>
          <table:table-cell office:value-type="float" office:value="7.31458" calcext:value-type="float">
            <text:p>7.31458</text:p>
          </table:table-cell>
        </table:table-row>
        <table:table-row table:style-name="ro1">
          <table:table-cell office:value-type="float" office:value="0.00401341" calcext:value-type="float">
            <text:p>0.00401341</text:p>
          </table:table-cell>
          <table:table-cell office:value-type="float" office:value="-16.6885" calcext:value-type="float">
            <text:p>-16.6885</text:p>
          </table:table-cell>
          <table:table-cell office:value-type="float" office:value="8.77703" calcext:value-type="float">
            <text:p>8.77703</text:p>
          </table:table-cell>
          <table:table-cell office:value-type="float" office:value="15.9691" calcext:value-type="float">
            <text:p>15.9691</text:p>
          </table:table-cell>
          <table:table-cell office:value-type="float" office:value="-8.17312" calcext:value-type="float">
            <text:p>-8.17312</text:p>
          </table:table-cell>
          <table:table-cell office:value-type="float" office:value="72.5617" calcext:value-type="float">
            <text:p>72.5617</text:p>
          </table:table-cell>
          <table:table-cell office:value-type="float" office:value="8.59835" calcext:value-type="float">
            <text:p>8.59835</text:p>
          </table:table-cell>
        </table:table-row>
        <table:table-row table:style-name="ro1">
          <table:table-cell office:value-type="float" office:value="0.00195621" calcext:value-type="float">
            <text:p>0.00195621</text:p>
          </table:table-cell>
          <table:table-cell office:value-type="float" office:value="-16.6674" calcext:value-type="float">
            <text:p>-16.6674</text:p>
          </table:table-cell>
          <table:table-cell office:value-type="float" office:value="8.80714" calcext:value-type="float">
            <text:p>8.80714</text:p>
          </table:table-cell>
          <table:table-cell office:value-type="float" office:value="15.9413" calcext:value-type="float">
            <text:p>15.9413</text:p>
          </table:table-cell>
          <table:table-cell office:value-type="float" office:value="-7.82068" calcext:value-type="float">
            <text:p>-7.82068</text:p>
          </table:table-cell>
          <table:table-cell office:value-type="float" office:value="72.5624" calcext:value-type="float">
            <text:p>72.5624</text:p>
          </table:table-cell>
          <table:table-cell office:value-type="float" office:value="8.93875" calcext:value-type="float">
            <text:p>8.93875</text:p>
          </table:table-cell>
        </table:table-row>
        <table:table-row table:style-name="ro1">
          <table:table-cell office:value-type="float" office:value="0.0023739" calcext:value-type="float">
            <text:p>0.0023739</text:p>
          </table:table-cell>
          <table:table-cell office:value-type="float" office:value="-16.6448" calcext:value-type="float">
            <text:p>-16.6448</text:p>
          </table:table-cell>
          <table:table-cell office:value-type="float" office:value="8.82842" calcext:value-type="float">
            <text:p>8.82842</text:p>
          </table:table-cell>
          <table:table-cell office:value-type="float" office:value="16.0201" calcext:value-type="float">
            <text:p>16.0201</text:p>
          </table:table-cell>
          <table:table-cell office:value-type="float" office:value="-8.2777" calcext:value-type="float">
            <text:p>-8.2777</text:p>
          </table:table-cell>
          <table:table-cell office:value-type="float" office:value="72.5363" calcext:value-type="float">
            <text:p>72.5363</text:p>
          </table:table-cell>
          <table:table-cell office:value-type="float" office:value="8.3204" calcext:value-type="float">
            <text:p>8.3204</text:p>
          </table:table-cell>
        </table:table-row>
        <table:table-row table:style-name="ro1">
          <table:table-cell office:value-type="float" office:value="0.00261918" calcext:value-type="float">
            <text:p>0.00261918</text:p>
          </table:table-cell>
          <table:table-cell office:value-type="float" office:value="-16.6592" calcext:value-type="float">
            <text:p>-16.6592</text:p>
          </table:table-cell>
          <table:table-cell office:value-type="float" office:value="8.86513" calcext:value-type="float">
            <text:p>8.86513</text:p>
          </table:table-cell>
          <table:table-cell office:value-type="float" office:value="16.0397" calcext:value-type="float">
            <text:p>16.0397</text:p>
          </table:table-cell>
          <table:table-cell office:value-type="float" office:value="-7.65814" calcext:value-type="float">
            <text:p>-7.65814</text:p>
          </table:table-cell>
          <table:table-cell office:value-type="float" office:value="72.5202" calcext:value-type="float">
            <text:p>72.5202</text:p>
          </table:table-cell>
          <table:table-cell office:value-type="float" office:value="8.98078" calcext:value-type="float">
            <text:p>8.98078</text:p>
          </table:table-cell>
        </table:table-row>
        <table:table-row table:style-name="ro1">
          <table:table-cell office:value-type="float" office:value="0.00184669" calcext:value-type="float">
            <text:p>0.00184669</text:p>
          </table:table-cell>
          <table:table-cell office:value-type="float" office:value="-16.6445" calcext:value-type="float">
            <text:p>-16.6445</text:p>
          </table:table-cell>
          <table:table-cell office:value-type="float" office:value="8.88256" calcext:value-type="float">
            <text:p>8.88256</text:p>
          </table:table-cell>
          <table:table-cell office:value-type="float" office:value="16.0983" calcext:value-type="float">
            <text:p>16.0983</text:p>
          </table:table-cell>
          <table:table-cell office:value-type="float" office:value="-7.2879" calcext:value-type="float">
            <text:p>-7.2879</text:p>
          </table:table-cell>
          <table:table-cell office:value-type="float" office:value="72.4263" calcext:value-type="float">
            <text:p>72.4263</text:p>
          </table:table-cell>
          <table:table-cell office:value-type="float" office:value="9.31139" calcext:value-type="float">
            <text:p>9.31139</text:p>
          </table:table-cell>
        </table:table-row>
        <table:table-row table:style-name="ro1">
          <table:table-cell office:value-type="float" office:value="0.00355841" calcext:value-type="float">
            <text:p>0.00355841</text:p>
          </table:table-cell>
          <table:table-cell office:value-type="float" office:value="-16.6039" calcext:value-type="float">
            <text:p>-16.6039</text:p>
          </table:table-cell>
          <table:table-cell office:value-type="float" office:value="8.88814" calcext:value-type="float">
            <text:p>8.88814</text:p>
          </table:table-cell>
          <table:table-cell office:value-type="float" office:value="16.1738" calcext:value-type="float">
            <text:p>16.1738</text:p>
          </table:table-cell>
          <table:table-cell office:value-type="float" office:value="-7.92374" calcext:value-type="float">
            <text:p>-7.92374</text:p>
          </table:table-cell>
          <table:table-cell office:value-type="float" office:value="72.4285" calcext:value-type="float">
            <text:p>72.4285</text:p>
          </table:table-cell>
          <table:table-cell office:value-type="float" office:value="8.5521" calcext:value-type="float">
            <text:p>8.5521</text:p>
          </table:table-cell>
        </table:table-row>
        <table:table-row table:style-name="ro1">
          <table:table-cell office:value-type="float" office:value="0.00147158" calcext:value-type="float">
            <text:p>0.00147158</text:p>
          </table:table-cell>
          <table:table-cell office:value-type="float" office:value="-16.5967" calcext:value-type="float">
            <text:p>-16.5967</text:p>
          </table:table-cell>
          <table:table-cell office:value-type="float" office:value="8.88897" calcext:value-type="float">
            <text:p>8.88897</text:p>
          </table:table-cell>
          <table:table-cell office:value-type="float" office:value="16.1943" calcext:value-type="float">
            <text:p>16.1943</text:p>
          </table:table-cell>
          <table:table-cell office:value-type="float" office:value="-7.45757" calcext:value-type="float">
            <text:p>-7.45757</text:p>
          </table:table-cell>
          <table:table-cell office:value-type="float" office:value="72.4078" calcext:value-type="float">
            <text:p>72.4078</text:p>
          </table:table-cell>
          <table:table-cell office:value-type="float" office:value="9.00454" calcext:value-type="float">
            <text:p>9.00454</text:p>
          </table:table-cell>
        </table:table-row>
        <table:table-row table:style-name="ro1">
          <table:table-cell office:value-type="float" office:value="0.00298713" calcext:value-type="float">
            <text:p>0.00298713</text:p>
          </table:table-cell>
          <table:table-cell office:value-type="float" office:value="-16.5889" calcext:value-type="float">
            <text:p>-16.5889</text:p>
          </table:table-cell>
          <table:table-cell office:value-type="float" office:value="8.89301" calcext:value-type="float">
            <text:p>8.89301</text:p>
          </table:table-cell>
          <table:table-cell office:value-type="float" office:value="16.215" calcext:value-type="float">
            <text:p>16.215</text:p>
          </table:table-cell>
          <table:table-cell office:value-type="float" office:value="-7.41357" calcext:value-type="float">
            <text:p>-7.41357</text:p>
          </table:table-cell>
          <table:table-cell office:value-type="float" office:value="72.3804" calcext:value-type="float">
            <text:p>72.3804</text:p>
          </table:table-cell>
          <table:table-cell office:value-type="float" office:value="8.98634" calcext:value-type="float">
            <text:p>8.98634</text:p>
          </table:table-cell>
        </table:table-row>
        <table:table-row table:style-name="ro1">
          <table:table-cell office:value-type="float" office:value="0.0016286" calcext:value-type="float">
            <text:p>0.0016286</text:p>
          </table:table-cell>
          <table:table-cell office:value-type="float" office:value="-16.5734" calcext:value-type="float">
            <text:p>-16.5734</text:p>
          </table:table-cell>
          <table:table-cell office:value-type="float" office:value="8.90624" calcext:value-type="float">
            <text:p>8.90624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-7.81949" calcext:value-type="float">
            <text:p>-7.81949</text:p>
          </table:table-cell>
          <table:table-cell office:value-type="float" office:value="72.3872" calcext:value-type="float">
            <text:p>72.3872</text:p>
          </table:table-cell>
          <table:table-cell office:value-type="float" office:value="8.46083" calcext:value-type="float">
            <text:p>8.46083</text:p>
          </table:table-cell>
        </table:table-row>
        <table:table-row table:style-name="ro1">
          <table:table-cell office:value-type="float" office:value="0.00380893" calcext:value-type="float">
            <text:p>0.00380893</text:p>
          </table:table-cell>
          <table:table-cell office:value-type="float" office:value="-16.6056" calcext:value-type="float">
            <text:p>-16.6056</text:p>
          </table:table-cell>
          <table:table-cell office:value-type="float" office:value="8.94188" calcext:value-type="float">
            <text:p>8.94188</text:p>
          </table:table-cell>
          <table:table-cell office:value-type="float" office:value="16.1936" calcext:value-type="float">
            <text:p>16.1936</text:p>
          </table:table-cell>
          <table:table-cell office:value-type="float" office:value="-6.84934" calcext:value-type="float">
            <text:p>-6.84934</text:p>
          </table:table-cell>
          <table:table-cell office:value-type="float" office:value="72.4356" calcext:value-type="float">
            <text:p>72.4356</text:p>
          </table:table-cell>
          <table:table-cell office:value-type="float" office:value="9.46303" calcext:value-type="float">
            <text:p>9.46303</text:p>
          </table:table-cell>
        </table:table-row>
        <table:table-row table:style-name="ro1">
          <table:table-cell office:value-type="float" office:value="0.00186621" calcext:value-type="float">
            <text:p>0.00186621</text:p>
          </table:table-cell>
          <table:table-cell office:value-type="float" office:value="-16.6148" calcext:value-type="float">
            <text:p>-16.6148</text:p>
          </table:table-cell>
          <table:table-cell office:value-type="float" office:value="8.94502" calcext:value-type="float">
            <text:p>8.94502</text:p>
          </table:table-cell>
          <table:table-cell office:value-type="float" office:value="16.164" calcext:value-type="float">
            <text:p>16.164</text:p>
          </table:table-cell>
          <table:table-cell office:value-type="float" office:value="-6.56115" calcext:value-type="float">
            <text:p>-6.56115</text:p>
          </table:table-cell>
          <table:table-cell office:value-type="float" office:value="72.5048" calcext:value-type="float">
            <text:p>72.5048</text:p>
          </table:table-cell>
          <table:table-cell office:value-type="float" office:value="9.72417" calcext:value-type="float">
            <text:p>9.72417</text:p>
          </table:table-cell>
        </table:table-row>
        <table:table-row table:style-name="ro1">
          <table:table-cell office:value-type="float" office:value="0.00128431" calcext:value-type="float">
            <text:p>0.00128431</text:p>
          </table:table-cell>
          <table:table-cell office:value-type="float" office:value="-16.6174" calcext:value-type="float">
            <text:p>-16.6174</text:p>
          </table:table-cell>
          <table:table-cell office:value-type="float" office:value="8.95098" calcext:value-type="float">
            <text:p>8.95098</text:p>
          </table:table-cell>
          <table:table-cell office:value-type="float" office:value="16.1677" calcext:value-type="float">
            <text:p>16.1677</text:p>
          </table:table-cell>
          <table:table-cell office:value-type="float" office:value="-7.14954" calcext:value-type="float">
            <text:p>-7.14954</text:p>
          </table:table-cell>
          <table:table-cell office:value-type="float" office:value="72.5733" calcext:value-type="float">
            <text:p>72.5733</text:p>
          </table:table-cell>
          <table:table-cell office:value-type="float" office:value="9.00572" calcext:value-type="float">
            <text:p>9.00572</text:p>
          </table:table-cell>
        </table:table-row>
        <table:table-row table:style-name="ro1">
          <table:table-cell office:value-type="float" office:value="0.00353712" calcext:value-type="float">
            <text:p>0.00353712</text:p>
          </table:table-cell>
          <table:table-cell office:value-type="float" office:value="-16.6339" calcext:value-type="float">
            <text:p>-16.6339</text:p>
          </table:table-cell>
          <table:table-cell office:value-type="float" office:value="8.98495" calcext:value-type="float">
            <text:p>8.98495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-5.39685" calcext:value-type="float">
            <text:p>-5.39685</text:p>
          </table:table-cell>
          <table:table-cell office:value-type="float" office:value="72.6418" calcext:value-type="float">
            <text:p>72.6418</text:p>
          </table:table-cell>
          <table:table-cell office:value-type="float" office:value="10.9507" calcext:value-type="float">
            <text:p>10.9507</text:p>
          </table:table-cell>
        </table:table-row>
        <table:table-row table:style-name="ro1">
          <table:table-cell office:value-type="float" office:value="0.00232637" calcext:value-type="float">
            <text:p>0.00232637</text:p>
          </table:table-cell>
          <table:table-cell office:value-type="float" office:value="-16.6393" calcext:value-type="float">
            <text:p>-16.6393</text:p>
          </table:table-cell>
          <table:table-cell office:value-type="float" office:value="8.96563" calcext:value-type="float">
            <text:p>8.96563</text:p>
          </table:table-cell>
          <table:table-cell office:value-type="float" office:value="16.0832" calcext:value-type="float">
            <text:p>16.0832</text:p>
          </table:table-cell>
          <table:table-cell office:value-type="float" office:value="-5.66238" calcext:value-type="float">
            <text:p>-5.66238</text:p>
          </table:table-cell>
          <table:table-cell office:value-type="float" office:value="72.6882" calcext:value-type="float">
            <text:p>72.6882</text:p>
          </table:table-cell>
          <table:table-cell office:value-type="float" office:value="10.5852" calcext:value-type="float">
            <text:p>10.5852</text:p>
          </table:table-cell>
        </table:table-row>
        <table:table-row table:style-name="ro1">
          <table:table-cell office:value-type="float" office:value="0.00232497" calcext:value-type="float">
            <text:p>0.00232497</text:p>
          </table:table-cell>
          <table:table-cell office:value-type="float" office:value="-16.6367" calcext:value-type="float">
            <text:p>-16.6367</text:p>
          </table:table-cell>
          <table:table-cell office:value-type="float" office:value="8.97616" calcext:value-type="float">
            <text:p>8.97616</text:p>
          </table:table-cell>
          <table:table-cell office:value-type="float" office:value="16.0165" calcext:value-type="float">
            <text:p>16.0165</text:p>
          </table:table-cell>
          <table:table-cell office:value-type="float" office:value="-6.50694" calcext:value-type="float">
            <text:p>-6.50694</text:p>
          </table:table-cell>
          <table:table-cell office:value-type="float" office:value="72.816" calcext:value-type="float">
            <text:p>72.816</text:p>
          </table:table-cell>
          <table:table-cell office:value-type="float" office:value="9.63791" calcext:value-type="float">
            <text:p>9.63791</text:p>
          </table:table-cell>
        </table:table-row>
        <table:table-row table:style-name="ro1">
          <table:table-cell office:value-type="float" office:value="0.00298227" calcext:value-type="float">
            <text:p>0.00298227</text:p>
          </table:table-cell>
          <table:table-cell office:value-type="float" office:value="-16.6535" calcext:value-type="float">
            <text:p>-16.6535</text:p>
          </table:table-cell>
          <table:table-cell office:value-type="float" office:value="9.00377" calcext:value-type="float">
            <text:p>9.00377</text:p>
          </table:table-cell>
          <table:table-cell office:value-type="float" office:value="16.0383" calcext:value-type="float">
            <text:p>16.0383</text:p>
          </table:table-cell>
          <table:table-cell office:value-type="float" office:value="-5.43553" calcext:value-type="float">
            <text:p>-5.43553</text:p>
          </table:table-cell>
          <table:table-cell office:value-type="float" office:value="72.8002" calcext:value-type="float">
            <text:p>72.8002</text:p>
          </table:table-cell>
          <table:table-cell office:value-type="float" office:value="10.7863" calcext:value-type="float">
            <text:p>10.7863</text:p>
          </table:table-cell>
        </table:table-row>
        <table:table-row table:style-name="ro1">
          <table:table-cell office:value-type="float" office:value="0.00349268" calcext:value-type="float">
            <text:p>0.00349268</text:p>
          </table:table-cell>
          <table:table-cell office:value-type="float" office:value="-16.6315" calcext:value-type="float">
            <text:p>-16.6315</text:p>
          </table:table-cell>
          <table:table-cell office:value-type="float" office:value="8.97093" calcext:value-type="float">
            <text:p>8.97093</text:p>
          </table:table-cell>
          <table:table-cell office:value-type="float" office:value="16.0172" calcext:value-type="float">
            <text:p>16.0172</text:p>
          </table:table-cell>
          <table:table-cell office:value-type="float" office:value="-5.441" calcext:value-type="float">
            <text:p>-5.441</text:p>
          </table:table-cell>
          <table:table-cell office:value-type="float" office:value="72.8428" calcext:value-type="float">
            <text:p>72.8428</text:p>
          </table:table-cell>
          <table:table-cell office:value-type="float" office:value="10.6901" calcext:value-type="float">
            <text:p>10.6901</text:p>
          </table:table-cell>
        </table:table-row>
        <table:table-row table:style-name="ro1">
          <table:table-cell office:value-type="float" office:value="0.00187073" calcext:value-type="float">
            <text:p>0.00187073</text:p>
          </table:table-cell>
          <table:table-cell office:value-type="float" office:value="-16.624" calcext:value-type="float">
            <text:p>-16.624</text:p>
          </table:table-cell>
          <table:table-cell office:value-type="float" office:value="8.96361" calcext:value-type="float">
            <text:p>8.96361</text:p>
          </table:table-cell>
          <table:table-cell office:value-type="float" office:value="15.9942" calcext:value-type="float">
            <text:p>15.9942</text:p>
          </table:table-cell>
          <table:table-cell office:value-type="float" office:value="-6.36886" calcext:value-type="float">
            <text:p>-6.36886</text:p>
          </table:table-cell>
          <table:table-cell office:value-type="float" office:value="72.9007" calcext:value-type="float">
            <text:p>72.9007</text:p>
          </table:table-cell>
          <table:table-cell office:value-type="float" office:value="9.6061" calcext:value-type="float">
            <text:p>9.6061</text:p>
          </table:table-cell>
        </table:table-row>
        <table:table-row table:style-name="ro1">
          <table:table-cell office:value-type="float" office:value="0.00461512" calcext:value-type="float">
            <text:p>0.00461512</text:p>
          </table:table-cell>
          <table:table-cell office:value-type="float" office:value="-16.686" calcext:value-type="float">
            <text:p>-16.686</text:p>
          </table:table-cell>
          <table:table-cell office:value-type="float" office:value="9.01011" calcext:value-type="float">
            <text:p>9.01011</text:p>
          </table:table-cell>
          <table:table-cell office:value-type="float" office:value="15.9241" calcext:value-type="float">
            <text:p>15.9241</text:p>
          </table:table-cell>
          <table:table-cell office:value-type="float" office:value="-5.60552" calcext:value-type="float">
            <text:p>-5.60552</text:p>
          </table:table-cell>
          <table:table-cell office:value-type="float" office:value="72.9401" calcext:value-type="float">
            <text:p>72.9401</text:p>
          </table:table-cell>
          <table:table-cell office:value-type="float" office:value="10.3992" calcext:value-type="float">
            <text:p>10.3992</text:p>
          </table:table-cell>
        </table:table-row>
        <table:table-row table:style-name="ro1">
          <table:table-cell office:value-type="float" office:value="0.00145783" calcext:value-type="float">
            <text:p>0.00145783</text:p>
          </table:table-cell>
          <table:table-cell office:value-type="float" office:value="-16.6861" calcext:value-type="float">
            <text:p>-16.6861</text:p>
          </table:table-cell>
          <table:table-cell office:value-type="float" office:value="9.00036" calcext:value-type="float">
            <text:p>9.00036</text:p>
          </table:table-cell>
          <table:table-cell office:value-type="float" office:value="15.933" calcext:value-type="float">
            <text:p>15.933</text:p>
          </table:table-cell>
          <table:table-cell office:value-type="float" office:value="-5.58398" calcext:value-type="float">
            <text:p>-5.58398</text:p>
          </table:table-cell>
          <table:table-cell office:value-type="float" office:value="72.9834" calcext:value-type="float">
            <text:p>72.9834</text:p>
          </table:table-cell>
          <table:table-cell office:value-type="float" office:value="10.4017" calcext:value-type="float">
            <text:p>10.4017</text:p>
          </table:table-cell>
        </table:table-row>
        <table:table-row table:style-name="ro1">
          <table:table-cell office:value-type="float" office:value="0.00411209" calcext:value-type="float">
            <text:p>0.00411209</text:p>
          </table:table-cell>
          <table:table-cell office:value-type="float" office:value="-16.6525" calcext:value-type="float">
            <text:p>-16.6525</text:p>
          </table:table-cell>
          <table:table-cell office:value-type="float" office:value="8.98532" calcext:value-type="float">
            <text:p>8.98532</text:p>
          </table:table-cell>
          <table:table-cell office:value-type="float" office:value="15.8699" calcext:value-type="float">
            <text:p>15.8699</text:p>
          </table:table-cell>
          <table:table-cell office:value-type="float" office:value="-5.90059" calcext:value-type="float">
            <text:p>-5.90059</text:p>
          </table:table-cell>
          <table:table-cell office:value-type="float" office:value="73.0073" calcext:value-type="float">
            <text:p>73.0073</text:p>
          </table:table-cell>
          <table:table-cell office:value-type="float" office:value="10.0412" calcext:value-type="float">
            <text:p>10.0412</text:p>
          </table:table-cell>
        </table:table-row>
        <table:table-row table:style-name="ro1">
          <table:table-cell office:value-type="float" office:value="0.00502197" calcext:value-type="float">
            <text:p>0.00502197</text:p>
          </table:table-cell>
          <table:table-cell office:value-type="float" office:value="-16.7048" calcext:value-type="float">
            <text:p>-16.7048</text:p>
          </table:table-cell>
          <table:table-cell office:value-type="float" office:value="9.08152" calcext:value-type="float">
            <text:p>9.08152</text:p>
          </table:table-cell>
          <table:table-cell office:value-type="float" office:value="15.9002" calcext:value-type="float">
            <text:p>15.9002</text:p>
          </table:table-cell>
          <table:table-cell office:value-type="float" office:value="-4.86891" calcext:value-type="float">
            <text:p>-4.86891</text:p>
          </table:table-cell>
          <table:table-cell office:value-type="float" office:value="73.0421" calcext:value-type="float">
            <text:p>73.0421</text:p>
          </table:table-cell>
          <table:table-cell office:value-type="float" office:value="11.1797" calcext:value-type="float">
            <text:p>11.1797</text:p>
          </table:table-cell>
        </table:table-row>
        <table:table-row table:style-name="ro1">
          <table:table-cell office:value-type="float" office:value="0.0036916" calcext:value-type="float">
            <text:p>0.0036916</text:p>
          </table:table-cell>
          <table:table-cell office:value-type="float" office:value="-16.742" calcext:value-type="float">
            <text:p>-16.742</text:p>
          </table:table-cell>
          <table:table-cell office:value-type="float" office:value="9.13494" calcext:value-type="float">
            <text:p>9.13494</text:p>
          </table:table-cell>
          <table:table-cell office:value-type="float" office:value="15.8568" calcext:value-type="float">
            <text:p>15.8568</text:p>
          </table:table-cell>
          <table:table-cell office:value-type="float" office:value="-4.65343" calcext:value-type="float">
            <text:p>-4.65343</text:p>
          </table:table-cell>
          <table:table-cell office:value-type="float" office:value="73.1057" calcext:value-type="float">
            <text:p>73.1057</text:p>
          </table:table-cell>
          <table:table-cell office:value-type="float" office:value="11.4443" calcext:value-type="float">
            <text:p>11.4443</text:p>
          </table:table-cell>
        </table:table-row>
        <table:table-row table:style-name="ro1">
          <table:table-cell office:value-type="float" office:value="0.00462899" calcext:value-type="float">
            <text:p>0.00462899</text:p>
          </table:table-cell>
          <table:table-cell office:value-type="float" office:value="-16.7179" calcext:value-type="float">
            <text:p>-16.7179</text:p>
          </table:table-cell>
          <table:table-cell office:value-type="float" office:value="9.05266" calcext:value-type="float">
            <text:p>9.05266</text:p>
          </table:table-cell>
          <table:table-cell office:value-type="float" office:value="15.6917" calcext:value-type="float">
            <text:p>15.6917</text:p>
          </table:table-cell>
          <table:table-cell office:value-type="float" office:value="-5.73662" calcext:value-type="float">
            <text:p>-5.73662</text:p>
          </table:table-cell>
          <table:table-cell office:value-type="float" office:value="73.1682" calcext:value-type="float">
            <text:p>73.1682</text:p>
          </table:table-cell>
          <table:table-cell office:value-type="float" office:value="10.2783" calcext:value-type="float">
            <text:p>10.2783</text:p>
          </table:table-cell>
        </table:table-row>
        <table:table-row table:style-name="ro1">
          <table:table-cell office:value-type="float" office:value="0.00153785" calcext:value-type="float">
            <text:p>0.00153785</text:p>
          </table:table-cell>
          <table:table-cell office:value-type="float" office:value="-16.7146" calcext:value-type="float">
            <text:p>-16.7146</text:p>
          </table:table-cell>
          <table:table-cell office:value-type="float" office:value="9.05135" calcext:value-type="float">
            <text:p>9.05135</text:p>
          </table:table-cell>
          <table:table-cell office:value-type="float" office:value="15.6545" calcext:value-type="float">
            <text:p>15.6545</text:p>
          </table:table-cell>
          <table:table-cell office:value-type="float" office:value="-5.01042" calcext:value-type="float">
            <text:p>-5.01042</text:p>
          </table:table-cell>
          <table:table-cell office:value-type="float" office:value="73.1946" calcext:value-type="float">
            <text:p>73.1946</text:p>
          </table:table-cell>
          <table:table-cell office:value-type="float" office:value="11.0027" calcext:value-type="float">
            <text:p>11.0027</text:p>
          </table:table-cell>
        </table:table-row>
        <table:table-row table:style-name="ro1">
          <table:table-cell office:value-type="float" office:value="0.00268865" calcext:value-type="float">
            <text:p>0.00268865</text:p>
          </table:table-cell>
          <table:table-cell office:value-type="float" office:value="-16.7211" calcext:value-type="float">
            <text:p>-16.7211</text:p>
          </table:table-cell>
          <table:table-cell office:value-type="float" office:value="9.09435" calcext:value-type="float">
            <text:p>9.09435</text:p>
          </table:table-cell>
          <table:table-cell office:value-type="float" office:value="15.5865" calcext:value-type="float">
            <text:p>15.5865</text:p>
          </table:table-cell>
          <table:table-cell office:value-type="float" office:value="-4.16443" calcext:value-type="float">
            <text:p>-4.16443</text:p>
          </table:table-cell>
          <table:table-cell office:value-type="float" office:value="73.2243" calcext:value-type="float">
            <text:p>73.2243</text:p>
          </table:table-cell>
          <table:table-cell office:value-type="float" office:value="11.9425" calcext:value-type="float">
            <text:p>11.9425</text:p>
          </table:table-cell>
        </table:table-row>
        <table:table-row table:style-name="ro1">
          <table:table-cell office:value-type="float" office:value="0.0014164" calcext:value-type="float">
            <text:p>0.0014164</text:p>
          </table:table-cell>
          <table:table-cell office:value-type="float" office:value="-16.7154" calcext:value-type="float">
            <text:p>-16.7154</text:p>
          </table:table-cell>
          <table:table-cell office:value-type="float" office:value="9.08823" calcext:value-type="float">
            <text:p>9.08823</text:p>
          </table:table-cell>
          <table:table-cell office:value-type="float" office:value="15.6334" calcext:value-type="float">
            <text:p>15.6334</text:p>
          </table:table-cell>
          <table:table-cell office:value-type="float" office:value="-4.2808" calcext:value-type="float">
            <text:p>-4.2808</text:p>
          </table:table-cell>
          <table:table-cell office:value-type="float" office:value="73.2055" calcext:value-type="float">
            <text:p>73.2055</text:p>
          </table:table-cell>
          <table:table-cell office:value-type="float" office:value="11.8191" calcext:value-type="float">
            <text:p>11.8191</text:p>
          </table:table-cell>
        </table:table-row>
        <table:table-row table:style-name="ro1">
          <table:table-cell office:value-type="float" office:value="0.0021222" calcext:value-type="float">
            <text:p>0.0021222</text:p>
          </table:table-cell>
          <table:table-cell office:value-type="float" office:value="-16.6847" calcext:value-type="float">
            <text:p>-16.6847</text:p>
          </table:table-cell>
          <table:table-cell office:value-type="float" office:value="9.06549" calcext:value-type="float">
            <text:p>9.06549</text:p>
          </table:table-cell>
          <table:table-cell office:value-type="float" office:value="15.6626" calcext:value-type="float">
            <text:p>15.6626</text:p>
          </table:table-cell>
          <table:table-cell office:value-type="float" office:value="-4.51406" calcext:value-type="float">
            <text:p>-4.51406</text:p>
          </table:table-cell>
          <table:table-cell office:value-type="float" office:value="73.2501" calcext:value-type="float">
            <text:p>73.2501</text:p>
          </table:table-cell>
          <table:table-cell office:value-type="float" office:value="11.5447" calcext:value-type="float">
            <text:p>11.5447</text:p>
          </table:table-cell>
        </table:table-row>
        <table:table-row table:style-name="ro1">
          <table:table-cell office:value-type="float" office:value="0.00147998" calcext:value-type="float">
            <text:p>0.00147998</text:p>
          </table:table-cell>
          <table:table-cell office:value-type="float" office:value="-16.6912" calcext:value-type="float">
            <text:p>-16.6912</text:p>
          </table:table-cell>
          <table:table-cell office:value-type="float" office:value="9.07351" calcext:value-type="float">
            <text:p>9.07351</text:p>
          </table:table-cell>
          <table:table-cell office:value-type="float" office:value="15.6372" calcext:value-type="float">
            <text:p>15.6372</text:p>
          </table:table-cell>
          <table:table-cell office:value-type="float" office:value="-4.11568" calcext:value-type="float">
            <text:p>-4.11568</text:p>
          </table:table-cell>
          <table:table-cell office:value-type="float" office:value="73.3209" calcext:value-type="float">
            <text:p>73.3209</text:p>
          </table:table-cell>
          <table:table-cell office:value-type="float" office:value="11.965" calcext:value-type="float">
            <text:p>11.965</text:p>
          </table:table-cell>
        </table:table-row>
        <table:table-row table:style-name="ro1">
          <table:table-cell office:value-type="float" office:value="0.00142781" calcext:value-type="float">
            <text:p>0.00142781</text:p>
          </table:table-cell>
          <table:table-cell office:value-type="float" office:value="-16.6812" calcext:value-type="float">
            <text:p>-16.6812</text:p>
          </table:table-cell>
          <table:table-cell office:value-type="float" office:value="9.068" calcext:value-type="float">
            <text:p>9.068</text:p>
          </table:table-cell>
          <table:table-cell office:value-type="float" office:value="15.6582" calcext:value-type="float">
            <text:p>15.6582</text:p>
          </table:table-cell>
          <table:table-cell office:value-type="float" office:value="-6.00711" calcext:value-type="float">
            <text:p>-6.00711</text:p>
          </table:table-cell>
          <table:table-cell office:value-type="float" office:value="73.3979" calcext:value-type="float">
            <text:p>73.3979</text:p>
          </table:table-cell>
          <table:table-cell office:value-type="float" office:value="9.98048" calcext:value-type="float">
            <text:p>9.98048</text:p>
          </table:table-cell>
        </table:table-row>
        <table:table-row table:style-name="ro1">
          <table:table-cell office:value-type="float" office:value="0.00127824" calcext:value-type="float">
            <text:p>0.00127824</text:p>
          </table:table-cell>
          <table:table-cell office:value-type="float" office:value="-16.675" calcext:value-type="float">
            <text:p>-16.675</text:p>
          </table:table-cell>
          <table:table-cell office:value-type="float" office:value="9.06895" calcext:value-type="float">
            <text:p>9.06895</text:p>
          </table:table-cell>
          <table:table-cell office:value-type="float" office:value="15.6237" calcext:value-type="float">
            <text:p>15.6237</text:p>
          </table:table-cell>
          <table:table-cell office:value-type="float" office:value="-4.46791" calcext:value-type="float">
            <text:p>-4.46791</text:p>
          </table:table-cell>
          <table:table-cell office:value-type="float" office:value="73.4042" calcext:value-type="float">
            <text:p>73.4042</text:p>
          </table:table-cell>
          <table:table-cell office:value-type="float" office:value="11.516" calcext:value-type="float">
            <text:p>11.516</text:p>
          </table:table-cell>
        </table:table-row>
        <table:table-row table:style-name="ro1">
          <table:table-cell office:value-type="float" office:value="0.00157341" calcext:value-type="float">
            <text:p>0.00157341</text:p>
          </table:table-cell>
          <table:table-cell office:value-type="float" office:value="-16.6827" calcext:value-type="float">
            <text:p>-16.6827</text:p>
          </table:table-cell>
          <table:table-cell office:value-type="float" office:value="9.0722" calcext:value-type="float">
            <text:p>9.0722</text:p>
          </table:table-cell>
          <table:table-cell office:value-type="float" office:value="15.6004" calcext:value-type="float">
            <text:p>15.6004</text:p>
          </table:table-cell>
          <table:table-cell office:value-type="float" office:value="-3.81894" calcext:value-type="float">
            <text:p>-3.81894</text:p>
          </table:table-cell>
          <table:table-cell office:value-type="float" office:value="73.464" calcext:value-type="float">
            <text:p>73.464</text:p>
          </table:table-cell>
          <table:table-cell office:value-type="float" office:value="12.1802" calcext:value-type="float">
            <text:p>12.1802</text:p>
          </table:table-cell>
        </table:table-row>
        <table:table-row table:style-name="ro1">
          <table:table-cell office:value-type="float" office:value="0.00164264" calcext:value-type="float">
            <text:p>0.00164264</text:p>
          </table:table-cell>
          <table:table-cell office:value-type="float" office:value="-16.6708" calcext:value-type="float">
            <text:p>-16.6708</text:p>
          </table:table-cell>
          <table:table-cell office:value-type="float" office:value="9.07933" calcext:value-type="float">
            <text:p>9.07933</text:p>
          </table:table-cell>
          <table:table-cell office:value-type="float" office:value="15.5975" calcext:value-type="float">
            <text:p>15.5975</text:p>
          </table:table-cell>
          <table:table-cell office:value-type="float" office:value="-4.48702" calcext:value-type="float">
            <text:p>-4.48702</text:p>
          </table:table-cell>
          <table:table-cell office:value-type="float" office:value="73.5682" calcext:value-type="float">
            <text:p>73.5682</text:p>
          </table:table-cell>
          <table:table-cell office:value-type="float" office:value="11.4575" calcext:value-type="float">
            <text:p>11.4575</text:p>
          </table:table-cell>
        </table:table-row>
        <table:table-row table:style-name="ro1">
          <table:table-cell office:value-type="float" office:value="0.00157555" calcext:value-type="float">
            <text:p>0.00157555</text:p>
          </table:table-cell>
          <table:table-cell office:value-type="float" office:value="-16.6728" calcext:value-type="float">
            <text:p>-16.6728</text:p>
          </table:table-cell>
          <table:table-cell office:value-type="float" office:value="9.08512" calcext:value-type="float">
            <text:p>9.08512</text:p>
          </table:table-cell>
          <table:table-cell office:value-type="float" office:value="15.6038" calcext:value-type="float">
            <text:p>15.6038</text:p>
          </table:table-cell>
          <table:table-cell office:value-type="float" office:value="-4.19324" calcext:value-type="float">
            <text:p>-4.19324</text:p>
          </table:table-cell>
          <table:table-cell office:value-type="float" office:value="73.5558" calcext:value-type="float">
            <text:p>73.5558</text:p>
          </table:table-cell>
          <table:table-cell office:value-type="float" office:value="11.7349" calcext:value-type="float">
            <text:p>11.7349</text:p>
          </table:table-cell>
        </table:table-row>
        <table:table-row table:style-name="ro1">
          <table:table-cell office:value-type="float" office:value="0.00239164" calcext:value-type="float">
            <text:p>0.00239164</text:p>
          </table:table-cell>
          <table:table-cell office:value-type="float" office:value="-16.6775" calcext:value-type="float">
            <text:p>-16.6775</text:p>
          </table:table-cell>
          <table:table-cell office:value-type="float" office:value="9.10368" calcext:value-type="float">
            <text:p>9.10368</text:p>
          </table:table-cell>
          <table:table-cell office:value-type="float" office:value="15.598" calcext:value-type="float">
            <text:p>15.598</text:p>
          </table:table-cell>
          <table:table-cell office:value-type="float" office:value="-4.23297" calcext:value-type="float">
            <text:p>-4.23297</text:p>
          </table:table-cell>
          <table:table-cell office:value-type="float" office:value="73.6795" calcext:value-type="float">
            <text:p>73.6795</text:p>
          </table:table-cell>
          <table:table-cell office:value-type="float" office:value="11.6741" calcext:value-type="float">
            <text:p>11.6741</text:p>
          </table:table-cell>
        </table:table-row>
        <table:table-row table:style-name="ro1">
          <table:table-cell office:value-type="float" office:value="0.00195976" calcext:value-type="float">
            <text:p>0.00195976</text:p>
          </table:table-cell>
          <table:table-cell office:value-type="float" office:value="-16.6692" calcext:value-type="float">
            <text:p>-16.6692</text:p>
          </table:table-cell>
          <table:table-cell office:value-type="float" office:value="9.13299" calcext:value-type="float">
            <text:p>9.13299</text:p>
          </table:table-cell>
          <table:table-cell office:value-type="float" office:value="15.584" calcext:value-type="float">
            <text:p>15.584</text:p>
          </table:table-cell>
          <table:table-cell office:value-type="float" office:value="-4.05764" calcext:value-type="float">
            <text:p>-4.05764</text:p>
          </table:table-cell>
          <table:table-cell office:value-type="float" office:value="73.7061" calcext:value-type="float">
            <text:p>73.7061</text:p>
          </table:table-cell>
          <table:table-cell office:value-type="float" office:value="11.8451" calcext:value-type="float">
            <text:p>11.8451</text:p>
          </table:table-cell>
        </table:table-row>
        <table:table-row table:style-name="ro1">
          <table:table-cell office:value-type="float" office:value="0.00200263" calcext:value-type="float">
            <text:p>0.00200263</text:p>
          </table:table-cell>
          <table:table-cell office:value-type="float" office:value="-16.6609" calcext:value-type="float">
            <text:p>-16.6609</text:p>
          </table:table-cell>
          <table:table-cell office:value-type="float" office:value="9.12549" calcext:value-type="float">
            <text:p>9.12549</text:p>
          </table:table-cell>
          <table:table-cell office:value-type="float" office:value="15.5512" calcext:value-type="float">
            <text:p>15.5512</text:p>
          </table:table-cell>
          <table:table-cell office:value-type="float" office:value="-3.49688" calcext:value-type="float">
            <text:p>-3.49688</text:p>
          </table:table-cell>
          <table:table-cell office:value-type="float" office:value="73.6127" calcext:value-type="float">
            <text:p>73.6127</text:p>
          </table:table-cell>
          <table:table-cell office:value-type="float" office:value="12.4064" calcext:value-type="float">
            <text:p>12.4064</text:p>
          </table:table-cell>
        </table:table-row>
        <table:table-row table:style-name="ro1">
          <table:table-cell office:value-type="float" office:value="0.00162681" calcext:value-type="float">
            <text:p>0.00162681</text:p>
          </table:table-cell>
          <table:table-cell office:value-type="float" office:value="-16.6493" calcext:value-type="float">
            <text:p>-16.6493</text:p>
          </table:table-cell>
          <table:table-cell office:value-type="float" office:value="9.13248" calcext:value-type="float">
            <text:p>9.13248</text:p>
          </table:table-cell>
          <table:table-cell office:value-type="float" office:value="15.5732" calcext:value-type="float">
            <text:p>15.5732</text:p>
          </table:table-cell>
          <table:table-cell office:value-type="float" office:value="-3.89645" calcext:value-type="float">
            <text:p>-3.89645</text:p>
          </table:table-cell>
          <table:table-cell office:value-type="float" office:value="73.7938" calcext:value-type="float">
            <text:p>73.7938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324426" calcext:value-type="float">
            <text:p>0.00324426</text:p>
          </table:table-cell>
          <table:table-cell office:value-type="float" office:value="-16.665" calcext:value-type="float">
            <text:p>-16.665</text:p>
          </table:table-cell>
          <table:table-cell office:value-type="float" office:value="9.15276" calcext:value-type="float">
            <text:p>9.15276</text:p>
          </table:table-cell>
          <table:table-cell office:value-type="float" office:value="15.5199" calcext:value-type="float">
            <text:p>15.5199</text:p>
          </table:table-cell>
          <table:table-cell office:value-type="float" office:value="-2.74912" calcext:value-type="float">
            <text:p>-2.74912</text:p>
          </table:table-cell>
          <table:table-cell office:value-type="float" office:value="73.7206" calcext:value-type="float">
            <text:p>73.7206</text:p>
          </table:table-cell>
          <table:table-cell office:value-type="float" office:value="13.2388" calcext:value-type="float">
            <text:p>13.2388</text:p>
          </table:table-cell>
        </table:table-row>
        <table:table-row table:style-name="ro1">
          <table:table-cell office:value-type="float" office:value="0.00153566" calcext:value-type="float">
            <text:p>0.00153566</text:p>
          </table:table-cell>
          <table:table-cell office:value-type="float" office:value="-16.6689" calcext:value-type="float">
            <text:p>-16.6689</text:p>
          </table:table-cell>
          <table:table-cell office:value-type="float" office:value="9.14165" calcext:value-type="float">
            <text:p>9.14165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-2.35508" calcext:value-type="float">
            <text:p>-2.35508</text:p>
          </table:table-cell>
          <table:table-cell office:value-type="float" office:value="73.7653" calcext:value-type="float">
            <text:p>73.7653</text:p>
          </table:table-cell>
          <table:table-cell office:value-type="float" office:value="13.6163" calcext:value-type="float">
            <text:p>13.6163</text:p>
          </table:table-cell>
        </table:table-row>
        <table:table-row table:style-name="ro1">
          <table:table-cell office:value-type="float" office:value="0.0021147" calcext:value-type="float">
            <text:p>0.0021147</text:p>
          </table:table-cell>
          <table:table-cell office:value-type="float" office:value="-16.6696" calcext:value-type="float">
            <text:p>-16.6696</text:p>
          </table:table-cell>
          <table:table-cell office:value-type="float" office:value="9.13723" calcext:value-type="float">
            <text:p>9.13723</text:p>
          </table:table-cell>
          <table:table-cell office:value-type="float" office:value="15.505" calcext:value-type="float">
            <text:p>15.505</text:p>
          </table:table-cell>
          <table:table-cell office:value-type="float" office:value="-2.80767" calcext:value-type="float">
            <text:p>-2.80767</text:p>
          </table:table-cell>
          <table:table-cell office:value-type="float" office:value="73.8488" calcext:value-type="float">
            <text:p>73.8488</text:p>
          </table:table-cell>
          <table:table-cell office:value-type="float" office:value="13.0873" calcext:value-type="float">
            <text:p>13.0873</text:p>
          </table:table-cell>
        </table:table-row>
        <table:table-row table:style-name="ro1">
          <table:table-cell office:value-type="float" office:value="0.00192468" calcext:value-type="float">
            <text:p>0.00192468</text:p>
          </table:table-cell>
          <table:table-cell office:value-type="float" office:value="-16.6886" calcext:value-type="float">
            <text:p>-16.6886</text:p>
          </table:table-cell>
          <table:table-cell office:value-type="float" office:value="9.14563" calcext:value-type="float">
            <text:p>9.14563</text:p>
          </table:table-cell>
          <table:table-cell office:value-type="float" office:value="15.4992" calcext:value-type="float">
            <text:p>15.4992</text:p>
          </table:table-cell>
          <table:table-cell office:value-type="float" office:value="-1.53456" calcext:value-type="float">
            <text:p>-1.53456</text:p>
          </table:table-cell>
          <table:table-cell office:value-type="float" office:value="73.8353" calcext:value-type="float">
            <text:p>73.8353</text:p>
          </table:table-cell>
          <table:table-cell office:value-type="float" office:value="14.5019" calcext:value-type="float">
            <text:p>14.5019</text:p>
          </table:table-cell>
        </table:table-row>
        <table:table-row table:style-name="ro1">
          <table:table-cell office:value-type="float" office:value="0.00146669" calcext:value-type="float">
            <text:p>0.00146669</text:p>
          </table:table-cell>
          <table:table-cell office:value-type="float" office:value="-16.6879" calcext:value-type="float">
            <text:p>-16.6879</text:p>
          </table:table-cell>
          <table:table-cell office:value-type="float" office:value="9.14445" calcext:value-type="float">
            <text:p>9.14445</text:p>
          </table:table-cell>
          <table:table-cell office:value-type="float" office:value="15.5505" calcext:value-type="float">
            <text:p>15.5505</text:p>
          </table:table-cell>
          <table:table-cell office:value-type="float" office:value="-2.56373" calcext:value-type="float">
            <text:p>-2.56373</text:p>
          </table:table-cell>
          <table:table-cell office:value-type="float" office:value="73.9181" calcext:value-type="float">
            <text:p>73.9181</text:p>
          </table:table-cell>
          <table:table-cell office:value-type="float" office:value="13.3798" calcext:value-type="float">
            <text:p>13.3798</text:p>
          </table:table-cell>
        </table:table-row>
        <table:table-row table:style-name="ro1">
          <table:table-cell office:value-type="float" office:value="0.00309009" calcext:value-type="float">
            <text:p>0.00309009</text:p>
          </table:table-cell>
          <table:table-cell office:value-type="float" office:value="-16.6662" calcext:value-type="float">
            <text:p>-16.6662</text:p>
          </table:table-cell>
          <table:table-cell office:value-type="float" office:value="9.12592" calcext:value-type="float">
            <text:p>9.12592</text:p>
          </table:table-cell>
          <table:table-cell office:value-type="float" office:value="15.5261" calcext:value-type="float">
            <text:p>15.5261</text:p>
          </table:table-cell>
          <table:table-cell office:value-type="float" office:value="-3.84478" calcext:value-type="float">
            <text:p>-3.84478</text:p>
          </table:table-cell>
          <table:table-cell office:value-type="float" office:value="74.0091" calcext:value-type="float">
            <text:p>74.00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325655" calcext:value-type="float">
            <text:p>0.00325655</text:p>
          </table:table-cell>
          <table:table-cell office:value-type="float" office:value="-16.6882" calcext:value-type="float">
            <text:p>-16.6882</text:p>
          </table:table-cell>
          <table:table-cell office:value-type="float" office:value="9.17364" calcext:value-type="float">
            <text:p>9.17364</text:p>
          </table:table-cell>
          <table:table-cell office:value-type="float" office:value="15.4783" calcext:value-type="float">
            <text:p>15.4783</text:p>
          </table:table-cell>
          <table:table-cell office:value-type="float" office:value="-2.54535" calcext:value-type="float">
            <text:p>-2.54535</text:p>
          </table:table-cell>
          <table:table-cell office:value-type="float" office:value="73.9983" calcext:value-type="float">
            <text:p>73.9983</text:p>
          </table:table-cell>
          <table:table-cell office:value-type="float" office:value="13.3589" calcext:value-type="float">
            <text:p>13.3589</text:p>
          </table:table-cell>
        </table:table-row>
        <table:table-row table:style-name="ro1">
          <table:table-cell office:value-type="float" office:value="0.00254078" calcext:value-type="float">
            <text:p>0.00254078</text:p>
          </table:table-cell>
          <table:table-cell office:value-type="float" office:value="-16.7112" calcext:value-type="float">
            <text:p>-16.7112</text:p>
          </table:table-cell>
          <table:table-cell office:value-type="float" office:value="9.20788" calcext:value-type="float">
            <text:p>9.20788</text:p>
          </table:table-cell>
          <table:table-cell office:value-type="float" office:value="15.4602" calcext:value-type="float">
            <text:p>15.4602</text:p>
          </table:table-cell>
          <table:table-cell office:value-type="float" office:value="-2.01736" calcext:value-type="float">
            <text:p>-2.01736</text:p>
          </table:table-cell>
          <table:table-cell office:value-type="float" office:value="73.9863" calcext:value-type="float">
            <text:p>73.9863</text:p>
          </table:table-cell>
          <table:table-cell office:value-type="float" office:value="13.9024" calcext:value-type="float">
            <text:p>13.9024</text:p>
          </table:table-cell>
        </table:table-row>
        <table:table-row table:style-name="ro1">
          <table:table-cell office:value-type="float" office:value="0.0041651" calcext:value-type="float">
            <text:p>0.0041651</text:p>
          </table:table-cell>
          <table:table-cell office:value-type="float" office:value="-16.6661" calcext:value-type="float">
            <text:p>-16.6661</text:p>
          </table:table-cell>
          <table:table-cell office:value-type="float" office:value="9.16297" calcext:value-type="float">
            <text:p>9.16297</text:p>
          </table:table-cell>
          <table:table-cell office:value-type="float" office:value="15.4279" calcext:value-type="float">
            <text:p>15.4279</text:p>
          </table:table-cell>
          <table:table-cell office:value-type="float" office:value="-2.82717" calcext:value-type="float">
            <text:p>-2.82717</text:p>
          </table:table-cell>
          <table:table-cell office:value-type="float" office:value="74.0401" calcext:value-type="float">
            <text:p>74.0401</text:p>
          </table:table-cell>
          <table:table-cell office:value-type="float" office:value="12.9661" calcext:value-type="float">
            <text:p>12.9661</text:p>
          </table:table-cell>
        </table:table-row>
      </table:table>
      <table:table table:name="Eval" table:style-name="ta1">
        <table:shapes>
          <draw:frame draw:z-index="0" draw:style-name="gr1" draw:text-style-name="P1" svg:width="1047.49pt" svg:height="255.09pt" svg:x="0pt" svg:y="2.83pt">
            <loext:p draw:notify-on-update-of-ranges="D1.B1:D1.B1 D1.B2:D1.B612 D1.E1:D1.E1 D1.E2:D1.E6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7.49pt" svg:height="255.09pt" svg:x="0.03pt" svg:y="281.62pt">
            <loext:p draw:notify-on-update-of-ranges="D1.C1:D1.C1 D1.C2:D1.C612 D1.F1:D1.F1 D1.F2:D1.F6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47.49pt" svg:height="255.09pt" svg:x="0.03pt" svg:y="550.43pt">
            <loext:p draw:notify-on-update-of-ranges="D1.D1:D1.D1 D1.D2:D1.D612 D1.G1:D1.G1 D1.G2:D1.G6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47.49pt" svg:height="255.09pt" svg:x="0.03pt" svg:y="819.24pt">
            <loext:p draw:notify-on-update-of-ranges="D1.A1:D1.A1 D1.A2:D1.A6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1T20:30:31.779164789</dc:date>
    <meta:editing-duration>PT1H27M51S</meta:editing-duration>
    <meta:editing-cycles>8</meta:editing-cycles>
    <meta:generator>LibreOffice/5.3.0.3$Linux_X86_64 LibreOffice_project/30m0$Build-3</meta:generator>
    <meta:document-statistic meta:table-count="2" meta:cell-count="42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X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.B1:D1.B612 D1.E1:D1.E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.B2:D1.B612" chart:label-cell-address="D1.B1:D1.B1" chart:class="chart:line">
            <chart:data-point chart:repeated="611"/>
          </chart:series>
          <chart:series chart:style-name="ch11" chart:values-cell-range-address="D1.E2:D1.E612" chart:label-cell-address="D1.E1:D1.E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X</text:p>
                <draw:g>
                  <svg:desc>D1.B1:D1.B1</svg:desc>
                </draw:g>
              </table:table-cell>
              <table:table-cell office:value-type="string">
                <text:p>GT rX</text:p>
                <draw:g>
                  <svg:desc>D1.E1:D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475429">
                <text:p>-0.00475429</text:p>
                <draw:g>
                  <svg:desc>D1.B2:D1.B612</svg:desc>
                </draw:g>
              </table:table-cell>
              <table:table-cell office:value-type="float" office:value="-0.024143">
                <text:p>-0.024143</text:p>
                <draw:g>
                  <svg:desc>D1.E2:D1.E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893441">
                <text:p>0.000893441</text:p>
              </table:table-cell>
              <table:table-cell office:value-type="float" office:value="0.0368423">
                <text:p>0.0368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604027">
                <text:p>-0.000604027</text:p>
              </table:table-cell>
              <table:table-cell office:value-type="float" office:value="-0.0329211">
                <text:p>-0.0329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56286">
                <text:p>-0.0156286</text:p>
              </table:table-cell>
              <table:table-cell office:value-type="float" office:value="-0.0382754">
                <text:p>-0.0382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36552">
                <text:p>-0.0136552</text:p>
              </table:table-cell>
              <table:table-cell office:value-type="float" office:value="-0.139099">
                <text:p>-0.139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43377">
                <text:p>-0.0243377</text:p>
              </table:table-cell>
              <table:table-cell office:value-type="float" office:value="-0.0612557">
                <text:p>-0.0612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15841">
                <text:p>-0.0415841</text:p>
              </table:table-cell>
              <table:table-cell office:value-type="float" office:value="-0.137772">
                <text:p>-0.137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306045">
                <text:p>-0.0306045</text:p>
              </table:table-cell>
              <table:table-cell office:value-type="float" office:value="-0.119094">
                <text:p>-0.11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359181">
                <text:p>-0.0359181</text:p>
              </table:table-cell>
              <table:table-cell office:value-type="float" office:value="-0.130559">
                <text:p>-0.130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02507">
                <text:p>-0.0502507</text:p>
              </table:table-cell>
              <table:table-cell office:value-type="float" office:value="-0.259174">
                <text:p>-0.259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462352">
                <text:p>-0.0462352</text:p>
              </table:table-cell>
              <table:table-cell office:value-type="float" office:value="-0.165207">
                <text:p>-0.165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5219">
                <text:p>-0.055219</text:p>
              </table:table-cell>
              <table:table-cell office:value-type="float" office:value="-0.211544">
                <text:p>-0.211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655313">
                <text:p>-0.0655313</text:p>
              </table:table-cell>
              <table:table-cell office:value-type="float" office:value="-0.273711">
                <text:p>-0.273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49976">
                <text:p>-0.0749976</text:p>
              </table:table-cell>
              <table:table-cell office:value-type="float" office:value="-0.278799">
                <text:p>-0.278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749597">
                <text:p>-0.0749597</text:p>
              </table:table-cell>
              <table:table-cell office:value-type="float" office:value="-0.365443">
                <text:p>-0.365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78331">
                <text:p>-0.0878331</text:p>
              </table:table-cell>
              <table:table-cell office:value-type="float" office:value="-0.340187">
                <text:p>-0.340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937891">
                <text:p>-0.0937891</text:p>
              </table:table-cell>
              <table:table-cell office:value-type="float" office:value="-0.344844">
                <text:p>-0.344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16502">
                <text:p>-0.116502</text:p>
              </table:table-cell>
              <table:table-cell office:value-type="float" office:value="-0.423985">
                <text:p>-0.423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3169">
                <text:p>-0.123169</text:p>
              </table:table-cell>
              <table:table-cell office:value-type="float" office:value="-0.461955">
                <text:p>-0.461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9674">
                <text:p>-0.129674</text:p>
              </table:table-cell>
              <table:table-cell office:value-type="float" office:value="-0.469217">
                <text:p>-0.469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45882">
                <text:p>-0.145882</text:p>
              </table:table-cell>
              <table:table-cell office:value-type="float" office:value="-0.400002">
                <text:p>-0.4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40961">
                <text:p>-0.140961</text:p>
              </table:table-cell>
              <table:table-cell office:value-type="float" office:value="-0.406802">
                <text:p>-0.406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51548">
                <text:p>-0.151548</text:p>
              </table:table-cell>
              <table:table-cell office:value-type="float" office:value="-0.461392">
                <text:p>-0.461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52871">
                <text:p>-0.152871</text:p>
              </table:table-cell>
              <table:table-cell office:value-type="float" office:value="-0.514505">
                <text:p>-0.514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45229">
                <text:p>-0.145229</text:p>
              </table:table-cell>
              <table:table-cell office:value-type="float" office:value="-0.449694">
                <text:p>-0.449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54031">
                <text:p>-0.154031</text:p>
              </table:table-cell>
              <table:table-cell office:value-type="float" office:value="-0.502665">
                <text:p>-0.502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60798">
                <text:p>-0.160798</text:p>
              </table:table-cell>
              <table:table-cell office:value-type="float" office:value="-0.49961">
                <text:p>-0.49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3961">
                <text:p>-0.133961</text:p>
              </table:table-cell>
              <table:table-cell office:value-type="float" office:value="-0.487058">
                <text:p>-0.487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38817">
                <text:p>-0.138817</text:p>
              </table:table-cell>
              <table:table-cell office:value-type="float" office:value="-0.437275">
                <text:p>-0.437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4051">
                <text:p>-0.14051</text:p>
              </table:table-cell>
              <table:table-cell office:value-type="float" office:value="-0.468236">
                <text:p>-0.468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41752">
                <text:p>-0.141752</text:p>
              </table:table-cell>
              <table:table-cell office:value-type="float" office:value="-0.406066">
                <text:p>-0.406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69373">
                <text:p>-0.169373</text:p>
              </table:table-cell>
              <table:table-cell office:value-type="float" office:value="-0.500682">
                <text:p>-0.500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73737">
                <text:p>-0.173737</text:p>
              </table:table-cell>
              <table:table-cell office:value-type="float" office:value="-0.433607">
                <text:p>-0.433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71523">
                <text:p>-0.171523</text:p>
              </table:table-cell>
              <table:table-cell office:value-type="float" office:value="-0.446135">
                <text:p>-0.446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90028">
                <text:p>-0.190028</text:p>
              </table:table-cell>
              <table:table-cell office:value-type="float" office:value="-0.508997">
                <text:p>-0.508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83364">
                <text:p>-0.183364</text:p>
              </table:table-cell>
              <table:table-cell office:value-type="float" office:value="-0.51845">
                <text:p>-0.51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87277">
                <text:p>-0.187277</text:p>
              </table:table-cell>
              <table:table-cell office:value-type="float" office:value="-0.516539">
                <text:p>-0.516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86121">
                <text:p>-0.186121</text:p>
              </table:table-cell>
              <table:table-cell office:value-type="float" office:value="-0.561554">
                <text:p>-0.5615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13008">
                <text:p>-0.213008</text:p>
              </table:table-cell>
              <table:table-cell office:value-type="float" office:value="-0.610392">
                <text:p>-0.610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7384">
                <text:p>-0.197384</text:p>
              </table:table-cell>
              <table:table-cell office:value-type="float" office:value="-0.634741">
                <text:p>-0.634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14999">
                <text:p>-0.214999</text:p>
              </table:table-cell>
              <table:table-cell office:value-type="float" office:value="-0.70358">
                <text:p>-0.70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20029">
                <text:p>-0.220029</text:p>
              </table:table-cell>
              <table:table-cell office:value-type="float" office:value="-0.727592">
                <text:p>-0.727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41188">
                <text:p>-0.241188</text:p>
              </table:table-cell>
              <table:table-cell office:value-type="float" office:value="-0.842993">
                <text:p>-0.842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59072">
                <text:p>-0.259072</text:p>
              </table:table-cell>
              <table:table-cell office:value-type="float" office:value="-0.945062">
                <text:p>-0.945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48842">
                <text:p>-0.248842</text:p>
              </table:table-cell>
              <table:table-cell office:value-type="float" office:value="-0.980053">
                <text:p>-0.980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80207">
                <text:p>-0.280207</text:p>
              </table:table-cell>
              <table:table-cell office:value-type="float" office:value="-1.0875">
                <text:p>-1.0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00935">
                <text:p>-0.500935</text:p>
              </table:table-cell>
              <table:table-cell office:value-type="float" office:value="-1.20246">
                <text:p>-1.20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79818">
                <text:p>-0.479818</text:p>
              </table:table-cell>
              <table:table-cell office:value-type="float" office:value="-1.24146">
                <text:p>-1.24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42644">
                <text:p>-0.442644</text:p>
              </table:table-cell>
              <table:table-cell office:value-type="float" office:value="-1.19258">
                <text:p>-1.19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74352">
                <text:p>-0.574352</text:p>
              </table:table-cell>
              <table:table-cell office:value-type="float" office:value="-1.27592">
                <text:p>-1.27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9725">
                <text:p>-0.59725</text:p>
              </table:table-cell>
              <table:table-cell office:value-type="float" office:value="-1.11116">
                <text:p>-1.11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87381">
                <text:p>-0.587381</text:p>
              </table:table-cell>
              <table:table-cell office:value-type="float" office:value="-0.915539">
                <text:p>-0.915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1626">
                <text:p>-0.61626</text:p>
              </table:table-cell>
              <table:table-cell office:value-type="float" office:value="-0.69331">
                <text:p>-0.69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593233">
                <text:p>-0.593233</text:p>
              </table:table-cell>
              <table:table-cell office:value-type="float" office:value="-0.434791">
                <text:p>-0.434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573782">
                <text:p>-0.573782</text:p>
              </table:table-cell>
              <table:table-cell office:value-type="float" office:value="-0.28773">
                <text:p>-0.2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37669">
                <text:p>-0.537669</text:p>
              </table:table-cell>
              <table:table-cell office:value-type="float" office:value="0.101289">
                <text:p>0.101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519262">
                <text:p>-0.519262</text:p>
              </table:table-cell>
              <table:table-cell office:value-type="float" office:value="0.418823">
                <text:p>0.418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61388">
                <text:p>-0.461388</text:p>
              </table:table-cell>
              <table:table-cell office:value-type="float" office:value="0.852013">
                <text:p>0.852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32068">
                <text:p>-0.432068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2443">
                <text:p>-0.412443</text:p>
              </table:table-cell>
              <table:table-cell office:value-type="float" office:value="1.45774">
                <text:p>1.45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65867">
                <text:p>-0.365867</text:p>
              </table:table-cell>
              <table:table-cell office:value-type="float" office:value="1.68301">
                <text:p>1.68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72708">
                <text:p>-0.372708</text:p>
              </table:table-cell>
              <table:table-cell office:value-type="float" office:value="2.03686">
                <text:p>2.03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426121">
                <text:p>-0.426121</text:p>
              </table:table-cell>
              <table:table-cell office:value-type="float" office:value="2.31384">
                <text:p>2.31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268">
                <text:p>-0.45268</text:p>
              </table:table-cell>
              <table:table-cell office:value-type="float" office:value="2.55347">
                <text:p>2.55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89398">
                <text:p>-0.289398</text:p>
              </table:table-cell>
              <table:table-cell office:value-type="float" office:value="2.97754">
                <text:p>2.977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299977">
                <text:p>-0.299977</text:p>
              </table:table-cell>
              <table:table-cell office:value-type="float" office:value="3.22828">
                <text:p>3.22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5369">
                <text:p>-0.345369</text:p>
              </table:table-cell>
              <table:table-cell office:value-type="float" office:value="3.45561">
                <text:p>3.455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96508">
                <text:p>-0.296508</text:p>
              </table:table-cell>
              <table:table-cell office:value-type="float" office:value="3.8041">
                <text:p>3.8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03564">
                <text:p>-0.103564</text:p>
              </table:table-cell>
              <table:table-cell office:value-type="float" office:value="4.16026">
                <text:p>4.16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92852">
                <text:p>-0.092852</text:p>
              </table:table-cell>
              <table:table-cell office:value-type="float" office:value="4.54363">
                <text:p>4.54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7667">
                <text:p>0.77667</text:p>
              </table:table-cell>
              <table:table-cell office:value-type="float" office:value="4.96062">
                <text:p>4.96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01619">
                <text:p>0.801619</text:p>
              </table:table-cell>
              <table:table-cell office:value-type="float" office:value="5.34224">
                <text:p>5.34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03537">
                <text:p>0.803537</text:p>
              </table:table-cell>
              <table:table-cell office:value-type="float" office:value="5.60679">
                <text:p>5.60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441">
                <text:p>0.85441</text:p>
              </table:table-cell>
              <table:table-cell office:value-type="float" office:value="6.04956">
                <text:p>6.04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78595">
                <text:p>0.878595</text:p>
              </table:table-cell>
              <table:table-cell office:value-type="float" office:value="6.40729">
                <text:p>6.40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82166">
                <text:p>0.882166</text:p>
              </table:table-cell>
              <table:table-cell office:value-type="float" office:value="6.77301">
                <text:p>6.77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7098">
                <text:p>0.87098</text:p>
              </table:table-cell>
              <table:table-cell office:value-type="float" office:value="7.16582">
                <text:p>7.16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2071">
                <text:p>0.962071</text:p>
              </table:table-cell>
              <table:table-cell office:value-type="float" office:value="7.53753">
                <text:p>7.53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9806">
                <text:p>0.949806</text:p>
              </table:table-cell>
              <table:table-cell office:value-type="float" office:value="7.93589">
                <text:p>7.935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673">
                <text:p>1.01673</text:p>
              </table:table-cell>
              <table:table-cell office:value-type="float" office:value="8.36974">
                <text:p>8.36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6467">
                <text:p>1.06467</text:p>
              </table:table-cell>
              <table:table-cell office:value-type="float" office:value="8.83844">
                <text:p>8.83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4682">
                <text:p>1.04682</text:p>
              </table:table-cell>
              <table:table-cell office:value-type="float" office:value="9.33742">
                <text:p>9.33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4657">
                <text:p>1.04657</text:p>
              </table:table-cell>
              <table:table-cell office:value-type="float" office:value="9.97756">
                <text:p>9.97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8311">
                <text:p>1.88311</text:p>
              </table:table-cell>
              <table:table-cell office:value-type="float" office:value="10.5105">
                <text:p>10.5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124">
                <text:p>1.9124</text:p>
              </table:table-cell>
              <table:table-cell office:value-type="float" office:value="11.0928">
                <text:p>11.0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964">
                <text:p>1.8964</text:p>
              </table:table-cell>
              <table:table-cell office:value-type="float" office:value="11.6823">
                <text:p>11.6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3698">
                <text:p>1.93698</text:p>
              </table:table-cell>
              <table:table-cell office:value-type="float" office:value="12.0675">
                <text:p>12.0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6691">
                <text:p>2.76691</text:p>
              </table:table-cell>
              <table:table-cell office:value-type="float" office:value="12.6685">
                <text:p>12.6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22117">
                <text:p>3.22117</text:p>
              </table:table-cell>
              <table:table-cell office:value-type="float" office:value="13.2405">
                <text:p>13.24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22802">
                <text:p>3.22802</text:p>
              </table:table-cell>
              <table:table-cell office:value-type="float" office:value="13.7669">
                <text:p>13.7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01248">
                <text:p>4.01248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3006">
                <text:p>4.53006</text:p>
              </table:table-cell>
              <table:table-cell office:value-type="float" office:value="14.8719">
                <text:p>14.87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4159">
                <text:p>4.54159</text:p>
              </table:table-cell>
              <table:table-cell office:value-type="float" office:value="15.3305">
                <text:p>15.3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594">
                <text:p>4.5594</text:p>
              </table:table-cell>
              <table:table-cell office:value-type="float" office:value="15.8302">
                <text:p>15.8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155">
                <text:p>4.6155</text:p>
              </table:table-cell>
              <table:table-cell office:value-type="float" office:value="16.3442">
                <text:p>16.3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8695">
                <text:p>4.78695</text:p>
              </table:table-cell>
              <table:table-cell office:value-type="float" office:value="16.8855">
                <text:p>16.8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4329">
                <text:p>4.84329</text:p>
              </table:table-cell>
              <table:table-cell office:value-type="float" office:value="17.4134">
                <text:p>17.4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049">
                <text:p>4.85049</text:p>
              </table:table-cell>
              <table:table-cell office:value-type="float" office:value="17.9415">
                <text:p>17.9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7261">
                <text:p>4.87261</text:p>
              </table:table-cell>
              <table:table-cell office:value-type="float" office:value="18.3638">
                <text:p>18.3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2959">
                <text:p>4.92959</text:p>
              </table:table-cell>
              <table:table-cell office:value-type="float" office:value="18.905">
                <text:p>18.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8558">
                <text:p>4.98558</text:p>
              </table:table-cell>
              <table:table-cell office:value-type="float" office:value="19.4698">
                <text:p>19.4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7413">
                <text:p>4.97413</text:p>
              </table:table-cell>
              <table:table-cell office:value-type="float" office:value="20.0035">
                <text:p>20.0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8722">
                <text:p>5.18722</text:p>
              </table:table-cell>
              <table:table-cell office:value-type="float" office:value="20.6165">
                <text:p>20.6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69497">
                <text:p>5.69497</text:p>
              </table:table-cell>
              <table:table-cell office:value-type="float" office:value="21.3383">
                <text:p>21.33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78953">
                <text:p>5.78953</text:p>
              </table:table-cell>
              <table:table-cell office:value-type="float" office:value="22.0015">
                <text:p>22.0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55258">
                <text:p>6.55258</text:p>
              </table:table-cell>
              <table:table-cell office:value-type="float" office:value="22.659">
                <text:p>22.6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82071">
                <text:p>6.82071</text:p>
              </table:table-cell>
              <table:table-cell office:value-type="float" office:value="23.3742">
                <text:p>23.3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95418">
                <text:p>6.95418</text:p>
              </table:table-cell>
              <table:table-cell office:value-type="float" office:value="24.0892">
                <text:p>24.08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6681">
                <text:p>7.76681</text:p>
              </table:table-cell>
              <table:table-cell office:value-type="float" office:value="24.6547">
                <text:p>24.65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8924">
                <text:p>7.8924</text:p>
              </table:table-cell>
              <table:table-cell office:value-type="float" office:value="25.4287">
                <text:p>25.4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98163">
                <text:p>7.98163</text:p>
              </table:table-cell>
              <table:table-cell office:value-type="float" office:value="26.0433">
                <text:p>26.04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80781">
                <text:p>8.80781</text:p>
              </table:table-cell>
              <table:table-cell office:value-type="float" office:value="26.7039">
                <text:p>26.7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06048">
                <text:p>9.06048</text:p>
              </table:table-cell>
              <table:table-cell office:value-type="float" office:value="27.2407">
                <text:p>27.24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08226">
                <text:p>9.08226</text:p>
              </table:table-cell>
              <table:table-cell office:value-type="float" office:value="27.7205">
                <text:p>27.7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26975">
                <text:p>9.26975</text:p>
              </table:table-cell>
              <table:table-cell office:value-type="float" office:value="28.1773">
                <text:p>28.17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1144">
                <text:p>10.1144</text:p>
              </table:table-cell>
              <table:table-cell office:value-type="float" office:value="28.5089">
                <text:p>28.50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492">
                <text:p>10.1492</text:p>
              </table:table-cell>
              <table:table-cell office:value-type="float" office:value="28.8348">
                <text:p>28.8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171">
                <text:p>10.171</text:p>
              </table:table-cell>
              <table:table-cell office:value-type="float" office:value="29.0101">
                <text:p>29.0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2588">
                <text:p>10.2588</text:p>
              </table:table-cell>
              <table:table-cell office:value-type="float" office:value="29.1378">
                <text:p>29.1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3558">
                <text:p>10.3558</text:p>
              </table:table-cell>
              <table:table-cell office:value-type="float" office:value="29.1605">
                <text:p>29.1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4122">
                <text:p>10.4122</text:p>
              </table:table-cell>
              <table:table-cell office:value-type="float" office:value="29.1176">
                <text:p>29.1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4949">
                <text:p>10.4949</text:p>
              </table:table-cell>
              <table:table-cell office:value-type="float" office:value="28.9678">
                <text:p>28.96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4975">
                <text:p>10.4975</text:p>
              </table:table-cell>
              <table:table-cell office:value-type="float" office:value="28.8356">
                <text:p>28.8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5213">
                <text:p>10.5213</text:p>
              </table:table-cell>
              <table:table-cell office:value-type="float" office:value="28.6056">
                <text:p>28.6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5453">
                <text:p>10.5453</text:p>
              </table:table-cell>
              <table:table-cell office:value-type="float" office:value="28.3794">
                <text:p>28.3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5981">
                <text:p>10.5981</text:p>
              </table:table-cell>
              <table:table-cell office:value-type="float" office:value="28.0617">
                <text:p>28.06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6195">
                <text:p>10.6195</text:p>
              </table:table-cell>
              <table:table-cell office:value-type="float" office:value="27.6912">
                <text:p>27.69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6258">
                <text:p>10.6258</text:p>
              </table:table-cell>
              <table:table-cell office:value-type="float" office:value="27.3352">
                <text:p>27.33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6468">
                <text:p>10.6468</text:p>
              </table:table-cell>
              <table:table-cell office:value-type="float" office:value="26.9186">
                <text:p>26.9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6176">
                <text:p>10.6176</text:p>
              </table:table-cell>
              <table:table-cell office:value-type="float" office:value="26.3383">
                <text:p>26.3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5897">
                <text:p>10.5897</text:p>
              </table:table-cell>
              <table:table-cell office:value-type="float" office:value="25.8456">
                <text:p>25.8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5716">
                <text:p>10.5716</text:p>
              </table:table-cell>
              <table:table-cell office:value-type="float" office:value="25.3539">
                <text:p>25.3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5864">
                <text:p>10.5864</text:p>
              </table:table-cell>
              <table:table-cell office:value-type="float" office:value="24.8204">
                <text:p>24.8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4658">
                <text:p>10.4658</text:p>
              </table:table-cell>
              <table:table-cell office:value-type="float" office:value="24.3173">
                <text:p>24.31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4379">
                <text:p>10.4379</text:p>
              </table:table-cell>
              <table:table-cell office:value-type="float" office:value="23.751">
                <text:p>23.7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374">
                <text:p>10.374</text:p>
              </table:table-cell>
              <table:table-cell office:value-type="float" office:value="23.1693">
                <text:p>23.1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643">
                <text:p>10.2643</text:p>
              </table:table-cell>
              <table:table-cell office:value-type="float" office:value="22.6013">
                <text:p>22.6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2033">
                <text:p>10.2033</text:p>
              </table:table-cell>
              <table:table-cell office:value-type="float" office:value="22.0262">
                <text:p>22.0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043">
                <text:p>10.043</text:p>
              </table:table-cell>
              <table:table-cell office:value-type="float" office:value="21.3881">
                <text:p>21.38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89863">
                <text:p>9.89863</text:p>
              </table:table-cell>
              <table:table-cell office:value-type="float" office:value="20.6712">
                <text:p>20.67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64985">
                <text:p>9.64985</text:p>
              </table:table-cell>
              <table:table-cell office:value-type="float" office:value="20.0898">
                <text:p>20.0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56423">
                <text:p>9.56423</text:p>
              </table:table-cell>
              <table:table-cell office:value-type="float" office:value="19.4166">
                <text:p>19.4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16812">
                <text:p>9.16812</text:p>
              </table:table-cell>
              <table:table-cell office:value-type="float" office:value="18.9134">
                <text:p>18.9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39776">
                <text:p>8.39776</text:p>
              </table:table-cell>
              <table:table-cell office:value-type="float" office:value="18.3027">
                <text:p>18.3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24754">
                <text:p>8.24754</text:p>
              </table:table-cell>
              <table:table-cell office:value-type="float" office:value="17.5042">
                <text:p>17.5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1621">
                <text:p>8.1621</text:p>
              </table:table-cell>
              <table:table-cell office:value-type="float" office:value="16.9049">
                <text:p>16.90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42683">
                <text:p>7.42683</text:p>
              </table:table-cell>
              <table:table-cell office:value-type="float" office:value="16.2582">
                <text:p>16.25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73659">
                <text:p>6.73659</text:p>
              </table:table-cell>
              <table:table-cell office:value-type="float" office:value="15.6685">
                <text:p>15.66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2769">
                <text:p>6.62769</text:p>
              </table:table-cell>
              <table:table-cell office:value-type="float" office:value="15.0768">
                <text:p>15.0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8583">
                <text:p>6.48583</text:p>
              </table:table-cell>
              <table:table-cell office:value-type="float" office:value="14.5265">
                <text:p>14.52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08675">
                <text:p>6.08675</text:p>
              </table:table-cell>
              <table:table-cell office:value-type="float" office:value="13.8551">
                <text:p>13.85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32032">
                <text:p>5.32032</text:p>
              </table:table-cell>
              <table:table-cell office:value-type="float" office:value="13.2368">
                <text:p>13.23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572">
                <text:p>4.572</text:p>
              </table:table-cell>
              <table:table-cell office:value-type="float" office:value="12.5588">
                <text:p>12.55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1126">
                <text:p>4.01126</text:p>
              </table:table-cell>
              <table:table-cell office:value-type="float" office:value="11.9795">
                <text:p>11.9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17865">
                <text:p>3.17865</text:p>
              </table:table-cell>
              <table:table-cell office:value-type="float" office:value="11.3524">
                <text:p>11.35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37162">
                <text:p>2.37162</text:p>
              </table:table-cell>
              <table:table-cell office:value-type="float" office:value="10.7437">
                <text:p>10.74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31464">
                <text:p>2.31464</text:p>
              </table:table-cell>
              <table:table-cell office:value-type="float" office:value="10.0718">
                <text:p>10.07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9806">
                <text:p>1.49806</text:p>
              </table:table-cell>
              <table:table-cell office:value-type="float" office:value="9.55374">
                <text:p>9.553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416">
                <text:p>0.66416</text:p>
              </table:table-cell>
              <table:table-cell office:value-type="float" office:value="8.94252">
                <text:p>8.94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53896">
                <text:p>-0.153896</text:p>
              </table:table-cell>
              <table:table-cell office:value-type="float" office:value="8.445">
                <text:p>8.4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984595">
                <text:p>-0.984595</text:p>
              </table:table-cell>
              <table:table-cell office:value-type="float" office:value="7.85759">
                <text:p>7.857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77207">
                <text:p>-1.77207</text:p>
              </table:table-cell>
              <table:table-cell office:value-type="float" office:value="7.27483">
                <text:p>7.274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81936">
                <text:p>-1.81936</text:p>
              </table:table-cell>
              <table:table-cell office:value-type="float" office:value="6.81519">
                <text:p>6.815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38971">
                <text:p>-2.38971</text:p>
              </table:table-cell>
              <table:table-cell office:value-type="float" office:value="6.22969">
                <text:p>6.229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4816">
                <text:p>-2.4816</text:p>
              </table:table-cell>
              <table:table-cell office:value-type="float" office:value="5.7172">
                <text:p>5.7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.61376">
                <text:p>-2.61376</text:p>
              </table:table-cell>
              <table:table-cell office:value-type="float" office:value="5.25464">
                <text:p>5.25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62689">
                <text:p>-2.62689</text:p>
              </table:table-cell>
              <table:table-cell office:value-type="float" office:value="4.76385">
                <text:p>4.763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68212">
                <text:p>-2.68212</text:p>
              </table:table-cell>
              <table:table-cell office:value-type="float" office:value="4.31445">
                <text:p>4.314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5497">
                <text:p>-3.55497</text:p>
              </table:table-cell>
              <table:table-cell office:value-type="float" office:value="3.91113">
                <text:p>3.911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611">
                <text:p>-3.611</text:p>
              </table:table-cell>
              <table:table-cell office:value-type="float" office:value="3.3681">
                <text:p>3.3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6438">
                <text:p>-3.6438</text:p>
              </table:table-cell>
              <table:table-cell office:value-type="float" office:value="3.07384">
                <text:p>3.07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.5647">
                <text:p>-3.5647</text:p>
              </table:table-cell>
              <table:table-cell office:value-type="float" office:value="2.61171">
                <text:p>2.611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63191">
                <text:p>-3.63191</text:p>
              </table:table-cell>
              <table:table-cell office:value-type="float" office:value="2.19763">
                <text:p>2.197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.02459">
                <text:p>-4.02459</text:p>
              </table:table-cell>
              <table:table-cell office:value-type="float" office:value="1.74086">
                <text:p>1.7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.44308">
                <text:p>-4.44308</text:p>
              </table:table-cell>
              <table:table-cell office:value-type="float" office:value="1.34096">
                <text:p>1.340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.44886">
                <text:p>-4.44886</text:p>
              </table:table-cell>
              <table:table-cell office:value-type="float" office:value="0.939237">
                <text:p>0.9392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.30488">
                <text:p>-5.30488</text:p>
              </table:table-cell>
              <table:table-cell office:value-type="float" office:value="0.421831">
                <text:p>0.4218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.83745">
                <text:p>-5.83745</text:p>
              </table:table-cell>
              <table:table-cell office:value-type="float" office:value="-0.13995">
                <text:p>-0.139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.84215">
                <text:p>-5.84215</text:p>
              </table:table-cell>
              <table:table-cell office:value-type="float" office:value="-0.586851">
                <text:p>-0.5868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6.57868">
                <text:p>-6.57868</text:p>
              </table:table-cell>
              <table:table-cell office:value-type="float" office:value="-1.12282">
                <text:p>-1.12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6.73281">
                <text:p>-6.73281</text:p>
              </table:table-cell>
              <table:table-cell office:value-type="float" office:value="-1.6307">
                <text:p>-1.63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6.82793">
                <text:p>-6.82793</text:p>
              </table:table-cell>
              <table:table-cell office:value-type="float" office:value="-2.07735">
                <text:p>-2.07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6.86115">
                <text:p>-6.86115</text:p>
              </table:table-cell>
              <table:table-cell office:value-type="float" office:value="-2.44966">
                <text:p>-2.449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6.96127">
                <text:p>-6.96127</text:p>
              </table:table-cell>
              <table:table-cell office:value-type="float" office:value="-2.94139">
                <text:p>-2.94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.67738">
                <text:p>-7.67738</text:p>
              </table:table-cell>
              <table:table-cell office:value-type="float" office:value="-3.42952">
                <text:p>-3.429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.92909">
                <text:p>-7.92909</text:p>
              </table:table-cell>
              <table:table-cell office:value-type="float" office:value="-3.73434">
                <text:p>-3.734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.72395">
                <text:p>-8.72395</text:p>
              </table:table-cell>
              <table:table-cell office:value-type="float" office:value="-4.24812">
                <text:p>-4.248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9.04315">
                <text:p>-9.04315</text:p>
              </table:table-cell>
              <table:table-cell office:value-type="float" office:value="-4.64299">
                <text:p>-4.642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9.03729">
                <text:p>-9.03729</text:p>
              </table:table-cell>
              <table:table-cell office:value-type="float" office:value="-4.92143">
                <text:p>-4.92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9.24094">
                <text:p>-9.24094</text:p>
              </table:table-cell>
              <table:table-cell office:value-type="float" office:value="-5.29889">
                <text:p>-5.29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9.33587">
                <text:p>-9.33587</text:p>
              </table:table-cell>
              <table:table-cell office:value-type="float" office:value="-5.68534">
                <text:p>-5.685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34465">
                <text:p>-9.34465</text:p>
              </table:table-cell>
              <table:table-cell office:value-type="float" office:value="-5.96518">
                <text:p>-5.96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9.41074">
                <text:p>-9.41074</text:p>
              </table:table-cell>
              <table:table-cell office:value-type="float" office:value="-6.259">
                <text:p>-6.2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9.46654">
                <text:p>-9.46654</text:p>
              </table:table-cell>
              <table:table-cell office:value-type="float" office:value="-6.57286">
                <text:p>-6.572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9.52277">
                <text:p>-9.52277</text:p>
              </table:table-cell>
              <table:table-cell office:value-type="float" office:value="-6.86242">
                <text:p>-6.862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9.74671">
                <text:p>-9.74671</text:p>
              </table:table-cell>
              <table:table-cell office:value-type="float" office:value="-7.16986">
                <text:p>-7.16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9.77178">
                <text:p>-9.77178</text:p>
              </table:table-cell>
              <table:table-cell office:value-type="float" office:value="-7.38567">
                <text:p>-7.38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0.5797">
                <text:p>-10.5797</text:p>
              </table:table-cell>
              <table:table-cell office:value-type="float" office:value="-7.77429">
                <text:p>-7.774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1.3976">
                <text:p>-11.3976</text:p>
              </table:table-cell>
              <table:table-cell office:value-type="float" office:value="-8.12822">
                <text:p>-8.12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2.1885">
                <text:p>-12.1885</text:p>
              </table:table-cell>
              <table:table-cell office:value-type="float" office:value="-8.46785">
                <text:p>-8.46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3.0077">
                <text:p>-13.0077</text:p>
              </table:table-cell>
              <table:table-cell office:value-type="float" office:value="-8.78503">
                <text:p>-8.785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3.0941">
                <text:p>-13.0941</text:p>
              </table:table-cell>
              <table:table-cell office:value-type="float" office:value="-9.00936">
                <text:p>-9.009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3.189">
                <text:p>-13.189</text:p>
              </table:table-cell>
              <table:table-cell office:value-type="float" office:value="-9.20264">
                <text:p>-9.202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4.0405">
                <text:p>-14.0405</text:p>
              </table:table-cell>
              <table:table-cell office:value-type="float" office:value="-9.49775">
                <text:p>-9.49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4.7963">
                <text:p>-14.7963</text:p>
              </table:table-cell>
              <table:table-cell office:value-type="float" office:value="-9.71556">
                <text:p>-9.71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3.9605">
                <text:p>-13.9605</text:p>
              </table:table-cell>
              <table:table-cell office:value-type="float" office:value="-9.72534">
                <text:p>-9.72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3.959">
                <text:p>-13.959</text:p>
              </table:table-cell>
              <table:table-cell office:value-type="float" office:value="-9.84992">
                <text:p>-9.84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3.999">
                <text:p>-13.999</text:p>
              </table:table-cell>
              <table:table-cell office:value-type="float" office:value="-9.82103">
                <text:p>-9.82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3.9878">
                <text:p>-13.9878</text:p>
              </table:table-cell>
              <table:table-cell office:value-type="float" office:value="-9.89579">
                <text:p>-9.895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3.9822">
                <text:p>-13.9822</text:p>
              </table:table-cell>
              <table:table-cell office:value-type="float" office:value="-9.99477">
                <text:p>-9.994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3.9839">
                <text:p>-13.9839</text:p>
              </table:table-cell>
              <table:table-cell office:value-type="float" office:value="-10.0999">
                <text:p>-10.0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3.9635">
                <text:p>-13.9635</text:p>
              </table:table-cell>
              <table:table-cell office:value-type="float" office:value="-10.1419">
                <text:p>-10.14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3.9645">
                <text:p>-13.9645</text:p>
              </table:table-cell>
              <table:table-cell office:value-type="float" office:value="-10.0706">
                <text:p>-10.07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3.9285">
                <text:p>-13.9285</text:p>
              </table:table-cell>
              <table:table-cell office:value-type="float" office:value="-10.0191">
                <text:p>-10.0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.0256">
                <text:p>-14.0256</text:p>
              </table:table-cell>
              <table:table-cell office:value-type="float" office:value="-9.93913">
                <text:p>-9.939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.0393">
                <text:p>-14.0393</text:p>
              </table:table-cell>
              <table:table-cell office:value-type="float" office:value="-9.76166">
                <text:p>-9.76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3.2051">
                <text:p>-13.2051</text:p>
              </table:table-cell>
              <table:table-cell office:value-type="float" office:value="-9.54298">
                <text:p>-9.542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3.2326">
                <text:p>-13.2326</text:p>
              </table:table-cell>
              <table:table-cell office:value-type="float" office:value="-9.39942">
                <text:p>-9.399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3.2377">
                <text:p>-13.2377</text:p>
              </table:table-cell>
              <table:table-cell office:value-type="float" office:value="-9.19189">
                <text:p>-9.19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3.1626">
                <text:p>-13.1626</text:p>
              </table:table-cell>
              <table:table-cell office:value-type="float" office:value="-8.96976">
                <text:p>-8.969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3.1951">
                <text:p>-13.1951</text:p>
              </table:table-cell>
              <table:table-cell office:value-type="float" office:value="-8.6752">
                <text:p>-8.67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3.2192">
                <text:p>-13.2192</text:p>
              </table:table-cell>
              <table:table-cell office:value-type="float" office:value="-8.50017">
                <text:p>-8.500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3.2244">
                <text:p>-13.2244</text:p>
              </table:table-cell>
              <table:table-cell office:value-type="float" office:value="-8.20911">
                <text:p>-8.209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3.1697">
                <text:p>-13.1697</text:p>
              </table:table-cell>
              <table:table-cell office:value-type="float" office:value="-7.95333">
                <text:p>-7.95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3.1592">
                <text:p>-13.1592</text:p>
              </table:table-cell>
              <table:table-cell office:value-type="float" office:value="-7.72958">
                <text:p>-7.729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3.1225">
                <text:p>-13.1225</text:p>
              </table:table-cell>
              <table:table-cell office:value-type="float" office:value="-7.56761">
                <text:p>-7.567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104">
                <text:p>-13.104</text:p>
              </table:table-cell>
              <table:table-cell office:value-type="float" office:value="-7.35206">
                <text:p>-7.352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2.9427">
                <text:p>-12.9427</text:p>
              </table:table-cell>
              <table:table-cell office:value-type="float" office:value="-7.05456">
                <text:p>-7.054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3.3259">
                <text:p>-13.3259</text:p>
              </table:table-cell>
              <table:table-cell office:value-type="float" office:value="-6.83913">
                <text:p>-6.83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3.3258">
                <text:p>-13.3258</text:p>
              </table:table-cell>
              <table:table-cell office:value-type="float" office:value="-6.65707">
                <text:p>-6.65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2.4961">
                <text:p>-12.4961</text:p>
              </table:table-cell>
              <table:table-cell office:value-type="float" office:value="-6.29979">
                <text:p>-6.299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2.4767">
                <text:p>-12.4767</text:p>
              </table:table-cell>
              <table:table-cell office:value-type="float" office:value="-5.97498">
                <text:p>-5.974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2.5091">
                <text:p>-12.5091</text:p>
              </table:table-cell>
              <table:table-cell office:value-type="float" office:value="-5.71377">
                <text:p>-5.713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.4503">
                <text:p>-12.4503</text:p>
              </table:table-cell>
              <table:table-cell office:value-type="float" office:value="-5.3949">
                <text:p>-5.39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1.6663">
                <text:p>-11.6663</text:p>
              </table:table-cell>
              <table:table-cell office:value-type="float" office:value="-5.20577">
                <text:p>-5.205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1.5275">
                <text:p>-11.5275</text:p>
              </table:table-cell>
              <table:table-cell office:value-type="float" office:value="-4.8029">
                <text:p>-4.80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1.4386">
                <text:p>-11.4386</text:p>
              </table:table-cell>
              <table:table-cell office:value-type="float" office:value="-4.60791">
                <text:p>-4.607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1.4608">
                <text:p>-11.4608</text:p>
              </table:table-cell>
              <table:table-cell office:value-type="float" office:value="-4.36018">
                <text:p>-4.360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1.3921">
                <text:p>-11.3921</text:p>
              </table:table-cell>
              <table:table-cell office:value-type="float" office:value="-4.0071">
                <text:p>-4.00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0.542">
                <text:p>-10.542</text:p>
              </table:table-cell>
              <table:table-cell office:value-type="float" office:value="-3.72285">
                <text:p>-3.722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0.5281">
                <text:p>-10.5281</text:p>
              </table:table-cell>
              <table:table-cell office:value-type="float" office:value="-3.26493">
                <text:p>-3.264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0.3869">
                <text:p>-10.3869</text:p>
              </table:table-cell>
              <table:table-cell office:value-type="float" office:value="-2.68866">
                <text:p>-2.688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9.55224">
                <text:p>-9.55224</text:p>
              </table:table-cell>
              <table:table-cell office:value-type="float" office:value="-2.01002">
                <text:p>-2.01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8.74308">
                <text:p>-8.74308</text:p>
              </table:table-cell>
              <table:table-cell office:value-type="float" office:value="-1.26672">
                <text:p>-1.26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8.65403">
                <text:p>-8.65403</text:p>
              </table:table-cell>
              <table:table-cell office:value-type="float" office:value="-0.451841">
                <text:p>-0.4518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8.66797">
                <text:p>-8.66797</text:p>
              </table:table-cell>
              <table:table-cell office:value-type="float" office:value="0.473801">
                <text:p>0.4738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8.55656">
                <text:p>-8.55656</text:p>
              </table:table-cell>
              <table:table-cell office:value-type="float" office:value="1.34196">
                <text:p>1.341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.73595">
                <text:p>-7.73595</text:p>
              </table:table-cell>
              <table:table-cell office:value-type="float" office:value="2.33265">
                <text:p>2.332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.07659">
                <text:p>-7.07659</text:p>
              </table:table-cell>
              <table:table-cell office:value-type="float" office:value="3.28797">
                <text:p>3.287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6.82876">
                <text:p>-6.82876</text:p>
              </table:table-cell>
              <table:table-cell office:value-type="float" office:value="4.23268">
                <text:p>4.232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.94616">
                <text:p>-5.94616</text:p>
              </table:table-cell>
              <table:table-cell office:value-type="float" office:value="5.31019">
                <text:p>5.310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.10008">
                <text:p>-5.10008</text:p>
              </table:table-cell>
              <table:table-cell office:value-type="float" office:value="6.30772">
                <text:p>6.307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.08771">
                <text:p>-5.08771</text:p>
              </table:table-cell>
              <table:table-cell office:value-type="float" office:value="7.3105">
                <text:p>7.3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.86085">
                <text:p>-4.86085</text:p>
              </table:table-cell>
              <table:table-cell office:value-type="float" office:value="8.28188">
                <text:p>8.28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.91018">
                <text:p>-3.9101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02464">
                <text:p>-3.02464</text:p>
              </table:table-cell>
              <table:table-cell office:value-type="float" office:value="9.88447">
                <text:p>9.884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.16719">
                <text:p>-3.16719</text:p>
              </table:table-cell>
              <table:table-cell office:value-type="float" office:value="10.7185">
                <text:p>10.71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.06952">
                <text:p>-3.06952</text:p>
              </table:table-cell>
              <table:table-cell office:value-type="float" office:value="11.6235">
                <text:p>11.6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.08727">
                <text:p>-2.08727</text:p>
              </table:table-cell>
              <table:table-cell office:value-type="float" office:value="12.2757">
                <text:p>12.27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.08991">
                <text:p>-2.08991</text:p>
              </table:table-cell>
              <table:table-cell office:value-type="float" office:value="12.9207">
                <text:p>12.9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.04928">
                <text:p>-2.04928</text:p>
              </table:table-cell>
              <table:table-cell office:value-type="float" office:value="13.6127">
                <text:p>13.61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1715">
                <text:p>-1.1715</text:p>
              </table:table-cell>
              <table:table-cell office:value-type="float" office:value="14.3162">
                <text:p>14.31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12516">
                <text:p>-1.12516</text:p>
              </table:table-cell>
              <table:table-cell office:value-type="float" office:value="14.8018">
                <text:p>14.8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244712">
                <text:p>-0.244712</text:p>
              </table:table-cell>
              <table:table-cell office:value-type="float" office:value="15.4652">
                <text:p>15.46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41469">
                <text:p>0.641469</text:p>
              </table:table-cell>
              <table:table-cell office:value-type="float" office:value="15.9726">
                <text:p>15.97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67411">
                <text:p>0.667411</text:p>
              </table:table-cell>
              <table:table-cell office:value-type="float" office:value="16.565">
                <text:p>16.5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9496">
                <text:p>1.59496</text:p>
              </table:table-cell>
              <table:table-cell office:value-type="float" office:value="17.0132">
                <text:p>17.01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3664">
                <text:p>2.63664</text:p>
              </table:table-cell>
              <table:table-cell office:value-type="float" office:value="17.2273">
                <text:p>17.22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51672">
                <text:p>3.51672</text:p>
              </table:table-cell>
              <table:table-cell office:value-type="float" office:value="17.5418">
                <text:p>17.54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40577">
                <text:p>4.40577</text:p>
              </table:table-cell>
              <table:table-cell office:value-type="float" office:value="17.8253">
                <text:p>17.82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2769">
                <text:p>5.2769</text:p>
              </table:table-cell>
              <table:table-cell office:value-type="float" office:value="17.8803">
                <text:p>17.88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40813">
                <text:p>5.40813</text:p>
              </table:table-cell>
              <table:table-cell office:value-type="float" office:value="17.7978">
                <text:p>17.79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58145">
                <text:p>6.58145</text:p>
              </table:table-cell>
              <table:table-cell office:value-type="float" office:value="17.3584">
                <text:p>17.35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47008">
                <text:p>7.47008</text:p>
              </table:table-cell>
              <table:table-cell office:value-type="float" office:value="16.7865">
                <text:p>16.7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53386">
                <text:p>7.53386</text:p>
              </table:table-cell>
              <table:table-cell office:value-type="float" office:value="16.1045">
                <text:p>16.10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32227">
                <text:p>8.32227</text:p>
              </table:table-cell>
              <table:table-cell office:value-type="float" office:value="15.3397">
                <text:p>15.33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68941">
                <text:p>8.68941</text:p>
              </table:table-cell>
              <table:table-cell office:value-type="float" office:value="14.6459">
                <text:p>14.64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73467">
                <text:p>8.73467</text:p>
              </table:table-cell>
              <table:table-cell office:value-type="float" office:value="13.6534">
                <text:p>13.65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09752">
                <text:p>9.09752</text:p>
              </table:table-cell>
              <table:table-cell office:value-type="float" office:value="12.5834">
                <text:p>12.5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12585">
                <text:p>9.12585</text:p>
              </table:table-cell>
              <table:table-cell office:value-type="float" office:value="11.8442">
                <text:p>11.84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29656">
                <text:p>9.29656</text:p>
              </table:table-cell>
              <table:table-cell office:value-type="float" office:value="10.3959">
                <text:p>10.39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78638">
                <text:p>9.78638</text:p>
              </table:table-cell>
              <table:table-cell office:value-type="float" office:value="9.22421">
                <text:p>9.224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77006">
                <text:p>9.77006</text:p>
              </table:table-cell>
              <table:table-cell office:value-type="float" office:value="8.22363">
                <text:p>8.223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81583">
                <text:p>9.81583</text:p>
              </table:table-cell>
              <table:table-cell office:value-type="float" office:value="7.16069">
                <text:p>7.160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2307">
                <text:p>10.2307</text:p>
              </table:table-cell>
              <table:table-cell office:value-type="float" office:value="6.08172">
                <text:p>6.081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2045">
                <text:p>10.2045</text:p>
              </table:table-cell>
              <table:table-cell office:value-type="float" office:value="5.29702">
                <text:p>5.297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6327">
                <text:p>10.6327</text:p>
              </table:table-cell>
              <table:table-cell office:value-type="float" office:value="4.28988">
                <text:p>4.28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.905">
                <text:p>11.905</text:p>
              </table:table-cell>
              <table:table-cell office:value-type="float" office:value="3.30097">
                <text:p>3.300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.9032">
                <text:p>11.9032</text:p>
              </table:table-cell>
              <table:table-cell office:value-type="float" office:value="2.68517">
                <text:p>2.685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.8754">
                <text:p>11.8754</text:p>
              </table:table-cell>
              <table:table-cell office:value-type="float" office:value="2.20849">
                <text:p>2.208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.1394">
                <text:p>12.1394</text:p>
              </table:table-cell>
              <table:table-cell office:value-type="float" office:value="1.45358">
                <text:p>1.45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.1153">
                <text:p>12.1153</text:p>
              </table:table-cell>
              <table:table-cell office:value-type="float" office:value="1.09479">
                <text:p>1.094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.1266">
                <text:p>12.1266</text:p>
              </table:table-cell>
              <table:table-cell office:value-type="float" office:value="0.617767">
                <text:p>0.6177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.1248">
                <text:p>12.1248</text:p>
              </table:table-cell>
              <table:table-cell office:value-type="float" office:value="0.235023">
                <text:p>0.2350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.3497">
                <text:p>11.3497</text:p>
              </table:table-cell>
              <table:table-cell office:value-type="float" office:value="0.055353">
                <text:p>0.0553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353">
                <text:p>11.353</text:p>
              </table:table-cell>
              <table:table-cell office:value-type="float" office:value="-0.681602">
                <text:p>-0.6816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.6622">
                <text:p>12.6622</text:p>
              </table:table-cell>
              <table:table-cell office:value-type="float" office:value="-1.46583">
                <text:p>-1.465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.5309">
                <text:p>12.5309</text:p>
              </table:table-cell>
              <table:table-cell office:value-type="float" office:value="-1.57988">
                <text:p>-1.579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7762">
                <text:p>11.7762</text:p>
              </table:table-cell>
              <table:table-cell office:value-type="float" office:value="-1.88216">
                <text:p>-1.882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.0842">
                <text:p>12.0842</text:p>
              </table:table-cell>
              <table:table-cell office:value-type="float" office:value="-2.32646">
                <text:p>-2.326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0882">
                <text:p>12.0882</text:p>
              </table:table-cell>
              <table:table-cell office:value-type="float" office:value="-2.33956">
                <text:p>-2.339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.3549">
                <text:p>11.3549</text:p>
              </table:table-cell>
              <table:table-cell office:value-type="float" office:value="-2.59141">
                <text:p>-2.591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5928">
                <text:p>11.5928</text:p>
              </table:table-cell>
              <table:table-cell office:value-type="float" office:value="-3.04911">
                <text:p>-3.049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2328">
                <text:p>12.2328</text:p>
              </table:table-cell>
              <table:table-cell office:value-type="float" office:value="-3.54772">
                <text:p>-3.547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2131">
                <text:p>12.2131</text:p>
              </table:table-cell>
              <table:table-cell office:value-type="float" office:value="-3.87085">
                <text:p>-3.870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1606">
                <text:p>12.1606</text:p>
              </table:table-cell>
              <table:table-cell office:value-type="float" office:value="-4.24126">
                <text:p>-4.241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0939">
                <text:p>12.0939</text:p>
              </table:table-cell>
              <table:table-cell office:value-type="float" office:value="-4.24664">
                <text:p>-4.24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091">
                <text:p>12.091</text:p>
              </table:table-cell>
              <table:table-cell office:value-type="float" office:value="-4.18413">
                <text:p>-4.18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8719">
                <text:p>12.8719</text:p>
              </table:table-cell>
              <table:table-cell office:value-type="float" office:value="-4.89423">
                <text:p>-4.894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8622">
                <text:p>12.8622</text:p>
              </table:table-cell>
              <table:table-cell office:value-type="float" office:value="-5.11737">
                <text:p>-5.117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.9196">
                <text:p>11.9196</text:p>
              </table:table-cell>
              <table:table-cell office:value-type="float" office:value="-4.65172">
                <text:p>-4.651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792">
                <text:p>11.792</text:p>
              </table:table-cell>
              <table:table-cell office:value-type="float" office:value="-4.66413">
                <text:p>-4.66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7939">
                <text:p>11.7939</text:p>
              </table:table-cell>
              <table:table-cell office:value-type="float" office:value="-4.82055">
                <text:p>-4.820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0525">
                <text:p>11.0525</text:p>
              </table:table-cell>
              <table:table-cell office:value-type="float" office:value="-5.03509">
                <text:p>-5.035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4116">
                <text:p>10.4116</text:p>
              </table:table-cell>
              <table:table-cell office:value-type="float" office:value="-4.95293">
                <text:p>-4.952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1508">
                <text:p>10.1508</text:p>
              </table:table-cell>
              <table:table-cell office:value-type="float" office:value="-5.07855">
                <text:p>-5.078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39256">
                <text:p>9.39256</text:p>
              </table:table-cell>
              <table:table-cell office:value-type="float" office:value="-5.17348">
                <text:p>-5.173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62875">
                <text:p>8.62875</text:p>
              </table:table-cell>
              <table:table-cell office:value-type="float" office:value="-4.97019">
                <text:p>-4.970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19939">
                <text:p>8.19939</text:p>
              </table:table-cell>
              <table:table-cell office:value-type="float" office:value="-4.95869">
                <text:p>-4.958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44255">
                <text:p>7.44255</text:p>
              </table:table-cell>
              <table:table-cell office:value-type="float" office:value="-5.07634">
                <text:p>-5.076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67436">
                <text:p>6.67436</text:p>
              </table:table-cell>
              <table:table-cell office:value-type="float" office:value="-4.96607">
                <text:p>-4.966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25303">
                <text:p>6.25303</text:p>
              </table:table-cell>
              <table:table-cell office:value-type="float" office:value="-5.07461">
                <text:p>-5.074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42099">
                <text:p>5.42099</text:p>
              </table:table-cell>
              <table:table-cell office:value-type="float" office:value="-5.04258">
                <text:p>-5.042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58816">
                <text:p>4.58816</text:p>
              </table:table-cell>
              <table:table-cell office:value-type="float" office:value="-4.88415">
                <text:p>-4.884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77258">
                <text:p>3.77258</text:p>
              </table:table-cell>
              <table:table-cell office:value-type="float" office:value="-4.58116">
                <text:p>-4.581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85581">
                <text:p>2.85581</text:p>
              </table:table-cell>
              <table:table-cell office:value-type="float" office:value="-4.29053">
                <text:p>-4.290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14871">
                <text:p>2.14871</text:p>
              </table:table-cell>
              <table:table-cell office:value-type="float" office:value="-4.19517">
                <text:p>-4.195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02013">
                <text:p>2.02013</text:p>
              </table:table-cell>
              <table:table-cell office:value-type="float" office:value="-4.26141">
                <text:p>-4.261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75167">
                <text:p>1.75167</text:p>
              </table:table-cell>
              <table:table-cell office:value-type="float" office:value="-4.4958">
                <text:p>-4.4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72837">
                <text:p>1.72837</text:p>
              </table:table-cell>
              <table:table-cell office:value-type="float" office:value="-4.82783">
                <text:p>-4.827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72394">
                <text:p>1.72394</text:p>
              </table:table-cell>
              <table:table-cell office:value-type="float" office:value="-4.77406">
                <text:p>-4.774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96158">
                <text:p>0.896158</text:p>
              </table:table-cell>
              <table:table-cell office:value-type="float" office:value="-4.44497">
                <text:p>-4.444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589138">
                <text:p>0.0589138</text:p>
              </table:table-cell>
              <table:table-cell office:value-type="float" office:value="-3.98709">
                <text:p>-3.987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696718">
                <text:p>-0.696718</text:p>
              </table:table-cell>
              <table:table-cell office:value-type="float" office:value="-3.50165">
                <text:p>-3.501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55971">
                <text:p>-1.55971</text:p>
              </table:table-cell>
              <table:table-cell office:value-type="float" office:value="-3.15603">
                <text:p>-3.156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43133">
                <text:p>-2.43133</text:p>
              </table:table-cell>
              <table:table-cell office:value-type="float" office:value="-2.54104">
                <text:p>-2.541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46236">
                <text:p>-2.46236</text:p>
              </table:table-cell>
              <table:table-cell office:value-type="float" office:value="-2.57852">
                <text:p>-2.578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.3136">
                <text:p>-3.3136</text:p>
              </table:table-cell>
              <table:table-cell office:value-type="float" office:value="-2.12351">
                <text:p>-2.123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3.57636">
                <text:p>-3.57636</text:p>
              </table:table-cell>
              <table:table-cell office:value-type="float" office:value="-1.96404">
                <text:p>-1.964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.56913">
                <text:p>-3.56913</text:p>
              </table:table-cell>
              <table:table-cell office:value-type="float" office:value="-1.95407">
                <text:p>-1.954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.56157">
                <text:p>-3.56157</text:p>
              </table:table-cell>
              <table:table-cell office:value-type="float" office:value="-2.10462">
                <text:p>-2.104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.60196">
                <text:p>-3.60196</text:p>
              </table:table-cell>
              <table:table-cell office:value-type="float" office:value="-1.91317">
                <text:p>-1.91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.63678">
                <text:p>-3.63678</text:p>
              </table:table-cell>
              <table:table-cell office:value-type="float" office:value="-1.98098">
                <text:p>-1.980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.77602">
                <text:p>-2.77602</text:p>
              </table:table-cell>
              <table:table-cell office:value-type="float" office:value="-2.73904">
                <text:p>-2.739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.69125">
                <text:p>-2.69125</text:p>
              </table:table-cell>
              <table:table-cell office:value-type="float" office:value="-3.36969">
                <text:p>-3.369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.73513">
                <text:p>-2.73513</text:p>
              </table:table-cell>
              <table:table-cell office:value-type="float" office:value="-3.6049">
                <text:p>-3.60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.92368">
                <text:p>-2.92368</text:p>
              </table:table-cell>
              <table:table-cell office:value-type="float" office:value="-4.30375">
                <text:p>-4.30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.84525">
                <text:p>-3.84525</text:p>
              </table:table-cell>
              <table:table-cell office:value-type="float" office:value="-4.15321">
                <text:p>-4.153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4.72404">
                <text:p>-4.72404</text:p>
              </table:table-cell>
              <table:table-cell office:value-type="float" office:value="-3.93821">
                <text:p>-3.938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5.23192">
                <text:p>-5.23192</text:p>
              </table:table-cell>
              <table:table-cell office:value-type="float" office:value="-4.14786">
                <text:p>-4.14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5.58573">
                <text:p>-5.58573</text:p>
              </table:table-cell>
              <table:table-cell office:value-type="float" office:value="-4.33488">
                <text:p>-4.334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.46174">
                <text:p>-6.46174</text:p>
              </table:table-cell>
              <table:table-cell office:value-type="float" office:value="-4.34715">
                <text:p>-4.347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7.32495">
                <text:p>-7.32495</text:p>
              </table:table-cell>
              <table:table-cell office:value-type="float" office:value="-3.92288">
                <text:p>-3.922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8.16968">
                <text:p>-8.16968</text:p>
              </table:table-cell>
              <table:table-cell office:value-type="float" office:value="-3.84207">
                <text:p>-3.842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9.04506">
                <text:p>-9.04506</text:p>
              </table:table-cell>
              <table:table-cell office:value-type="float" office:value="-3.31613">
                <text:p>-3.316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9.09531">
                <text:p>-9.09531</text:p>
              </table:table-cell>
              <table:table-cell office:value-type="float" office:value="-3.64765">
                <text:p>-3.64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9.11578">
                <text:p>-9.11578</text:p>
              </table:table-cell>
              <table:table-cell office:value-type="float" office:value="-4.40348">
                <text:p>-4.403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9.94427">
                <text:p>-9.94427</text:p>
              </table:table-cell>
              <table:table-cell office:value-type="float" office:value="-4.12807">
                <text:p>-4.128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0.0454">
                <text:p>-10.0454</text:p>
              </table:table-cell>
              <table:table-cell office:value-type="float" office:value="-4.08396">
                <text:p>-4.083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9.22134">
                <text:p>-9.22134</text:p>
              </table:table-cell>
              <table:table-cell office:value-type="float" office:value="-5.33602">
                <text:p>-5.336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9.20423">
                <text:p>-9.20423</text:p>
              </table:table-cell>
              <table:table-cell office:value-type="float" office:value="-5.82626">
                <text:p>-5.826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0.0475">
                <text:p>-10.0475</text:p>
              </table:table-cell>
              <table:table-cell office:value-type="float" office:value="-5.3564">
                <text:p>-5.35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0.8358">
                <text:p>-10.8358</text:p>
              </table:table-cell>
              <table:table-cell office:value-type="float" office:value="-4.70577">
                <text:p>-4.705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1.6474">
                <text:p>-11.6474</text:p>
              </table:table-cell>
              <table:table-cell office:value-type="float" office:value="-4.31288">
                <text:p>-4.312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1.6249">
                <text:p>-11.6249</text:p>
              </table:table-cell>
              <table:table-cell office:value-type="float" office:value="-4.47592">
                <text:p>-4.475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1.6186">
                <text:p>-11.6186</text:p>
              </table:table-cell>
              <table:table-cell office:value-type="float" office:value="-4.89996">
                <text:p>-4.899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2.4275">
                <text:p>-12.4275</text:p>
              </table:table-cell>
              <table:table-cell office:value-type="float" office:value="-4.77022">
                <text:p>-4.770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3.2337">
                <text:p>-13.2337</text:p>
              </table:table-cell>
              <table:table-cell office:value-type="float" office:value="-4.55325">
                <text:p>-4.553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4.0666">
                <text:p>-14.0666</text:p>
              </table:table-cell>
              <table:table-cell office:value-type="float" office:value="-4.18717">
                <text:p>-4.187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4.8678">
                <text:p>-14.8678</text:p>
              </table:table-cell>
              <table:table-cell office:value-type="float" office:value="-3.98561">
                <text:p>-3.985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4.917">
                <text:p>-14.917</text:p>
              </table:table-cell>
              <table:table-cell office:value-type="float" office:value="-4.46719">
                <text:p>-4.467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5.7929">
                <text:p>-15.7929</text:p>
              </table:table-cell>
              <table:table-cell office:value-type="float" office:value="-3.81662">
                <text:p>-3.816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6.5991">
                <text:p>-16.5991</text:p>
              </table:table-cell>
              <table:table-cell office:value-type="float" office:value="-3.17886">
                <text:p>-3.178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6.7359">
                <text:p>-16.7359</text:p>
              </table:table-cell>
              <table:table-cell office:value-type="float" office:value="-3.56997">
                <text:p>-3.569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7.7427">
                <text:p>-17.7427</text:p>
              </table:table-cell>
              <table:table-cell office:value-type="float" office:value="-2.83626">
                <text:p>-2.836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8.5363">
                <text:p>-18.5363</text:p>
              </table:table-cell>
              <table:table-cell office:value-type="float" office:value="-2.46722">
                <text:p>-2.467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8.5491">
                <text:p>-18.5491</text:p>
              </table:table-cell>
              <table:table-cell office:value-type="float" office:value="-2.97167">
                <text:p>-2.971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9.3325">
                <text:p>-19.3325</text:p>
              </table:table-cell>
              <table:table-cell office:value-type="float" office:value="-3.208">
                <text:p>-3.2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9.3437">
                <text:p>-19.3437</text:p>
              </table:table-cell>
              <table:table-cell office:value-type="float" office:value="-3.5048">
                <text:p>-3.50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9.3818">
                <text:p>-19.3818</text:p>
              </table:table-cell>
              <table:table-cell office:value-type="float" office:value="-4.04799">
                <text:p>-4.047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0.1152">
                <text:p>-20.1152</text:p>
              </table:table-cell>
              <table:table-cell office:value-type="float" office:value="-4.3158">
                <text:p>-4.31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0.1143">
                <text:p>-20.1143</text:p>
              </table:table-cell>
              <table:table-cell office:value-type="float" office:value="-4.6691">
                <text:p>-4.66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0.1229">
                <text:p>-20.1229</text:p>
              </table:table-cell>
              <table:table-cell office:value-type="float" office:value="-4.9659">
                <text:p>-4.96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0.1298">
                <text:p>-20.1298</text:p>
              </table:table-cell>
              <table:table-cell office:value-type="float" office:value="-5.07766">
                <text:p>-5.077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0.1724">
                <text:p>-20.1724</text:p>
              </table:table-cell>
              <table:table-cell office:value-type="float" office:value="-4.57721">
                <text:p>-4.577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0.1759">
                <text:p>-20.1759</text:p>
              </table:table-cell>
              <table:table-cell office:value-type="float" office:value="-4.53262">
                <text:p>-4.532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0.1744">
                <text:p>-20.1744</text:p>
              </table:table-cell>
              <table:table-cell office:value-type="float" office:value="-4.25375">
                <text:p>-4.25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0.1658">
                <text:p>-20.1658</text:p>
              </table:table-cell>
              <table:table-cell office:value-type="float" office:value="-4.19955">
                <text:p>-4.199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0.0978">
                <text:p>-20.0978</text:p>
              </table:table-cell>
              <table:table-cell office:value-type="float" office:value="-4.37181">
                <text:p>-4.371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9.2911">
                <text:p>-19.2911</text:p>
              </table:table-cell>
              <table:table-cell office:value-type="float" office:value="-4.5649">
                <text:p>-4.56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9.1814">
                <text:p>-19.1814</text:p>
              </table:table-cell>
              <table:table-cell office:value-type="float" office:value="-4.57243">
                <text:p>-4.572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9.1748">
                <text:p>-19.1748</text:p>
              </table:table-cell>
              <table:table-cell office:value-type="float" office:value="-4.14165">
                <text:p>-4.141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9.157">
                <text:p>-19.157</text:p>
              </table:table-cell>
              <table:table-cell office:value-type="float" office:value="-3.24322">
                <text:p>-3.243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8.3392">
                <text:p>-18.3392</text:p>
              </table:table-cell>
              <table:table-cell office:value-type="float" office:value="-3.65195">
                <text:p>-3.651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8.2761">
                <text:p>-18.2761</text:p>
              </table:table-cell>
              <table:table-cell office:value-type="float" office:value="-3.38798">
                <text:p>-3.387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8.2504">
                <text:p>-18.2504</text:p>
              </table:table-cell>
              <table:table-cell office:value-type="float" office:value="-2.9363">
                <text:p>-2.93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8.052">
                <text:p>-18.052</text:p>
              </table:table-cell>
              <table:table-cell office:value-type="float" office:value="-2.90359">
                <text:p>-2.903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7.2265">
                <text:p>-17.2265</text:p>
              </table:table-cell>
              <table:table-cell office:value-type="float" office:value="-3.70107">
                <text:p>-3.70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7.2039">
                <text:p>-17.2039</text:p>
              </table:table-cell>
              <table:table-cell office:value-type="float" office:value="-3.13648">
                <text:p>-3.136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7.2297">
                <text:p>-17.2297</text:p>
              </table:table-cell>
              <table:table-cell office:value-type="float" office:value="-2.59475">
                <text:p>-2.594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6.4289">
                <text:p>-16.4289</text:p>
              </table:table-cell>
              <table:table-cell office:value-type="float" office:value="-2.49516">
                <text:p>-2.495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5.5922">
                <text:p>-15.5922</text:p>
              </table:table-cell>
              <table:table-cell office:value-type="float" office:value="-3.00927">
                <text:p>-3.009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5.5895">
                <text:p>-15.5895</text:p>
              </table:table-cell>
              <table:table-cell office:value-type="float" office:value="-2.54747">
                <text:p>-2.547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5.7531">
                <text:p>-15.7531</text:p>
              </table:table-cell>
              <table:table-cell office:value-type="float" office:value="-1.42891">
                <text:p>-1.428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5.6785">
                <text:p>-15.6785</text:p>
              </table:table-cell>
              <table:table-cell office:value-type="float" office:value="-1.23667">
                <text:p>-1.23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4.8935">
                <text:p>-14.8935</text:p>
              </table:table-cell>
              <table:table-cell office:value-type="float" office:value="-1.22202">
                <text:p>-1.222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4.8515">
                <text:p>-14.8515</text:p>
              </table:table-cell>
              <table:table-cell office:value-type="float" office:value="-0.692407">
                <text:p>-0.692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4.9154">
                <text:p>-14.9154</text:p>
              </table:table-cell>
              <table:table-cell office:value-type="float" office:value="1.58036">
                <text:p>1.580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4.9023">
                <text:p>-14.9023</text:p>
              </table:table-cell>
              <table:table-cell office:value-type="float" office:value="3.08907">
                <text:p>3.089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3.2481">
                <text:p>-13.2481</text:p>
              </table:table-cell>
              <table:table-cell office:value-type="float" office:value="2.09248">
                <text:p>2.092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2.2872">
                <text:p>-12.2872</text:p>
              </table:table-cell>
              <table:table-cell office:value-type="float" office:value="1.09807">
                <text:p>1.098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2.1222">
                <text:p>-12.1222</text:p>
              </table:table-cell>
              <table:table-cell office:value-type="float" office:value="1.3398">
                <text:p>1.3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2.0842">
                <text:p>-12.0842</text:p>
              </table:table-cell>
              <table:table-cell office:value-type="float" office:value="2.75224">
                <text:p>2.752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2.0505">
                <text:p>-12.0505</text:p>
              </table:table-cell>
              <table:table-cell office:value-type="float" office:value="3.87339">
                <text:p>3.873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1.9006">
                <text:p>-11.9006</text:p>
              </table:table-cell>
              <table:table-cell office:value-type="float" office:value="4.80224">
                <text:p>4.802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1.022">
                <text:p>-11.022</text:p>
              </table:table-cell>
              <table:table-cell office:value-type="float" office:value="4.47125">
                <text:p>4.47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1.0568">
                <text:p>-11.0568</text:p>
              </table:table-cell>
              <table:table-cell office:value-type="float" office:value="5.87484">
                <text:p>5.874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1.8174">
                <text:p>-11.8174</text:p>
              </table:table-cell>
              <table:table-cell office:value-type="float" office:value="8.79461">
                <text:p>8.794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1.0044">
                <text:p>-11.0044</text:p>
              </table:table-cell>
              <table:table-cell office:value-type="float" office:value="9.17205">
                <text:p>9.172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0.1554">
                <text:p>-10.1554</text:p>
              </table:table-cell>
              <table:table-cell office:value-type="float" office:value="8.88965">
                <text:p>8.889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0.0948">
                <text:p>-10.0948</text:p>
              </table:table-cell>
              <table:table-cell office:value-type="float" office:value="9.58647">
                <text:p>9.586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0.0463">
                <text:p>-10.0463</text:p>
              </table:table-cell>
              <table:table-cell office:value-type="float" office:value="10.6005">
                <text:p>10.6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9.23984">
                <text:p>-9.23984</text:p>
              </table:table-cell>
              <table:table-cell office:value-type="float" office:value="10.8072">
                <text:p>10.80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9.17781">
                <text:p>-9.17781</text:p>
              </table:table-cell>
              <table:table-cell office:value-type="float" office:value="11.7543">
                <text:p>11.75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9.42202">
                <text:p>-9.42202</text:p>
              </table:table-cell>
              <table:table-cell office:value-type="float" office:value="14.1036">
                <text:p>14.10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9.15469">
                <text:p>-9.15469</text:p>
              </table:table-cell>
              <table:table-cell office:value-type="float" office:value="15.1924">
                <text:p>15.19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8.43778">
                <text:p>-8.43778</text:p>
              </table:table-cell>
              <table:table-cell office:value-type="float" office:value="16.2455">
                <text:p>16.24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8.49195">
                <text:p>-8.49195</text:p>
              </table:table-cell>
              <table:table-cell office:value-type="float" office:value="18.5687">
                <text:p>18.56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7.68513">
                <text:p>-7.68513</text:p>
              </table:table-cell>
              <table:table-cell office:value-type="float" office:value="19.8288">
                <text:p>19.82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5.98404">
                <text:p>-5.98404</text:p>
              </table:table-cell>
              <table:table-cell office:value-type="float" office:value="18.8466">
                <text:p>18.84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.96685">
                <text:p>-5.96685</text:p>
              </table:table-cell>
              <table:table-cell office:value-type="float" office:value="20.8732">
                <text:p>20.87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5.96852">
                <text:p>-5.96852</text:p>
              </table:table-cell>
              <table:table-cell office:value-type="float" office:value="23.2271">
                <text:p>23.22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6.00238">
                <text:p>-6.00238</text:p>
              </table:table-cell>
              <table:table-cell office:value-type="float" office:value="25.2732">
                <text:p>25.27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6.69269">
                <text:p>-6.69269</text:p>
              </table:table-cell>
              <table:table-cell office:value-type="float" office:value="29.2067">
                <text:p>29.20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.70519">
                <text:p>-5.70519</text:p>
              </table:table-cell>
              <table:table-cell office:value-type="float" office:value="29.0359">
                <text:p>29.03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3.7646">
                <text:p>-3.7646</text:p>
              </table:table-cell>
              <table:table-cell office:value-type="float" office:value="27.1247">
                <text:p>27.12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.06896">
                <text:p>-3.06896</text:p>
              </table:table-cell>
              <table:table-cell office:value-type="float" office:value="27.7145">
                <text:p>27.71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.54936">
                <text:p>-2.54936</text:p>
              </table:table-cell>
              <table:table-cell office:value-type="float" office:value="29.103">
                <text:p>29.1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996768">
                <text:p>-0.996768</text:p>
              </table:table-cell>
              <table:table-cell office:value-type="float" office:value="28.615">
                <text:p>28.6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154615">
                <text:p>-0.154615</text:p>
              </table:table-cell>
              <table:table-cell office:value-type="float" office:value="28.9908">
                <text:p>28.99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902294">
                <text:p>-0.0902294</text:p>
              </table:table-cell>
              <table:table-cell office:value-type="float" office:value="29.3834">
                <text:p>29.38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74666">
                <text:p>0.774666</text:p>
              </table:table-cell>
              <table:table-cell office:value-type="float" office:value="29.7341">
                <text:p>29.73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21729">
                <text:p>0.821729</text:p>
              </table:table-cell>
              <table:table-cell office:value-type="float" office:value="30.7652">
                <text:p>30.76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34784">
                <text:p>0.834784</text:p>
              </table:table-cell>
              <table:table-cell office:value-type="float" office:value="33.2708">
                <text:p>33.27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11469">
                <text:p>1.11469</text:p>
              </table:table-cell>
              <table:table-cell office:value-type="float" office:value="34.668">
                <text:p>34.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08735">
                <text:p>1.08735</text:p>
              </table:table-cell>
              <table:table-cell office:value-type="float" office:value="37.7618">
                <text:p>37.76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65294">
                <text:p>1.65294</text:p>
              </table:table-cell>
              <table:table-cell office:value-type="float" office:value="39.2685">
                <text:p>39.26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54362">
                <text:p>2.54362</text:p>
              </table:table-cell>
              <table:table-cell office:value-type="float" office:value="39.6634">
                <text:p>39.66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53667">
                <text:p>2.53667</text:p>
              </table:table-cell>
              <table:table-cell office:value-type="float" office:value="41.8975">
                <text:p>41.89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55329">
                <text:p>2.55329</text:p>
              </table:table-cell>
              <table:table-cell office:value-type="float" office:value="43.8129">
                <text:p>43.81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41927">
                <text:p>3.41927</text:p>
              </table:table-cell>
              <table:table-cell office:value-type="float" office:value="43.6192">
                <text:p>43.61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62678">
                <text:p>3.62678</text:p>
              </table:table-cell>
              <table:table-cell office:value-type="float" office:value="44.4562">
                <text:p>44.45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64432">
                <text:p>3.64432</text:p>
              </table:table-cell>
              <table:table-cell office:value-type="float" office:value="45.6461">
                <text:p>45.64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46501">
                <text:p>4.46501</text:p>
              </table:table-cell>
              <table:table-cell office:value-type="float" office:value="46.1029">
                <text:p>46.10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5021">
                <text:p>4.55021</text:p>
              </table:table-cell>
              <table:table-cell office:value-type="float" office:value="46.2289">
                <text:p>46.22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3007">
                <text:p>4.53007</text:p>
              </table:table-cell>
              <table:table-cell office:value-type="float" office:value="47.5481">
                <text:p>47.54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49181">
                <text:p>4.49181</text:p>
              </table:table-cell>
              <table:table-cell office:value-type="float" office:value="48.8825">
                <text:p>48.88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48962">
                <text:p>4.48962</text:p>
              </table:table-cell>
              <table:table-cell office:value-type="float" office:value="48.9485">
                <text:p>48.94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44517">
                <text:p>4.44517</text:p>
              </table:table-cell>
              <table:table-cell office:value-type="float" office:value="48.7149">
                <text:p>48.71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42736">
                <text:p>4.42736</text:p>
              </table:table-cell>
              <table:table-cell office:value-type="float" office:value="48.9793">
                <text:p>48.97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89424">
                <text:p>3.89424</text:p>
              </table:table-cell>
              <table:table-cell office:value-type="float" office:value="48.7649">
                <text:p>48.76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09707">
                <text:p>3.09707</text:p>
              </table:table-cell>
              <table:table-cell office:value-type="float" office:value="48.9588">
                <text:p>48.95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06401">
                <text:p>3.06401</text:p>
              </table:table-cell>
              <table:table-cell office:value-type="float" office:value="47.8999">
                <text:p>47.8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47327">
                <text:p>2.47327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60631">
                <text:p>1.60631</text:p>
              </table:table-cell>
              <table:table-cell office:value-type="float" office:value="47.586">
                <text:p>47.5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54759">
                <text:p>0.754759</text:p>
              </table:table-cell>
              <table:table-cell office:value-type="float" office:value="47.4026">
                <text:p>47.40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668663">
                <text:p>-0.0668663</text:p>
              </table:table-cell>
              <table:table-cell office:value-type="float" office:value="47.2258">
                <text:p>47.22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946963">
                <text:p>-0.946963</text:p>
              </table:table-cell>
              <table:table-cell office:value-type="float" office:value="47.4789">
                <text:p>47.47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.09599">
                <text:p>-2.09599</text:p>
              </table:table-cell>
              <table:table-cell office:value-type="float" office:value="47.9196">
                <text:p>47.91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3.00645">
                <text:p>-3.00645</text:p>
              </table:table-cell>
              <table:table-cell office:value-type="float" office:value="47.4368">
                <text:p>47.43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.74538">
                <text:p>-3.74538</text:p>
              </table:table-cell>
              <table:table-cell office:value-type="float" office:value="46.1947">
                <text:p>46.19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4.62231">
                <text:p>-4.62231</text:p>
              </table:table-cell>
              <table:table-cell office:value-type="float" office:value="44.8667">
                <text:p>44.8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.46084">
                <text:p>-5.46084</text:p>
              </table:table-cell>
              <table:table-cell office:value-type="float" office:value="44.6457">
                <text:p>44.64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6.31853">
                <text:p>-6.31853</text:p>
              </table:table-cell>
              <table:table-cell office:value-type="float" office:value="44.3655">
                <text:p>44.36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6.42104">
                <text:p>-6.42104</text:p>
              </table:table-cell>
              <table:table-cell office:value-type="float" office:value="41.6659">
                <text:p>41.66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7.23505">
                <text:p>-7.23505</text:p>
              </table:table-cell>
              <table:table-cell office:value-type="float" office:value="40.4846">
                <text:p>40.48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8.0982">
                <text:p>-8.0982</text:p>
              </table:table-cell>
              <table:table-cell office:value-type="float" office:value="41.2574">
                <text:p>41.25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8.84522">
                <text:p>-8.84522</text:p>
              </table:table-cell>
              <table:table-cell office:value-type="float" office:value="40.0959">
                <text:p>40.09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8.9738">
                <text:p>-8.9738</text:p>
              </table:table-cell>
              <table:table-cell office:value-type="float" office:value="38.3723">
                <text:p>38.37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9.76046">
                <text:p>-9.76046</text:p>
              </table:table-cell>
              <table:table-cell office:value-type="float" office:value="37.9844">
                <text:p>37.98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0.3073">
                <text:p>-10.3073</text:p>
              </table:table-cell>
              <table:table-cell office:value-type="float" office:value="36.9655">
                <text:p>36.96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0.6289">
                <text:p>-10.6289</text:p>
              </table:table-cell>
              <table:table-cell office:value-type="float" office:value="36.179">
                <text:p>36.1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1.1383">
                <text:p>-11.1383</text:p>
              </table:table-cell>
              <table:table-cell office:value-type="float" office:value="35.8347">
                <text:p>35.83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1.2034">
                <text:p>-11.2034</text:p>
              </table:table-cell>
              <table:table-cell office:value-type="float" office:value="34.8974">
                <text:p>34.89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1.1789">
                <text:p>-11.1789</text:p>
              </table:table-cell>
              <table:table-cell office:value-type="float" office:value="32.557">
                <text:p>32.5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1.2378">
                <text:p>-11.2378</text:p>
              </table:table-cell>
              <table:table-cell office:value-type="float" office:value="32.3812">
                <text:p>32.38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1.9675">
                <text:p>-11.9675</text:p>
              </table:table-cell>
              <table:table-cell office:value-type="float" office:value="31.8235">
                <text:p>31.82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2.7178">
                <text:p>-12.7178</text:p>
              </table:table-cell>
              <table:table-cell office:value-type="float" office:value="32.2556">
                <text:p>32.25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2.8364">
                <text:p>-12.8364</text:p>
              </table:table-cell>
              <table:table-cell office:value-type="float" office:value="30.6775">
                <text:p>30.67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3.6533">
                <text:p>-13.6533</text:p>
              </table:table-cell>
              <table:table-cell office:value-type="float" office:value="32.1233">
                <text:p>32.12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3.8319">
                <text:p>-13.8319</text:p>
              </table:table-cell>
              <table:table-cell office:value-type="float" office:value="31.8132">
                <text:p>31.81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3.9805">
                <text:p>-13.9805</text:p>
              </table:table-cell>
              <table:table-cell office:value-type="float" office:value="31.4414">
                <text:p>31.44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4.7454">
                <text:p>-14.7454</text:p>
              </table:table-cell>
              <table:table-cell office:value-type="float" office:value="32.3253">
                <text:p>32.3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5.5439">
                <text:p>-15.5439</text:p>
              </table:table-cell>
              <table:table-cell office:value-type="float" office:value="33.3873">
                <text:p>33.38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5.5761">
                <text:p>-15.5761</text:p>
              </table:table-cell>
              <table:table-cell office:value-type="float" office:value="32.5399">
                <text:p>32.53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6.2701">
                <text:p>-16.2701</text:p>
              </table:table-cell>
              <table:table-cell office:value-type="float" office:value="32.4376">
                <text:p>32.43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7.0564">
                <text:p>-17.0564</text:p>
              </table:table-cell>
              <table:table-cell office:value-type="float" office:value="33.4451">
                <text:p>33.44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7.8406">
                <text:p>-17.8406</text:p>
              </table:table-cell>
              <table:table-cell office:value-type="float" office:value="34.896">
                <text:p>34.8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8.0758">
                <text:p>-18.0758</text:p>
              </table:table-cell>
              <table:table-cell office:value-type="float" office:value="34.495">
                <text:p>34.4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8.1253">
                <text:p>-18.1253</text:p>
              </table:table-cell>
              <table:table-cell office:value-type="float" office:value="34.6328">
                <text:p>34.63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8.9">
                <text:p>-18.9</text:p>
              </table:table-cell>
              <table:table-cell office:value-type="float" office:value="34.6443">
                <text:p>34.64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8.9007">
                <text:p>-18.9007</text:p>
              </table:table-cell>
              <table:table-cell office:value-type="float" office:value="33.7398">
                <text:p>33.73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8.1241">
                <text:p>-18.1241</text:p>
              </table:table-cell>
              <table:table-cell office:value-type="float" office:value="31.6884">
                <text:p>31.68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8.1437">
                <text:p>-18.1437</text:p>
              </table:table-cell>
              <table:table-cell office:value-type="float" office:value="30.1559">
                <text:p>30.15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8.8424">
                <text:p>-18.8424</text:p>
              </table:table-cell>
              <table:table-cell office:value-type="float" office:value="30.2654">
                <text:p>30.26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8.8531">
                <text:p>-18.8531</text:p>
              </table:table-cell>
              <table:table-cell office:value-type="float" office:value="29.2977">
                <text:p>29.29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8.7871">
                <text:p>-18.7871</text:p>
              </table:table-cell>
              <table:table-cell office:value-type="float" office:value="26.2764">
                <text:p>26.27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8.8009">
                <text:p>-18.8009</text:p>
              </table:table-cell>
              <table:table-cell office:value-type="float" office:value="24.2622">
                <text:p>24.26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8.7783">
                <text:p>-18.7783</text:p>
              </table:table-cell>
              <table:table-cell office:value-type="float" office:value="22.547">
                <text:p>22.5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8.652">
                <text:p>-18.652</text:p>
              </table:table-cell>
              <table:table-cell office:value-type="float" office:value="18.6078">
                <text:p>18.60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8.6091">
                <text:p>-18.6091</text:p>
              </table:table-cell>
              <table:table-cell office:value-type="float" office:value="15.0408">
                <text:p>15.04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8.5837">
                <text:p>-18.5837</text:p>
              </table:table-cell>
              <table:table-cell office:value-type="float" office:value="12.9231">
                <text:p>12.92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8.606">
                <text:p>-18.606</text:p>
              </table:table-cell>
              <table:table-cell office:value-type="float" office:value="12.9361">
                <text:p>12.93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8.6039">
                <text:p>-18.6039</text:p>
              </table:table-cell>
              <table:table-cell office:value-type="float" office:value="12.6068">
                <text:p>12.60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8.8147">
                <text:p>-18.8147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9.0945">
                <text:p>-19.0945</text:p>
              </table:table-cell>
              <table:table-cell office:value-type="float" office:value="13.2891">
                <text:p>13.28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9.0862">
                <text:p>-19.0862</text:p>
              </table:table-cell>
              <table:table-cell office:value-type="float" office:value="11.2132">
                <text:p>11.21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8.3885">
                <text:p>-18.3885</text:p>
              </table:table-cell>
              <table:table-cell office:value-type="float" office:value="8.16968">
                <text:p>8.169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8.39">
                <text:p>-18.39</text:p>
              </table:table-cell>
              <table:table-cell office:value-type="float" office:value="7.00712">
                <text:p>7.007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9.1323">
                <text:p>-19.1323</text:p>
              </table:table-cell>
              <table:table-cell office:value-type="float" office:value="7.82906">
                <text:p>7.829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9.0807">
                <text:p>-19.0807</text:p>
              </table:table-cell>
              <table:table-cell office:value-type="float" office:value="4.94976">
                <text:p>4.949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9.0281">
                <text:p>-19.0281</text:p>
              </table:table-cell>
              <table:table-cell office:value-type="float" office:value="2.32521">
                <text:p>2.325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9.038">
                <text:p>-19.038</text:p>
              </table:table-cell>
              <table:table-cell office:value-type="float" office:value="0.917944">
                <text:p>0.9179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9.0554">
                <text:p>-19.0554</text:p>
              </table:table-cell>
              <table:table-cell office:value-type="float" office:value="1.52603">
                <text:p>1.526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9.0072">
                <text:p>-19.0072</text:p>
              </table:table-cell>
              <table:table-cell office:value-type="float" office:value="-0.404895">
                <text:p>-0.4048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8.9517">
                <text:p>-18.9517</text:p>
              </table:table-cell>
              <table:table-cell office:value-type="float" office:value="-2.48014">
                <text:p>-2.480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8.9017">
                <text:p>-18.9017</text:p>
              </table:table-cell>
              <table:table-cell office:value-type="float" office:value="-3.21302">
                <text:p>-3.213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8.9262">
                <text:p>-18.9262</text:p>
              </table:table-cell>
              <table:table-cell office:value-type="float" office:value="-3.46225">
                <text:p>-3.462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8.903">
                <text:p>-18.903</text:p>
              </table:table-cell>
              <table:table-cell office:value-type="float" office:value="-4.56782">
                <text:p>-4.567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8.8867">
                <text:p>-18.8867</text:p>
              </table:table-cell>
              <table:table-cell office:value-type="float" office:value="-4.42333">
                <text:p>-4.42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8.8889">
                <text:p>-18.8889</text:p>
              </table:table-cell>
              <table:table-cell office:value-type="float" office:value="-4.32003">
                <text:p>-4.32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8.8829">
                <text:p>-18.8829</text:p>
              </table:table-cell>
              <table:table-cell office:value-type="float" office:value="-5.57698">
                <text:p>-5.576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8.9168">
                <text:p>-18.9168</text:p>
              </table:table-cell>
              <table:table-cell office:value-type="float" office:value="-5.31089">
                <text:p>-5.310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8.9404">
                <text:p>-18.9404</text:p>
              </table:table-cell>
              <table:table-cell office:value-type="float" office:value="-5.46135">
                <text:p>-5.461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8.1446">
                <text:p>-18.1446</text:p>
              </table:table-cell>
              <table:table-cell office:value-type="float" office:value="-7.93916">
                <text:p>-7.939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8.1205">
                <text:p>-18.1205</text:p>
              </table:table-cell>
              <table:table-cell office:value-type="float" office:value="-9.24156">
                <text:p>-9.241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8.8487">
                <text:p>-18.8487</text:p>
              </table:table-cell>
              <table:table-cell office:value-type="float" office:value="-8.82313">
                <text:p>-8.823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8.8324">
                <text:p>-18.8324</text:p>
              </table:table-cell>
              <table:table-cell office:value-type="float" office:value="-9.56076">
                <text:p>-9.560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8.831">
                <text:p>-18.831</text:p>
              </table:table-cell>
              <table:table-cell office:value-type="float" office:value="-9.91452">
                <text:p>-9.914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8.8498">
                <text:p>-18.8498</text:p>
              </table:table-cell>
              <table:table-cell office:value-type="float" office:value="-9.50692">
                <text:p>-9.506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8.8688">
                <text:p>-18.8688</text:p>
              </table:table-cell>
              <table:table-cell office:value-type="float" office:value="-8.85422">
                <text:p>-8.854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8.8781">
                <text:p>-18.8781</text:p>
              </table:table-cell>
              <table:table-cell office:value-type="float" office:value="-8.24229">
                <text:p>-8.242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8.8301">
                <text:p>-18.8301</text:p>
              </table:table-cell>
              <table:table-cell office:value-type="float" office:value="-9.32617">
                <text:p>-9.326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8.7501">
                <text:p>-18.7501</text:p>
              </table:table-cell>
              <table:table-cell office:value-type="float" office:value="-10.9259">
                <text:p>-10.92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8.7995">
                <text:p>-18.7995</text:p>
              </table:table-cell>
              <table:table-cell office:value-type="float" office:value="-11.0028">
                <text:p>-11.00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8.7728">
                <text:p>-18.7728</text:p>
              </table:table-cell>
              <table:table-cell office:value-type="float" office:value="-11.2443">
                <text:p>-11.24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7.9625">
                <text:p>-17.9625</text:p>
              </table:table-cell>
              <table:table-cell office:value-type="float" office:value="-13.542">
                <text:p>-13.5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8.2447">
                <text:p>-18.2447</text:p>
              </table:table-cell>
              <table:table-cell office:value-type="float" office:value="-12.4128">
                <text:p>-12.41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8.3425">
                <text:p>-18.3425</text:p>
              </table:table-cell>
              <table:table-cell office:value-type="float" office:value="-10.5704">
                <text:p>-10.57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7.555">
                <text:p>-17.555</text:p>
              </table:table-cell>
              <table:table-cell office:value-type="float" office:value="-11.7334">
                <text:p>-11.73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7.5463">
                <text:p>-17.5463</text:p>
              </table:table-cell>
              <table:table-cell office:value-type="float" office:value="-11.6957">
                <text:p>-11.69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7.594">
                <text:p>-17.594</text:p>
              </table:table-cell>
              <table:table-cell office:value-type="float" office:value="-10.5712">
                <text:p>-10.57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7.5936">
                <text:p>-17.5936</text:p>
              </table:table-cell>
              <table:table-cell office:value-type="float" office:value="-10.0538">
                <text:p>-10.05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6.8007">
                <text:p>-16.8007</text:p>
              </table:table-cell>
              <table:table-cell office:value-type="float" office:value="-11.5588">
                <text:p>-11.55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6.7912">
                <text:p>-16.7912</text:p>
              </table:table-cell>
              <table:table-cell office:value-type="float" office:value="-10.6968">
                <text:p>-10.69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6.8127">
                <text:p>-16.8127</text:p>
              </table:table-cell>
              <table:table-cell office:value-type="float" office:value="-9.58004">
                <text:p>-9.580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6.7676">
                <text:p>-16.7676</text:p>
              </table:table-cell>
              <table:table-cell office:value-type="float" office:value="-11.4123">
                <text:p>-11.41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6.7416">
                <text:p>-16.7416</text:p>
              </table:table-cell>
              <table:table-cell office:value-type="float" office:value="-10.1369">
                <text:p>-10.13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6.7221">
                <text:p>-16.7221</text:p>
              </table:table-cell>
              <table:table-cell office:value-type="float" office:value="-10.1792">
                <text:p>-10.17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6.7331">
                <text:p>-16.7331</text:p>
              </table:table-cell>
              <table:table-cell office:value-type="float" office:value="-9.58902">
                <text:p>-9.589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6.7085">
                <text:p>-16.7085</text:p>
              </table:table-cell>
              <table:table-cell office:value-type="float" office:value="-9.28066">
                <text:p>-9.280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6.6816">
                <text:p>-16.6816</text:p>
              </table:table-cell>
              <table:table-cell office:value-type="float" office:value="-9.30506">
                <text:p>-9.305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6.6841">
                <text:p>-16.6841</text:p>
              </table:table-cell>
              <table:table-cell office:value-type="float" office:value="-9.38413">
                <text:p>-9.384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6.6885">
                <text:p>-16.6885</text:p>
              </table:table-cell>
              <table:table-cell office:value-type="float" office:value="-8.17312">
                <text:p>-8.173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6.6674">
                <text:p>-16.6674</text:p>
              </table:table-cell>
              <table:table-cell office:value-type="float" office:value="-7.82068">
                <text:p>-7.820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6.6448">
                <text:p>-16.6448</text:p>
              </table:table-cell>
              <table:table-cell office:value-type="float" office:value="-8.2777">
                <text:p>-8.27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6.6592">
                <text:p>-16.6592</text:p>
              </table:table-cell>
              <table:table-cell office:value-type="float" office:value="-7.65814">
                <text:p>-7.658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6.6445">
                <text:p>-16.6445</text:p>
              </table:table-cell>
              <table:table-cell office:value-type="float" office:value="-7.2879">
                <text:p>-7.28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6.6039">
                <text:p>-16.6039</text:p>
              </table:table-cell>
              <table:table-cell office:value-type="float" office:value="-7.92374">
                <text:p>-7.923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6.5967">
                <text:p>-16.5967</text:p>
              </table:table-cell>
              <table:table-cell office:value-type="float" office:value="-7.45757">
                <text:p>-7.457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6.5889">
                <text:p>-16.5889</text:p>
              </table:table-cell>
              <table:table-cell office:value-type="float" office:value="-7.41357">
                <text:p>-7.413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6.5734">
                <text:p>-16.5734</text:p>
              </table:table-cell>
              <table:table-cell office:value-type="float" office:value="-7.81949">
                <text:p>-7.819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6.6056">
                <text:p>-16.6056</text:p>
              </table:table-cell>
              <table:table-cell office:value-type="float" office:value="-6.84934">
                <text:p>-6.849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6.6148">
                <text:p>-16.6148</text:p>
              </table:table-cell>
              <table:table-cell office:value-type="float" office:value="-6.56115">
                <text:p>-6.561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6.6174">
                <text:p>-16.6174</text:p>
              </table:table-cell>
              <table:table-cell office:value-type="float" office:value="-7.14954">
                <text:p>-7.149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6.6339">
                <text:p>-16.6339</text:p>
              </table:table-cell>
              <table:table-cell office:value-type="float" office:value="-5.39685">
                <text:p>-5.396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6.6393">
                <text:p>-16.6393</text:p>
              </table:table-cell>
              <table:table-cell office:value-type="float" office:value="-5.66238">
                <text:p>-5.662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6.6367">
                <text:p>-16.6367</text:p>
              </table:table-cell>
              <table:table-cell office:value-type="float" office:value="-6.50694">
                <text:p>-6.506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6.6535">
                <text:p>-16.6535</text:p>
              </table:table-cell>
              <table:table-cell office:value-type="float" office:value="-5.43553">
                <text:p>-5.435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6.6315">
                <text:p>-16.6315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6.624">
                <text:p>-16.624</text:p>
              </table:table-cell>
              <table:table-cell office:value-type="float" office:value="-6.36886">
                <text:p>-6.368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6.686">
                <text:p>-16.686</text:p>
              </table:table-cell>
              <table:table-cell office:value-type="float" office:value="-5.60552">
                <text:p>-5.605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6.6861">
                <text:p>-16.6861</text:p>
              </table:table-cell>
              <table:table-cell office:value-type="float" office:value="-5.58398">
                <text:p>-5.583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6.6525">
                <text:p>-16.6525</text:p>
              </table:table-cell>
              <table:table-cell office:value-type="float" office:value="-5.90059">
                <text:p>-5.900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6.7048">
                <text:p>-16.7048</text:p>
              </table:table-cell>
              <table:table-cell office:value-type="float" office:value="-4.86891">
                <text:p>-4.868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6.742">
                <text:p>-16.742</text:p>
              </table:table-cell>
              <table:table-cell office:value-type="float" office:value="-4.65343">
                <text:p>-4.653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6.7179">
                <text:p>-16.7179</text:p>
              </table:table-cell>
              <table:table-cell office:value-type="float" office:value="-5.73662">
                <text:p>-5.736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6.7146">
                <text:p>-16.7146</text:p>
              </table:table-cell>
              <table:table-cell office:value-type="float" office:value="-5.01042">
                <text:p>-5.010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6.7211">
                <text:p>-16.7211</text:p>
              </table:table-cell>
              <table:table-cell office:value-type="float" office:value="-4.16443">
                <text:p>-4.164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6.7154">
                <text:p>-16.7154</text:p>
              </table:table-cell>
              <table:table-cell office:value-type="float" office:value="-4.2808">
                <text:p>-4.28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6.6847">
                <text:p>-16.6847</text:p>
              </table:table-cell>
              <table:table-cell office:value-type="float" office:value="-4.51406">
                <text:p>-4.514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6.6912">
                <text:p>-16.6912</text:p>
              </table:table-cell>
              <table:table-cell office:value-type="float" office:value="-4.11568">
                <text:p>-4.115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6.6812">
                <text:p>-16.6812</text:p>
              </table:table-cell>
              <table:table-cell office:value-type="float" office:value="-6.00711">
                <text:p>-6.007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6.675">
                <text:p>-16.675</text:p>
              </table:table-cell>
              <table:table-cell office:value-type="float" office:value="-4.46791">
                <text:p>-4.467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6.6827">
                <text:p>-16.6827</text:p>
              </table:table-cell>
              <table:table-cell office:value-type="float" office:value="-3.81894">
                <text:p>-3.818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6.6708">
                <text:p>-16.6708</text:p>
              </table:table-cell>
              <table:table-cell office:value-type="float" office:value="-4.48702">
                <text:p>-4.487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6.6728">
                <text:p>-16.6728</text:p>
              </table:table-cell>
              <table:table-cell office:value-type="float" office:value="-4.19324">
                <text:p>-4.193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6.6775">
                <text:p>-16.6775</text:p>
              </table:table-cell>
              <table:table-cell office:value-type="float" office:value="-4.23297">
                <text:p>-4.23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6.6692">
                <text:p>-16.6692</text:p>
              </table:table-cell>
              <table:table-cell office:value-type="float" office:value="-4.05764">
                <text:p>-4.057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6.6609">
                <text:p>-16.6609</text:p>
              </table:table-cell>
              <table:table-cell office:value-type="float" office:value="-3.49688">
                <text:p>-3.496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6.6493">
                <text:p>-16.6493</text:p>
              </table:table-cell>
              <table:table-cell office:value-type="float" office:value="-3.89645">
                <text:p>-3.896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6.665">
                <text:p>-16.665</text:p>
              </table:table-cell>
              <table:table-cell office:value-type="float" office:value="-2.74912">
                <text:p>-2.749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6.6689">
                <text:p>-16.6689</text:p>
              </table:table-cell>
              <table:table-cell office:value-type="float" office:value="-2.35508">
                <text:p>-2.355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6.6696">
                <text:p>-16.6696</text:p>
              </table:table-cell>
              <table:table-cell office:value-type="float" office:value="-2.80767">
                <text:p>-2.807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6.6886">
                <text:p>-16.6886</text:p>
              </table:table-cell>
              <table:table-cell office:value-type="float" office:value="-1.53456">
                <text:p>-1.534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6.6879">
                <text:p>-16.6879</text:p>
              </table:table-cell>
              <table:table-cell office:value-type="float" office:value="-2.56373">
                <text:p>-2.563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6.6662">
                <text:p>-16.6662</text:p>
              </table:table-cell>
              <table:table-cell office:value-type="float" office:value="-3.84478">
                <text:p>-3.844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6.6882">
                <text:p>-16.6882</text:p>
              </table:table-cell>
              <table:table-cell office:value-type="float" office:value="-2.54535">
                <text:p>-2.545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6.7112">
                <text:p>-16.7112</text:p>
              </table:table-cell>
              <table:table-cell office:value-type="float" office:value="-2.01736">
                <text:p>-2.017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6.6661">
                <text:p>-16.6661</text:p>
              </table:table-cell>
              <table:table-cell office:value-type="float" office:value="-2.82717">
                <text:p>-2.827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57cm" svg:y="0.315cm" chart:style-name="ch2">
          <text:p>Y Rotation</text:p>
        </chart:title>
        <chart:subtitle svg:x="16.317cm" svg:y="1.284cm" chart:style-name="ch3">
          <text:p>Frame to frame delta</text:p>
        </chart:subtitle>
        <chart:legend chart:legend-position="end" svg:x="34.606cm" svg:y="3.96cm" style:legend-expansion="high" chart:style-name="ch4"/>
        <chart:plot-area chart:style-name="ch5" table:cell-range-address="D1.C1:D1.C612 D1.F1:D1.F612" chart:data-source-has-labels="row" svg:x="1.728cm" svg:y="2.127cm" svg:width="32.139cm" svg:height="5.734cm">
          <chartooo:coordinate-region svg:x="2.553cm" svg:y="2.322cm" svg:width="31.314cm" svg:height="5.026cm"/>
          <chart:axis chart:dimension="x" chart:name="primary-x" chart:style-name="ch6">
            <chart:title svg:x="17.21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.C2:D1.C612" chart:label-cell-address="D1.C1:D1.C1" chart:class="chart:line">
            <chart:data-point chart:repeated="611"/>
          </chart:series>
          <chart:series chart:style-name="ch11" chart:values-cell-range-address="D1.F2:D1.F612" chart:label-cell-address="D1.F1:D1.F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Y</text:p>
                <draw:g>
                  <svg:desc>D1.C1:D1.C1</svg:desc>
                </draw:g>
              </table:table-cell>
              <table:table-cell office:value-type="string">
                <text:p>GT rY</text:p>
                <draw:g>
                  <svg:desc>D1.F1:D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938502">
                <text:p>-0.000938502</text:p>
                <draw:g>
                  <svg:desc>D1.C2:D1.C612</svg:desc>
                </draw:g>
              </table:table-cell>
              <table:table-cell office:value-type="float" office:value="0.0031485">
                <text:p>0.0031485</text:p>
                <draw:g>
                  <svg:desc>D1.F2:D1.F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411881">
                <text:p>-0.00411881</text:p>
              </table:table-cell>
              <table:table-cell office:value-type="float" office:value="0.0443081">
                <text:p>0.0443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438325">
                <text:p>-0.00438325</text:p>
              </table:table-cell>
              <table:table-cell office:value-type="float" office:value="0.0349663">
                <text:p>0.0349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65494">
                <text:p>-0.0165494</text:p>
              </table:table-cell>
              <table:table-cell office:value-type="float" office:value="0.0310191">
                <text:p>0.0310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27759">
                <text:p>-0.0127759</text:p>
              </table:table-cell>
              <table:table-cell office:value-type="float" office:value="-0.0220711">
                <text:p>-0.0220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53486">
                <text:p>-0.0253486</text:p>
              </table:table-cell>
              <table:table-cell office:value-type="float" office:value="0.0154556">
                <text:p>0.0154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40431">
                <text:p>-0.0440431</text:p>
              </table:table-cell>
              <table:table-cell office:value-type="float" office:value="-0.0200533">
                <text:p>-0.0200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81748">
                <text:p>-0.0581748</text:p>
              </table:table-cell>
              <table:table-cell office:value-type="float" office:value="-0.00571068">
                <text:p>-0.0057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527685">
                <text:p>-0.0527685</text:p>
              </table:table-cell>
              <table:table-cell office:value-type="float" office:value="0.00227633">
                <text:p>0.00227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69397">
                <text:p>-0.0669397</text:p>
              </table:table-cell>
              <table:table-cell office:value-type="float" office:value="-0.0319289">
                <text:p>-0.0319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09442">
                <text:p>-0.0809442</text:p>
              </table:table-cell>
              <table:table-cell office:value-type="float" office:value="-0.0142284">
                <text:p>-0.0142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818535">
                <text:p>-0.0818535</text:p>
              </table:table-cell>
              <table:table-cell office:value-type="float" office:value="-0.0113186">
                <text:p>-0.0113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897646">
                <text:p>-0.0897646</text:p>
              </table:table-cell>
              <table:table-cell office:value-type="float" office:value="-0.054938">
                <text:p>-0.054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921238">
                <text:p>-0.0921238</text:p>
              </table:table-cell>
              <table:table-cell office:value-type="float" office:value="-0.0184766">
                <text:p>-0.0184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985753">
                <text:p>-0.0985753</text:p>
              </table:table-cell>
              <table:table-cell office:value-type="float" office:value="-0.0234677">
                <text:p>-0.0234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03266">
                <text:p>-0.103266</text:p>
              </table:table-cell>
              <table:table-cell office:value-type="float" office:value="-0.0454042">
                <text:p>-0.0454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08538">
                <text:p>-0.108538</text:p>
              </table:table-cell>
              <table:table-cell office:value-type="float" office:value="-0.0000379847">
                <text:p>-0.0000379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09497">
                <text:p>-0.109497</text:p>
              </table:table-cell>
              <table:table-cell office:value-type="float" office:value="-0.0503415">
                <text:p>-0.0503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33947">
                <text:p>-0.133947</text:p>
              </table:table-cell>
              <table:table-cell office:value-type="float" office:value="-0.0528377">
                <text:p>-0.0528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38846">
                <text:p>-0.138846</text:p>
              </table:table-cell>
              <table:table-cell office:value-type="float" office:value="-0.0537435">
                <text:p>-0.0537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35983">
                <text:p>-0.135983</text:p>
              </table:table-cell>
              <table:table-cell office:value-type="float" office:value="-0.0515508">
                <text:p>-0.0515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0348">
                <text:p>-0.150348</text:p>
              </table:table-cell>
              <table:table-cell office:value-type="float" office:value="-0.0778174">
                <text:p>-0.077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54859">
                <text:p>-0.154859</text:p>
              </table:table-cell>
              <table:table-cell office:value-type="float" office:value="-0.101428">
                <text:p>-0.101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57543">
                <text:p>-0.157543</text:p>
              </table:table-cell>
              <table:table-cell office:value-type="float" office:value="-0.124725">
                <text:p>-0.124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1709">
                <text:p>-0.161709</text:p>
              </table:table-cell>
              <table:table-cell office:value-type="float" office:value="-0.111672">
                <text:p>-0.111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66957">
                <text:p>-0.166957</text:p>
              </table:table-cell>
              <table:table-cell office:value-type="float" office:value="-0.178439">
                <text:p>-0.178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62356">
                <text:p>-0.162356</text:p>
              </table:table-cell>
              <table:table-cell office:value-type="float" office:value="-0.180515">
                <text:p>-0.180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54802">
                <text:p>-0.154802</text:p>
              </table:table-cell>
              <table:table-cell office:value-type="float" office:value="-0.18596">
                <text:p>-0.185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70315">
                <text:p>-0.170315</text:p>
              </table:table-cell>
              <table:table-cell office:value-type="float" office:value="-0.149089">
                <text:p>-0.149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73759">
                <text:p>-0.173759</text:p>
              </table:table-cell>
              <table:table-cell office:value-type="float" office:value="-0.194973">
                <text:p>-0.194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87921">
                <text:p>-0.187921</text:p>
              </table:table-cell>
              <table:table-cell office:value-type="float" office:value="-0.149605">
                <text:p>-0.149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01929">
                <text:p>-0.201929</text:p>
              </table:table-cell>
              <table:table-cell office:value-type="float" office:value="-0.206158">
                <text:p>-0.206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99815">
                <text:p>-0.199815</text:p>
              </table:table-cell>
              <table:table-cell office:value-type="float" office:value="-0.132504">
                <text:p>-0.132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05362">
                <text:p>-0.205362</text:p>
              </table:table-cell>
              <table:table-cell office:value-type="float" office:value="-0.127063">
                <text:p>-0.127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19446">
                <text:p>-0.219446</text:p>
              </table:table-cell>
              <table:table-cell office:value-type="float" office:value="-0.144857">
                <text:p>-0.144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21864">
                <text:p>-0.221864</text:p>
              </table:table-cell>
              <table:table-cell office:value-type="float" office:value="-0.162038">
                <text:p>-0.162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28449">
                <text:p>-0.228449</text:p>
              </table:table-cell>
              <table:table-cell office:value-type="float" office:value="-0.143701">
                <text:p>-0.143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31122">
                <text:p>-0.231122</text:p>
              </table:table-cell>
              <table:table-cell office:value-type="float" office:value="-0.149441">
                <text:p>-0.149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20479">
                <text:p>-0.220479</text:p>
              </table:table-cell>
              <table:table-cell office:value-type="float" office:value="-0.105205">
                <text:p>-0.105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25002">
                <text:p>-0.225002</text:p>
              </table:table-cell>
              <table:table-cell office:value-type="float" office:value="-0.0666763">
                <text:p>-0.0666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39797">
                <text:p>-0.239797</text:p>
              </table:table-cell>
              <table:table-cell office:value-type="float" office:value="-0.0820637">
                <text:p>-0.0820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52648">
                <text:p>-0.252648</text:p>
              </table:table-cell>
              <table:table-cell office:value-type="float" office:value="-0.0579185">
                <text:p>-0.0579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77177">
                <text:p>-0.277177</text:p>
              </table:table-cell>
              <table:table-cell office:value-type="float" office:value="-0.0245558">
                <text:p>-0.0245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96922">
                <text:p>-0.296922</text:p>
              </table:table-cell>
              <table:table-cell office:value-type="float" office:value="0.0432541">
                <text:p>0.0432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99948">
                <text:p>-0.299948</text:p>
              </table:table-cell>
              <table:table-cell office:value-type="float" office:value="0.0584228">
                <text:p>0.0584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35047">
                <text:p>-0.335047</text:p>
              </table:table-cell>
              <table:table-cell office:value-type="float" office:value="0.123637">
                <text:p>0.123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86034">
                <text:p>-0.286034</text:p>
              </table:table-cell>
              <table:table-cell office:value-type="float" office:value="0.118438">
                <text:p>0.118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98618">
                <text:p>-0.298618</text:p>
              </table:table-cell>
              <table:table-cell office:value-type="float" office:value="0.270277">
                <text:p>0.270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96172">
                <text:p>-0.296172</text:p>
              </table:table-cell>
              <table:table-cell office:value-type="float" office:value="0.410667">
                <text:p>0.410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10908">
                <text:p>-0.310908</text:p>
              </table:table-cell>
              <table:table-cell office:value-type="float" office:value="0.48995">
                <text:p>0.48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50244">
                <text:p>-0.350244</text:p>
              </table:table-cell>
              <table:table-cell office:value-type="float" office:value="0.641387">
                <text:p>0.641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64438">
                <text:p>-0.364438</text:p>
              </table:table-cell>
              <table:table-cell office:value-type="float" office:value="0.845272">
                <text:p>0.845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01996">
                <text:p>-0.401996</text:p>
              </table:table-cell>
              <table:table-cell office:value-type="float" office:value="0.960966">
                <text:p>0.960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14339">
                <text:p>-0.414339</text:p>
              </table:table-cell>
              <table:table-cell office:value-type="float" office:value="1.23186">
                <text:p>1.23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27329">
                <text:p>-0.427329</text:p>
              </table:table-cell>
              <table:table-cell office:value-type="float" office:value="1.3636">
                <text:p>1.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27218">
                <text:p>-0.427218</text:p>
              </table:table-cell>
              <table:table-cell office:value-type="float" office:value="1.71031">
                <text:p>1.71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6021">
                <text:p>-0.446021</text:p>
              </table:table-cell>
              <table:table-cell office:value-type="float" office:value="1.87249">
                <text:p>1.87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82318">
                <text:p>-0.482318</text:p>
              </table:table-cell>
              <table:table-cell office:value-type="float" office:value="2.09949">
                <text:p>2.09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9586">
                <text:p>-0.49586</text:p>
              </table:table-cell>
              <table:table-cell office:value-type="float" office:value="2.29045">
                <text:p>2.290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04051">
                <text:p>-0.504051</text:p>
              </table:table-cell>
              <table:table-cell office:value-type="float" office:value="2.46524">
                <text:p>2.465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20172">
                <text:p>-0.520172</text:p>
              </table:table-cell>
              <table:table-cell office:value-type="float" office:value="2.65856">
                <text:p>2.65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43688">
                <text:p>-0.543688</text:p>
              </table:table-cell>
              <table:table-cell office:value-type="float" office:value="2.89733">
                <text:p>2.89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90676">
                <text:p>-0.590676</text:p>
              </table:table-cell>
              <table:table-cell office:value-type="float" office:value="3.01969">
                <text:p>3.01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42749">
                <text:p>-0.642749</text:p>
              </table:table-cell>
              <table:table-cell office:value-type="float" office:value="3.28695">
                <text:p>3.28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03864">
                <text:p>-0.703864</text:p>
              </table:table-cell>
              <table:table-cell office:value-type="float" office:value="3.64936">
                <text:p>3.64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731536">
                <text:p>-0.731536</text:p>
              </table:table-cell>
              <table:table-cell office:value-type="float" office:value="3.93798">
                <text:p>3.937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77954">
                <text:p>-0.77954</text:p>
              </table:table-cell>
              <table:table-cell office:value-type="float" office:value="4.07741">
                <text:p>4.07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04974">
                <text:p>-0.804974</text:p>
              </table:table-cell>
              <table:table-cell office:value-type="float" office:value="4.34962">
                <text:p>4.34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69753">
                <text:p>-0.869753</text:p>
              </table:table-cell>
              <table:table-cell office:value-type="float" office:value="4.78294">
                <text:p>4.78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13524">
                <text:p>-0.913524</text:p>
              </table:table-cell>
              <table:table-cell office:value-type="float" office:value="4.91459">
                <text:p>4.91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43866">
                <text:p>-0.943866</text:p>
              </table:table-cell>
              <table:table-cell office:value-type="float" office:value="5.18251">
                <text:p>5.18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70734">
                <text:p>-0.970734</text:p>
              </table:table-cell>
              <table:table-cell office:value-type="float" office:value="5.39239">
                <text:p>5.392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90406">
                <text:p>-0.990406</text:p>
              </table:table-cell>
              <table:table-cell office:value-type="float" office:value="5.64187">
                <text:p>5.64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01672">
                <text:p>-1.01672</text:p>
              </table:table-cell>
              <table:table-cell office:value-type="float" office:value="5.73381">
                <text:p>5.73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02856">
                <text:p>-1.02856</text:p>
              </table:table-cell>
              <table:table-cell office:value-type="float" office:value="6.1115">
                <text:p>6.1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03978">
                <text:p>-1.03978</text:p>
              </table:table-cell>
              <table:table-cell office:value-type="float" office:value="6.31034">
                <text:p>6.31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08038">
                <text:p>-1.08038</text:p>
              </table:table-cell>
              <table:table-cell office:value-type="float" office:value="6.44238">
                <text:p>6.44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00897">
                <text:p>-1.00897</text:p>
              </table:table-cell>
              <table:table-cell office:value-type="float" office:value="6.67179">
                <text:p>6.67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02449">
                <text:p>-1.02449</text:p>
              </table:table-cell>
              <table:table-cell office:value-type="float" office:value="6.88918">
                <text:p>6.88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07847">
                <text:p>-1.07847</text:p>
              </table:table-cell>
              <table:table-cell office:value-type="float" office:value="7.1572">
                <text:p>7.1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11222">
                <text:p>-1.11222</text:p>
              </table:table-cell>
              <table:table-cell office:value-type="float" office:value="7.36703">
                <text:p>7.36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13433">
                <text:p>-1.13433</text:p>
              </table:table-cell>
              <table:table-cell office:value-type="float" office:value="7.44619">
                <text:p>7.446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17519">
                <text:p>-1.17519</text:p>
              </table:table-cell>
              <table:table-cell office:value-type="float" office:value="7.40023">
                <text:p>7.40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20608">
                <text:p>-1.20608</text:p>
              </table:table-cell>
              <table:table-cell office:value-type="float" office:value="7.74612">
                <text:p>7.74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27286">
                <text:p>-1.27286</text:p>
              </table:table-cell>
              <table:table-cell office:value-type="float" office:value="7.93107">
                <text:p>7.93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467">
                <text:p>-1.3467</text:p>
              </table:table-cell>
              <table:table-cell office:value-type="float" office:value="8.06813">
                <text:p>8.068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5564">
                <text:p>-1.35564</text:p>
              </table:table-cell>
              <table:table-cell office:value-type="float" office:value="8.47264">
                <text:p>8.47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40067">
                <text:p>-1.40067</text:p>
              </table:table-cell>
              <table:table-cell office:value-type="float" office:value="8.73953">
                <text:p>8.73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64158">
                <text:p>-1.64158</text:p>
              </table:table-cell>
              <table:table-cell office:value-type="float" office:value="9.02691">
                <text:p>9.02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9323">
                <text:p>-1.69323</text:p>
              </table:table-cell>
              <table:table-cell office:value-type="float" office:value="9.11293">
                <text:p>9.11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7783">
                <text:p>-1.7783</text:p>
              </table:table-cell>
              <table:table-cell office:value-type="float" office:value="9.36809">
                <text:p>9.36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.0446">
                <text:p>-2.0446</text:p>
              </table:table-cell>
              <table:table-cell office:value-type="float" office:value="9.66461">
                <text:p>9.664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07573">
                <text:p>-2.07573</text:p>
              </table:table-cell>
              <table:table-cell office:value-type="float" office:value="9.8771">
                <text:p>9.8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12552">
                <text:p>-2.12552</text:p>
              </table:table-cell>
              <table:table-cell office:value-type="float" office:value="9.90503">
                <text:p>9.90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14767">
                <text:p>-2.14767</text:p>
              </table:table-cell>
              <table:table-cell office:value-type="float" office:value="10.1858">
                <text:p>10.1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34389">
                <text:p>-2.34389</text:p>
              </table:table-cell>
              <table:table-cell office:value-type="float" office:value="10.3736">
                <text:p>10.3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40015">
                <text:p>-2.40015</text:p>
              </table:table-cell>
              <table:table-cell office:value-type="float" office:value="10.6099">
                <text:p>10.6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.43355">
                <text:p>-2.43355</text:p>
              </table:table-cell>
              <table:table-cell office:value-type="float" office:value="10.701">
                <text:p>10.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56459">
                <text:p>-2.56459</text:p>
              </table:table-cell>
              <table:table-cell office:value-type="float" office:value="10.8058">
                <text:p>10.8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62135">
                <text:p>-2.62135</text:p>
              </table:table-cell>
              <table:table-cell office:value-type="float" office:value="11.1498">
                <text:p>11.1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69865">
                <text:p>-2.69865</text:p>
              </table:table-cell>
              <table:table-cell office:value-type="float" office:value="11.3139">
                <text:p>11.3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80375">
                <text:p>-2.80375</text:p>
              </table:table-cell>
              <table:table-cell office:value-type="float" office:value="11.4592">
                <text:p>11.4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91918">
                <text:p>-2.91918</text:p>
              </table:table-cell>
              <table:table-cell office:value-type="float" office:value="11.8336">
                <text:p>11.83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.22103">
                <text:p>-3.22103</text:p>
              </table:table-cell>
              <table:table-cell office:value-type="float" office:value="12.3271">
                <text:p>12.3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24787">
                <text:p>-3.24787</text:p>
              </table:table-cell>
              <table:table-cell office:value-type="float" office:value="12.403">
                <text:p>12.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39067">
                <text:p>-3.39067</text:p>
              </table:table-cell>
              <table:table-cell office:value-type="float" office:value="12.7388">
                <text:p>12.7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.49247">
                <text:p>-3.49247</text:p>
              </table:table-cell>
              <table:table-cell office:value-type="float" office:value="12.8948">
                <text:p>12.8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.57259">
                <text:p>-3.57259</text:p>
              </table:table-cell>
              <table:table-cell office:value-type="float" office:value="12.9683">
                <text:p>12.96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.64819">
                <text:p>-3.64819</text:p>
              </table:table-cell>
              <table:table-cell office:value-type="float" office:value="13.4945">
                <text:p>13.4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.73172">
                <text:p>-3.73172</text:p>
              </table:table-cell>
              <table:table-cell office:value-type="float" office:value="13.5173">
                <text:p>13.5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.80659">
                <text:p>-3.80659</text:p>
              </table:table-cell>
              <table:table-cell office:value-type="float" office:value="13.6444">
                <text:p>13.6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98345">
                <text:p>-3.98345</text:p>
              </table:table-cell>
              <table:table-cell office:value-type="float" office:value="14.1169">
                <text:p>14.1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.09801">
                <text:p>-4.09801</text:p>
              </table:table-cell>
              <table:table-cell office:value-type="float" office:value="14.2419">
                <text:p>14.24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.17833">
                <text:p>-4.17833</text:p>
              </table:table-cell>
              <table:table-cell office:value-type="float" office:value="14.2969">
                <text:p>14.2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.25207">
                <text:p>-4.25207</text:p>
              </table:table-cell>
              <table:table-cell office:value-type="float" office:value="14.5103">
                <text:p>14.5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.48153">
                <text:p>-4.48153</text:p>
              </table:table-cell>
              <table:table-cell office:value-type="float" office:value="14.9711">
                <text:p>14.9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.49716">
                <text:p>-4.49716</text:p>
              </table:table-cell>
              <table:table-cell office:value-type="float" office:value="15.1112">
                <text:p>15.1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.56612">
                <text:p>-4.56612</text:p>
              </table:table-cell>
              <table:table-cell office:value-type="float" office:value="15.2036">
                <text:p>15.20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62856">
                <text:p>-4.62856</text:p>
              </table:table-cell>
              <table:table-cell office:value-type="float" office:value="15.4319">
                <text:p>15.43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.62928">
                <text:p>-4.62928</text:p>
              </table:table-cell>
              <table:table-cell office:value-type="float" office:value="15.6468">
                <text:p>15.6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.66862">
                <text:p>-4.66862</text:p>
              </table:table-cell>
              <table:table-cell office:value-type="float" office:value="15.819">
                <text:p>15.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.63962">
                <text:p>-4.63962</text:p>
              </table:table-cell>
              <table:table-cell office:value-type="float" office:value="16.0117">
                <text:p>16.0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.69335">
                <text:p>-4.69335</text:p>
              </table:table-cell>
              <table:table-cell office:value-type="float" office:value="16.0566">
                <text:p>16.0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.68779">
                <text:p>-4.68779</text:p>
              </table:table-cell>
              <table:table-cell office:value-type="float" office:value="16.0667">
                <text:p>16.0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.7075">
                <text:p>-4.7075</text:p>
              </table:table-cell>
              <table:table-cell office:value-type="float" office:value="16.1186">
                <text:p>16.1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.7361">
                <text:p>-4.7361</text:p>
              </table:table-cell>
              <table:table-cell office:value-type="float" office:value="16.1255">
                <text:p>16.1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.74239">
                <text:p>-4.74239</text:p>
              </table:table-cell>
              <table:table-cell office:value-type="float" office:value="16.1686">
                <text:p>16.16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.62527">
                <text:p>-4.62527</text:p>
              </table:table-cell>
              <table:table-cell office:value-type="float" office:value="16.2302">
                <text:p>16.23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.63494">
                <text:p>-4.63494</text:p>
              </table:table-cell>
              <table:table-cell office:value-type="float" office:value="16.0465">
                <text:p>16.04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.55127">
                <text:p>-4.55127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.47462">
                <text:p>-4.47462</text:p>
              </table:table-cell>
              <table:table-cell office:value-type="float" office:value="16.166">
                <text:p>16.1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.42473">
                <text:p>-4.42473</text:p>
              </table:table-cell>
              <table:table-cell office:value-type="float" office:value="16.0437">
                <text:p>16.0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03469">
                <text:p>-4.03469</text:p>
              </table:table-cell>
              <table:table-cell office:value-type="float" office:value="15.9192">
                <text:p>15.91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.91549">
                <text:p>-3.91549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77541">
                <text:p>-3.77541</text:p>
              </table:table-cell>
              <table:table-cell office:value-type="float" office:value="15.4136">
                <text:p>15.4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.73324">
                <text:p>-3.73324</text:p>
              </table:table-cell>
              <table:table-cell office:value-type="float" office:value="15.1668">
                <text:p>15.16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63385">
                <text:p>-3.63385</text:p>
              </table:table-cell>
              <table:table-cell office:value-type="float" office:value="15.0021">
                <text:p>15.0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61307">
                <text:p>-3.61307</text:p>
              </table:table-cell>
              <table:table-cell office:value-type="float" office:value="14.6892">
                <text:p>14.6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48073">
                <text:p>-3.48073</text:p>
              </table:table-cell>
              <table:table-cell office:value-type="float" office:value="14.1792">
                <text:p>14.17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38203">
                <text:p>-3.38203</text:p>
              </table:table-cell>
              <table:table-cell office:value-type="float" office:value="14.3403">
                <text:p>14.3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31119">
                <text:p>-3.31119</text:p>
              </table:table-cell>
              <table:table-cell office:value-type="float" office:value="13.9707">
                <text:p>13.97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28688">
                <text:p>-3.28688</text:p>
              </table:table-cell>
              <table:table-cell office:value-type="float" office:value="13.6863">
                <text:p>13.68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.0048">
                <text:p>-3.0048</text:p>
              </table:table-cell>
              <table:table-cell office:value-type="float" office:value="13.3481">
                <text:p>13.3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14725">
                <text:p>-3.14725</text:p>
              </table:table-cell>
              <table:table-cell office:value-type="float" office:value="12.9404">
                <text:p>12.9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.01984">
                <text:p>-3.01984</text:p>
              </table:table-cell>
              <table:table-cell office:value-type="float" office:value="12.579">
                <text:p>12.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95706">
                <text:p>-2.95706</text:p>
              </table:table-cell>
              <table:table-cell office:value-type="float" office:value="12.3598">
                <text:p>12.35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0752">
                <text:p>-3.0752</text:p>
              </table:table-cell>
              <table:table-cell office:value-type="float" office:value="11.7985">
                <text:p>11.7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.14242">
                <text:p>-3.14242</text:p>
              </table:table-cell>
              <table:table-cell office:value-type="float" office:value="11.3454">
                <text:p>11.3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03493">
                <text:p>-3.03493</text:p>
              </table:table-cell>
              <table:table-cell office:value-type="float" office:value="11.1606">
                <text:p>11.16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92447">
                <text:p>-2.92447</text:p>
              </table:table-cell>
              <table:table-cell office:value-type="float" office:value="10.8086">
                <text:p>10.8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57937">
                <text:p>-2.57937</text:p>
              </table:table-cell>
              <table:table-cell office:value-type="float" office:value="10.4271">
                <text:p>10.42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68662">
                <text:p>-2.68662</text:p>
              </table:table-cell>
              <table:table-cell office:value-type="float" office:value="10.0703">
                <text:p>10.0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73923">
                <text:p>-2.73923</text:p>
              </table:table-cell>
              <table:table-cell office:value-type="float" office:value="9.89267">
                <text:p>9.892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55001">
                <text:p>-2.55001</text:p>
              </table:table-cell>
              <table:table-cell office:value-type="float" office:value="9.41012">
                <text:p>9.41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63875">
                <text:p>-2.63875</text:p>
              </table:table-cell>
              <table:table-cell office:value-type="float" office:value="9.0788">
                <text:p>9.0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62224">
                <text:p>-2.62224</text:p>
              </table:table-cell>
              <table:table-cell office:value-type="float" office:value="8.85887">
                <text:p>8.85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62112">
                <text:p>-2.62112</text:p>
              </table:table-cell>
              <table:table-cell office:value-type="float" office:value="8.68848">
                <text:p>8.68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72001">
                <text:p>-2.72001</text:p>
              </table:table-cell>
              <table:table-cell office:value-type="float" office:value="8.51169">
                <text:p>8.511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7816">
                <text:p>-2.7816</text:p>
              </table:table-cell>
              <table:table-cell office:value-type="float" office:value="8.15184">
                <text:p>8.151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86452">
                <text:p>-2.86452</text:p>
              </table:table-cell>
              <table:table-cell office:value-type="float" office:value="7.9034">
                <text:p>7.9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92616">
                <text:p>-2.92616</text:p>
              </table:table-cell>
              <table:table-cell office:value-type="float" office:value="7.62351">
                <text:p>7.62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97605">
                <text:p>-2.97605</text:p>
              </table:table-cell>
              <table:table-cell office:value-type="float" office:value="7.37262">
                <text:p>7.372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96801">
                <text:p>-2.96801</text:p>
              </table:table-cell>
              <table:table-cell office:value-type="float" office:value="7.20016">
                <text:p>7.20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81557">
                <text:p>-2.81557</text:p>
              </table:table-cell>
              <table:table-cell office:value-type="float" office:value="6.97738">
                <text:p>6.97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78091">
                <text:p>-2.78091</text:p>
              </table:table-cell>
              <table:table-cell office:value-type="float" office:value="6.8124">
                <text:p>6.81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.72246">
                <text:p>-2.72246</text:p>
              </table:table-cell>
              <table:table-cell office:value-type="float" office:value="6.57732">
                <text:p>6.57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71727">
                <text:p>-2.71727</text:p>
              </table:table-cell>
              <table:table-cell office:value-type="float" office:value="6.46501">
                <text:p>6.465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70424">
                <text:p>-2.70424</text:p>
              </table:table-cell>
              <table:table-cell office:value-type="float" office:value="6.22284">
                <text:p>6.222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73932">
                <text:p>-2.73932</text:p>
              </table:table-cell>
              <table:table-cell office:value-type="float" office:value="6.02379">
                <text:p>6.023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74667">
                <text:p>-2.74667</text:p>
              </table:table-cell>
              <table:table-cell office:value-type="float" office:value="5.77668">
                <text:p>5.776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75212">
                <text:p>-2.75212</text:p>
              </table:table-cell>
              <table:table-cell office:value-type="float" office:value="5.77014">
                <text:p>5.77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53364">
                <text:p>-2.53364</text:p>
              </table:table-cell>
              <table:table-cell office:value-type="float" office:value="5.67589">
                <text:p>5.675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53232">
                <text:p>-2.53232</text:p>
              </table:table-cell>
              <table:table-cell office:value-type="float" office:value="5.48228">
                <text:p>5.482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63244">
                <text:p>-2.63244</text:p>
              </table:table-cell>
              <table:table-cell office:value-type="float" office:value="5.22233">
                <text:p>5.22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56054">
                <text:p>-2.56054</text:p>
              </table:table-cell>
              <table:table-cell office:value-type="float" office:value="4.95995">
                <text:p>4.959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58115">
                <text:p>-2.58115</text:p>
              </table:table-cell>
              <table:table-cell office:value-type="float" office:value="4.846">
                <text:p>4.8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57619">
                <text:p>-2.57619</text:p>
              </table:table-cell>
              <table:table-cell office:value-type="float" office:value="4.64202">
                <text:p>4.64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44669">
                <text:p>-2.44669</text:p>
              </table:table-cell>
              <table:table-cell office:value-type="float" office:value="4.43883">
                <text:p>4.438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44975">
                <text:p>-2.44975</text:p>
              </table:table-cell>
              <table:table-cell office:value-type="float" office:value="4.2454">
                <text:p>4.2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36289">
                <text:p>-2.36289</text:p>
              </table:table-cell>
              <table:table-cell office:value-type="float" office:value="4.01301">
                <text:p>4.013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31137">
                <text:p>-2.31137</text:p>
              </table:table-cell>
              <table:table-cell office:value-type="float" office:value="3.77973">
                <text:p>3.779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25611">
                <text:p>-2.25611</text:p>
              </table:table-cell>
              <table:table-cell office:value-type="float" office:value="3.62586">
                <text:p>3.625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2443">
                <text:p>-2.2443</text:p>
              </table:table-cell>
              <table:table-cell office:value-type="float" office:value="3.45791">
                <text:p>3.457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23362">
                <text:p>-2.23362</text:p>
              </table:table-cell>
              <table:table-cell office:value-type="float" office:value="3.2361">
                <text:p>3.23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15511">
                <text:p>-2.15511</text:p>
              </table:table-cell>
              <table:table-cell office:value-type="float" office:value="3.1251">
                <text:p>3.12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1201">
                <text:p>-2.1201</text:p>
              </table:table-cell>
              <table:table-cell office:value-type="float" office:value="2.95678">
                <text:p>2.956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02503">
                <text:p>-2.02503</text:p>
              </table:table-cell>
              <table:table-cell office:value-type="float" office:value="2.8105">
                <text:p>2.8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95106">
                <text:p>-1.95106</text:p>
              </table:table-cell>
              <table:table-cell office:value-type="float" office:value="2.68811">
                <text:p>2.688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96156">
                <text:p>-1.96156</text:p>
              </table:table-cell>
              <table:table-cell office:value-type="float" office:value="2.61683">
                <text:p>2.616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91711">
                <text:p>-1.91711</text:p>
              </table:table-cell>
              <table:table-cell office:value-type="float" office:value="2.46069">
                <text:p>2.460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89793">
                <text:p>-1.89793</text:p>
              </table:table-cell>
              <table:table-cell office:value-type="float" office:value="2.28286">
                <text:p>2.282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88378">
                <text:p>-1.88378</text:p>
              </table:table-cell>
              <table:table-cell office:value-type="float" office:value="2.18392">
                <text:p>2.183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87082">
                <text:p>-1.87082</text:p>
              </table:table-cell>
              <table:table-cell office:value-type="float" office:value="2.08499">
                <text:p>2.084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85169">
                <text:p>-1.85169</text:p>
              </table:table-cell>
              <table:table-cell office:value-type="float" office:value="1.88118">
                <text:p>1.881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86767">
                <text:p>-1.86767</text:p>
              </table:table-cell>
              <table:table-cell office:value-type="float" office:value="1.73102">
                <text:p>1.73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78138">
                <text:p>-1.78138</text:p>
              </table:table-cell>
              <table:table-cell office:value-type="float" office:value="1.60515">
                <text:p>1.60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7704">
                <text:p>-1.7704</text:p>
              </table:table-cell>
              <table:table-cell office:value-type="float" office:value="1.50494">
                <text:p>1.50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65227">
                <text:p>-1.65227</text:p>
              </table:table-cell>
              <table:table-cell office:value-type="float" office:value="1.38904">
                <text:p>1.38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52217">
                <text:p>-1.52217</text:p>
              </table:table-cell>
              <table:table-cell office:value-type="float" office:value="1.3246">
                <text:p>1.3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40146">
                <text:p>-1.40146</text:p>
              </table:table-cell>
              <table:table-cell office:value-type="float" office:value="1.30784">
                <text:p>1.30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27381">
                <text:p>-1.27381</text:p>
              </table:table-cell>
              <table:table-cell office:value-type="float" office:value="1.26539">
                <text:p>1.265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23645">
                <text:p>-1.23645</text:p>
              </table:table-cell>
              <table:table-cell office:value-type="float" office:value="1.16132">
                <text:p>1.161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18148">
                <text:p>-1.18148</text:p>
              </table:table-cell>
              <table:table-cell office:value-type="float" office:value="1.11445">
                <text:p>1.114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01874">
                <text:p>-1.01874</text:p>
              </table:table-cell>
              <table:table-cell office:value-type="float" office:value="1.03732">
                <text:p>1.037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894975">
                <text:p>-0.894975</text:p>
              </table:table-cell>
              <table:table-cell office:value-type="float" office:value="0.993202">
                <text:p>0.993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934165">
                <text:p>-0.934165</text:p>
              </table:table-cell>
              <table:table-cell office:value-type="float" office:value="0.796078">
                <text:p>0.796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873887">
                <text:p>-0.873887</text:p>
              </table:table-cell>
              <table:table-cell office:value-type="float" office:value="0.705606">
                <text:p>0.7056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836876">
                <text:p>-0.836876</text:p>
              </table:table-cell>
              <table:table-cell office:value-type="float" office:value="0.674305">
                <text:p>0.6743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794995">
                <text:p>-0.794995</text:p>
              </table:table-cell>
              <table:table-cell office:value-type="float" office:value="0.791343">
                <text:p>0.7913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761697">
                <text:p>-0.761697</text:p>
              </table:table-cell>
              <table:table-cell office:value-type="float" office:value="0.929511">
                <text:p>0.9295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729805">
                <text:p>-0.729805</text:p>
              </table:table-cell>
              <table:table-cell office:value-type="float" office:value="1.05476">
                <text:p>1.05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695606">
                <text:p>-0.695606</text:p>
              </table:table-cell>
              <table:table-cell office:value-type="float" office:value="1.17439">
                <text:p>1.174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677351">
                <text:p>-0.677351</text:p>
              </table:table-cell>
              <table:table-cell office:value-type="float" office:value="1.32409">
                <text:p>1.324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641309">
                <text:p>-0.641309</text:p>
              </table:table-cell>
              <table:table-cell office:value-type="float" office:value="1.37171">
                <text:p>1.37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531223">
                <text:p>-0.531223</text:p>
              </table:table-cell>
              <table:table-cell office:value-type="float" office:value="1.57718">
                <text:p>1.57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426652">
                <text:p>-0.426652</text:p>
              </table:table-cell>
              <table:table-cell office:value-type="float" office:value="2.04039">
                <text:p>2.040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483718">
                <text:p>-0.483718</text:p>
              </table:table-cell>
              <table:table-cell office:value-type="float" office:value="2.22171">
                <text:p>2.221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429817">
                <text:p>-0.429817</text:p>
              </table:table-cell>
              <table:table-cell office:value-type="float" office:value="2.53963">
                <text:p>2.5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398803">
                <text:p>-0.398803</text:p>
              </table:table-cell>
              <table:table-cell office:value-type="float" office:value="2.88605">
                <text:p>2.886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388269">
                <text:p>-0.388269</text:p>
              </table:table-cell>
              <table:table-cell office:value-type="float" office:value="3.20882">
                <text:p>3.208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356646">
                <text:p>-0.356646</text:p>
              </table:table-cell>
              <table:table-cell office:value-type="float" office:value="3.55313">
                <text:p>3.553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285736">
                <text:p>-0.285736</text:p>
              </table:table-cell>
              <table:table-cell office:value-type="float" office:value="3.92545">
                <text:p>3.925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29586">
                <text:p>-0.29586</text:p>
              </table:table-cell>
              <table:table-cell office:value-type="float" office:value="4.49317">
                <text:p>4.493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29322">
                <text:p>-0.329322</text:p>
              </table:table-cell>
              <table:table-cell office:value-type="float" office:value="5.00035">
                <text:p>5.00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342679">
                <text:p>-0.342679</text:p>
              </table:table-cell>
              <table:table-cell office:value-type="float" office:value="5.46714">
                <text:p>5.46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35037">
                <text:p>-0.35037</text:p>
              </table:table-cell>
              <table:table-cell office:value-type="float" office:value="5.92406">
                <text:p>5.924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391343">
                <text:p>-0.391343</text:p>
              </table:table-cell>
              <table:table-cell office:value-type="float" office:value="6.36768">
                <text:p>6.36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430457">
                <text:p>-0.430457</text:p>
              </table:table-cell>
              <table:table-cell office:value-type="float" office:value="6.71111">
                <text:p>6.71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20765">
                <text:p>-0.420765</text:p>
              </table:table-cell>
              <table:table-cell office:value-type="float" office:value="7.04866">
                <text:p>7.048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407627">
                <text:p>-0.407627</text:p>
              </table:table-cell>
              <table:table-cell office:value-type="float" office:value="7.4786">
                <text:p>7.47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487393">
                <text:p>-0.487393</text:p>
              </table:table-cell>
              <table:table-cell office:value-type="float" office:value="7.8824">
                <text:p>7.88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492465">
                <text:p>-0.492465</text:p>
              </table:table-cell>
              <table:table-cell office:value-type="float" office:value="8.27851">
                <text:p>8.278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473381">
                <text:p>-0.473381</text:p>
              </table:table-cell>
              <table:table-cell office:value-type="float" office:value="8.62472">
                <text:p>8.624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486753">
                <text:p>-0.486753</text:p>
              </table:table-cell>
              <table:table-cell office:value-type="float" office:value="8.94506">
                <text:p>8.945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555204">
                <text:p>-0.555204</text:p>
              </table:table-cell>
              <table:table-cell office:value-type="float" office:value="9.34324">
                <text:p>9.34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68681">
                <text:p>-0.568681</text:p>
              </table:table-cell>
              <table:table-cell office:value-type="float" office:value="9.6564">
                <text:p>9.65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548238">
                <text:p>-0.548238</text:p>
              </table:table-cell>
              <table:table-cell office:value-type="float" office:value="9.97985">
                <text:p>9.979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52015">
                <text:p>-0.52015</text:p>
              </table:table-cell>
              <table:table-cell office:value-type="float" office:value="10.2187">
                <text:p>10.21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525569">
                <text:p>-0.525569</text:p>
              </table:table-cell>
              <table:table-cell office:value-type="float" office:value="10.5645">
                <text:p>10.5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606606">
                <text:p>-0.606606</text:p>
              </table:table-cell>
              <table:table-cell office:value-type="float" office:value="10.8896">
                <text:p>10.88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591705">
                <text:p>-0.591705</text:p>
              </table:table-cell>
              <table:table-cell office:value-type="float" office:value="11.1315">
                <text:p>11.13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99261">
                <text:p>-0.599261</text:p>
              </table:table-cell>
              <table:table-cell office:value-type="float" office:value="11.4399">
                <text:p>11.43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669676">
                <text:p>-0.669676</text:p>
              </table:table-cell>
              <table:table-cell office:value-type="float" office:value="11.7489">
                <text:p>11.74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717972">
                <text:p>-0.717972</text:p>
              </table:table-cell>
              <table:table-cell office:value-type="float" office:value="12.0539">
                <text:p>12.05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684343">
                <text:p>-0.684343</text:p>
              </table:table-cell>
              <table:table-cell office:value-type="float" office:value="12.3621">
                <text:p>12.36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662188">
                <text:p>-0.662188</text:p>
              </table:table-cell>
              <table:table-cell office:value-type="float" office:value="12.6894">
                <text:p>12.68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677115">
                <text:p>-0.677115</text:p>
              </table:table-cell>
              <table:table-cell office:value-type="float" office:value="13.1912">
                <text:p>13.19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750849">
                <text:p>-0.750849</text:p>
              </table:table-cell>
              <table:table-cell office:value-type="float" office:value="13.7735">
                <text:p>13.77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866704">
                <text:p>-0.866704</text:p>
              </table:table-cell>
              <table:table-cell office:value-type="float" office:value="14.3108">
                <text:p>14.3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918869">
                <text:p>-0.918869</text:p>
              </table:table-cell>
              <table:table-cell office:value-type="float" office:value="14.8942">
                <text:p>14.89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993286">
                <text:p>-0.993286</text:p>
              </table:table-cell>
              <table:table-cell office:value-type="float" office:value="15.5148">
                <text:p>15.51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06354">
                <text:p>-1.06354</text:p>
              </table:table-cell>
              <table:table-cell office:value-type="float" office:value="15.971">
                <text:p>15.9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06937">
                <text:p>-1.06937</text:p>
              </table:table-cell>
              <table:table-cell office:value-type="float" office:value="16.4019">
                <text:p>16.40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11458">
                <text:p>-1.11458</text:p>
              </table:table-cell>
              <table:table-cell office:value-type="float" office:value="16.8505">
                <text:p>16.8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17764">
                <text:p>-1.17764</text:p>
              </table:table-cell>
              <table:table-cell office:value-type="float" office:value="17.4876">
                <text:p>17.48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28058">
                <text:p>-1.28058</text:p>
              </table:table-cell>
              <table:table-cell office:value-type="float" office:value="18.0081">
                <text:p>18.0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37484">
                <text:p>-1.37484</text:p>
              </table:table-cell>
              <table:table-cell office:value-type="float" office:value="18.1797">
                <text:p>18.17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40331">
                <text:p>-1.40331</text:p>
              </table:table-cell>
              <table:table-cell office:value-type="float" office:value="18.4461">
                <text:p>18.44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47405">
                <text:p>-1.47405</text:p>
              </table:table-cell>
              <table:table-cell office:value-type="float" office:value="19.1729">
                <text:p>19.17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49617">
                <text:p>-1.49617</text:p>
              </table:table-cell>
              <table:table-cell office:value-type="float" office:value="19.5074">
                <text:p>19.50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50969">
                <text:p>-1.50969</text:p>
              </table:table-cell>
              <table:table-cell office:value-type="float" office:value="19.9039">
                <text:p>19.90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56408">
                <text:p>-1.56408</text:p>
              </table:table-cell>
              <table:table-cell office:value-type="float" office:value="20.433">
                <text:p>20.4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6223">
                <text:p>-1.6223</text:p>
              </table:table-cell>
              <table:table-cell office:value-type="float" office:value="20.927">
                <text:p>20.9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68486">
                <text:p>-1.68486</text:p>
              </table:table-cell>
              <table:table-cell office:value-type="float" office:value="21.4992">
                <text:p>21.49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7481">
                <text:p>-1.7481</text:p>
              </table:table-cell>
              <table:table-cell office:value-type="float" office:value="22.1284">
                <text:p>22.12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76292">
                <text:p>-1.76292</text:p>
              </table:table-cell>
              <table:table-cell office:value-type="float" office:value="22.5289">
                <text:p>22.52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84462">
                <text:p>-1.84462</text:p>
              </table:table-cell>
              <table:table-cell office:value-type="float" office:value="23.2167">
                <text:p>23.21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98698">
                <text:p>-1.98698</text:p>
              </table:table-cell>
              <table:table-cell office:value-type="float" office:value="24.169">
                <text:p>24.1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.05687">
                <text:p>-2.05687</text:p>
              </table:table-cell>
              <table:table-cell office:value-type="float" office:value="24.9676">
                <text:p>24.96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13727">
                <text:p>-2.13727</text:p>
              </table:table-cell>
              <table:table-cell office:value-type="float" office:value="25.6924">
                <text:p>25.69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18734">
                <text:p>-2.18734</text:p>
              </table:table-cell>
              <table:table-cell office:value-type="float" office:value="26.4506">
                <text:p>26.45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.16627">
                <text:p>-2.16627</text:p>
              </table:table-cell>
              <table:table-cell office:value-type="float" office:value="27.1474">
                <text:p>27.14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92529">
                <text:p>-1.92529</text:p>
              </table:table-cell>
              <table:table-cell office:value-type="float" office:value="28.2466">
                <text:p>28.24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.01">
                <text:p>-2.01</text:p>
              </table:table-cell>
              <table:table-cell office:value-type="float" office:value="29.1849">
                <text:p>29.18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9941">
                <text:p>-1.9941</text:p>
              </table:table-cell>
              <table:table-cell office:value-type="float" office:value="29.7265">
                <text:p>29.72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.05872">
                <text:p>-2.05872</text:p>
              </table:table-cell>
              <table:table-cell office:value-type="float" office:value="30.5478">
                <text:p>30.5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74457">
                <text:p>-1.74457</text:p>
              </table:table-cell>
              <table:table-cell office:value-type="float" office:value="31.0488">
                <text:p>31.04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74094">
                <text:p>-1.74094</text:p>
              </table:table-cell>
              <table:table-cell office:value-type="float" office:value="31.5324">
                <text:p>31.53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38133">
                <text:p>-1.38133</text:p>
              </table:table-cell>
              <table:table-cell office:value-type="float" office:value="31.9206">
                <text:p>31.92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40625">
                <text:p>-1.40625</text:p>
              </table:table-cell>
              <table:table-cell office:value-type="float" office:value="32.0553">
                <text:p>32.05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20943">
                <text:p>-1.20943</text:p>
              </table:table-cell>
              <table:table-cell office:value-type="float" office:value="32.2889">
                <text:p>32.28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833755">
                <text:p>-0.833755</text:p>
              </table:table-cell>
              <table:table-cell office:value-type="float" office:value="32.442">
                <text:p>32.4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826616">
                <text:p>-0.826616</text:p>
              </table:table-cell>
              <table:table-cell office:value-type="float" office:value="32.344">
                <text:p>32.3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769059">
                <text:p>-0.769059</text:p>
              </table:table-cell>
              <table:table-cell office:value-type="float" office:value="32.2142">
                <text:p>32.21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348629">
                <text:p>-0.348629</text:p>
              </table:table-cell>
              <table:table-cell office:value-type="float" office:value="32.1969">
                <text:p>32.19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338483">
                <text:p>-0.338483</text:p>
              </table:table-cell>
              <table:table-cell office:value-type="float" office:value="32.0056">
                <text:p>32.00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43946">
                <text:p>0.0343946</text:p>
              </table:table-cell>
              <table:table-cell office:value-type="float" office:value="31.9496">
                <text:p>31.9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19386">
                <text:p>0.319386</text:p>
              </table:table-cell>
              <table:table-cell office:value-type="float" office:value="32.1379">
                <text:p>32.13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54341">
                <text:p>0.354341</text:p>
              </table:table-cell>
              <table:table-cell office:value-type="float" office:value="31.876">
                <text:p>31.8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24546">
                <text:p>0.324546</text:p>
              </table:table-cell>
              <table:table-cell office:value-type="float" office:value="31.7669">
                <text:p>31.76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26323">
                <text:p>0.526323</text:p>
              </table:table-cell>
              <table:table-cell office:value-type="float" office:value="31.728">
                <text:p>31.7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10512">
                <text:p>0.510512</text:p>
              </table:table-cell>
              <table:table-cell office:value-type="float" office:value="31.6955">
                <text:p>31.69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06168">
                <text:p>0.506168</text:p>
              </table:table-cell>
              <table:table-cell office:value-type="float" office:value="31.6496">
                <text:p>31.64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23653">
                <text:p>0.423653</text:p>
              </table:table-cell>
              <table:table-cell office:value-type="float" office:value="31.6673">
                <text:p>31.66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7233">
                <text:p>0.57233</text:p>
              </table:table-cell>
              <table:table-cell office:value-type="float" office:value="31.5767">
                <text:p>31.57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83135">
                <text:p>0.583135</text:p>
              </table:table-cell>
              <table:table-cell office:value-type="float" office:value="31.653">
                <text:p>31.6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99505">
                <text:p>0.799505</text:p>
              </table:table-cell>
              <table:table-cell office:value-type="float" office:value="31.8797">
                <text:p>31.87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67031">
                <text:p>0.767031</text:p>
              </table:table-cell>
              <table:table-cell office:value-type="float" office:value="31.8728">
                <text:p>31.87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59305">
                <text:p>0.959305</text:p>
              </table:table-cell>
              <table:table-cell office:value-type="float" office:value="31.8598">
                <text:p>31.85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3045">
                <text:p>1.13045</text:p>
              </table:table-cell>
              <table:table-cell office:value-type="float" office:value="32.0182">
                <text:p>32.0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1393">
                <text:p>1.11393</text:p>
              </table:table-cell>
              <table:table-cell office:value-type="float" office:value="32.0947">
                <text:p>32.09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3597">
                <text:p>1.23597</text:p>
              </table:table-cell>
              <table:table-cell office:value-type="float" office:value="32.2936">
                <text:p>32.29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34427">
                <text:p>1.34427</text:p>
              </table:table-cell>
              <table:table-cell office:value-type="float" office:value="32.5017">
                <text:p>32.50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65337">
                <text:p>1.65337</text:p>
              </table:table-cell>
              <table:table-cell office:value-type="float" office:value="32.7243">
                <text:p>32.72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61984">
                <text:p>1.61984</text:p>
              </table:table-cell>
              <table:table-cell office:value-type="float" office:value="32.9328">
                <text:p>32.93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60741">
                <text:p>1.60741</text:p>
              </table:table-cell>
              <table:table-cell office:value-type="float" office:value="33.1164">
                <text:p>33.11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64788">
                <text:p>1.64788</text:p>
              </table:table-cell>
              <table:table-cell office:value-type="float" office:value="33.2997">
                <text:p>33.2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9744">
                <text:p>1.59744</text:p>
              </table:table-cell>
              <table:table-cell office:value-type="float" office:value="33.351">
                <text:p>33.3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35706">
                <text:p>1.35706</text:p>
              </table:table-cell>
              <table:table-cell office:value-type="float" office:value="33.7624">
                <text:p>33.76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35965">
                <text:p>1.35965</text:p>
              </table:table-cell>
              <table:table-cell office:value-type="float" office:value="33.9172">
                <text:p>33.91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45">
                <text:p>1.45</text:p>
              </table:table-cell>
              <table:table-cell office:value-type="float" office:value="34.0218">
                <text:p>34.02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39779">
                <text:p>1.39779</text:p>
              </table:table-cell>
              <table:table-cell office:value-type="float" office:value="34.183">
                <text:p>34.1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39757">
                <text:p>1.39757</text:p>
              </table:table-cell>
              <table:table-cell office:value-type="float" office:value="34.3445">
                <text:p>34.34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5667">
                <text:p>1.55667</text:p>
              </table:table-cell>
              <table:table-cell office:value-type="float" office:value="34.307">
                <text:p>34.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39464">
                <text:p>1.39464</text:p>
              </table:table-cell>
              <table:table-cell office:value-type="float" office:value="34.3947">
                <text:p>34.39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35558">
                <text:p>1.35558</text:p>
              </table:table-cell>
              <table:table-cell office:value-type="float" office:value="34.5058">
                <text:p>34.50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3773">
                <text:p>1.53773</text:p>
              </table:table-cell>
              <table:table-cell office:value-type="float" office:value="34.588">
                <text:p>34.5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73134">
                <text:p>1.73134</text:p>
              </table:table-cell>
              <table:table-cell office:value-type="float" office:value="34.5756">
                <text:p>34.57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64252">
                <text:p>1.64252</text:p>
              </table:table-cell>
              <table:table-cell office:value-type="float" office:value="34.7295">
                <text:p>34.72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8391">
                <text:p>1.8391</text:p>
              </table:table-cell>
              <table:table-cell office:value-type="float" office:value="34.8089">
                <text:p>34.80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03993">
                <text:p>2.03993</text:p>
              </table:table-cell>
              <table:table-cell office:value-type="float" office:value="34.9149">
                <text:p>34.91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89852">
                <text:p>1.89852</text:p>
              </table:table-cell>
              <table:table-cell office:value-type="float" office:value="35.1178">
                <text:p>35.11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12349">
                <text:p>2.12349</text:p>
              </table:table-cell>
              <table:table-cell office:value-type="float" office:value="35.2794">
                <text:p>35.27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3069">
                <text:p>2.3069</text:p>
              </table:table-cell>
              <table:table-cell office:value-type="float" office:value="35.5827">
                <text:p>35.58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48903">
                <text:p>2.48903</text:p>
              </table:table-cell>
              <table:table-cell office:value-type="float" office:value="35.8148">
                <text:p>35.81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70753">
                <text:p>2.70753</text:p>
              </table:table-cell>
              <table:table-cell office:value-type="float" office:value="36.0164">
                <text:p>36.01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76909">
                <text:p>2.76909</text:p>
              </table:table-cell>
              <table:table-cell office:value-type="float" office:value="36.2818">
                <text:p>36.28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73536">
                <text:p>2.73536</text:p>
              </table:table-cell>
              <table:table-cell office:value-type="float" office:value="36.6188">
                <text:p>36.6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77371">
                <text:p>2.77371</text:p>
              </table:table-cell>
              <table:table-cell office:value-type="float" office:value="36.7151">
                <text:p>36.71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80799">
                <text:p>2.80799</text:p>
              </table:table-cell>
              <table:table-cell office:value-type="float" office:value="36.9636">
                <text:p>36.96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81829">
                <text:p>2.81829</text:p>
              </table:table-cell>
              <table:table-cell office:value-type="float" office:value="37.1422">
                <text:p>37.14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0325">
                <text:p>3.0325</text:p>
              </table:table-cell>
              <table:table-cell office:value-type="float" office:value="37.343">
                <text:p>37.3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20364">
                <text:p>3.20364</text:p>
              </table:table-cell>
              <table:table-cell office:value-type="float" office:value="37.5227">
                <text:p>37.52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25202">
                <text:p>3.25202</text:p>
              </table:table-cell>
              <table:table-cell office:value-type="float" office:value="37.8028">
                <text:p>37.80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4246">
                <text:p>3.44246</text:p>
              </table:table-cell>
              <table:table-cell office:value-type="float" office:value="38.1611">
                <text:p>38.16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60943">
                <text:p>3.60943</text:p>
              </table:table-cell>
              <table:table-cell office:value-type="float" office:value="38.4359">
                <text:p>38.43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6258">
                <text:p>3.6258</text:p>
              </table:table-cell>
              <table:table-cell office:value-type="float" office:value="38.9271">
                <text:p>38.92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79427">
                <text:p>3.79427</text:p>
              </table:table-cell>
              <table:table-cell office:value-type="float" office:value="39.2187">
                <text:p>39.21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73563">
                <text:p>3.73563</text:p>
              </table:table-cell>
              <table:table-cell office:value-type="float" office:value="39.5345">
                <text:p>39.53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73018">
                <text:p>3.73018</text:p>
              </table:table-cell>
              <table:table-cell office:value-type="float" office:value="39.9224">
                <text:p>39.9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72432">
                <text:p>3.72432</text:p>
              </table:table-cell>
              <table:table-cell office:value-type="float" office:value="40.2341">
                <text:p>40.23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73047">
                <text:p>3.73047</text:p>
              </table:table-cell>
              <table:table-cell office:value-type="float" office:value="40.6021">
                <text:p>40.6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76199">
                <text:p>3.76199</text:p>
              </table:table-cell>
              <table:table-cell office:value-type="float" office:value="40.868">
                <text:p>40.8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9361">
                <text:p>3.59361</text:p>
              </table:table-cell>
              <table:table-cell office:value-type="float" office:value="41.2591">
                <text:p>41.25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60338">
                <text:p>3.60338</text:p>
              </table:table-cell>
              <table:table-cell office:value-type="float" office:value="41.6264">
                <text:p>41.6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60775">
                <text:p>3.60775</text:p>
              </table:table-cell>
              <table:table-cell office:value-type="float" office:value="41.8772">
                <text:p>41.87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65923">
                <text:p>3.65923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81116">
                <text:p>3.81116</text:p>
              </table:table-cell>
              <table:table-cell office:value-type="float" office:value="42.9395">
                <text:p>42.93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96077">
                <text:p>3.96077</text:p>
              </table:table-cell>
              <table:table-cell office:value-type="float" office:value="43.4283">
                <text:p>43.42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0486">
                <text:p>4.0486</text:p>
              </table:table-cell>
              <table:table-cell office:value-type="float" office:value="43.931">
                <text:p>43.9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08977">
                <text:p>4.08977</text:p>
              </table:table-cell>
              <table:table-cell office:value-type="float" office:value="44.4838">
                <text:p>44.48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21029">
                <text:p>4.21029</text:p>
              </table:table-cell>
              <table:table-cell office:value-type="float" office:value="45.0703">
                <text:p>45.07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38543">
                <text:p>4.38543</text:p>
              </table:table-cell>
              <table:table-cell office:value-type="float" office:value="45.5781">
                <text:p>45.57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52606">
                <text:p>4.52606</text:p>
              </table:table-cell>
              <table:table-cell office:value-type="float" office:value="46.0994">
                <text:p>46.09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64956">
                <text:p>4.64956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59412">
                <text:p>4.59412</text:p>
              </table:table-cell>
              <table:table-cell office:value-type="float" office:value="47.3961">
                <text:p>47.39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53691">
                <text:p>4.53691</text:p>
              </table:table-cell>
              <table:table-cell office:value-type="float" office:value="48.0351">
                <text:p>48.03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69765">
                <text:p>4.69765</text:p>
              </table:table-cell>
              <table:table-cell office:value-type="float" office:value="48.5612">
                <text:p>48.56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68683">
                <text:p>4.68683</text:p>
              </table:table-cell>
              <table:table-cell office:value-type="float" office:value="48.9596">
                <text:p>48.95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47824">
                <text:p>4.47824</text:p>
              </table:table-cell>
              <table:table-cell office:value-type="float" office:value="49.5841">
                <text:p>49.58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43683">
                <text:p>4.43683</text:p>
              </table:table-cell>
              <table:table-cell office:value-type="float" office:value="50.0843">
                <text:p>50.08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59395">
                <text:p>4.59395</text:p>
              </table:table-cell>
              <table:table-cell office:value-type="float" office:value="50.5784">
                <text:p>50.57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74696">
                <text:p>4.74696</text:p>
              </table:table-cell>
              <table:table-cell office:value-type="float" office:value="50.9348">
                <text:p>50.93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8896">
                <text:p>4.8896</text:p>
              </table:table-cell>
              <table:table-cell office:value-type="float" office:value="51.2732">
                <text:p>51.27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87485">
                <text:p>4.87485</text:p>
              </table:table-cell>
              <table:table-cell office:value-type="float" office:value="51.6059">
                <text:p>51.60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84982">
                <text:p>4.84982</text:p>
              </table:table-cell>
              <table:table-cell office:value-type="float" office:value="51.9816">
                <text:p>51.98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97694">
                <text:p>4.97694</text:p>
              </table:table-cell>
              <table:table-cell office:value-type="float" office:value="52.2433">
                <text:p>52.24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155">
                <text:p>5.155</text:p>
              </table:table-cell>
              <table:table-cell office:value-type="float" office:value="52.4458">
                <text:p>52.44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32636">
                <text:p>5.32636</text:p>
              </table:table-cell>
              <table:table-cell office:value-type="float" office:value="52.6283">
                <text:p>52.62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46363">
                <text:p>5.46363</text:p>
              </table:table-cell>
              <table:table-cell office:value-type="float" office:value="52.8307">
                <text:p>52.8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48375">
                <text:p>5.48375</text:p>
              </table:table-cell>
              <table:table-cell office:value-type="float" office:value="53.0491">
                <text:p>53.0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67012">
                <text:p>5.67012</text:p>
              </table:table-cell>
              <table:table-cell office:value-type="float" office:value="53.2206">
                <text:p>53.22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83268">
                <text:p>5.83268</text:p>
              </table:table-cell>
              <table:table-cell office:value-type="float" office:value="53.3464">
                <text:p>53.34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86665">
                <text:p>5.86665</text:p>
              </table:table-cell>
              <table:table-cell office:value-type="float" office:value="53.5355">
                <text:p>53.53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14081">
                <text:p>6.14081</text:p>
              </table:table-cell>
              <table:table-cell office:value-type="float" office:value="53.6492">
                <text:p>53.64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28398">
                <text:p>6.28398</text:p>
              </table:table-cell>
              <table:table-cell office:value-type="float" office:value="53.7909">
                <text:p>53.79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2856">
                <text:p>6.2856</text:p>
              </table:table-cell>
              <table:table-cell office:value-type="float" office:value="54.0313">
                <text:p>54.03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41374">
                <text:p>6.41374</text:p>
              </table:table-cell>
              <table:table-cell office:value-type="float" office:value="54.1562">
                <text:p>54.1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40862">
                <text:p>6.40862</text:p>
              </table:table-cell>
              <table:table-cell office:value-type="float" office:value="54.2869">
                <text:p>54.2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4345">
                <text:p>6.4345</text:p>
              </table:table-cell>
              <table:table-cell office:value-type="float" office:value="54.3956">
                <text:p>54.39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6203">
                <text:p>6.6203</text:p>
              </table:table-cell>
              <table:table-cell office:value-type="float" office:value="54.5482">
                <text:p>54.54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62188">
                <text:p>6.62188</text:p>
              </table:table-cell>
              <table:table-cell office:value-type="float" office:value="54.6761">
                <text:p>54.67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654">
                <text:p>6.654</text:p>
              </table:table-cell>
              <table:table-cell office:value-type="float" office:value="54.7446">
                <text:p>54.74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68185">
                <text:p>6.68185</text:p>
              </table:table-cell>
              <table:table-cell office:value-type="float" office:value="54.9058">
                <text:p>54.90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73717">
                <text:p>6.73717</text:p>
              </table:table-cell>
              <table:table-cell office:value-type="float" office:value="54.9674">
                <text:p>54.96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76845">
                <text:p>6.76845</text:p>
              </table:table-cell>
              <table:table-cell office:value-type="float" office:value="55.0697">
                <text:p>55.0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7821">
                <text:p>6.7821</text:p>
              </table:table-cell>
              <table:table-cell office:value-type="float" office:value="55.2019">
                <text:p>55.20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79336">
                <text:p>6.79336</text:p>
              </table:table-cell>
              <table:table-cell office:value-type="float" office:value="55.3404">
                <text:p>55.34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76147">
                <text:p>6.76147</text:p>
              </table:table-cell>
              <table:table-cell office:value-type="float" office:value="55.4696">
                <text:p>55.46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69256">
                <text:p>6.69256</text:p>
              </table:table-cell>
              <table:table-cell office:value-type="float" office:value="55.6095">
                <text:p>55.60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63049">
                <text:p>6.63049</text:p>
              </table:table-cell>
              <table:table-cell office:value-type="float" office:value="55.8015">
                <text:p>55.80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65308">
                <text:p>6.65308</text:p>
              </table:table-cell>
              <table:table-cell office:value-type="float" office:value="55.9594">
                <text:p>55.95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68179">
                <text:p>6.68179</text:p>
              </table:table-cell>
              <table:table-cell office:value-type="float" office:value="56.1166">
                <text:p>56.11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52728">
                <text:p>6.52728</text:p>
              </table:table-cell>
              <table:table-cell office:value-type="float" office:value="56.3471">
                <text:p>56.34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51365">
                <text:p>6.51365</text:p>
              </table:table-cell>
              <table:table-cell office:value-type="float" office:value="56.552">
                <text:p>56.5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52171">
                <text:p>6.52171</text:p>
              </table:table-cell>
              <table:table-cell office:value-type="float" office:value="56.7324">
                <text:p>56.73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46368">
                <text:p>6.46368</text:p>
              </table:table-cell>
              <table:table-cell office:value-type="float" office:value="56.9407">
                <text:p>56.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30322">
                <text:p>6.30322</text:p>
              </table:table-cell>
              <table:table-cell office:value-type="float" office:value="57.2524">
                <text:p>57.25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8643">
                <text:p>6.28643</text:p>
              </table:table-cell>
              <table:table-cell office:value-type="float" office:value="57.4956">
                <text:p>57.49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3503">
                <text:p>6.3503</text:p>
              </table:table-cell>
              <table:table-cell office:value-type="float" office:value="57.594">
                <text:p>57.5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3714">
                <text:p>6.23714</text:p>
              </table:table-cell>
              <table:table-cell office:value-type="float" office:value="57.8791">
                <text:p>57.87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09355">
                <text:p>6.09355</text:p>
              </table:table-cell>
              <table:table-cell office:value-type="float" office:value="58.055">
                <text:p>58.0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10819">
                <text:p>6.10819</text:p>
              </table:table-cell>
              <table:table-cell office:value-type="float" office:value="58.1718">
                <text:p>58.17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16019">
                <text:p>6.16019</text:p>
              </table:table-cell>
              <table:table-cell office:value-type="float" office:value="58.2512">
                <text:p>58.2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12793">
                <text:p>6.12793</text:p>
              </table:table-cell>
              <table:table-cell office:value-type="float" office:value="58.4286">
                <text:p>58.4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02424">
                <text:p>6.02424</text:p>
              </table:table-cell>
              <table:table-cell office:value-type="float" office:value="58.6577">
                <text:p>58.65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01277">
                <text:p>6.01277</text:p>
              </table:table-cell>
              <table:table-cell office:value-type="float" office:value="58.9344">
                <text:p>58.93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04929">
                <text:p>6.04929</text:p>
              </table:table-cell>
              <table:table-cell office:value-type="float" office:value="59.1298">
                <text:p>59.12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035">
                <text:p>6.035</text:p>
              </table:table-cell>
              <table:table-cell office:value-type="float" office:value="59.2352">
                <text:p>59.23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71556">
                <text:p>5.71556</text:p>
              </table:table-cell>
              <table:table-cell office:value-type="float" office:value="59.6771">
                <text:p>59.67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51695">
                <text:p>5.51695</text:p>
              </table:table-cell>
              <table:table-cell office:value-type="float" office:value="60.0448">
                <text:p>60.04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44999">
                <text:p>5.44999</text:p>
              </table:table-cell>
              <table:table-cell office:value-type="float" office:value="60.3404">
                <text:p>60.34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47441">
                <text:p>5.47441</text:p>
              </table:table-cell>
              <table:table-cell office:value-type="float" office:value="60.4568">
                <text:p>60.45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48456">
                <text:p>5.48456</text:p>
              </table:table-cell>
              <table:table-cell office:value-type="float" office:value="60.5804">
                <text:p>60.58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42279">
                <text:p>5.42279</text:p>
              </table:table-cell>
              <table:table-cell office:value-type="float" office:value="60.8038">
                <text:p>60.80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22882">
                <text:p>5.22882</text:p>
              </table:table-cell>
              <table:table-cell office:value-type="float" office:value="61.1929">
                <text:p>61.19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25084">
                <text:p>5.25084</text:p>
              </table:table-cell>
              <table:table-cell office:value-type="float" office:value="61.3811">
                <text:p>61.38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3713">
                <text:p>5.3713</text:p>
              </table:table-cell>
              <table:table-cell office:value-type="float" office:value="61.2614">
                <text:p>61.26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23558">
                <text:p>5.23558</text:p>
              </table:table-cell>
              <table:table-cell office:value-type="float" office:value="61.6648">
                <text:p>61.66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10813">
                <text:p>5.10813</text:p>
              </table:table-cell>
              <table:table-cell office:value-type="float" office:value="62.2098">
                <text:p>62.20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07133">
                <text:p>5.07133</text:p>
              </table:table-cell>
              <table:table-cell office:value-type="float" office:value="62.6287">
                <text:p>62.62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03212">
                <text:p>5.03212</text:p>
              </table:table-cell>
              <table:table-cell office:value-type="float" office:value="63.0248">
                <text:p>63.02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8453">
                <text:p>4.8453</text:p>
              </table:table-cell>
              <table:table-cell office:value-type="float" office:value="63.5984">
                <text:p>63.59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79723">
                <text:p>4.79723</text:p>
              </table:table-cell>
              <table:table-cell office:value-type="float" office:value="64.1258">
                <text:p>64.12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61258">
                <text:p>4.61258</text:p>
              </table:table-cell>
              <table:table-cell office:value-type="float" office:value="64.3767">
                <text:p>64.37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47284">
                <text:p>4.47284</text:p>
              </table:table-cell>
              <table:table-cell office:value-type="float" office:value="64.87">
                <text:p>64.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3692">
                <text:p>4.23692</text:p>
              </table:table-cell>
              <table:table-cell office:value-type="float" office:value="65.4922">
                <text:p>65.49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1618">
                <text:p>4.1618</text:p>
              </table:table-cell>
              <table:table-cell office:value-type="float" office:value="65.7399">
                <text:p>65.7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01254">
                <text:p>4.01254</text:p>
              </table:table-cell>
              <table:table-cell office:value-type="float" office:value="66.1833">
                <text:p>66.18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67944">
                <text:p>3.67944</text:p>
              </table:table-cell>
              <table:table-cell office:value-type="float" office:value="67.2198">
                <text:p>67.21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69251">
                <text:p>3.69251</text:p>
              </table:table-cell>
              <table:table-cell office:value-type="float" office:value="67.4622">
                <text:p>67.46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67157">
                <text:p>3.67157</text:p>
              </table:table-cell>
              <table:table-cell office:value-type="float" office:value="67.5999">
                <text:p>67.59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69111">
                <text:p>3.69111</text:p>
              </table:table-cell>
              <table:table-cell office:value-type="float" office:value="67.8265">
                <text:p>67.82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71427">
                <text:p>3.71427</text:p>
              </table:table-cell>
              <table:table-cell office:value-type="float" office:value="67.2911">
                <text:p>67.29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54886">
                <text:p>3.54886</text:p>
              </table:table-cell>
              <table:table-cell office:value-type="float" office:value="68.1202">
                <text:p>68.12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18839">
                <text:p>3.18839</text:p>
              </table:table-cell>
              <table:table-cell office:value-type="float" office:value="69.3849">
                <text:p>69.38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97297">
                <text:p>2.97297</text:p>
              </table:table-cell>
              <table:table-cell office:value-type="float" office:value="69.9071">
                <text:p>69.9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68103">
                <text:p>2.68103</text:p>
              </table:table-cell>
              <table:table-cell office:value-type="float" office:value="70.1527">
                <text:p>70.15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42537">
                <text:p>2.42537</text:p>
              </table:table-cell>
              <table:table-cell office:value-type="float" office:value="70.957">
                <text:p>70.9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33213">
                <text:p>2.33213</text:p>
              </table:table-cell>
              <table:table-cell office:value-type="float" office:value="71.5248">
                <text:p>71.52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25766">
                <text:p>2.25766</text:p>
              </table:table-cell>
              <table:table-cell office:value-type="float" office:value="71.8848">
                <text:p>71.88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16342">
                <text:p>2.16342</text:p>
              </table:table-cell>
              <table:table-cell office:value-type="float" office:value="72.3545">
                <text:p>72.3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12201">
                <text:p>2.12201</text:p>
              </table:table-cell>
              <table:table-cell office:value-type="float" office:value="72.6527">
                <text:p>72.65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10551">
                <text:p>2.10551</text:p>
              </table:table-cell>
              <table:table-cell office:value-type="float" office:value="72.6224">
                <text:p>72.62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8015">
                <text:p>1.8015</text:p>
              </table:table-cell>
              <table:table-cell office:value-type="float" office:value="72.9737">
                <text:p>72.97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77693">
                <text:p>1.77693</text:p>
              </table:table-cell>
              <table:table-cell office:value-type="float" office:value="72.7592">
                <text:p>72.75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1307">
                <text:p>1.51307</text:p>
              </table:table-cell>
              <table:table-cell office:value-type="float" office:value="72.9884">
                <text:p>72.98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9921">
                <text:p>1.39921</text:p>
              </table:table-cell>
              <table:table-cell office:value-type="float" office:value="73.6751">
                <text:p>73.67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1082">
                <text:p>1.41082</text:p>
              </table:table-cell>
              <table:table-cell office:value-type="float" office:value="73.6242">
                <text:p>73.62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8705">
                <text:p>1.38705</text:p>
              </table:table-cell>
              <table:table-cell office:value-type="float" office:value="73.5534">
                <text:p>73.55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5698">
                <text:p>1.35698</text:p>
              </table:table-cell>
              <table:table-cell office:value-type="float" office:value="74.278">
                <text:p>74.2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09113">
                <text:p>1.09113</text:p>
              </table:table-cell>
              <table:table-cell office:value-type="float" office:value="74.5619">
                <text:p>74.56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0781">
                <text:p>1.0781</text:p>
              </table:table-cell>
              <table:table-cell office:value-type="float" office:value="74.6616">
                <text:p>74.66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0636">
                <text:p>1.0636</text:p>
              </table:table-cell>
              <table:table-cell office:value-type="float" office:value="75.141">
                <text:p>75.1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7049">
                <text:p>0.97049</text:p>
              </table:table-cell>
              <table:table-cell office:value-type="float" office:value="75.7058">
                <text:p>75.70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1297">
                <text:p>0.991297</text:p>
              </table:table-cell>
              <table:table-cell office:value-type="float" office:value="75.7049">
                <text:p>75.70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01728">
                <text:p>1.01728</text:p>
              </table:table-cell>
              <table:table-cell office:value-type="float" office:value="75.6796">
                <text:p>75.67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01207">
                <text:p>1.01207</text:p>
              </table:table-cell>
              <table:table-cell office:value-type="float" office:value="76.0019">
                <text:p>76.00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00954">
                <text:p>1.00954</text:p>
              </table:table-cell>
              <table:table-cell office:value-type="float" office:value="76.3523">
                <text:p>76.35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01367">
                <text:p>1.01367</text:p>
              </table:table-cell>
              <table:table-cell office:value-type="float" office:value="76.6068">
                <text:p>76.60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34284">
                <text:p>1.34284</text:p>
              </table:table-cell>
              <table:table-cell office:value-type="float" office:value="76.817">
                <text:p>76.8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33718">
                <text:p>1.33718</text:p>
              </table:table-cell>
              <table:table-cell office:value-type="float" office:value="76.8623">
                <text:p>76.86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4155">
                <text:p>1.34155</text:p>
              </table:table-cell>
              <table:table-cell office:value-type="float" office:value="77.3269">
                <text:p>77.32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018">
                <text:p>1.6018</text:p>
              </table:table-cell>
              <table:table-cell office:value-type="float" office:value="77.7055">
                <text:p>77.70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77251">
                <text:p>1.77251</text:p>
              </table:table-cell>
              <table:table-cell office:value-type="float" office:value="77.4041">
                <text:p>77.40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80506">
                <text:p>1.80506</text:p>
              </table:table-cell>
              <table:table-cell office:value-type="float" office:value="77.3465">
                <text:p>77.34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1809">
                <text:p>1.91809</text:p>
              </table:table-cell>
              <table:table-cell office:value-type="float" office:value="77.2892">
                <text:p>77.28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02329">
                <text:p>2.02329</text:p>
              </table:table-cell>
              <table:table-cell office:value-type="float" office:value="77.1294">
                <text:p>77.12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30319">
                <text:p>2.30319</text:p>
              </table:table-cell>
              <table:table-cell office:value-type="float" office:value="76.7264">
                <text:p>76.72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35366">
                <text:p>2.35366</text:p>
              </table:table-cell>
              <table:table-cell office:value-type="float" office:value="76.7473">
                <text:p>76.74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52347">
                <text:p>2.52347</text:p>
              </table:table-cell>
              <table:table-cell office:value-type="float" office:value="76.8292">
                <text:p>76.82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60138">
                <text:p>2.60138</text:p>
              </table:table-cell>
              <table:table-cell office:value-type="float" office:value="76.841">
                <text:p>76.8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72632">
                <text:p>2.72632</text:p>
              </table:table-cell>
              <table:table-cell office:value-type="float" office:value="76.68">
                <text:p>76.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8101">
                <text:p>2.8101</text:p>
              </table:table-cell>
              <table:table-cell office:value-type="float" office:value="76.5196">
                <text:p>76.51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91918">
                <text:p>2.91918</text:p>
              </table:table-cell>
              <table:table-cell office:value-type="float" office:value="77.0363">
                <text:p>77.03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00761">
                <text:p>3.00761</text:p>
              </table:table-cell>
              <table:table-cell office:value-type="float" office:value="77.0527">
                <text:p>77.05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16992">
                <text:p>3.16992</text:p>
              </table:table-cell>
              <table:table-cell office:value-type="float" office:value="76.5786">
                <text:p>76.57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27789">
                <text:p>3.27789</text:p>
              </table:table-cell>
              <table:table-cell office:value-type="float" office:value="76.6072">
                <text:p>76.60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44404">
                <text:p>3.44404</text:p>
              </table:table-cell>
              <table:table-cell office:value-type="float" office:value="76.8971">
                <text:p>76.89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55827">
                <text:p>3.55827</text:p>
              </table:table-cell>
              <table:table-cell office:value-type="float" office:value="76.8385">
                <text:p>76.8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75932">
                <text:p>3.75932</text:p>
              </table:table-cell>
              <table:table-cell office:value-type="float" office:value="76.9578">
                <text:p>76.95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93656">
                <text:p>3.93656</text:p>
              </table:table-cell>
              <table:table-cell office:value-type="float" office:value="76.9672">
                <text:p>76.96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16808">
                <text:p>4.16808</text:p>
              </table:table-cell>
              <table:table-cell office:value-type="float" office:value="76.9872">
                <text:p>76.98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26891">
                <text:p>4.26891</text:p>
              </table:table-cell>
              <table:table-cell office:value-type="float" office:value="77.0452">
                <text:p>77.04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27058">
                <text:p>4.27058</text:p>
              </table:table-cell>
              <table:table-cell office:value-type="float" office:value="77.3842">
                <text:p>77.38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3457">
                <text:p>4.3457</text:p>
              </table:table-cell>
              <table:table-cell office:value-type="float" office:value="77.2862">
                <text:p>77.28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49486">
                <text:p>4.49486</text:p>
              </table:table-cell>
              <table:table-cell office:value-type="float" office:value="77.3355">
                <text:p>77.33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71599">
                <text:p>4.71599</text:p>
              </table:table-cell>
              <table:table-cell office:value-type="float" office:value="77.1679">
                <text:p>77.16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0281">
                <text:p>4.80281</text:p>
              </table:table-cell>
              <table:table-cell office:value-type="float" office:value="77.4246">
                <text:p>77.42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5498">
                <text:p>4.95498</text:p>
              </table:table-cell>
              <table:table-cell office:value-type="float" office:value="77.099">
                <text:p>77.0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09489">
                <text:p>5.09489</text:p>
              </table:table-cell>
              <table:table-cell office:value-type="float" office:value="77.1869">
                <text:p>77.18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23679">
                <text:p>5.23679</text:p>
              </table:table-cell>
              <table:table-cell office:value-type="float" office:value="77.3749">
                <text:p>77.37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41722">
                <text:p>5.41722</text:p>
              </table:table-cell>
              <table:table-cell office:value-type="float" office:value="77.1191">
                <text:p>77.11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54522">
                <text:p>5.54522</text:p>
              </table:table-cell>
              <table:table-cell office:value-type="float" office:value="76.8498">
                <text:p>76.84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56547">
                <text:p>5.56547</text:p>
              </table:table-cell>
              <table:table-cell office:value-type="float" office:value="77.2089">
                <text:p>77.20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75659">
                <text:p>5.75659</text:p>
              </table:table-cell>
              <table:table-cell office:value-type="float" office:value="77.3489">
                <text:p>77.3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92976">
                <text:p>5.92976</text:p>
              </table:table-cell>
              <table:table-cell office:value-type="float" office:value="77.2002">
                <text:p>77.20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04826">
                <text:p>6.04826</text:p>
              </table:table-cell>
              <table:table-cell office:value-type="float" office:value="77.0434">
                <text:p>77.04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.20475">
                <text:p>6.20475</text:p>
              </table:table-cell>
              <table:table-cell office:value-type="float" office:value="77.1311">
                <text:p>77.13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26632">
                <text:p>6.26632</text:p>
              </table:table-cell>
              <table:table-cell office:value-type="float" office:value="77.2337">
                <text:p>77.23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.42853">
                <text:p>6.42853</text:p>
              </table:table-cell>
              <table:table-cell office:value-type="float" office:value="77.2774">
                <text:p>77.27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.41076">
                <text:p>6.41076</text:p>
              </table:table-cell>
              <table:table-cell office:value-type="float" office:value="77.5298">
                <text:p>77.52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.25997">
                <text:p>6.25997</text:p>
              </table:table-cell>
              <table:table-cell office:value-type="float" office:value="78.0019">
                <text:p>78.00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.26959">
                <text:p>6.26959</text:p>
              </table:table-cell>
              <table:table-cell office:value-type="float" office:value="78.1989">
                <text:p>78.19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.4814">
                <text:p>6.4814</text:p>
              </table:table-cell>
              <table:table-cell office:value-type="float" office:value="78.0573">
                <text:p>78.05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.48369">
                <text:p>6.48369</text:p>
              </table:table-cell>
              <table:table-cell office:value-type="float" office:value="78.1127">
                <text:p>78.11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48462">
                <text:p>6.48462</text:p>
              </table:table-cell>
              <table:table-cell office:value-type="float" office:value="78.4171">
                <text:p>78.41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50144">
                <text:p>6.50144</text:p>
              </table:table-cell>
              <table:table-cell office:value-type="float" office:value="78.5503">
                <text:p>78.55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55324">
                <text:p>6.55324</text:p>
              </table:table-cell>
              <table:table-cell office:value-type="float" office:value="78.5122">
                <text:p>78.5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56467">
                <text:p>6.56467</text:p>
              </table:table-cell>
              <table:table-cell office:value-type="float" office:value="78.6946">
                <text:p>78.69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59902">
                <text:p>6.59902</text:p>
              </table:table-cell>
              <table:table-cell office:value-type="float" office:value="78.6549">
                <text:p>78.65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65005">
                <text:p>6.65005</text:p>
              </table:table-cell>
              <table:table-cell office:value-type="float" office:value="78.7085">
                <text:p>78.70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.74013">
                <text:p>6.74013</text:p>
              </table:table-cell>
              <table:table-cell office:value-type="float" office:value="78.4512">
                <text:p>78.45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83334">
                <text:p>6.83334</text:p>
              </table:table-cell>
              <table:table-cell office:value-type="float" office:value="78.1568">
                <text:p>78.15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.0262">
                <text:p>7.0262</text:p>
              </table:table-cell>
              <table:table-cell office:value-type="float" office:value="77.9985">
                <text:p>77.99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.23688">
                <text:p>7.23688</text:p>
              </table:table-cell>
              <table:table-cell office:value-type="float" office:value="77.7722">
                <text:p>77.77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.29925">
                <text:p>7.29925</text:p>
              </table:table-cell>
              <table:table-cell office:value-type="float" office:value="77.7391">
                <text:p>77.73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.28862">
                <text:p>7.28862</text:p>
              </table:table-cell>
              <table:table-cell office:value-type="float" office:value="77.7792">
                <text:p>77.77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.38549">
                <text:p>7.38549</text:p>
              </table:table-cell>
              <table:table-cell office:value-type="float" office:value="77.665">
                <text:p>77.6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.60659">
                <text:p>7.60659</text:p>
              </table:table-cell>
              <table:table-cell office:value-type="float" office:value="77.2955">
                <text:p>77.29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.6081">
                <text:p>7.6081</text:p>
              </table:table-cell>
              <table:table-cell office:value-type="float" office:value="77.3094">
                <text:p>77.30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67816">
                <text:p>7.67816</text:p>
              </table:table-cell>
              <table:table-cell office:value-type="float" office:value="77.1309">
                <text:p>77.13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.76627">
                <text:p>7.76627</text:p>
              </table:table-cell>
              <table:table-cell office:value-type="float" office:value="76.9123">
                <text:p>76.91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.84283">
                <text:p>7.84283</text:p>
              </table:table-cell>
              <table:table-cell office:value-type="float" office:value="76.569">
                <text:p>76.5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.89909">
                <text:p>7.89909</text:p>
              </table:table-cell>
              <table:table-cell office:value-type="float" office:value="76.3827">
                <text:p>76.38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.90384">
                <text:p>7.90384</text:p>
              </table:table-cell>
              <table:table-cell office:value-type="float" office:value="76.1411">
                <text:p>76.14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.93419">
                <text:p>7.93419</text:p>
              </table:table-cell>
              <table:table-cell office:value-type="float" office:value="75.8906">
                <text:p>75.89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.07127">
                <text:p>8.07127</text:p>
              </table:table-cell>
              <table:table-cell office:value-type="float" office:value="75.6974">
                <text:p>75.69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11181">
                <text:p>8.11181</text:p>
              </table:table-cell>
              <table:table-cell office:value-type="float" office:value="75.6308">
                <text:p>75.63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14552">
                <text:p>8.14552</text:p>
              </table:table-cell>
              <table:table-cell office:value-type="float" office:value="75.3415">
                <text:p>75.34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2307">
                <text:p>8.2307</text:p>
              </table:table-cell>
              <table:table-cell office:value-type="float" office:value="75.1283">
                <text:p>75.12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.26233">
                <text:p>8.26233</text:p>
              </table:table-cell>
              <table:table-cell office:value-type="float" office:value="74.8501">
                <text:p>74.85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.37655">
                <text:p>8.37655</text:p>
              </table:table-cell>
              <table:table-cell office:value-type="float" office:value="74.6953">
                <text:p>74.69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.42384">
                <text:p>8.42384</text:p>
              </table:table-cell>
              <table:table-cell office:value-type="float" office:value="74.4947">
                <text:p>74.49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29726">
                <text:p>8.29726</text:p>
              </table:table-cell>
              <table:table-cell office:value-type="float" office:value="74.3169">
                <text:p>74.31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.31148">
                <text:p>8.31148</text:p>
              </table:table-cell>
              <table:table-cell office:value-type="float" office:value="74.0825">
                <text:p>74.08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.51258">
                <text:p>8.51258</text:p>
              </table:table-cell>
              <table:table-cell office:value-type="float" office:value="73.9298">
                <text:p>73.92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.47291">
                <text:p>8.47291</text:p>
              </table:table-cell>
              <table:table-cell office:value-type="float" office:value="73.7387">
                <text:p>73.73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47791">
                <text:p>8.47791</text:p>
              </table:table-cell>
              <table:table-cell office:value-type="float" office:value="73.5783">
                <text:p>73.57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58844">
                <text:p>8.58844</text:p>
              </table:table-cell>
              <table:table-cell office:value-type="float" office:value="73.5466">
                <text:p>73.54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70655">
                <text:p>8.70655</text:p>
              </table:table-cell>
              <table:table-cell office:value-type="float" office:value="73.3836">
                <text:p>73.38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.8337">
                <text:p>8.8337</text:p>
              </table:table-cell>
              <table:table-cell office:value-type="float" office:value="73.3174">
                <text:p>73.31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74155">
                <text:p>8.74155</text:p>
              </table:table-cell>
              <table:table-cell office:value-type="float" office:value="73.2113">
                <text:p>73.21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6451">
                <text:p>8.6451</text:p>
              </table:table-cell>
              <table:table-cell office:value-type="float" office:value="73.1501">
                <text:p>73.15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.79592">
                <text:p>8.79592</text:p>
              </table:table-cell>
              <table:table-cell office:value-type="float" office:value="73.0691">
                <text:p>73.06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.76639">
                <text:p>8.76639</text:p>
              </table:table-cell>
              <table:table-cell office:value-type="float" office:value="72.9836">
                <text:p>72.98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5404">
                <text:p>8.5404</text:p>
              </table:table-cell>
              <table:table-cell office:value-type="float" office:value="72.8835">
                <text:p>72.88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71216">
                <text:p>8.71216</text:p>
              </table:table-cell>
              <table:table-cell office:value-type="float" office:value="72.8419">
                <text:p>72.84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.81215">
                <text:p>8.81215</text:p>
              </table:table-cell>
              <table:table-cell office:value-type="float" office:value="72.8141">
                <text:p>72.81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66371">
                <text:p>8.66371</text:p>
              </table:table-cell>
              <table:table-cell office:value-type="float" office:value="72.7336">
                <text:p>72.73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6643">
                <text:p>8.6643</text:p>
              </table:table-cell>
              <table:table-cell office:value-type="float" office:value="72.7074">
                <text:p>72.70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.72378">
                <text:p>8.72378</text:p>
              </table:table-cell>
              <table:table-cell office:value-type="float" office:value="72.7483">
                <text:p>72.74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69681">
                <text:p>8.69681</text:p>
              </table:table-cell>
              <table:table-cell office:value-type="float" office:value="72.7166">
                <text:p>72.71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59611">
                <text:p>8.59611</text:p>
              </table:table-cell>
              <table:table-cell office:value-type="float" office:value="72.6805">
                <text:p>72.68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6106">
                <text:p>8.6106</text:p>
              </table:table-cell>
              <table:table-cell office:value-type="float" office:value="72.6519">
                <text:p>72.65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.67948">
                <text:p>8.67948</text:p>
              </table:table-cell>
              <table:table-cell office:value-type="float" office:value="72.6315">
                <text:p>72.63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6449">
                <text:p>8.6449</text:p>
              </table:table-cell>
              <table:table-cell office:value-type="float" office:value="72.6222">
                <text:p>72.62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.64403">
                <text:p>8.64403</text:p>
              </table:table-cell>
              <table:table-cell office:value-type="float" office:value="72.5685">
                <text:p>72.56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6542">
                <text:p>8.6542</text:p>
              </table:table-cell>
              <table:table-cell office:value-type="float" office:value="72.546">
                <text:p>72.5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67008">
                <text:p>8.67008</text:p>
              </table:table-cell>
              <table:table-cell office:value-type="float" office:value="72.5437">
                <text:p>72.54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68932">
                <text:p>8.68932</text:p>
              </table:table-cell>
              <table:table-cell office:value-type="float" office:value="72.5838">
                <text:p>72.58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71293">
                <text:p>8.71293</text:p>
              </table:table-cell>
              <table:table-cell office:value-type="float" office:value="72.5477">
                <text:p>72.54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71001">
                <text:p>8.71001</text:p>
              </table:table-cell>
              <table:table-cell office:value-type="float" office:value="72.5536">
                <text:p>72.55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.77703">
                <text:p>8.77703</text:p>
              </table:table-cell>
              <table:table-cell office:value-type="float" office:value="72.5617">
                <text:p>72.56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.80714">
                <text:p>8.80714</text:p>
              </table:table-cell>
              <table:table-cell office:value-type="float" office:value="72.5624">
                <text:p>72.56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82842">
                <text:p>8.82842</text:p>
              </table:table-cell>
              <table:table-cell office:value-type="float" office:value="72.5363">
                <text:p>72.53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.86513">
                <text:p>8.86513</text:p>
              </table:table-cell>
              <table:table-cell office:value-type="float" office:value="72.5202">
                <text:p>72.520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.88256">
                <text:p>8.88256</text:p>
              </table:table-cell>
              <table:table-cell office:value-type="float" office:value="72.4263">
                <text:p>72.42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.88814">
                <text:p>8.88814</text:p>
              </table:table-cell>
              <table:table-cell office:value-type="float" office:value="72.4285">
                <text:p>72.42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88897">
                <text:p>8.88897</text:p>
              </table:table-cell>
              <table:table-cell office:value-type="float" office:value="72.4078">
                <text:p>72.40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.89301">
                <text:p>8.89301</text:p>
              </table:table-cell>
              <table:table-cell office:value-type="float" office:value="72.3804">
                <text:p>72.38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.90624">
                <text:p>8.90624</text:p>
              </table:table-cell>
              <table:table-cell office:value-type="float" office:value="72.3872">
                <text:p>72.38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.94188">
                <text:p>8.94188</text:p>
              </table:table-cell>
              <table:table-cell office:value-type="float" office:value="72.4356">
                <text:p>72.43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.94502">
                <text:p>8.94502</text:p>
              </table:table-cell>
              <table:table-cell office:value-type="float" office:value="72.5048">
                <text:p>72.50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.95098">
                <text:p>8.95098</text:p>
              </table:table-cell>
              <table:table-cell office:value-type="float" office:value="72.5733">
                <text:p>72.57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.98495">
                <text:p>8.98495</text:p>
              </table:table-cell>
              <table:table-cell office:value-type="float" office:value="72.6418">
                <text:p>72.64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96563">
                <text:p>8.96563</text:p>
              </table:table-cell>
              <table:table-cell office:value-type="float" office:value="72.6882">
                <text:p>72.68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.97616">
                <text:p>8.97616</text:p>
              </table:table-cell>
              <table:table-cell office:value-type="float" office:value="72.816">
                <text:p>72.8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.00377">
                <text:p>9.00377</text:p>
              </table:table-cell>
              <table:table-cell office:value-type="float" office:value="72.8002">
                <text:p>72.80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97093">
                <text:p>8.97093</text:p>
              </table:table-cell>
              <table:table-cell office:value-type="float" office:value="72.8428">
                <text:p>72.84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.96361">
                <text:p>8.96361</text:p>
              </table:table-cell>
              <table:table-cell office:value-type="float" office:value="72.9007">
                <text:p>72.90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.01011">
                <text:p>9.01011</text:p>
              </table:table-cell>
              <table:table-cell office:value-type="float" office:value="72.9401">
                <text:p>72.94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00036">
                <text:p>9.00036</text:p>
              </table:table-cell>
              <table:table-cell office:value-type="float" office:value="72.9834">
                <text:p>72.98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.98532">
                <text:p>8.98532</text:p>
              </table:table-cell>
              <table:table-cell office:value-type="float" office:value="73.0073">
                <text:p>73.00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.08152">
                <text:p>9.08152</text:p>
              </table:table-cell>
              <table:table-cell office:value-type="float" office:value="73.0421">
                <text:p>73.04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13494">
                <text:p>9.13494</text:p>
              </table:table-cell>
              <table:table-cell office:value-type="float" office:value="73.1057">
                <text:p>73.10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05266">
                <text:p>9.05266</text:p>
              </table:table-cell>
              <table:table-cell office:value-type="float" office:value="73.1682">
                <text:p>73.16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05135">
                <text:p>9.05135</text:p>
              </table:table-cell>
              <table:table-cell office:value-type="float" office:value="73.1946">
                <text:p>73.19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09435">
                <text:p>9.09435</text:p>
              </table:table-cell>
              <table:table-cell office:value-type="float" office:value="73.2243">
                <text:p>73.22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08823">
                <text:p>9.08823</text:p>
              </table:table-cell>
              <table:table-cell office:value-type="float" office:value="73.2055">
                <text:p>73.20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06549">
                <text:p>9.06549</text:p>
              </table:table-cell>
              <table:table-cell office:value-type="float" office:value="73.2501">
                <text:p>73.25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07351">
                <text:p>9.07351</text:p>
              </table:table-cell>
              <table:table-cell office:value-type="float" office:value="73.3209">
                <text:p>73.32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068">
                <text:p>9.068</text:p>
              </table:table-cell>
              <table:table-cell office:value-type="float" office:value="73.3979">
                <text:p>73.39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06895">
                <text:p>9.06895</text:p>
              </table:table-cell>
              <table:table-cell office:value-type="float" office:value="73.4042">
                <text:p>73.40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0722">
                <text:p>9.0722</text:p>
              </table:table-cell>
              <table:table-cell office:value-type="float" office:value="73.464">
                <text:p>73.4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07933">
                <text:p>9.07933</text:p>
              </table:table-cell>
              <table:table-cell office:value-type="float" office:value="73.5682">
                <text:p>73.56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08512">
                <text:p>9.08512</text:p>
              </table:table-cell>
              <table:table-cell office:value-type="float" office:value="73.5558">
                <text:p>73.55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10368">
                <text:p>9.10368</text:p>
              </table:table-cell>
              <table:table-cell office:value-type="float" office:value="73.6795">
                <text:p>73.67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13299">
                <text:p>9.13299</text:p>
              </table:table-cell>
              <table:table-cell office:value-type="float" office:value="73.7061">
                <text:p>73.70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12549">
                <text:p>9.12549</text:p>
              </table:table-cell>
              <table:table-cell office:value-type="float" office:value="73.6127">
                <text:p>73.61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13248">
                <text:p>9.13248</text:p>
              </table:table-cell>
              <table:table-cell office:value-type="float" office:value="73.7938">
                <text:p>73.79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15276">
                <text:p>9.15276</text:p>
              </table:table-cell>
              <table:table-cell office:value-type="float" office:value="73.7206">
                <text:p>73.72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14165">
                <text:p>9.14165</text:p>
              </table:table-cell>
              <table:table-cell office:value-type="float" office:value="73.7653">
                <text:p>73.76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13723">
                <text:p>9.13723</text:p>
              </table:table-cell>
              <table:table-cell office:value-type="float" office:value="73.8488">
                <text:p>73.84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14563">
                <text:p>9.14563</text:p>
              </table:table-cell>
              <table:table-cell office:value-type="float" office:value="73.8353">
                <text:p>73.83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14445">
                <text:p>9.14445</text:p>
              </table:table-cell>
              <table:table-cell office:value-type="float" office:value="73.9181">
                <text:p>73.91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.12592">
                <text:p>9.12592</text:p>
              </table:table-cell>
              <table:table-cell office:value-type="float" office:value="74.0091">
                <text:p>74.00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.17364">
                <text:p>9.17364</text:p>
              </table:table-cell>
              <table:table-cell office:value-type="float" office:value="73.9983">
                <text:p>73.99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.20788">
                <text:p>9.20788</text:p>
              </table:table-cell>
              <table:table-cell office:value-type="float" office:value="73.9863">
                <text:p>73.98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.16297">
                <text:p>9.16297</text:p>
              </table:table-cell>
              <table:table-cell office:value-type="float" office:value="74.0401">
                <text:p>74.04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Z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.D1:D1.D612 D1.G1:D1.G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.D2:D1.D612" chart:label-cell-address="D1.D1:D1.D1" chart:class="chart:line">
            <chart:data-point chart:repeated="611"/>
          </chart:series>
          <chart:series chart:style-name="ch11" chart:values-cell-range-address="D1.G2:D1.G612" chart:label-cell-address="D1.G1:D1.G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Z</text:p>
                <draw:g>
                  <svg:desc>D1.D1:D1.D1</svg:desc>
                </draw:g>
              </table:table-cell>
              <table:table-cell office:value-type="string">
                <text:p>GT rZ</text:p>
                <draw:g>
                  <svg:desc>D1.G1:D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6168">
                <text:p>0.0116168</text:p>
                <draw:g>
                  <svg:desc>D1.D2:D1.D612</svg:desc>
                </draw:g>
              </table:table-cell>
              <table:table-cell office:value-type="float" office:value="0.0797671">
                <text:p>0.0797671</text:p>
                <draw:g>
                  <svg:desc>D1.G2:D1.G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7237">
                <text:p>0.0257237</text:p>
              </table:table-cell>
              <table:table-cell office:value-type="float" office:value="0.0703625">
                <text:p>0.070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0335">
                <text:p>0.0230335</text:p>
              </table:table-cell>
              <table:table-cell office:value-type="float" office:value="0.0398384">
                <text:p>0.0398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0814">
                <text:p>0.0260814</text:p>
              </table:table-cell>
              <table:table-cell office:value-type="float" office:value="0.194618">
                <text:p>0.194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4236">
                <text:p>0.0314236</text:p>
              </table:table-cell>
              <table:table-cell office:value-type="float" office:value="0.118507">
                <text:p>0.11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89998">
                <text:p>-0.0289998</text:p>
              </table:table-cell>
              <table:table-cell office:value-type="float" office:value="0.380835">
                <text:p>0.38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85748">
                <text:p>-0.0285748</text:p>
              </table:table-cell>
              <table:table-cell office:value-type="float" office:value="0.374123">
                <text:p>0.374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92949">
                <text:p>-0.0892949</text:p>
              </table:table-cell>
              <table:table-cell office:value-type="float" office:value="0.235863">
                <text:p>0.235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98818">
                <text:p>-0.098818</text:p>
              </table:table-cell>
              <table:table-cell office:value-type="float" office:value="0.169557">
                <text:p>0.169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037">
                <text:p>-0.12037</text:p>
              </table:table-cell>
              <table:table-cell office:value-type="float" office:value="0.18962">
                <text:p>0.18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3939">
                <text:p>-0.13939</text:p>
              </table:table-cell>
              <table:table-cell office:value-type="float" office:value="0.306371">
                <text:p>0.306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39365">
                <text:p>-0.139365</text:p>
              </table:table-cell>
              <table:table-cell office:value-type="float" office:value="0.26915">
                <text:p>0.26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50682">
                <text:p>-0.150682</text:p>
              </table:table-cell>
              <table:table-cell office:value-type="float" office:value="0.385506">
                <text:p>0.385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62555">
                <text:p>-0.162555</text:p>
              </table:table-cell>
              <table:table-cell office:value-type="float" office:value="0.204514">
                <text:p>0.204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74162">
                <text:p>-0.174162</text:p>
              </table:table-cell>
              <table:table-cell office:value-type="float" office:value="0.262526">
                <text:p>0.262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9405">
                <text:p>-0.19405</text:p>
              </table:table-cell>
              <table:table-cell office:value-type="float" office:value="0.289257">
                <text:p>0.289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2725">
                <text:p>-0.192725</text:p>
              </table:table-cell>
              <table:table-cell office:value-type="float" office:value="0.453779">
                <text:p>0.453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58664">
                <text:p>-0.158664</text:p>
              </table:table-cell>
              <table:table-cell office:value-type="float" office:value="0.403981">
                <text:p>0.40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36727">
                <text:p>-0.236727</text:p>
              </table:table-cell>
              <table:table-cell office:value-type="float" office:value="0.648004">
                <text:p>0.648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38334">
                <text:p>-0.238334</text:p>
              </table:table-cell>
              <table:table-cell office:value-type="float" office:value="0.639288">
                <text:p>0.639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04342">
                <text:p>-0.204342</text:p>
              </table:table-cell>
              <table:table-cell office:value-type="float" office:value="0.595812">
                <text:p>0.595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60604">
                <text:p>-0.260604</text:p>
              </table:table-cell>
              <table:table-cell office:value-type="float" office:value="0.619673">
                <text:p>0.619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40816">
                <text:p>-0.240816</text:p>
              </table:table-cell>
              <table:table-cell office:value-type="float" office:value="0.622348">
                <text:p>0.622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51589">
                <text:p>-0.251589</text:p>
              </table:table-cell>
              <table:table-cell office:value-type="float" office:value="0.609046">
                <text:p>0.609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90746">
                <text:p>-0.290746</text:p>
              </table:table-cell>
              <table:table-cell office:value-type="float" office:value="0.417073">
                <text:p>0.417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1742">
                <text:p>-0.31742</text:p>
              </table:table-cell>
              <table:table-cell office:value-type="float" office:value="0.470209">
                <text:p>0.470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13064">
                <text:p>-0.313064</text:p>
              </table:table-cell>
              <table:table-cell office:value-type="float" office:value="0.617739">
                <text:p>0.617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57927">
                <text:p>-0.157927</text:p>
              </table:table-cell>
              <table:table-cell office:value-type="float" office:value="0.577228">
                <text:p>0.577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73151">
                <text:p>-0.173151</text:p>
              </table:table-cell>
              <table:table-cell office:value-type="float" office:value="0.697659">
                <text:p>0.697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17498">
                <text:p>-0.217498</text:p>
              </table:table-cell>
              <table:table-cell office:value-type="float" office:value="0.743096">
                <text:p>0.743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40691">
                <text:p>-0.240691</text:p>
              </table:table-cell>
              <table:table-cell office:value-type="float" office:value="0.535737">
                <text:p>0.535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67172">
                <text:p>-0.267172</text:p>
              </table:table-cell>
              <table:table-cell office:value-type="float" office:value="0.666339">
                <text:p>0.666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82324">
                <text:p>-0.282324</text:p>
              </table:table-cell>
              <table:table-cell office:value-type="float" office:value="0.72269">
                <text:p>0.72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19664">
                <text:p>-0.319664</text:p>
              </table:table-cell>
              <table:table-cell office:value-type="float" office:value="0.763196">
                <text:p>0.763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48224">
                <text:p>-0.348224</text:p>
              </table:table-cell>
              <table:table-cell office:value-type="float" office:value="0.847127">
                <text:p>0.847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83323">
                <text:p>-0.383323</text:p>
              </table:table-cell>
              <table:table-cell office:value-type="float" office:value="0.79739">
                <text:p>0.79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9317">
                <text:p>-0.39317</text:p>
              </table:table-cell>
              <table:table-cell office:value-type="float" office:value="0.747578">
                <text:p>0.747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21746">
                <text:p>-0.421746</text:p>
              </table:table-cell>
              <table:table-cell office:value-type="float" office:value="0.711312">
                <text:p>0.711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56276">
                <text:p>-0.356276</text:p>
              </table:table-cell>
              <table:table-cell office:value-type="float" office:value="0.641812">
                <text:p>0.641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0063">
                <text:p>-0.40063</text:p>
              </table:table-cell>
              <table:table-cell office:value-type="float" office:value="0.583341">
                <text:p>0.583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73594">
                <text:p>-0.373594</text:p>
              </table:table-cell>
              <table:table-cell office:value-type="float" office:value="0.914132">
                <text:p>0.914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08113">
                <text:p>-0.408113</text:p>
              </table:table-cell>
              <table:table-cell office:value-type="float" office:value="0.780511">
                <text:p>0.780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54377">
                <text:p>-0.454377</text:p>
              </table:table-cell>
              <table:table-cell office:value-type="float" office:value="0.82802">
                <text:p>0.82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99823">
                <text:p>-0.499823</text:p>
              </table:table-cell>
              <table:table-cell office:value-type="float" office:value="0.861379">
                <text:p>0.861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81227">
                <text:p>-0.481227</text:p>
              </table:table-cell>
              <table:table-cell office:value-type="float" office:value="0.677059">
                <text:p>0.677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63468">
                <text:p>-0.563468</text:p>
              </table:table-cell>
              <table:table-cell office:value-type="float" office:value="0.865117">
                <text:p>0.865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781017">
                <text:p>-0.0781017</text:p>
              </table:table-cell>
              <table:table-cell office:value-type="float" office:value="1.25058">
                <text:p>1.25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06815">
                <text:p>-0.106815</text:p>
              </table:table-cell>
              <table:table-cell office:value-type="float" office:value="1.19114">
                <text:p>1.19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979">
                <text:p>0.12979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6631">
                <text:p>0.166631</text:p>
              </table:table-cell>
              <table:table-cell office:value-type="float" office:value="2.13653">
                <text:p>2.13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78541">
                <text:p>0.478541</text:p>
              </table:table-cell>
              <table:table-cell office:value-type="float" office:value="2.10462">
                <text:p>2.10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2971">
                <text:p>0.412971</text:p>
              </table:table-cell>
              <table:table-cell office:value-type="float" office:value="2.11775">
                <text:p>2.11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81">
                <text:p>0.3981</text:p>
              </table:table-cell>
              <table:table-cell office:value-type="float" office:value="2.54537">
                <text:p>2.545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9862">
                <text:p>0.369862</text:p>
              </table:table-cell>
              <table:table-cell office:value-type="float" office:value="2.7171">
                <text:p>2.7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9674">
                <text:p>0.299674</text:p>
              </table:table-cell>
              <table:table-cell office:value-type="float" office:value="3.0554">
                <text:p>3.0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0717">
                <text:p>0.240717</text:p>
              </table:table-cell>
              <table:table-cell office:value-type="float" office:value="3.03806">
                <text:p>3.03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08627">
                <text:p>-0.108627</text:p>
              </table:table-cell>
              <table:table-cell office:value-type="float" office:value="3.15913">
                <text:p>3.159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75394">
                <text:p>-0.175394</text:p>
              </table:table-cell>
              <table:table-cell office:value-type="float" office:value="2.94988">
                <text:p>2.94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32313">
                <text:p>-0.232313</text:p>
              </table:table-cell>
              <table:table-cell office:value-type="float" office:value="3.17401">
                <text:p>3.174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81482">
                <text:p>-0.181482</text:p>
              </table:table-cell>
              <table:table-cell office:value-type="float" office:value="3.45147">
                <text:p>3.45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36067">
                <text:p>-0.436067</text:p>
              </table:table-cell>
              <table:table-cell office:value-type="float" office:value="3.69926">
                <text:p>3.69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03898">
                <text:p>-0.403898</text:p>
              </table:table-cell>
              <table:table-cell office:value-type="float" office:value="3.93239">
                <text:p>3.93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68618">
                <text:p>-0.568618</text:p>
              </table:table-cell>
              <table:table-cell office:value-type="float" office:value="4.65664">
                <text:p>4.65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57908">
                <text:p>-0.657908</text:p>
              </table:table-cell>
              <table:table-cell office:value-type="float" office:value="5.14422">
                <text:p>5.14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93875">
                <text:p>-0.93875</text:p>
              </table:table-cell>
              <table:table-cell office:value-type="float" office:value="5.05885">
                <text:p>5.058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961331">
                <text:p>-0.961331</text:p>
              </table:table-cell>
              <table:table-cell office:value-type="float" office:value="5.38831">
                <text:p>5.38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999469">
                <text:p>-0.999469</text:p>
              </table:table-cell>
              <table:table-cell office:value-type="float" office:value="6.24451">
                <text:p>6.24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09838">
                <text:p>-1.09838</text:p>
              </table:table-cell>
              <table:table-cell office:value-type="float" office:value="6.39004">
                <text:p>6.39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38184">
                <text:p>-1.38184</text:p>
              </table:table-cell>
              <table:table-cell office:value-type="float" office:value="6.32516">
                <text:p>6.32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46993">
                <text:p>-1.46993</text:p>
              </table:table-cell>
              <table:table-cell office:value-type="float" office:value="6.51259">
                <text:p>6.51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59479">
                <text:p>-1.59479</text:p>
              </table:table-cell>
              <table:table-cell office:value-type="float" office:value="6.31048">
                <text:p>6.310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68708">
                <text:p>-1.68708</text:p>
              </table:table-cell>
              <table:table-cell office:value-type="float" office:value="6.439">
                <text:p>6.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72427">
                <text:p>-1.72427</text:p>
              </table:table-cell>
              <table:table-cell office:value-type="float" office:value="6.7458">
                <text:p>6.74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84015">
                <text:p>-1.84015</text:p>
              </table:table-cell>
              <table:table-cell office:value-type="float" office:value="7.2104">
                <text:p>7.2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90332">
                <text:p>-1.90332</text:p>
              </table:table-cell>
              <table:table-cell office:value-type="float" office:value="7.1147">
                <text:p>7.1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95452">
                <text:p>-1.95452</text:p>
              </table:table-cell>
              <table:table-cell office:value-type="float" office:value="7.5547">
                <text:p>7.5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01393">
                <text:p>-2.01393</text:p>
              </table:table-cell>
              <table:table-cell office:value-type="float" office:value="8.08625">
                <text:p>8.08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81304">
                <text:p>-1.81304</text:p>
              </table:table-cell>
              <table:table-cell office:value-type="float" office:value="8.41713">
                <text:p>8.41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9226">
                <text:p>-1.9226</text:p>
              </table:table-cell>
              <table:table-cell office:value-type="float" office:value="9.0038">
                <text:p>9.0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7553">
                <text:p>-2.17553</text:p>
              </table:table-cell>
              <table:table-cell office:value-type="float" office:value="9.24639">
                <text:p>9.24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21096">
                <text:p>-2.21096</text:p>
              </table:table-cell>
              <table:table-cell office:value-type="float" office:value="9.59052">
                <text:p>9.59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35463">
                <text:p>-2.35463</text:p>
              </table:table-cell>
              <table:table-cell office:value-type="float" office:value="10.2626">
                <text:p>10.2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36546">
                <text:p>-2.36546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60797">
                <text:p>-2.60797</text:p>
              </table:table-cell>
              <table:table-cell office:value-type="float" office:value="10.918">
                <text:p>10.9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06151">
                <text:p>-3.06151</text:p>
              </table:table-cell>
              <table:table-cell office:value-type="float" office:value="11.3162">
                <text:p>11.3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26202">
                <text:p>-3.26202</text:p>
              </table:table-cell>
              <table:table-cell office:value-type="float" office:value="11.9219">
                <text:p>11.9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40663">
                <text:p>-3.40663</text:p>
              </table:table-cell>
              <table:table-cell office:value-type="float" office:value="11.8073">
                <text:p>11.8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.69482">
                <text:p>-3.69482</text:p>
              </table:table-cell>
              <table:table-cell office:value-type="float" office:value="11.9357">
                <text:p>11.9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81556">
                <text:p>-4.81556</text:p>
              </table:table-cell>
              <table:table-cell office:value-type="float" office:value="12.3775">
                <text:p>12.3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.06464">
                <text:p>-5.06464</text:p>
              </table:table-cell>
              <table:table-cell office:value-type="float" office:value="12.8836">
                <text:p>12.8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.55959">
                <text:p>-5.55959</text:p>
              </table:table-cell>
              <table:table-cell office:value-type="float" office:value="13.0322">
                <text:p>13.0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.64325">
                <text:p>-6.64325</text:p>
              </table:table-cell>
              <table:table-cell office:value-type="float" office:value="13.3598">
                <text:p>13.3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.71023">
                <text:p>-6.71023</text:p>
              </table:table-cell>
              <table:table-cell office:value-type="float" office:value="13.7712">
                <text:p>13.77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.76259">
                <text:p>-6.76259</text:p>
              </table:table-cell>
              <table:table-cell office:value-type="float" office:value="14.4249">
                <text:p>14.4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.88763">
                <text:p>-6.88763</text:p>
              </table:table-cell>
              <table:table-cell office:value-type="float" office:value="14.7311">
                <text:p>14.7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.6206">
                <text:p>-7.6206</text:p>
              </table:table-cell>
              <table:table-cell office:value-type="float" office:value="15.1903">
                <text:p>15.1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.89512">
                <text:p>-7.89512</text:p>
              </table:table-cell>
              <table:table-cell office:value-type="float" office:value="15.6256">
                <text:p>15.6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07173">
                <text:p>-8.07173</text:p>
              </table:table-cell>
              <table:table-cell office:value-type="float" office:value="16.3259">
                <text:p>16.3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.42178">
                <text:p>-8.42178</text:p>
              </table:table-cell>
              <table:table-cell office:value-type="float" office:value="17.0158">
                <text:p>17.0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.68429">
                <text:p>-8.68429</text:p>
              </table:table-cell>
              <table:table-cell office:value-type="float" office:value="17.384">
                <text:p>17.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.92279">
                <text:p>-8.92279</text:p>
              </table:table-cell>
              <table:table-cell office:value-type="float" office:value="17.9733">
                <text:p>17.9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19038">
                <text:p>-9.19038</text:p>
              </table:table-cell>
              <table:table-cell office:value-type="float" office:value="18.5893">
                <text:p>18.5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55079">
                <text:p>-9.55079</text:p>
              </table:table-cell>
              <table:table-cell office:value-type="float" office:value="18.8836">
                <text:p>18.88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.7164">
                <text:p>-10.7164</text:p>
              </table:table-cell>
              <table:table-cell office:value-type="float" office:value="18.9979">
                <text:p>18.99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.8286">
                <text:p>-10.8286</text:p>
              </table:table-cell>
              <table:table-cell office:value-type="float" office:value="19.4816">
                <text:p>19.48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1.5918">
                <text:p>-11.5918</text:p>
              </table:table-cell>
              <table:table-cell office:value-type="float" office:value="19.6151">
                <text:p>19.6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2.072">
                <text:p>-12.072</text:p>
              </table:table-cell>
              <table:table-cell office:value-type="float" office:value="20.0101">
                <text:p>20.0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2.4569">
                <text:p>-12.4569</text:p>
              </table:table-cell>
              <table:table-cell office:value-type="float" office:value="20.492">
                <text:p>20.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3.0899">
                <text:p>-13.0899</text:p>
              </table:table-cell>
              <table:table-cell office:value-type="float" office:value="20.2296">
                <text:p>20.22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3.4158">
                <text:p>-13.4158</text:p>
              </table:table-cell>
              <table:table-cell office:value-type="float" office:value="20.6801">
                <text:p>20.68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3.6615">
                <text:p>-13.6615</text:p>
              </table:table-cell>
              <table:table-cell office:value-type="float" office:value="21.1164">
                <text:p>21.11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4.6906">
                <text:p>-14.6906</text:p>
              </table:table-cell>
              <table:table-cell office:value-type="float" office:value="21.1866">
                <text:p>21.18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5.2039">
                <text:p>-15.2039</text:p>
              </table:table-cell>
              <table:table-cell office:value-type="float" office:value="21.4758">
                <text:p>21.47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5.3544">
                <text:p>-15.3544</text:p>
              </table:table-cell>
              <table:table-cell office:value-type="float" office:value="21.9494">
                <text:p>21.94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5.7239">
                <text:p>-15.7239</text:p>
              </table:table-cell>
              <table:table-cell office:value-type="float" office:value="22.2721">
                <text:p>22.27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6.81">
                <text:p>-16.81</text:p>
              </table:table-cell>
              <table:table-cell office:value-type="float" office:value="22.1509">
                <text:p>22.1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6.875">
                <text:p>-16.875</text:p>
              </table:table-cell>
              <table:table-cell office:value-type="float" office:value="22.5124">
                <text:p>22.5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6.9681">
                <text:p>-16.9681</text:p>
              </table:table-cell>
              <table:table-cell office:value-type="float" office:value="22.7799">
                <text:p>22.7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7.1574">
                <text:p>-17.1574</text:p>
              </table:table-cell>
              <table:table-cell office:value-type="float" office:value="22.8274">
                <text:p>22.8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7.2816">
                <text:p>-17.2816</text:p>
              </table:table-cell>
              <table:table-cell office:value-type="float" office:value="22.7592">
                <text:p>22.7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7.3939">
                <text:p>-17.3939</text:p>
              </table:table-cell>
              <table:table-cell office:value-type="float" office:value="22.7011">
                <text:p>22.7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7.3937">
                <text:p>-17.3937</text:p>
              </table:table-cell>
              <table:table-cell office:value-type="float" office:value="22.5804">
                <text:p>22.5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7.3469">
                <text:p>-17.3469</text:p>
              </table:table-cell>
              <table:table-cell office:value-type="float" office:value="22.4726">
                <text:p>22.47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7.2543">
                <text:p>-17.2543</text:p>
              </table:table-cell>
              <table:table-cell office:value-type="float" office:value="22.384">
                <text:p>22.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7.2866">
                <text:p>-17.2866</text:p>
              </table:table-cell>
              <table:table-cell office:value-type="float" office:value="22.0476">
                <text:p>22.0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7.3523">
                <text:p>-17.3523</text:p>
              </table:table-cell>
              <table:table-cell office:value-type="float" office:value="21.7223">
                <text:p>21.72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7.481">
                <text:p>-17.481</text:p>
              </table:table-cell>
              <table:table-cell office:value-type="float" office:value="21.3037">
                <text:p>21.30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7.1936">
                <text:p>-17.1936</text:p>
              </table:table-cell>
              <table:table-cell office:value-type="float" office:value="20.8089">
                <text:p>20.80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7.0675">
                <text:p>-17.0675</text:p>
              </table:table-cell>
              <table:table-cell office:value-type="float" office:value="20.4084">
                <text:p>20.4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6.9684">
                <text:p>-16.9684</text:p>
              </table:table-cell>
              <table:table-cell office:value-type="float" office:value="19.6102">
                <text:p>19.6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6.8737">
                <text:p>-16.8737</text:p>
              </table:table-cell>
              <table:table-cell office:value-type="float" office:value="19.1252">
                <text:p>19.12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6.8127">
                <text:p>-16.8127</text:p>
              </table:table-cell>
              <table:table-cell office:value-type="float" office:value="18.5984">
                <text:p>18.5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5.706">
                <text:p>-15.706</text:p>
              </table:table-cell>
              <table:table-cell office:value-type="float" office:value="18.0168">
                <text:p>18.0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5.5025">
                <text:p>-15.5025</text:p>
              </table:table-cell>
              <table:table-cell office:value-type="float" office:value="18.3411">
                <text:p>18.34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5.1852">
                <text:p>-15.1852</text:p>
              </table:table-cell>
              <table:table-cell office:value-type="float" office:value="17.3154">
                <text:p>17.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5.1666">
                <text:p>-15.1666</text:p>
              </table:table-cell>
              <table:table-cell office:value-type="float" office:value="16.7696">
                <text:p>16.7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4.8574">
                <text:p>-14.8574</text:p>
              </table:table-cell>
              <table:table-cell office:value-type="float" office:value="16.1409">
                <text:p>16.1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4.7039">
                <text:p>-14.7039</text:p>
              </table:table-cell>
              <table:table-cell office:value-type="float" office:value="15.6247">
                <text:p>15.6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4.2723">
                <text:p>-14.2723</text:p>
              </table:table-cell>
              <table:table-cell office:value-type="float" office:value="15.3597">
                <text:p>15.3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3.9312">
                <text:p>-13.9312</text:p>
              </table:table-cell>
              <table:table-cell office:value-type="float" office:value="14.1834">
                <text:p>14.18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3.7436">
                <text:p>-13.7436</text:p>
              </table:table-cell>
              <table:table-cell office:value-type="float" office:value="13.8296">
                <text:p>13.8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3.5337">
                <text:p>-13.5337</text:p>
              </table:table-cell>
              <table:table-cell office:value-type="float" office:value="13.3494">
                <text:p>13.34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2.4487">
                <text:p>-12.4487</text:p>
              </table:table-cell>
              <table:table-cell office:value-type="float" office:value="12.4415">
                <text:p>12.4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2.5045">
                <text:p>-12.5045</text:p>
              </table:table-cell>
              <table:table-cell office:value-type="float" office:value="12.0472">
                <text:p>12.04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2.0201">
                <text:p>-12.0201</text:p>
              </table:table-cell>
              <table:table-cell office:value-type="float" office:value="11.2531">
                <text:p>11.25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.8191">
                <text:p>-11.8191</text:p>
              </table:table-cell>
              <table:table-cell office:value-type="float" office:value="10.414">
                <text:p>10.4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1.6511">
                <text:p>-11.6511</text:p>
              </table:table-cell>
              <table:table-cell office:value-type="float" office:value="10.4988">
                <text:p>10.49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1.3043">
                <text:p>-11.3043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.9818">
                <text:p>-10.9818</text:p>
              </table:table-cell>
              <table:table-cell office:value-type="float" office:value="9.58673">
                <text:p>9.586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.5276">
                <text:p>-10.5276</text:p>
              </table:table-cell>
              <table:table-cell office:value-type="float" office:value="9.133">
                <text:p>9.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9.20387">
                <text:p>-9.20387</text:p>
              </table:table-cell>
              <table:table-cell office:value-type="float" office:value="8.73024">
                <text:p>8.730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.99053">
                <text:p>-8.99053</text:p>
              </table:table-cell>
              <table:table-cell office:value-type="float" office:value="8.38121">
                <text:p>8.38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.70616">
                <text:p>-8.70616</text:p>
              </table:table-cell>
              <table:table-cell office:value-type="float" office:value="7.77523">
                <text:p>7.775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.66444">
                <text:p>-7.66444</text:p>
              </table:table-cell>
              <table:table-cell office:value-type="float" office:value="7.99252">
                <text:p>7.992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.40409">
                <text:p>-7.40409</text:p>
              </table:table-cell>
              <table:table-cell office:value-type="float" office:value="7.70859">
                <text:p>7.708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.06092">
                <text:p>-7.06092</text:p>
              </table:table-cell>
              <table:table-cell office:value-type="float" office:value="7.55588">
                <text:p>7.555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.91799">
                <text:p>-6.91799</text:p>
              </table:table-cell>
              <table:table-cell office:value-type="float" office:value="6.74484">
                <text:p>6.744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.78992">
                <text:p>-6.78992</text:p>
              </table:table-cell>
              <table:table-cell office:value-type="float" office:value="6.63001">
                <text:p>6.63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.57099">
                <text:p>-6.57099</text:p>
              </table:table-cell>
              <table:table-cell office:value-type="float" office:value="6.48728">
                <text:p>6.48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.48706">
                <text:p>-6.48706</text:p>
              </table:table-cell>
              <table:table-cell office:value-type="float" office:value="6.52174">
                <text:p>6.521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.23051">
                <text:p>-6.23051</text:p>
              </table:table-cell>
              <table:table-cell office:value-type="float" office:value="6.3244">
                <text:p>6.32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5.98891">
                <text:p>-5.98891</text:p>
              </table:table-cell>
              <table:table-cell office:value-type="float" office:value="6.2258">
                <text:p>6.2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5.8285">
                <text:p>-5.8285</text:p>
              </table:table-cell>
              <table:table-cell office:value-type="float" office:value="5.74374">
                <text:p>5.743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.9137">
                <text:p>-4.9137</text:p>
              </table:table-cell>
              <table:table-cell office:value-type="float" office:value="5.73604">
                <text:p>5.736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.6084">
                <text:p>-4.6084</text:p>
              </table:table-cell>
              <table:table-cell office:value-type="float" office:value="5.41627">
                <text:p>5.416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.1778">
                <text:p>-4.1778</text:p>
              </table:table-cell>
              <table:table-cell office:value-type="float" office:value="5.28292">
                <text:p>5.282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.03215">
                <text:p>-4.03215</text:p>
              </table:table-cell>
              <table:table-cell office:value-type="float" office:value="4.9831">
                <text:p>4.98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87058">
                <text:p>-3.87058</text:p>
              </table:table-cell>
              <table:table-cell office:value-type="float" office:value="4.57527">
                <text:p>4.575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73894">
                <text:p>-3.73894</text:p>
              </table:table-cell>
              <table:table-cell office:value-type="float" office:value="4.40206">
                <text:p>4.402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7672">
                <text:p>-3.57672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40289">
                <text:p>-3.40289</text:p>
              </table:table-cell>
              <table:table-cell office:value-type="float" office:value="4.1142">
                <text:p>4.11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3574">
                <text:p>-2.3574</text:p>
              </table:table-cell>
              <table:table-cell office:value-type="float" office:value="3.77052">
                <text:p>3.770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1313">
                <text:p>-2.1313</text:p>
              </table:table-cell>
              <table:table-cell office:value-type="float" office:value="3.51992">
                <text:p>3.519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20917">
                <text:p>0.420917</text:p>
              </table:table-cell>
              <table:table-cell office:value-type="float" office:value="3.65792">
                <text:p>3.657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04232">
                <text:p>-0.104232</text:p>
              </table:table-cell>
              <table:table-cell office:value-type="float" office:value="3.46782">
                <text:p>3.467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12626">
                <text:p>0.212626</text:p>
              </table:table-cell>
              <table:table-cell office:value-type="float" office:value="3.17878">
                <text:p>3.178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66847">
                <text:p>0.366847</text:p>
              </table:table-cell>
              <table:table-cell office:value-type="float" office:value="2.94606">
                <text:p>2.946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8466">
                <text:p>1.28466</text:p>
              </table:table-cell>
              <table:table-cell office:value-type="float" office:value="2.95751">
                <text:p>2.957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0851">
                <text:p>1.60851</text:p>
              </table:table-cell>
              <table:table-cell office:value-type="float" office:value="2.48397">
                <text:p>2.48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08083">
                <text:p>2.08083</text:p>
              </table:table-cell>
              <table:table-cell office:value-type="float" office:value="2.40315">
                <text:p>2.40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62931">
                <text:p>2.62931</text:p>
              </table:table-cell>
              <table:table-cell office:value-type="float" office:value="2.42852">
                <text:p>2.428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50459">
                <text:p>3.50459</text:p>
              </table:table-cell>
              <table:table-cell office:value-type="float" office:value="2.06781">
                <text:p>2.067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2764">
                <text:p>3.62764</text:p>
              </table:table-cell>
              <table:table-cell office:value-type="float" office:value="2.03901">
                <text:p>2.039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95515">
                <text:p>3.95515</text:p>
              </table:table-cell>
              <table:table-cell office:value-type="float" office:value="1.77469">
                <text:p>1.774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6206">
                <text:p>4.46206</text:p>
              </table:table-cell>
              <table:table-cell office:value-type="float" office:value="1.65413">
                <text:p>1.65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19172">
                <text:p>5.19172</text:p>
              </table:table-cell>
              <table:table-cell office:value-type="float" office:value="1.88335">
                <text:p>1.88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62663">
                <text:p>5.62663</text:p>
              </table:table-cell>
              <table:table-cell office:value-type="float" office:value="1.71183">
                <text:p>1.71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93887">
                <text:p>5.93887</text:p>
              </table:table-cell>
              <table:table-cell office:value-type="float" office:value="1.84347">
                <text:p>1.843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11515">
                <text:p>6.11515</text:p>
              </table:table-cell>
              <table:table-cell office:value-type="float" office:value="1.57608">
                <text:p>1.57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50175">
                <text:p>6.50175</text:p>
              </table:table-cell>
              <table:table-cell office:value-type="float" office:value="1.49788">
                <text:p>1.49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81607">
                <text:p>6.81607</text:p>
              </table:table-cell>
              <table:table-cell office:value-type="float" office:value="1.60053">
                <text:p>1.600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85926">
                <text:p>6.85926</text:p>
              </table:table-cell>
              <table:table-cell office:value-type="float" office:value="1.04887">
                <text:p>1.048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13758">
                <text:p>7.13758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11154">
                <text:p>7.11154</text:p>
              </table:table-cell>
              <table:table-cell office:value-type="float" office:value="1.0379">
                <text:p>1.03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2908">
                <text:p>7.2908</text:p>
              </table:table-cell>
              <table:table-cell office:value-type="float" office:value="0.87427">
                <text:p>0.874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59193">
                <text:p>7.59193</text:p>
              </table:table-cell>
              <table:table-cell office:value-type="float" office:value="1.0638">
                <text:p>1.06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59452">
                <text:p>7.59452</text:p>
              </table:table-cell>
              <table:table-cell office:value-type="float" office:value="0.693589">
                <text:p>0.6935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68048">
                <text:p>7.68048</text:p>
              </table:table-cell>
              <table:table-cell office:value-type="float" office:value="0.948818">
                <text:p>0.9488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84845">
                <text:p>7.84845</text:p>
              </table:table-cell>
              <table:table-cell office:value-type="float" office:value="1.32241">
                <text:p>1.322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00273">
                <text:p>8.00273</text:p>
              </table:table-cell>
              <table:table-cell office:value-type="float" office:value="1.75353">
                <text:p>1.75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8691">
                <text:p>8.08691</text:p>
              </table:table-cell>
              <table:table-cell office:value-type="float" office:value="2.36899">
                <text:p>2.368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9574">
                <text:p>8.09574</text:p>
              </table:table-cell>
              <table:table-cell office:value-type="float" office:value="2.46955">
                <text:p>2.469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15588">
                <text:p>8.15588</text:p>
              </table:table-cell>
              <table:table-cell office:value-type="float" office:value="2.505">
                <text:p>2.5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25456">
                <text:p>8.25456</text:p>
              </table:table-cell>
              <table:table-cell office:value-type="float" office:value="3.09431">
                <text:p>3.094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36955">
                <text:p>8.36955</text:p>
              </table:table-cell>
              <table:table-cell office:value-type="float" office:value="3.35115">
                <text:p>3.35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3778">
                <text:p>8.3778</text:p>
              </table:table-cell>
              <table:table-cell office:value-type="float" office:value="2.22303">
                <text:p>2.22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30723">
                <text:p>8.30723</text:p>
              </table:table-cell>
              <table:table-cell office:value-type="float" office:value="2.62258">
                <text:p>2.622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30723">
                <text:p>8.30723</text:p>
              </table:table-cell>
              <table:table-cell office:value-type="float" office:value="2.17321">
                <text:p>2.173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22585">
                <text:p>8.22585</text:p>
              </table:table-cell>
              <table:table-cell office:value-type="float" office:value="2.09364">
                <text:p>2.093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28888">
                <text:p>8.28888</text:p>
              </table:table-cell>
              <table:table-cell office:value-type="float" office:value="1.72082">
                <text:p>1.720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16418">
                <text:p>8.16418</text:p>
              </table:table-cell>
              <table:table-cell office:value-type="float" office:value="1.58914">
                <text:p>1.589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126">
                <text:p>8.126</text:p>
              </table:table-cell>
              <table:table-cell office:value-type="float" office:value="1.49587">
                <text:p>1.495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09319">
                <text:p>8.09319</text:p>
              </table:table-cell>
              <table:table-cell office:value-type="float" office:value="1.23709">
                <text:p>1.237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00716">
                <text:p>8.00716</text:p>
              </table:table-cell>
              <table:table-cell office:value-type="float" office:value="1.23041">
                <text:p>1.230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82508">
                <text:p>7.82508</text:p>
              </table:table-cell>
              <table:table-cell office:value-type="float" office:value="1.46353">
                <text:p>1.463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68579">
                <text:p>7.68579</text:p>
              </table:table-cell>
              <table:table-cell office:value-type="float" office:value="1.98805">
                <text:p>1.98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62855">
                <text:p>7.62855</text:p>
              </table:table-cell>
              <table:table-cell office:value-type="float" office:value="1.66128">
                <text:p>1.66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57714">
                <text:p>7.57714</text:p>
              </table:table-cell>
              <table:table-cell office:value-type="float" office:value="1.55723">
                <text:p>1.557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51793">
                <text:p>7.51793</text:p>
              </table:table-cell>
              <table:table-cell office:value-type="float" office:value="2.03738">
                <text:p>2.037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4961">
                <text:p>7.34961</text:p>
              </table:table-cell>
              <table:table-cell office:value-type="float" office:value="1.87099">
                <text:p>1.87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16772">
                <text:p>7.16772</text:p>
              </table:table-cell>
              <table:table-cell office:value-type="float" office:value="2.48663">
                <text:p>2.486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10276">
                <text:p>7.10276</text:p>
              </table:table-cell>
              <table:table-cell office:value-type="float" office:value="2.85972">
                <text:p>2.859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07311">
                <text:p>7.07311</text:p>
              </table:table-cell>
              <table:table-cell office:value-type="float" office:value="2.71168">
                <text:p>2.71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89632">
                <text:p>6.89632</text:p>
              </table:table-cell>
              <table:table-cell office:value-type="float" office:value="2.79598">
                <text:p>2.795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81065">
                <text:p>6.81065</text:p>
              </table:table-cell>
              <table:table-cell office:value-type="float" office:value="2.77302">
                <text:p>2.77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69207">
                <text:p>6.69207</text:p>
              </table:table-cell>
              <table:table-cell office:value-type="float" office:value="2.93413">
                <text:p>2.93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62425">
                <text:p>6.62425</text:p>
              </table:table-cell>
              <table:table-cell office:value-type="float" office:value="2.71702">
                <text:p>2.717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41897">
                <text:p>6.41897</text:p>
              </table:table-cell>
              <table:table-cell office:value-type="float" office:value="2.65688">
                <text:p>2.656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16185">
                <text:p>6.16185</text:p>
              </table:table-cell>
              <table:table-cell office:value-type="float" office:value="3.39391">
                <text:p>3.39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06268">
                <text:p>6.06268</text:p>
              </table:table-cell>
              <table:table-cell office:value-type="float" office:value="3.7622">
                <text:p>3.76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00178">
                <text:p>6.00178</text:p>
              </table:table-cell>
              <table:table-cell office:value-type="float" office:value="3.3123">
                <text:p>3.31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94285">
                <text:p>5.94285</text:p>
              </table:table-cell>
              <table:table-cell office:value-type="float" office:value="3.34546">
                <text:p>3.34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95386">
                <text:p>5.95386</text:p>
              </table:table-cell>
              <table:table-cell office:value-type="float" office:value="3.81628">
                <text:p>3.816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88169">
                <text:p>5.88169</text:p>
              </table:table-cell>
              <table:table-cell office:value-type="float" office:value="3.93694">
                <text:p>3.936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70206">
                <text:p>5.70206</text:p>
              </table:table-cell>
              <table:table-cell office:value-type="float" office:value="3.53602">
                <text:p>3.536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55982">
                <text:p>5.55982</text:p>
              </table:table-cell>
              <table:table-cell office:value-type="float" office:value="3.65831">
                <text:p>3.658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41537">
                <text:p>5.41537</text:p>
              </table:table-cell>
              <table:table-cell office:value-type="float" office:value="3.5905">
                <text:p>3.59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38816">
                <text:p>5.38816</text:p>
              </table:table-cell>
              <table:table-cell office:value-type="float" office:value="3.90421">
                <text:p>3.904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2727">
                <text:p>5.2727</text:p>
              </table:table-cell>
              <table:table-cell office:value-type="float" office:value="4.12292">
                <text:p>4.12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1349">
                <text:p>5.1349</text:p>
              </table:table-cell>
              <table:table-cell office:value-type="float" office:value="3.70567">
                <text:p>3.705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12421">
                <text:p>5.12421</text:p>
              </table:table-cell>
              <table:table-cell office:value-type="float" office:value="4.05364">
                <text:p>4.05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9548">
                <text:p>4.89548</text:p>
              </table:table-cell>
              <table:table-cell office:value-type="float" office:value="4.33673">
                <text:p>4.33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7363">
                <text:p>4.7363</text:p>
              </table:table-cell>
              <table:table-cell office:value-type="float" office:value="4.15724">
                <text:p>4.157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44588">
                <text:p>4.44588</text:p>
              </table:table-cell>
              <table:table-cell office:value-type="float" office:value="3.84678">
                <text:p>3.84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26073">
                <text:p>4.26073</text:p>
              </table:table-cell>
              <table:table-cell office:value-type="float" office:value="4.25499">
                <text:p>4.254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12908">
                <text:p>4.12908</text:p>
              </table:table-cell>
              <table:table-cell office:value-type="float" office:value="4.7492">
                <text:p>4.74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0985">
                <text:p>3.80985</text:p>
              </table:table-cell>
              <table:table-cell office:value-type="float" office:value="5.71811">
                <text:p>5.718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22426">
                <text:p>3.22426</text:p>
              </table:table-cell>
              <table:table-cell office:value-type="float" office:value="6.21678">
                <text:p>6.216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6012">
                <text:p>2.6012</text:p>
              </table:table-cell>
              <table:table-cell office:value-type="float" office:value="6.59371">
                <text:p>6.593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22146">
                <text:p>2.22146</text:p>
              </table:table-cell>
              <table:table-cell office:value-type="float" office:value="6.84152">
                <text:p>6.841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16332">
                <text:p>2.16332</text:p>
              </table:table-cell>
              <table:table-cell office:value-type="float" office:value="7.00409">
                <text:p>7.004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96938">
                <text:p>1.96938</text:p>
              </table:table-cell>
              <table:table-cell office:value-type="float" office:value="7.27696">
                <text:p>7.27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81922">
                <text:p>1.81922</text:p>
              </table:table-cell>
              <table:table-cell office:value-type="float" office:value="8.01443">
                <text:p>8.014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333">
                <text:p>1.5333</text:p>
              </table:table-cell>
              <table:table-cell office:value-type="float" office:value="8.51726">
                <text:p>8.517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38182">
                <text:p>1.38182</text:p>
              </table:table-cell>
              <table:table-cell office:value-type="float" office:value="8.16822">
                <text:p>8.168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3829">
                <text:p>1.23829</text:p>
              </table:table-cell>
              <table:table-cell office:value-type="float" office:value="8.24707">
                <text:p>8.247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91862">
                <text:p>0.691862</text:p>
              </table:table-cell>
              <table:table-cell office:value-type="float" office:value="9.46165">
                <text:p>9.461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45714">
                <text:p>0.545714</text:p>
              </table:table-cell>
              <table:table-cell office:value-type="float" office:value="10.0554">
                <text:p>10.05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98983">
                <text:p>0.398983</text:p>
              </table:table-cell>
              <table:table-cell office:value-type="float" office:value="9.57139">
                <text:p>9.571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70174">
                <text:p>0.270174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42256">
                <text:p>0.142256</text:p>
              </table:table-cell>
              <table:table-cell office:value-type="float" office:value="10.6195">
                <text:p>10.61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32658">
                <text:p>0.0532658</text:p>
              </table:table-cell>
              <table:table-cell office:value-type="float" office:value="10.6249">
                <text:p>10.62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136419">
                <text:p>-0.136419</text:p>
              </table:table-cell>
              <table:table-cell office:value-type="float" office:value="10.7435">
                <text:p>10.74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173146">
                <text:p>-0.173146</text:p>
              </table:table-cell>
              <table:table-cell office:value-type="float" office:value="10.9768">
                <text:p>10.97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24331">
                <text:p>-0.24331</text:p>
              </table:table-cell>
              <table:table-cell office:value-type="float" office:value="10.6415">
                <text:p>10.64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279952">
                <text:p>-0.279952</text:p>
              </table:table-cell>
              <table:table-cell office:value-type="float" office:value="11.1959">
                <text:p>11.19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453101">
                <text:p>-0.453101</text:p>
              </table:table-cell>
              <table:table-cell office:value-type="float" office:value="10.9919">
                <text:p>10.99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776548">
                <text:p>-0.776548</text:p>
              </table:table-cell>
              <table:table-cell office:value-type="float" office:value="10.2669">
                <text:p>10.26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868953">
                <text:p>-0.868953</text:p>
              </table:table-cell>
              <table:table-cell office:value-type="float" office:value="9.98538">
                <text:p>9.985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04065">
                <text:p>-1.04065</text:p>
              </table:table-cell>
              <table:table-cell office:value-type="float" office:value="9.67214">
                <text:p>9.672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08473">
                <text:p>-1.08473</text:p>
              </table:table-cell>
              <table:table-cell office:value-type="float" office:value="9.35694">
                <text:p>9.356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939732">
                <text:p>-0.939732</text:p>
              </table:table-cell>
              <table:table-cell office:value-type="float" office:value="9.20109">
                <text:p>9.201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269376">
                <text:p>-0.0269376</text:p>
              </table:table-cell>
              <table:table-cell office:value-type="float" office:value="8.0052">
                <text:p>8.00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262862">
                <text:p>-0.0262862</text:p>
              </table:table-cell>
              <table:table-cell office:value-type="float" office:value="7.03088">
                <text:p>7.03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46128">
                <text:p>0.0946128</text:p>
              </table:table-cell>
              <table:table-cell office:value-type="float" office:value="6.44351">
                <text:p>6.443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56589">
                <text:p>0.0856589</text:p>
              </table:table-cell>
              <table:table-cell office:value-type="float" office:value="5.6712">
                <text:p>5.6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7458">
                <text:p>1.17458</text:p>
              </table:table-cell>
              <table:table-cell office:value-type="float" office:value="5.15136">
                <text:p>5.151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2497">
                <text:p>1.32497</text:p>
              </table:table-cell>
              <table:table-cell office:value-type="float" office:value="4.28975">
                <text:p>4.289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45936">
                <text:p>2.45936</text:p>
              </table:table-cell>
              <table:table-cell office:value-type="float" office:value="3.36758">
                <text:p>3.367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48977">
                <text:p>2.48977</text:p>
              </table:table-cell>
              <table:table-cell office:value-type="float" office:value="2.97371">
                <text:p>2.97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15107">
                <text:p>3.15107</text:p>
              </table:table-cell>
              <table:table-cell office:value-type="float" office:value="1.92541">
                <text:p>1.925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7019">
                <text:p>4.37019</text:p>
              </table:table-cell>
              <table:table-cell office:value-type="float" office:value="0.797425">
                <text:p>0.7974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44685">
                <text:p>4.44685</text:p>
              </table:table-cell>
              <table:table-cell office:value-type="float" office:value="0.335801">
                <text:p>0.3358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61952">
                <text:p>4.61952</text:p>
              </table:table-cell>
              <table:table-cell office:value-type="float" office:value="-0.384515">
                <text:p>-0.3845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91652">
                <text:p>5.91652</text:p>
              </table:table-cell>
              <table:table-cell office:value-type="float" office:value="-1.1647">
                <text:p>-1.16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02645">
                <text:p>6.02645</text:p>
              </table:table-cell>
              <table:table-cell office:value-type="float" office:value="-1.32918">
                <text:p>-1.329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20792">
                <text:p>7.20792</text:p>
              </table:table-cell>
              <table:table-cell office:value-type="float" office:value="-2.19283">
                <text:p>-2.192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44164">
                <text:p>8.44164</text:p>
              </table:table-cell>
              <table:table-cell office:value-type="float" office:value="-3.48814">
                <text:p>-3.488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5779">
                <text:p>8.5779</text:p>
              </table:table-cell>
              <table:table-cell office:value-type="float" office:value="-3.68917">
                <text:p>-3.689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58056">
                <text:p>8.58056</text:p>
              </table:table-cell>
              <table:table-cell office:value-type="float" office:value="-3.3239">
                <text:p>-3.32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19852">
                <text:p>9.19852</text:p>
              </table:table-cell>
              <table:table-cell office:value-type="float" office:value="-4.15061">
                <text:p>-4.150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21732">
                <text:p>9.21732</text:p>
              </table:table-cell>
              <table:table-cell office:value-type="float" office:value="-3.71091">
                <text:p>-3.710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23555">
                <text:p>9.23555</text:p>
              </table:table-cell>
              <table:table-cell office:value-type="float" office:value="-3.75533">
                <text:p>-3.755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01581">
                <text:p>9.01581</text:p>
              </table:table-cell>
              <table:table-cell office:value-type="float" office:value="-3.89335">
                <text:p>-3.893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21071">
                <text:p>9.21071</text:p>
              </table:table-cell>
              <table:table-cell office:value-type="float" office:value="-3.00226">
                <text:p>-3.00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1913">
                <text:p>9.21913</text:p>
              </table:table-cell>
              <table:table-cell office:value-type="float" office:value="-3.5069">
                <text:p>-3.50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4435">
                <text:p>10.4435</text:p>
              </table:table-cell>
              <table:table-cell office:value-type="float" office:value="-4.71804">
                <text:p>-4.71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2704">
                <text:p>10.2704</text:p>
              </table:table-cell>
              <table:table-cell office:value-type="float" office:value="-4.37003">
                <text:p>-4.37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5529">
                <text:p>10.5529</text:p>
              </table:table-cell>
              <table:table-cell office:value-type="float" office:value="-3.82631">
                <text:p>-3.826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159">
                <text:p>11.159</text:p>
              </table:table-cell>
              <table:table-cell office:value-type="float" office:value="-4.35499">
                <text:p>-4.354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.1807">
                <text:p>11.1807</text:p>
              </table:table-cell>
              <table:table-cell office:value-type="float" office:value="-4.09145">
                <text:p>-4.091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.2755">
                <text:p>11.2755</text:p>
              </table:table-cell>
              <table:table-cell office:value-type="float" office:value="-3.4724">
                <text:p>-3.47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7295">
                <text:p>11.7295</text:p>
              </table:table-cell>
              <table:table-cell office:value-type="float" office:value="-3.92333">
                <text:p>-3.92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9397">
                <text:p>12.9397</text:p>
              </table:table-cell>
              <table:table-cell office:value-type="float" office:value="-4.79194">
                <text:p>-4.791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8118">
                <text:p>12.8118</text:p>
              </table:table-cell>
              <table:table-cell office:value-type="float" office:value="-4.91515">
                <text:p>-4.915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7518">
                <text:p>12.7518</text:p>
              </table:table-cell>
              <table:table-cell office:value-type="float" office:value="-5.27373">
                <text:p>-5.273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8884">
                <text:p>12.8884</text:p>
              </table:table-cell>
              <table:table-cell office:value-type="float" office:value="-4.88859">
                <text:p>-4.888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7799">
                <text:p>12.7799</text:p>
              </table:table-cell>
              <table:table-cell office:value-type="float" office:value="-4.35726">
                <text:p>-4.357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5973">
                <text:p>12.5973</text:p>
              </table:table-cell>
              <table:table-cell office:value-type="float" office:value="-5.74869">
                <text:p>-5.748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6883">
                <text:p>12.6883</text:p>
              </table:table-cell>
              <table:table-cell office:value-type="float" office:value="-5.96551">
                <text:p>-5.965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4331">
                <text:p>12.4331</text:p>
              </table:table-cell>
              <table:table-cell office:value-type="float" office:value="-4.83831">
                <text:p>-4.83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2547">
                <text:p>12.2547</text:p>
              </table:table-cell>
              <table:table-cell office:value-type="float" office:value="-4.71498">
                <text:p>-4.714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2149">
                <text:p>12.2149</text:p>
              </table:table-cell>
              <table:table-cell office:value-type="float" office:value="-5.0637">
                <text:p>-5.06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2617">
                <text:p>12.2617</text:p>
              </table:table-cell>
              <table:table-cell office:value-type="float" office:value="-5.3709">
                <text:p>-5.37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4857">
                <text:p>11.4857</text:p>
              </table:table-cell>
              <table:table-cell office:value-type="float" office:value="-4.93943">
                <text:p>-4.939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2457">
                <text:p>11.2457</text:p>
              </table:table-cell>
              <table:table-cell office:value-type="float" office:value="-5.00142">
                <text:p>-5.00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3784">
                <text:p>11.3784</text:p>
              </table:table-cell>
              <table:table-cell office:value-type="float" office:value="-4.80484">
                <text:p>-4.804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5283">
                <text:p>11.5283</text:p>
              </table:table-cell>
              <table:table-cell office:value-type="float" office:value="-4.13425">
                <text:p>-4.134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9522">
                <text:p>10.9522</text:p>
              </table:table-cell>
              <table:table-cell office:value-type="float" office:value="-3.95949">
                <text:p>-3.95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0841">
                <text:p>11.0841</text:p>
              </table:table-cell>
              <table:table-cell office:value-type="float" office:value="-3.82907">
                <text:p>-3.829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1846">
                <text:p>11.1846</text:p>
              </table:table-cell>
              <table:table-cell office:value-type="float" office:value="-3.24047">
                <text:p>-3.240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5199">
                <text:p>10.5199</text:p>
              </table:table-cell>
              <table:table-cell office:value-type="float" office:value="-3.20459">
                <text:p>-3.204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7129">
                <text:p>10.7129</text:p>
              </table:table-cell>
              <table:table-cell office:value-type="float" office:value="-2.76298">
                <text:p>-2.762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068">
                <text:p>10.8068</text:p>
              </table:table-cell>
              <table:table-cell office:value-type="float" office:value="-2.21746">
                <text:p>-2.217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439">
                <text:p>10.8439</text:p>
              </table:table-cell>
              <table:table-cell office:value-type="float" office:value="-1.5797">
                <text:p>-1.57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9714">
                <text:p>10.9714</text:p>
              </table:table-cell>
              <table:table-cell office:value-type="float" office:value="-0.770732">
                <text:p>-0.7707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6329">
                <text:p>10.6329</text:p>
              </table:table-cell>
              <table:table-cell office:value-type="float" office:value="-0.505998">
                <text:p>-0.5059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4508">
                <text:p>10.4508</text:p>
              </table:table-cell>
              <table:table-cell office:value-type="float" office:value="-0.597156">
                <text:p>-0.5971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3722">
                <text:p>10.3722</text:p>
              </table:table-cell>
              <table:table-cell office:value-type="float" office:value="-0.689057">
                <text:p>-0.6890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3833">
                <text:p>10.3833</text:p>
              </table:table-cell>
              <table:table-cell office:value-type="float" office:value="-1.20412">
                <text:p>-1.204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3508">
                <text:p>10.3508</text:p>
              </table:table-cell>
              <table:table-cell office:value-type="float" office:value="-1.22832">
                <text:p>-1.228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3823">
                <text:p>10.3823</text:p>
              </table:table-cell>
              <table:table-cell office:value-type="float" office:value="-0.868097">
                <text:p>-0.8680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3324">
                <text:p>10.3324</text:p>
              </table:table-cell>
              <table:table-cell office:value-type="float" office:value="-0.0339136">
                <text:p>-0.03391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86796">
                <text:p>9.86796</text:p>
              </table:table-cell>
              <table:table-cell office:value-type="float" office:value="0.507183">
                <text:p>0.5071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.85273">
                <text:p>9.85273</text:p>
              </table:table-cell>
              <table:table-cell office:value-type="float" office:value="0.920293">
                <text:p>0.9202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.71471">
                <text:p>9.71471</text:p>
              </table:table-cell>
              <table:table-cell office:value-type="float" office:value="1.97954">
                <text:p>1.979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69274">
                <text:p>9.69274</text:p>
              </table:table-cell>
              <table:table-cell office:value-type="float" office:value="1.6429">
                <text:p>1.64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64243">
                <text:p>9.64243</text:p>
              </table:table-cell>
              <table:table-cell office:value-type="float" office:value="2.22038">
                <text:p>2.220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08388">
                <text:p>9.08388</text:p>
              </table:table-cell>
              <table:table-cell office:value-type="float" office:value="2.63796">
                <text:p>2.637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03665">
                <text:p>9.03665</text:p>
              </table:table-cell>
              <table:table-cell office:value-type="float" office:value="2.42095">
                <text:p>2.420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.00567">
                <text:p>9.00567</text:p>
              </table:table-cell>
              <table:table-cell office:value-type="float" office:value="2.15225">
                <text:p>2.15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14413">
                <text:p>9.14413</text:p>
              </table:table-cell>
              <table:table-cell office:value-type="float" office:value="2.15788">
                <text:p>2.157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18021">
                <text:p>9.18021</text:p>
              </table:table-cell>
              <table:table-cell office:value-type="float" office:value="2.46716">
                <text:p>2.467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23546">
                <text:p>9.23546</text:p>
              </table:table-cell>
              <table:table-cell office:value-type="float" office:value="1.20673">
                <text:p>1.206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37825">
                <text:p>9.37825</text:p>
              </table:table-cell>
              <table:table-cell office:value-type="float" office:value="0.217418">
                <text:p>0.2174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42529">
                <text:p>9.42529</text:p>
              </table:table-cell>
              <table:table-cell office:value-type="float" office:value="0.251538">
                <text:p>0.2515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57449">
                <text:p>9.57449</text:p>
              </table:table-cell>
              <table:table-cell office:value-type="float" office:value="-0.419018">
                <text:p>-0.4190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74618">
                <text:p>9.74618</text:p>
              </table:table-cell>
              <table:table-cell office:value-type="float" office:value="0.481963">
                <text:p>0.481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71831">
                <text:p>9.71831</text:p>
              </table:table-cell>
              <table:table-cell office:value-type="float" office:value="1.22753">
                <text:p>1.227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80679">
                <text:p>9.80679</text:p>
              </table:table-cell>
              <table:table-cell office:value-type="float" office:value="1.35927">
                <text:p>1.359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65777">
                <text:p>9.65777</text:p>
              </table:table-cell>
              <table:table-cell office:value-type="float" office:value="1.46837">
                <text:p>1.468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76324">
                <text:p>9.76324</text:p>
              </table:table-cell>
              <table:table-cell office:value-type="float" office:value="1.85968">
                <text:p>1.85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88619">
                <text:p>9.88619</text:p>
              </table:table-cell>
              <table:table-cell office:value-type="float" office:value="2.72194">
                <text:p>2.721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54734">
                <text:p>9.54734</text:p>
              </table:table-cell>
              <table:table-cell office:value-type="float" office:value="3.18863">
                <text:p>3.188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48567">
                <text:p>9.48567</text:p>
              </table:table-cell>
              <table:table-cell office:value-type="float" office:value="4.06939">
                <text:p>4.069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4331">
                <text:p>9.4331</text:p>
              </table:table-cell>
              <table:table-cell office:value-type="float" office:value="4.14571">
                <text:p>4.145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38681">
                <text:p>9.38681</text:p>
              </table:table-cell>
              <table:table-cell office:value-type="float" office:value="3.26088">
                <text:p>3.260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32993">
                <text:p>9.32993</text:p>
              </table:table-cell>
              <table:table-cell office:value-type="float" office:value="3.98293">
                <text:p>3.982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.47234">
                <text:p>9.47234</text:p>
              </table:table-cell>
              <table:table-cell office:value-type="float" office:value="4.36269">
                <text:p>4.362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54253">
                <text:p>9.54253</text:p>
              </table:table-cell>
              <table:table-cell office:value-type="float" office:value="2.42415">
                <text:p>2.424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.54109">
                <text:p>9.54109</text:p>
              </table:table-cell>
              <table:table-cell office:value-type="float" office:value="1.97923">
                <text:p>1.979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.48067">
                <text:p>9.48067</text:p>
              </table:table-cell>
              <table:table-cell office:value-type="float" office:value="2.84903">
                <text:p>2.849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48215">
                <text:p>9.48215</text:p>
              </table:table-cell>
              <table:table-cell office:value-type="float" office:value="3.84207">
                <text:p>3.842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.4417">
                <text:p>9.4417</text:p>
              </table:table-cell>
              <table:table-cell office:value-type="float" office:value="4.59598">
                <text:p>4.595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55796">
                <text:p>9.55796</text:p>
              </table:table-cell>
              <table:table-cell office:value-type="float" office:value="4.56506">
                <text:p>4.565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.48995">
                <text:p>9.48995</text:p>
              </table:table-cell>
              <table:table-cell office:value-type="float" office:value="4.08389">
                <text:p>4.083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.56071">
                <text:p>9.56071</text:p>
              </table:table-cell>
              <table:table-cell office:value-type="float" office:value="4.62227">
                <text:p>4.622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.54156">
                <text:p>9.54156</text:p>
              </table:table-cell>
              <table:table-cell office:value-type="float" office:value="5.11885">
                <text:p>5.118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.57439">
                <text:p>9.57439</text:p>
              </table:table-cell>
              <table:table-cell office:value-type="float" office:value="5.91115">
                <text:p>5.911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57637">
                <text:p>9.57637</text:p>
              </table:table-cell>
              <table:table-cell office:value-type="float" office:value="6.49212">
                <text:p>6.49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.49584">
                <text:p>9.49584</text:p>
              </table:table-cell>
              <table:table-cell office:value-type="float" office:value="6.01773">
                <text:p>6.017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.48875">
                <text:p>9.48875</text:p>
              </table:table-cell>
              <table:table-cell office:value-type="float" office:value="7.31297">
                <text:p>7.312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.46789">
                <text:p>9.46789</text:p>
              </table:table-cell>
              <table:table-cell office:value-type="float" office:value="8.53952">
                <text:p>8.539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.52243">
                <text:p>9.52243</text:p>
              </table:table-cell>
              <table:table-cell office:value-type="float" office:value="8.3089">
                <text:p>8.30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58779">
                <text:p>9.58779</text:p>
              </table:table-cell>
              <table:table-cell office:value-type="float" office:value="9.58534">
                <text:p>9.585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58067">
                <text:p>9.58067</text:p>
              </table:table-cell>
              <table:table-cell office:value-type="float" office:value="10.464">
                <text:p>10.4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.56736">
                <text:p>9.56736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.61191">
                <text:p>9.61191</text:p>
              </table:table-cell>
              <table:table-cell office:value-type="float" office:value="10.1687">
                <text:p>10.16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.66284">
                <text:p>9.66284</text:p>
              </table:table-cell>
              <table:table-cell office:value-type="float" office:value="10.1824">
                <text:p>10.18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75207">
                <text:p>9.75207</text:p>
              </table:table-cell>
              <table:table-cell office:value-type="float" office:value="9.94404">
                <text:p>9.944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.85406">
                <text:p>9.85406</text:p>
              </table:table-cell>
              <table:table-cell office:value-type="float" office:value="10.0293">
                <text:p>10.02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.94656">
                <text:p>9.94656</text:p>
              </table:table-cell>
              <table:table-cell office:value-type="float" office:value="10.0088">
                <text:p>10.00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.97475">
                <text:p>9.97475</text:p>
              </table:table-cell>
              <table:table-cell office:value-type="float" office:value="9.88875">
                <text:p>9.88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.97432">
                <text:p>9.97432</text:p>
              </table:table-cell>
              <table:table-cell office:value-type="float" office:value="9.90182">
                <text:p>9.901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.0128">
                <text:p>10.0128</text:p>
              </table:table-cell>
              <table:table-cell office:value-type="float" office:value="10.6933">
                <text:p>10.69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0326">
                <text:p>10.0326</text:p>
              </table:table-cell>
              <table:table-cell office:value-type="float" office:value="10.7379">
                <text:p>10.73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0477">
                <text:p>10.0477</text:p>
              </table:table-cell>
              <table:table-cell office:value-type="float" office:value="10.9853">
                <text:p>10.98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0647">
                <text:p>10.0647</text:p>
              </table:table-cell>
              <table:table-cell office:value-type="float" office:value="10.9948">
                <text:p>10.99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0574">
                <text:p>10.0574</text:p>
              </table:table-cell>
              <table:table-cell office:value-type="float" office:value="10.6717">
                <text:p>10.67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1909">
                <text:p>10.1909</text:p>
              </table:table-cell>
              <table:table-cell office:value-type="float" office:value="10.2288">
                <text:p>10.2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1335">
                <text:p>10.1335</text:p>
              </table:table-cell>
              <table:table-cell office:value-type="float" office:value="9.92634">
                <text:p>9.926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1484">
                <text:p>10.1484</text:p>
              </table:table-cell>
              <table:table-cell office:value-type="float" office:value="10.3131">
                <text:p>10.31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.1561">
                <text:p>10.1561</text:p>
              </table:table-cell>
              <table:table-cell office:value-type="float" office:value="11.1326">
                <text:p>11.13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.2126">
                <text:p>10.2126</text:p>
              </table:table-cell>
              <table:table-cell office:value-type="float" office:value="10.4348">
                <text:p>10.43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1659">
                <text:p>10.1659</text:p>
              </table:table-cell>
              <table:table-cell office:value-type="float" office:value="10.5234">
                <text:p>10.52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1635">
                <text:p>10.1635</text:p>
              </table:table-cell>
              <table:table-cell office:value-type="float" office:value="10.9588">
                <text:p>10.95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1509">
                <text:p>10.1509</text:p>
              </table:table-cell>
              <table:table-cell office:value-type="float" office:value="10.9659">
                <text:p>10.96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2051">
                <text:p>10.2051</text:p>
              </table:table-cell>
              <table:table-cell office:value-type="float" office:value="9.90216">
                <text:p>9.902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1572">
                <text:p>10.1572</text:p>
              </table:table-cell>
              <table:table-cell office:value-type="float" office:value="10.5157">
                <text:p>10.51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2464">
                <text:p>10.2464</text:p>
              </table:table-cell>
              <table:table-cell office:value-type="float" office:value="11.3752">
                <text:p>11.37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3358">
                <text:p>10.3358</text:p>
              </table:table-cell>
              <table:table-cell office:value-type="float" office:value="11.1608">
                <text:p>11.16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.3613">
                <text:p>10.3613</text:p>
              </table:table-cell>
              <table:table-cell office:value-type="float" office:value="10.3474">
                <text:p>10.34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.3694">
                <text:p>10.3694</text:p>
              </table:table-cell>
              <table:table-cell office:value-type="float" office:value="10.7995">
                <text:p>10.7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2603">
                <text:p>10.2603</text:p>
              </table:table-cell>
              <table:table-cell office:value-type="float" office:value="12.1556">
                <text:p>12.15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1982">
                <text:p>10.1982</text:p>
              </table:table-cell>
              <table:table-cell office:value-type="float" office:value="12.2163">
                <text:p>12.21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2509">
                <text:p>10.2509</text:p>
              </table:table-cell>
              <table:table-cell office:value-type="float" office:value="11.9823">
                <text:p>11.98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2348">
                <text:p>10.2348</text:p>
              </table:table-cell>
              <table:table-cell office:value-type="float" office:value="12.3605">
                <text:p>12.36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0492">
                <text:p>10.0492</text:p>
              </table:table-cell>
              <table:table-cell office:value-type="float" office:value="14.7174">
                <text:p>14.7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032">
                <text:p>10.032</text:p>
              </table:table-cell>
              <table:table-cell office:value-type="float" office:value="16.2333">
                <text:p>16.2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0884">
                <text:p>10.0884</text:p>
              </table:table-cell>
              <table:table-cell office:value-type="float" office:value="14.6216">
                <text:p>14.62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.0045">
                <text:p>10.0045</text:p>
              </table:table-cell>
              <table:table-cell office:value-type="float" office:value="12.9836">
                <text:p>12.98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.85213">
                <text:p>9.85213</text:p>
              </table:table-cell>
              <table:table-cell office:value-type="float" office:value="13.0117">
                <text:p>13.01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.79899">
                <text:p>9.79899</text:p>
              </table:table-cell>
              <table:table-cell office:value-type="float" office:value="14.3098">
                <text:p>14.30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81707">
                <text:p>9.81707</text:p>
              </table:table-cell>
              <table:table-cell office:value-type="float" office:value="15.3743">
                <text:p>15.37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62679">
                <text:p>9.62679</text:p>
              </table:table-cell>
              <table:table-cell office:value-type="float" office:value="15.9867">
                <text:p>15.98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64447">
                <text:p>9.64447</text:p>
              </table:table-cell>
              <table:table-cell office:value-type="float" office:value="15.0449">
                <text:p>15.04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57063">
                <text:p>9.57063</text:p>
              </table:table-cell>
              <table:table-cell office:value-type="float" office:value="16.2681">
                <text:p>16.26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43199">
                <text:p>9.43199</text:p>
              </table:table-cell>
              <table:table-cell office:value-type="float" office:value="19.4459">
                <text:p>19.44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45354">
                <text:p>9.45354</text:p>
              </table:table-cell>
              <table:table-cell office:value-type="float" office:value="19.4285">
                <text:p>19.42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54721">
                <text:p>9.54721</text:p>
              </table:table-cell>
              <table:table-cell office:value-type="float" office:value="18.6507">
                <text:p>18.65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37484">
                <text:p>9.37484</text:p>
              </table:table-cell>
              <table:table-cell office:value-type="float" office:value="19.1734">
                <text:p>19.17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35041">
                <text:p>9.35041</text:p>
              </table:table-cell>
              <table:table-cell office:value-type="float" office:value="19.9557">
                <text:p>19.95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38133">
                <text:p>9.38133</text:p>
              </table:table-cell>
              <table:table-cell office:value-type="float" office:value="19.8133">
                <text:p>19.81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31059">
                <text:p>9.31059</text:p>
              </table:table-cell>
              <table:table-cell office:value-type="float" office:value="20.5741">
                <text:p>20.57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5653">
                <text:p>8.5653</text:p>
              </table:table-cell>
              <table:table-cell office:value-type="float" office:value="22.9168">
                <text:p>22.91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17082">
                <text:p>8.17082</text:p>
              </table:table-cell>
              <table:table-cell office:value-type="float" office:value="23.614">
                <text:p>23.6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81955">
                <text:p>7.81955</text:p>
              </table:table-cell>
              <table:table-cell office:value-type="float" office:value="24.2478">
                <text:p>24.24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62769">
                <text:p>7.62769</text:p>
              </table:table-cell>
              <table:table-cell office:value-type="float" office:value="26.4262">
                <text:p>26.42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51403">
                <text:p>7.51403</text:p>
              </table:table-cell>
              <table:table-cell office:value-type="float" office:value="27.2737">
                <text:p>27.27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34622">
                <text:p>7.34622</text:p>
              </table:table-cell>
              <table:table-cell office:value-type="float" office:value="25.5063">
                <text:p>25.50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2488">
                <text:p>7.2488</text:p>
              </table:table-cell>
              <table:table-cell office:value-type="float" office:value="27.2061">
                <text:p>27.20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15878">
                <text:p>7.15878</text:p>
              </table:table-cell>
              <table:table-cell office:value-type="float" office:value="29.3415">
                <text:p>29.34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16458">
                <text:p>7.16458</text:p>
              </table:table-cell>
              <table:table-cell office:value-type="float" office:value="31.1345">
                <text:p>31.13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56714">
                <text:p>6.56714</text:p>
              </table:table-cell>
              <table:table-cell office:value-type="float" office:value="35.2316">
                <text:p>35.23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46632">
                <text:p>6.46632</text:p>
              </table:table-cell>
              <table:table-cell office:value-type="float" office:value="34.6899">
                <text:p>34.68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10946">
                <text:p>6.10946</text:p>
              </table:table-cell>
              <table:table-cell office:value-type="float" office:value="31.8833">
                <text:p>31.88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687">
                <text:p>5.687</text:p>
              </table:table-cell>
              <table:table-cell office:value-type="float" office:value="32.1315">
                <text:p>32.13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66617">
                <text:p>4.66617</text:p>
              </table:table-cell>
              <table:table-cell office:value-type="float" office:value="33.3709">
                <text:p>33.37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24249">
                <text:p>4.24249</text:p>
              </table:table-cell>
              <table:table-cell office:value-type="float" office:value="32.3111">
                <text:p>32.31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14034">
                <text:p>4.14034</text:p>
              </table:table-cell>
              <table:table-cell office:value-type="float" office:value="32.3124">
                <text:p>32.31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88006">
                <text:p>3.88006</text:p>
              </table:table-cell>
              <table:table-cell office:value-type="float" office:value="32.4737">
                <text:p>32.47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82821">
                <text:p>3.82821</text:p>
              </table:table-cell>
              <table:table-cell office:value-type="float" office:value="32.4179">
                <text:p>32.41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66881">
                <text:p>3.66881</text:p>
              </table:table-cell>
              <table:table-cell office:value-type="float" office:value="33.1709">
                <text:p>33.17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61893">
                <text:p>3.61893</text:p>
              </table:table-cell>
              <table:table-cell office:value-type="float" office:value="35.481">
                <text:p>35.4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58788">
                <text:p>2.58788</text:p>
              </table:table-cell>
              <table:table-cell office:value-type="float" office:value="36.523">
                <text:p>36.5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5373">
                <text:p>2.5373</text:p>
              </table:table-cell>
              <table:table-cell office:value-type="float" office:value="39.4632">
                <text:p>39.46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72336">
                <text:p>1.72336</text:p>
              </table:table-cell>
              <table:table-cell office:value-type="float" office:value="40.6098">
                <text:p>40.60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3737">
                <text:p>1.53737</text:p>
              </table:table-cell>
              <table:table-cell office:value-type="float" office:value="40.4571">
                <text:p>40.45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5607">
                <text:p>1.55607</text:p>
              </table:table-cell>
              <table:table-cell office:value-type="float" office:value="42.4342">
                <text:p>42.43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8795">
                <text:p>1.48795</text:p>
              </table:table-cell>
              <table:table-cell office:value-type="float" office:value="44.1005">
                <text:p>44.1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9533">
                <text:p>1.49533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65619">
                <text:p>0.665619</text:p>
              </table:table-cell>
              <table:table-cell office:value-type="float" office:value="43.9279">
                <text:p>43.92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88529">
                <text:p>0.588529</text:p>
              </table:table-cell>
              <table:table-cell office:value-type="float" office:value="44.8619">
                <text:p>44.86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19756">
                <text:p>0.619756</text:p>
              </table:table-cell>
              <table:table-cell office:value-type="float" office:value="44.9988">
                <text:p>44.99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32938">
                <text:p>0.332938</text:p>
              </table:table-cell>
              <table:table-cell office:value-type="float" office:value="44.7916">
                <text:p>44.79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96524">
                <text:p>0.396524</text:p>
              </table:table-cell>
              <table:table-cell office:value-type="float" office:value="46.0476">
                <text:p>46.04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64396">
                <text:p>0.464396</text:p>
              </table:table-cell>
              <table:table-cell office:value-type="float" office:value="47.5539">
                <text:p>47.55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63851">
                <text:p>0.463851</text:p>
              </table:table-cell>
              <table:table-cell office:value-type="float" office:value="47.645">
                <text:p>47.6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66441">
                <text:p>0.566441</text:p>
              </table:table-cell>
              <table:table-cell office:value-type="float" office:value="47.5661">
                <text:p>47.56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44388">
                <text:p>0.644388</text:p>
              </table:table-cell>
              <table:table-cell office:value-type="float" office:value="48.207">
                <text:p>48.2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8097">
                <text:p>1.68097</text:p>
              </table:table-cell>
              <table:table-cell office:value-type="float" office:value="48.3485">
                <text:p>48.34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9044">
                <text:p>1.69044</text:p>
              </table:table-cell>
              <table:table-cell office:value-type="float" office:value="49.0867">
                <text:p>49.08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84756">
                <text:p>1.84756</text:p>
              </table:table-cell>
              <table:table-cell office:value-type="float" office:value="48.2754">
                <text:p>48.27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65811">
                <text:p>2.65811</text:p>
              </table:table-cell>
              <table:table-cell office:value-type="float" office:value="47.4933">
                <text:p>47.49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12911">
                <text:p>3.12911</text:p>
              </table:table-cell>
              <table:table-cell office:value-type="float" office:value="49.0095">
                <text:p>49.00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22729">
                <text:p>3.22729</text:p>
              </table:table-cell>
              <table:table-cell office:value-type="float" office:value="49.2938">
                <text:p>49.29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51936">
                <text:p>3.51936</text:p>
              </table:table-cell>
              <table:table-cell office:value-type="float" office:value="49.598">
                <text:p>49.5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73751">
                <text:p>3.73751</text:p>
              </table:table-cell>
              <table:table-cell office:value-type="float" office:value="50.3564">
                <text:p>50.35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57062">
                <text:p>4.57062</text:p>
              </table:table-cell>
              <table:table-cell office:value-type="float" office:value="51.3415">
                <text:p>51.34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2304">
                <text:p>4.62304</text:p>
              </table:table-cell>
              <table:table-cell office:value-type="float" office:value="51.4599">
                <text:p>51.45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00786">
                <text:p>5.00786</text:p>
              </table:table-cell>
              <table:table-cell office:value-type="float" office:value="50.6482">
                <text:p>50.64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07338">
                <text:p>5.07338</text:p>
              </table:table-cell>
              <table:table-cell office:value-type="float" office:value="49.913">
                <text:p>49.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.23167">
                <text:p>5.23167</text:p>
              </table:table-cell>
              <table:table-cell office:value-type="float" office:value="50.2397">
                <text:p>50.23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18563">
                <text:p>5.18563</text:p>
              </table:table-cell>
              <table:table-cell office:value-type="float" office:value="50.5048">
                <text:p>50.50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705">
                <text:p>5.705</text:p>
              </table:table-cell>
              <table:table-cell office:value-type="float" office:value="48.1092">
                <text:p>48.10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83911">
                <text:p>5.83911</text:p>
              </table:table-cell>
              <table:table-cell office:value-type="float" office:value="47.301">
                <text:p>47.3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98932">
                <text:p>5.98932</text:p>
              </table:table-cell>
              <table:table-cell office:value-type="float" office:value="48.6613">
                <text:p>48.66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33193">
                <text:p>6.33193</text:p>
              </table:table-cell>
              <table:table-cell office:value-type="float" office:value="47.885">
                <text:p>47.8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00773">
                <text:p>7.00773</text:p>
              </table:table-cell>
              <table:table-cell office:value-type="float" office:value="46.4511">
                <text:p>46.45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15914">
                <text:p>7.15914</text:p>
              </table:table-cell>
              <table:table-cell office:value-type="float" office:value="46.4877">
                <text:p>46.48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76408">
                <text:p>7.76408</text:p>
              </table:table-cell>
              <table:table-cell office:value-type="float" office:value="45.8163">
                <text:p>45.81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.36975">
                <text:p>8.36975</text:p>
              </table:table-cell>
              <table:table-cell office:value-type="float" office:value="45.4059">
                <text:p>45.40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97445">
                <text:p>8.97445</text:p>
              </table:table-cell>
              <table:table-cell office:value-type="float" office:value="45.3733">
                <text:p>45.37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18987">
                <text:p>9.18987</text:p>
              </table:table-cell>
              <table:table-cell office:value-type="float" office:value="44.6647">
                <text:p>44.66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34">
                <text:p>9.34</text:p>
              </table:table-cell>
              <table:table-cell office:value-type="float" office:value="42.5071">
                <text:p>42.50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48241">
                <text:p>9.48241</text:p>
              </table:table-cell>
              <table:table-cell office:value-type="float" office:value="42.4978">
                <text:p>42.49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73081">
                <text:p>9.73081</text:p>
              </table:table-cell>
              <table:table-cell office:value-type="float" office:value="42.2205">
                <text:p>42.22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69748">
                <text:p>9.69748</text:p>
              </table:table-cell>
              <table:table-cell office:value-type="float" office:value="42.9221">
                <text:p>42.92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96177">
                <text:p>9.96177</text:p>
              </table:table-cell>
              <table:table-cell office:value-type="float" office:value="41.5861">
                <text:p>41.58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0037">
                <text:p>10.0037</text:p>
              </table:table-cell>
              <table:table-cell office:value-type="float" office:value="43.473">
                <text:p>43.4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4294">
                <text:p>10.4294</text:p>
              </table:table-cell>
              <table:table-cell office:value-type="float" office:value="43.491">
                <text:p>43.4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7377">
                <text:p>10.7377</text:p>
              </table:table-cell>
              <table:table-cell office:value-type="float" office:value="43.3436">
                <text:p>43.34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761">
                <text:p>10.761</text:p>
              </table:table-cell>
              <table:table-cell office:value-type="float" office:value="44.5324">
                <text:p>44.53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7313">
                <text:p>10.7313</text:p>
              </table:table-cell>
              <table:table-cell office:value-type="float" office:value="45.9542">
                <text:p>45.95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8927">
                <text:p>10.8927</text:p>
              </table:table-cell>
              <table:table-cell office:value-type="float" office:value="45.3775">
                <text:p>45.37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.0802">
                <text:p>11.0802</text:p>
              </table:table-cell>
              <table:table-cell office:value-type="float" office:value="45.5545">
                <text:p>45.55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.084">
                <text:p>11.084</text:p>
              </table:table-cell>
              <table:table-cell office:value-type="float" office:value="46.8792">
                <text:p>46.87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9999">
                <text:p>10.9999</text:p>
              </table:table-cell>
              <table:table-cell office:value-type="float" office:value="48.6902">
                <text:p>48.69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4401">
                <text:p>11.4401</text:p>
              </table:table-cell>
              <table:table-cell office:value-type="float" office:value="48.6806">
                <text:p>48.68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.5961">
                <text:p>11.5961</text:p>
              </table:table-cell>
              <table:table-cell office:value-type="float" office:value="49.0673">
                <text:p>49.06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.5965">
                <text:p>11.5965</text:p>
              </table:table-cell>
              <table:table-cell office:value-type="float" office:value="49.4038">
                <text:p>49.40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.6349">
                <text:p>11.6349</text:p>
              </table:table-cell>
              <table:table-cell office:value-type="float" office:value="48.5588">
                <text:p>48.55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.7174">
                <text:p>11.7174</text:p>
              </table:table-cell>
              <table:table-cell office:value-type="float" office:value="46.4536">
                <text:p>46.45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.6891">
                <text:p>11.6891</text:p>
              </table:table-cell>
              <table:table-cell office:value-type="float" office:value="45.0168">
                <text:p>45.01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.8371">
                <text:p>11.8371</text:p>
              </table:table-cell>
              <table:table-cell office:value-type="float" office:value="45.3047">
                <text:p>45.30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.8464">
                <text:p>11.8464</text:p>
              </table:table-cell>
              <table:table-cell office:value-type="float" office:value="44.3554">
                <text:p>44.35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.9363">
                <text:p>11.9363</text:p>
              </table:table-cell>
              <table:table-cell office:value-type="float" office:value="41.3229">
                <text:p>41.32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.0127">
                <text:p>12.0127</text:p>
              </table:table-cell>
              <table:table-cell office:value-type="float" office:value="39.4251">
                <text:p>39.42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.1308">
                <text:p>12.1308</text:p>
              </table:table-cell>
              <table:table-cell office:value-type="float" office:value="37.8439">
                <text:p>37.84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.2117">
                <text:p>12.2117</text:p>
              </table:table-cell>
              <table:table-cell office:value-type="float" office:value="33.8212">
                <text:p>33.82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2752">
                <text:p>12.2752</text:p>
              </table:table-cell>
              <table:table-cell office:value-type="float" office:value="30.208">
                <text:p>30.2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.4091">
                <text:p>12.4091</text:p>
              </table:table-cell>
              <table:table-cell office:value-type="float" office:value="28.0394">
                <text:p>28.03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.4852">
                <text:p>12.4852</text:p>
              </table:table-cell>
              <table:table-cell office:value-type="float" office:value="28.1357">
                <text:p>28.13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.5978">
                <text:p>12.5978</text:p>
              </table:table-cell>
              <table:table-cell office:value-type="float" office:value="27.8688">
                <text:p>27.86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.8354">
                <text:p>12.8354</text:p>
              </table:table-cell>
              <table:table-cell office:value-type="float" office:value="28.286">
                <text:p>28.2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.1435">
                <text:p>13.1435</text:p>
              </table:table-cell>
              <table:table-cell office:value-type="float" office:value="28.8381">
                <text:p>28.83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.2246">
                <text:p>13.2246</text:p>
              </table:table-cell>
              <table:table-cell office:value-type="float" office:value="26.9591">
                <text:p>26.95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.6737">
                <text:p>13.6737</text:p>
              </table:table-cell>
              <table:table-cell office:value-type="float" office:value="23.8778">
                <text:p>23.87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.7704">
                <text:p>13.7704</text:p>
              </table:table-cell>
              <table:table-cell office:value-type="float" office:value="22.817">
                <text:p>22.8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.8351">
                <text:p>13.8351</text:p>
              </table:table-cell>
              <table:table-cell office:value-type="float" office:value="24.0893">
                <text:p>24.08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.9727">
                <text:p>13.9727</text:p>
              </table:table-cell>
              <table:table-cell office:value-type="float" office:value="21.1608">
                <text:p>21.16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.1383">
                <text:p>14.1383</text:p>
              </table:table-cell>
              <table:table-cell office:value-type="float" office:value="18.5604">
                <text:p>18.56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.2562">
                <text:p>14.2562</text:p>
              </table:table-cell>
              <table:table-cell office:value-type="float" office:value="17.3481">
                <text:p>17.34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.3222">
                <text:p>14.3222</text:p>
              </table:table-cell>
              <table:table-cell office:value-type="float" office:value="18.0297">
                <text:p>18.02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.4196">
                <text:p>14.4196</text:p>
              </table:table-cell>
              <table:table-cell office:value-type="float" office:value="16.1078">
                <text:p>16.10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.4538">
                <text:p>14.4538</text:p>
              </table:table-cell>
              <table:table-cell office:value-type="float" office:value="14.0109">
                <text:p>14.01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.4842">
                <text:p>14.4842</text:p>
              </table:table-cell>
              <table:table-cell office:value-type="float" office:value="13.2883">
                <text:p>13.28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.6077">
                <text:p>14.6077</text:p>
              </table:table-cell>
              <table:table-cell office:value-type="float" office:value="13.1332">
                <text:p>13.13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.6447">
                <text:p>14.6447</text:p>
              </table:table-cell>
              <table:table-cell office:value-type="float" office:value="12.0987">
                <text:p>12.09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.7173">
                <text:p>14.7173</text:p>
              </table:table-cell>
              <table:table-cell office:value-type="float" office:value="12.3168">
                <text:p>12.31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.8591">
                <text:p>14.8591</text:p>
              </table:table-cell>
              <table:table-cell office:value-type="float" office:value="12.5548">
                <text:p>12.55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.9233">
                <text:p>14.9233</text:p>
              </table:table-cell>
              <table:table-cell office:value-type="float" office:value="11.3965">
                <text:p>11.39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.1452">
                <text:p>15.1452</text:p>
              </table:table-cell>
              <table:table-cell office:value-type="float" office:value="11.8441">
                <text:p>11.84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.2289">
                <text:p>15.2289</text:p>
              </table:table-cell>
              <table:table-cell office:value-type="float" office:value="11.8926">
                <text:p>11.89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.4567">
                <text:p>15.4567</text:p>
              </table:table-cell>
              <table:table-cell office:value-type="float" office:value="9.36485">
                <text:p>9.364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.5261">
                <text:p>15.5261</text:p>
              </table:table-cell>
              <table:table-cell office:value-type="float" office:value="8.10457">
                <text:p>8.104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.4862">
                <text:p>15.4862</text:p>
              </table:table-cell>
              <table:table-cell office:value-type="float" office:value="8.74609">
                <text:p>8.746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.4841">
                <text:p>15.4841</text:p>
              </table:table-cell>
              <table:table-cell office:value-type="float" office:value="8.06032">
                <text:p>8.060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.5334">
                <text:p>15.5334</text:p>
              </table:table-cell>
              <table:table-cell office:value-type="float" office:value="7.69868">
                <text:p>7.698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.6137">
                <text:p>15.6137</text:p>
              </table:table-cell>
              <table:table-cell office:value-type="float" office:value="8.27143">
                <text:p>8.271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.6742">
                <text:p>15.6742</text:p>
              </table:table-cell>
              <table:table-cell office:value-type="float" office:value="8.97159">
                <text:p>8.971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.7988">
                <text:p>15.7988</text:p>
              </table:table-cell>
              <table:table-cell office:value-type="float" office:value="9.78534">
                <text:p>9.785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.7645">
                <text:p>15.7645</text:p>
              </table:table-cell>
              <table:table-cell office:value-type="float" office:value="8.65488">
                <text:p>8.654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.8318">
                <text:p>15.8318</text:p>
              </table:table-cell>
              <table:table-cell office:value-type="float" office:value="7.0192">
                <text:p>7.0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.0427">
                <text:p>16.0427</text:p>
              </table:table-cell>
              <table:table-cell office:value-type="float" office:value="7.06005">
                <text:p>7.060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.0128">
                <text:p>16.0128</text:p>
              </table:table-cell>
              <table:table-cell office:value-type="float" office:value="6.83951">
                <text:p>6.83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.1245">
                <text:p>16.1245</text:p>
              </table:table-cell>
              <table:table-cell office:value-type="float" office:value="4.28173">
                <text:p>4.281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.0542">
                <text:p>16.0542</text:p>
              </table:table-cell>
              <table:table-cell office:value-type="float" office:value="5.48001">
                <text:p>5.480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.012">
                <text:p>16.012</text:p>
              </table:table-cell>
              <table:table-cell office:value-type="float" office:value="7.36389">
                <text:p>7.363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.039">
                <text:p>16.039</text:p>
              </table:table-cell>
              <table:table-cell office:value-type="float" office:value="5.94501">
                <text:p>5.945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.0477">
                <text:p>16.0477</text:p>
              </table:table-cell>
              <table:table-cell office:value-type="float" office:value="5.77677">
                <text:p>5.776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.0249">
                <text:p>16.0249</text:p>
              </table:table-cell>
              <table:table-cell office:value-type="float" office:value="6.89085">
                <text:p>6.890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.0071">
                <text:p>16.0071</text:p>
              </table:table-cell>
              <table:table-cell office:value-type="float" office:value="7.28574">
                <text:p>7.285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.0758">
                <text:p>16.0758</text:p>
              </table:table-cell>
              <table:table-cell office:value-type="float" office:value="5.51911">
                <text:p>5.519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.0734">
                <text:p>16.0734</text:p>
              </table:table-cell>
              <table:table-cell office:value-type="float" office:value="6.31511">
                <text:p>6.315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.0037">
                <text:p>16.0037</text:p>
              </table:table-cell>
              <table:table-cell office:value-type="float" office:value="7.48635">
                <text:p>7.486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.9986">
                <text:p>15.9986</text:p>
              </table:table-cell>
              <table:table-cell office:value-type="float" office:value="5.53063">
                <text:p>5.530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.0143">
                <text:p>16.0143</text:p>
              </table:table-cell>
              <table:table-cell office:value-type="float" office:value="6.75106">
                <text:p>6.751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.0041">
                <text:p>16.0041</text:p>
              </table:table-cell>
              <table:table-cell office:value-type="float" office:value="6.66515">
                <text:p>6.665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.9836">
                <text:p>15.9836</text:p>
              </table:table-cell>
              <table:table-cell office:value-type="float" office:value="7.2344">
                <text:p>7.23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.99">
                <text:p>15.99</text:p>
              </table:table-cell>
              <table:table-cell office:value-type="float" office:value="7.53575">
                <text:p>7.535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.9772">
                <text:p>15.9772</text:p>
              </table:table-cell>
              <table:table-cell office:value-type="float" office:value="7.44333">
                <text:p>7.44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.9561">
                <text:p>15.9561</text:p>
              </table:table-cell>
              <table:table-cell office:value-type="float" office:value="7.31458">
                <text:p>7.314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.9691">
                <text:p>15.9691</text:p>
              </table:table-cell>
              <table:table-cell office:value-type="float" office:value="8.59835">
                <text:p>8.598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.9413">
                <text:p>15.9413</text:p>
              </table:table-cell>
              <table:table-cell office:value-type="float" office:value="8.93875">
                <text:p>8.938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.0201">
                <text:p>16.0201</text:p>
              </table:table-cell>
              <table:table-cell office:value-type="float" office:value="8.3204">
                <text:p>8.32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.0397">
                <text:p>16.0397</text:p>
              </table:table-cell>
              <table:table-cell office:value-type="float" office:value="8.98078">
                <text:p>8.980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.0983">
                <text:p>16.0983</text:p>
              </table:table-cell>
              <table:table-cell office:value-type="float" office:value="9.31139">
                <text:p>9.311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.1738">
                <text:p>16.1738</text:p>
              </table:table-cell>
              <table:table-cell office:value-type="float" office:value="8.5521">
                <text:p>8.55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.1943">
                <text:p>16.1943</text:p>
              </table:table-cell>
              <table:table-cell office:value-type="float" office:value="9.00454">
                <text:p>9.004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.215">
                <text:p>16.215</text:p>
              </table:table-cell>
              <table:table-cell office:value-type="float" office:value="8.98634">
                <text:p>8.986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.2244">
                <text:p>16.2244</text:p>
              </table:table-cell>
              <table:table-cell office:value-type="float" office:value="8.46083">
                <text:p>8.460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.1936">
                <text:p>16.1936</text:p>
              </table:table-cell>
              <table:table-cell office:value-type="float" office:value="9.46303">
                <text:p>9.463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.164">
                <text:p>16.164</text:p>
              </table:table-cell>
              <table:table-cell office:value-type="float" office:value="9.72417">
                <text:p>9.724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.1677">
                <text:p>16.1677</text:p>
              </table:table-cell>
              <table:table-cell office:value-type="float" office:value="9.00572">
                <text:p>9.005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.1255">
                <text:p>16.1255</text:p>
              </table:table-cell>
              <table:table-cell office:value-type="float" office:value="10.9507">
                <text:p>10.95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.0832">
                <text:p>16.0832</text:p>
              </table:table-cell>
              <table:table-cell office:value-type="float" office:value="10.5852">
                <text:p>10.58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.0165">
                <text:p>16.0165</text:p>
              </table:table-cell>
              <table:table-cell office:value-type="float" office:value="9.63791">
                <text:p>9.637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.0383">
                <text:p>16.0383</text:p>
              </table:table-cell>
              <table:table-cell office:value-type="float" office:value="10.7863">
                <text:p>10.78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.0172">
                <text:p>16.0172</text:p>
              </table:table-cell>
              <table:table-cell office:value-type="float" office:value="10.6901">
                <text:p>10.69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.9942">
                <text:p>15.9942</text:p>
              </table:table-cell>
              <table:table-cell office:value-type="float" office:value="9.6061">
                <text:p>9.60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.9241">
                <text:p>15.9241</text:p>
              </table:table-cell>
              <table:table-cell office:value-type="float" office:value="10.3992">
                <text:p>10.39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.933">
                <text:p>15.933</text:p>
              </table:table-cell>
              <table:table-cell office:value-type="float" office:value="10.4017">
                <text:p>10.40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.8699">
                <text:p>15.8699</text:p>
              </table:table-cell>
              <table:table-cell office:value-type="float" office:value="10.0412">
                <text:p>10.04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.9002">
                <text:p>15.9002</text:p>
              </table:table-cell>
              <table:table-cell office:value-type="float" office:value="11.1797">
                <text:p>11.17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.8568">
                <text:p>15.8568</text:p>
              </table:table-cell>
              <table:table-cell office:value-type="float" office:value="11.4443">
                <text:p>11.44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.6917">
                <text:p>15.6917</text:p>
              </table:table-cell>
              <table:table-cell office:value-type="float" office:value="10.2783">
                <text:p>10.27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.6545">
                <text:p>15.6545</text:p>
              </table:table-cell>
              <table:table-cell office:value-type="float" office:value="11.0027">
                <text:p>11.00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.5865">
                <text:p>15.5865</text:p>
              </table:table-cell>
              <table:table-cell office:value-type="float" office:value="11.9425">
                <text:p>11.94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.6334">
                <text:p>15.6334</text:p>
              </table:table-cell>
              <table:table-cell office:value-type="float" office:value="11.8191">
                <text:p>11.81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.6626">
                <text:p>15.6626</text:p>
              </table:table-cell>
              <table:table-cell office:value-type="float" office:value="11.5447">
                <text:p>11.54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.6372">
                <text:p>15.6372</text:p>
              </table:table-cell>
              <table:table-cell office:value-type="float" office:value="11.965">
                <text:p>11.9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.6582">
                <text:p>15.6582</text:p>
              </table:table-cell>
              <table:table-cell office:value-type="float" office:value="9.98048">
                <text:p>9.980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.6237">
                <text:p>15.6237</text:p>
              </table:table-cell>
              <table:table-cell office:value-type="float" office:value="11.516">
                <text:p>11.5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.6004">
                <text:p>15.6004</text:p>
              </table:table-cell>
              <table:table-cell office:value-type="float" office:value="12.1802">
                <text:p>12.18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.5975">
                <text:p>15.5975</text:p>
              </table:table-cell>
              <table:table-cell office:value-type="float" office:value="11.4575">
                <text:p>11.45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.6038">
                <text:p>15.6038</text:p>
              </table:table-cell>
              <table:table-cell office:value-type="float" office:value="11.7349">
                <text:p>11.73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.598">
                <text:p>15.598</text:p>
              </table:table-cell>
              <table:table-cell office:value-type="float" office:value="11.6741">
                <text:p>11.67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.584">
                <text:p>15.584</text:p>
              </table:table-cell>
              <table:table-cell office:value-type="float" office:value="11.8451">
                <text:p>11.84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.5512">
                <text:p>15.5512</text:p>
              </table:table-cell>
              <table:table-cell office:value-type="float" office:value="12.4064">
                <text:p>12.40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.5732">
                <text:p>15.5732</text:p>
              </table:table-cell>
              <table:table-cell office:value-type="float" office:value="11.9357">
                <text:p>11.93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.5199">
                <text:p>15.5199</text:p>
              </table:table-cell>
              <table:table-cell office:value-type="float" office:value="13.2388">
                <text:p>13.23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.4846">
                <text:p>15.4846</text:p>
              </table:table-cell>
              <table:table-cell office:value-type="float" office:value="13.6163">
                <text:p>13.61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.505">
                <text:p>15.505</text:p>
              </table:table-cell>
              <table:table-cell office:value-type="float" office:value="13.0873">
                <text:p>13.087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.4992">
                <text:p>15.4992</text:p>
              </table:table-cell>
              <table:table-cell office:value-type="float" office:value="14.5019">
                <text:p>14.50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.5505">
                <text:p>15.5505</text:p>
              </table:table-cell>
              <table:table-cell office:value-type="float" office:value="13.3798">
                <text:p>13.37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.5261">
                <text:p>15.52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.4783">
                <text:p>15.4783</text:p>
              </table:table-cell>
              <table:table-cell office:value-type="float" office:value="13.3589">
                <text:p>13.35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.4602">
                <text:p>15.4602</text:p>
              </table:table-cell>
              <table:table-cell office:value-type="float" office:value="13.9024">
                <text:p>13.90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.4279">
                <text:p>15.4279</text:p>
              </table:table-cell>
              <table:table-cell office:value-type="float" office:value="12.9661">
                <text:p>12.96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912cm" svg:y="0.315cm" chart:style-name="ch2">
          <text:p>MSE</text:p>
        </chart:title>
        <chart:subtitle svg:x="17.475cm" svg:y="1.284cm" chart:style-name="ch3">
          <text:p>By Frame</text:p>
        </chart:subtitle>
        <chart:legend chart:legend-position="end" svg:x="34.852cm" svg:y="4.205cm" style:legend-expansion="high" chart:style-name="ch4"/>
        <chart:plot-area chart:style-name="ch5" table:cell-range-address="D1.A1:D1.A612" chart:data-source-has-labels="row" svg:x="1.728cm" svg:y="2.127cm" svg:width="32.385cm" svg:height="5.734cm">
          <chartooo:coordinate-region svg:x="2.983cm" svg:y="2.296cm" svg:width="31.13cm" svg:height="4.536cm"/>
          <chart:axis chart:dimension="x" chart:name="primary-x" chart:style-name="ch6">
            <chart:title svg:x="17.34cm" svg:y="8.041cm" chart:style-name="ch7">
              <text:p>Frame</text:p>
            </chart:title>
          </chart:axis>
          <chart:axis chart:dimension="y" chart:name="primary-y" chart:style-name="ch6">
            <chart:title svg:x="0.451cm" svg:y="5.451cm" chart:style-name="ch8">
              <text:p>Error</text:p>
            </chart:title>
            <chart:grid chart:style-name="ch9" chart:class="major"/>
          </chart:axis>
          <chart:series chart:style-name="ch10" chart:values-cell-range-address="D1.A2:D1.A612" chart:label-cell-address="D1.A1:D1.A1" chart:class="chart:line">
            <chart:data-point chart:repeated="6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  <draw:g>
                  <svg:desc>D1.A1:D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4986">
                <text:p>0.00034986</text:p>
                <draw:g>
                  <svg:desc>D1.A2:D1.A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0818">
                <text:p>0.000290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95627">
                <text:p>0.000195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96589">
                <text:p>0.000996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17748">
                <text:p>0.000217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777576">
                <text:p>0.000777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45969">
                <text:p>0.000945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71265">
                <text:p>0.00171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86755">
                <text:p>0.000386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34543">
                <text:p>0.000934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97943">
                <text:p>0.000797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53881">
                <text:p>0.00053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08874">
                <text:p>0.00108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72515">
                <text:p>0.000672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39057">
                <text:p>0.000339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36688">
                <text:p>0.000636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03047">
                <text:p>0.000303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79331">
                <text:p>0.000379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76675">
                <text:p>0.000276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90927">
                <text:p>0.000290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21254">
                <text:p>0.000221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27303">
                <text:p>0.000227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09611">
                <text:p>0.000209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30803">
                <text:p>0.000230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80364">
                <text:p>0.000280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609425">
                <text:p>0.0006094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62873">
                <text:p>0.000262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594748">
                <text:p>0.000594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463062">
                <text:p>0.0004630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77237">
                <text:p>0.000277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7433">
                <text:p>0.00107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61785">
                <text:p>0.00161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414862">
                <text:p>0.000414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72878">
                <text:p>0.000272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47771">
                <text:p>0.0004477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28283">
                <text:p>0.0002282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86385">
                <text:p>0.000286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69161">
                <text:p>0.000469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48971">
                <text:p>0.0004489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07695">
                <text:p>0.000307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31639">
                <text:p>0.000931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84072">
                <text:p>0.000284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04426">
                <text:p>0.00104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75666">
                <text:p>0.000975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873229">
                <text:p>0.000873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96938">
                <text:p>0.00196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58239">
                <text:p>0.00558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0409">
                <text:p>0.00104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97611">
                <text:p>0.00197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66702">
                <text:p>0.005667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49319">
                <text:p>0.00149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45791">
                <text:p>0.00145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07446">
                <text:p>0.002074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24879">
                <text:p>0.001248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30742">
                <text:p>0.003307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26162">
                <text:p>0.00226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421527">
                <text:p>0.00421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17579">
                <text:p>0.003175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10079">
                <text:p>0.001100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64268">
                <text:p>0.00164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22562">
                <text:p>0.003225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95499">
                <text:p>0.000954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13955">
                <text:p>0.003139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0856">
                <text:p>0.0020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48817">
                <text:p>0.00488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60448">
                <text:p>0.00160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8568">
                <text:p>0.002785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82726">
                <text:p>0.00282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508207">
                <text:p>0.005082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9369">
                <text:p>0.00193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41501">
                <text:p>0.001415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25572">
                <text:p>0.00225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46774">
                <text:p>0.000746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81415">
                <text:p>0.002814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77509">
                <text:p>0.002775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984181">
                <text:p>0.0009841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914763">
                <text:p>0.000914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63243">
                <text:p>0.00263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95689">
                <text:p>0.000895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49525">
                <text:p>0.00349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5378">
                <text:p>0.00253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09469">
                <text:p>0.001094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90654">
                <text:p>0.001906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6216">
                <text:p>0.0016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15623">
                <text:p>0.003156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20424">
                <text:p>0.001204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12926">
                <text:p>0.003129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86339">
                <text:p>0.00186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22316">
                <text:p>0.00322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93147">
                <text:p>0.00193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18858">
                <text:p>0.00218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69882">
                <text:p>0.003698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59352">
                <text:p>0.001593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9782">
                <text:p>0.00197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80454">
                <text:p>0.002804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71276">
                <text:p>0.003712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7119">
                <text:p>0.0027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96668">
                <text:p>0.001966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14262">
                <text:p>0.002142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62572">
                <text:p>0.002625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46197">
                <text:p>0.00246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07105">
                <text:p>0.00207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418044">
                <text:p>0.004180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67326">
                <text:p>0.00367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1665">
                <text:p>0.00316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61957">
                <text:p>0.002619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91255">
                <text:p>0.00391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6967">
                <text:p>0.00369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12498">
                <text:p>0.00212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5527">
                <text:p>0.00355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03154">
                <text:p>0.00303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09117">
                <text:p>0.003091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422697">
                <text:p>0.00422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25397">
                <text:p>0.002253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45136">
                <text:p>0.004451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335495">
                <text:p>0.00335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29063">
                <text:p>0.002290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92265">
                <text:p>0.002922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05779">
                <text:p>0.003057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8983">
                <text:p>0.00289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335184">
                <text:p>0.003351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38759">
                <text:p>0.003387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82099">
                <text:p>0.002820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99638">
                <text:p>0.002996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84819">
                <text:p>0.002848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5449">
                <text:p>0.00254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84329">
                <text:p>0.002843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09648">
                <text:p>0.003096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18419">
                <text:p>0.004184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38454">
                <text:p>0.002384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69143">
                <text:p>0.002691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80438">
                <text:p>0.00180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540991">
                <text:p>0.00540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96983">
                <text:p>0.003969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337604">
                <text:p>0.00337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32271">
                <text:p>0.003322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346427">
                <text:p>0.003464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46412">
                <text:p>0.002464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51263">
                <text:p>0.003512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29483">
                <text:p>0.003294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51541">
                <text:p>0.004515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310076">
                <text:p>0.00310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346053">
                <text:p>0.003460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422962">
                <text:p>0.00422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93982">
                <text:p>0.002939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68686">
                <text:p>0.003686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244009">
                <text:p>0.002440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63968">
                <text:p>0.002639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30103">
                <text:p>0.00330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35161">
                <text:p>0.003351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68364">
                <text:p>0.003683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99197">
                <text:p>0.001991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20857">
                <text:p>0.002208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354157">
                <text:p>0.003541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49366">
                <text:p>0.001493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07303">
                <text:p>0.00207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97972">
                <text:p>0.001979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53771">
                <text:p>0.001537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47549">
                <text:p>0.001475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91264">
                <text:p>0.001912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53933">
                <text:p>0.001539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9252">
                <text:p>0.00192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64713">
                <text:p>0.002647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348807">
                <text:p>0.003488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06336">
                <text:p>0.003063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76829">
                <text:p>0.003768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9948">
                <text:p>0.00199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24245">
                <text:p>0.002242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13609">
                <text:p>0.001136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65257">
                <text:p>0.002652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21353">
                <text:p>0.002213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57021">
                <text:p>0.0057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16585">
                <text:p>0.00316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599135">
                <text:p>0.005991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86469">
                <text:p>0.006864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47745">
                <text:p>0.002477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10749">
                <text:p>0.002107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442485">
                <text:p>0.004424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454915">
                <text:p>0.004549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40771">
                <text:p>0.002407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15419">
                <text:p>0.005154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54043">
                <text:p>0.00540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62992">
                <text:p>0.002629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16822">
                <text:p>0.004168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18815">
                <text:p>0.003188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13841">
                <text:p>0.006138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12041">
                <text:p>0.003120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46044">
                <text:p>0.00646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71646">
                <text:p>0.001716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69056">
                <text:p>0.005690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523649">
                <text:p>0.005236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42311">
                <text:p>0.001423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492686">
                <text:p>0.004926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45002">
                <text:p>0.00345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431891">
                <text:p>0.004318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44816">
                <text:p>0.006448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86202">
                <text:p>0.002862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306211">
                <text:p>0.003062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79031">
                <text:p>0.002790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58636">
                <text:p>0.002586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74718">
                <text:p>0.002747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526475">
                <text:p>0.005264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549684">
                <text:p>0.005496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71605">
                <text:p>0.002716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5513">
                <text:p>0.0055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416337">
                <text:p>0.004163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54477">
                <text:p>0.003544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61116">
                <text:p>0.003611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85137">
                <text:p>0.001851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87668">
                <text:p>0.001876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91125">
                <text:p>0.00191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08683">
                <text:p>0.002086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69818">
                <text:p>0.003698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55371">
                <text:p>0.003553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83181">
                <text:p>0.007831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2776">
                <text:p>0.00427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80313">
                <text:p>0.002803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61919">
                <text:p>0.003619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99797">
                <text:p>0.001997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534881">
                <text:p>0.005348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2481">
                <text:p>0.00324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457069">
                <text:p>0.004570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6506">
                <text:p>0.00165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30553">
                <text:p>0.00305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331929">
                <text:p>0.003319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3307">
                <text:p>0.00233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446924">
                <text:p>0.004469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634743">
                <text:p>0.006347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80027">
                <text:p>0.008800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3406">
                <text:p>0.001934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99291">
                <text:p>0.001992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4554">
                <text:p>0.00245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967">
                <text:p>0.001949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22509">
                <text:p>0.005225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406078">
                <text:p>0.004060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51987">
                <text:p>0.00519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599323">
                <text:p>0.005993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216566">
                <text:p>0.002165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94181">
                <text:p>0.003941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6414">
                <text:p>0.00264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159958">
                <text:p>0.001599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485286">
                <text:p>0.004852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340103">
                <text:p>0.003401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345559">
                <text:p>0.003455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398759">
                <text:p>0.003987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93702">
                <text:p>0.001937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404537">
                <text:p>0.004045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402194">
                <text:p>0.004021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502366">
                <text:p>0.005023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471202">
                <text:p>0.004712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53662">
                <text:p>0.002536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619">
                <text:p>0.0026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86427">
                <text:p>0.001864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415498">
                <text:p>0.004154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36537">
                <text:p>0.002365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02951">
                <text:p>0.002029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64147">
                <text:p>0.003641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69466">
                <text:p>0.003694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06385">
                <text:p>0.002063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936289">
                <text:p>0.0009362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43133">
                <text:p>0.002431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56455">
                <text:p>0.001564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38705">
                <text:p>0.003387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40161">
                <text:p>0.001401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2501">
                <text:p>0.00125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81209">
                <text:p>0.001812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75165">
                <text:p>0.001751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34016">
                <text:p>0.003340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120617">
                <text:p>0.001206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76533">
                <text:p>0.001765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27748">
                <text:p>0.001277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445918">
                <text:p>0.004459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7494">
                <text:p>0.00374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24332">
                <text:p>0.002243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78782">
                <text:p>0.002787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83851">
                <text:p>0.001838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35882">
                <text:p>0.003358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25457">
                <text:p>0.002254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0812">
                <text:p>0.00308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51534">
                <text:p>0.001515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7824">
                <text:p>0.00278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26625">
                <text:p>0.00326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31247">
                <text:p>0.001312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89196">
                <text:p>0.001891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46118">
                <text:p>0.002461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35585">
                <text:p>0.001355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75269">
                <text:p>0.002752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53068">
                <text:p>0.002530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08562">
                <text:p>0.002085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62472">
                <text:p>0.002624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63573">
                <text:p>0.002635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31987">
                <text:p>0.001319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892705">
                <text:p>0.0008927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89574">
                <text:p>0.001895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05239">
                <text:p>0.002052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7328">
                <text:p>0.00173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307671">
                <text:p>0.003076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377388">
                <text:p>0.003773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83131">
                <text:p>0.002831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375666">
                <text:p>0.003756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46278">
                <text:p>0.001462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48135">
                <text:p>0.002481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5973">
                <text:p>0.00359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328105">
                <text:p>0.003281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37463">
                <text:p>0.001374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10798">
                <text:p>0.002107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387399">
                <text:p>0.003873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138223">
                <text:p>0.001382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54015">
                <text:p>0.001540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55857">
                <text:p>0.001558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493622">
                <text:p>0.004936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02794">
                <text:p>0.003027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120488">
                <text:p>0.001204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72555">
                <text:p>0.001725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326794">
                <text:p>0.003267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321871">
                <text:p>0.003218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03197">
                <text:p>0.002031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45174">
                <text:p>0.002451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403569">
                <text:p>0.004035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30907">
                <text:p>0.002309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3522">
                <text:p>0.00235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411396">
                <text:p>0.004113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320152">
                <text:p>0.003201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77064">
                <text:p>0.00277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86267">
                <text:p>0.001862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311167">
                <text:p>0.003111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6938">
                <text:p>0.00269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44361">
                <text:p>0.003443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386651">
                <text:p>0.003866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163452">
                <text:p>0.001634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116696">
                <text:p>0.001166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00894">
                <text:p>0.002008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37328">
                <text:p>0.002373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134456">
                <text:p>0.001344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67331">
                <text:p>0.001673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134438">
                <text:p>0.001344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05457">
                <text:p>0.002054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378355">
                <text:p>0.003783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524683">
                <text:p>0.0005246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393869">
                <text:p>0.0003938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318735">
                <text:p>0.003187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310801">
                <text:p>0.003108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165954">
                <text:p>0.001659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312419">
                <text:p>0.003124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305123">
                <text:p>0.003051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373029">
                <text:p>0.003730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51584">
                <text:p>0.002515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961741">
                <text:p>0.0009617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447166">
                <text:p>0.004471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555603">
                <text:p>0.005556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80241">
                <text:p>0.001802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82736">
                <text:p>0.002827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49799">
                <text:p>0.002497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365186">
                <text:p>0.003651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43973">
                <text:p>0.003439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20746">
                <text:p>0.002207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55527">
                <text:p>0.002555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575272">
                <text:p>0.005752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49293">
                <text:p>0.003492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199945">
                <text:p>0.001999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290155">
                <text:p>0.002901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33954">
                <text:p>0.003339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249597">
                <text:p>0.002495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529686">
                <text:p>0.005296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59242">
                <text:p>0.002592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29647">
                <text:p>0.003296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298577">
                <text:p>0.002985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264737">
                <text:p>0.002647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91692">
                <text:p>0.003916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97358">
                <text:p>0.003973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637094">
                <text:p>0.006370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256831">
                <text:p>0.002568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590938">
                <text:p>0.005909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724424">
                <text:p>0.007244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21467">
                <text:p>0.003214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20697">
                <text:p>0.002206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25352">
                <text:p>0.003253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248481">
                <text:p>0.002484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46591">
                <text:p>0.003465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43605">
                <text:p>0.00436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167497">
                <text:p>0.001674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181">
                <text:p>0.0031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00855">
                <text:p>0.003008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424014">
                <text:p>0.004240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263889">
                <text:p>0.002638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98987">
                <text:p>0.001989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201548">
                <text:p>0.002015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489947">
                <text:p>0.004899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54572">
                <text:p>0.003545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597139">
                <text:p>0.005971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232382">
                <text:p>0.002323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295111">
                <text:p>0.002951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224644">
                <text:p>0.002246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478126">
                <text:p>0.004781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290006">
                <text:p>0.002900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681714">
                <text:p>0.006817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202333">
                <text:p>0.00202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78088">
                <text:p>0.001780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23974">
                <text:p>0.003239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22637">
                <text:p>0.003226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219515">
                <text:p>0.002195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211377">
                <text:p>0.002113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612785">
                <text:p>0.006127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574778">
                <text:p>0.005747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4003">
                <text:p>0.0040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329108">
                <text:p>0.003291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434773">
                <text:p>0.004347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232567">
                <text:p>0.002325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82088">
                <text:p>0.003820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499399">
                <text:p>0.004993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584966">
                <text:p>0.005849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243094">
                <text:p>0.002430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248023">
                <text:p>0.002480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549833">
                <text:p>0.005498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08035">
                <text:p>0.003080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68044">
                <text:p>0.003680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481276">
                <text:p>0.004812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272914">
                <text:p>0.002729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272796">
                <text:p>0.002727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428366">
                <text:p>0.004283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270325">
                <text:p>0.002703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22696">
                <text:p>0.003226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412711">
                <text:p>0.004127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531437">
                <text:p>0.005314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54981">
                <text:p>0.00549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449949">
                <text:p>0.004499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291292">
                <text:p>0.002912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290767">
                <text:p>0.002907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9697">
                <text:p>0.003696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220253">
                <text:p>0.002202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214598">
                <text:p>0.002145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205808">
                <text:p>0.002058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51458">
                <text:p>0.00514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414777">
                <text:p>0.004147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416824">
                <text:p>0.004168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42428">
                <text:p>0.003424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435741">
                <text:p>0.004357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38967">
                <text:p>0.003389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174655">
                <text:p>0.001746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40006">
                <text:p>0.00400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150205">
                <text:p>0.001502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09575">
                <text:p>0.003095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167115">
                <text:p>0.001671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408">
                <text:p>0.004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192437">
                <text:p>0.001924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40868">
                <text:p>0.003408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259355">
                <text:p>0.002593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121506">
                <text:p>0.001215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233846">
                <text:p>0.002338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239185">
                <text:p>0.002391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470592">
                <text:p>0.004705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19479">
                <text:p>0.00194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106726">
                <text:p>0.001067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76966">
                <text:p>0.003769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104573">
                <text:p>0.001045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129729">
                <text:p>0.001297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642806">
                <text:p>0.0006428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20787">
                <text:p>0.00207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149891">
                <text:p>0.001498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43544">
                <text:p>0.00435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254273">
                <text:p>0.002542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237141">
                <text:p>0.002371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410837">
                <text:p>0.004108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35163">
                <text:p>0.003351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247498">
                <text:p>0.002474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265014">
                <text:p>0.002650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228412">
                <text:p>0.002284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55516">
                <text:p>0.003555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23083">
                <text:p>0.00230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269588">
                <text:p>0.002695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205904">
                <text:p>0.002059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539833">
                <text:p>0.005398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238735">
                <text:p>0.002387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06864">
                <text:p>0.003068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10792">
                <text:p>0.003107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5648">
                <text:p>0.003956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398079">
                <text:p>0.003980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40242">
                <text:p>0.004402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77782">
                <text:p>0.003777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85793">
                <text:p>0.004857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580008">
                <text:p>0.005800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508814">
                <text:p>0.005088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531986">
                <text:p>0.005319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05654">
                <text:p>0.002056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519266">
                <text:p>0.005192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67352">
                <text:p>0.004673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91614">
                <text:p>0.004916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585575">
                <text:p>0.005855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358053">
                <text:p>0.003580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66568">
                <text:p>0.00665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662738">
                <text:p>0.006627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344985">
                <text:p>0.0034498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19082">
                <text:p>0.004190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365608">
                <text:p>0.003656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96583">
                <text:p>0.004965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308935">
                <text:p>0.003089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326906">
                <text:p>0.003269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622058">
                <text:p>0.00622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83129">
                <text:p>0.004831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367662">
                <text:p>0.003676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202848">
                <text:p>0.002028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25258">
                <text:p>0.004252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175172">
                <text:p>0.001751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482637">
                <text:p>0.004826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229932">
                <text:p>0.002299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440864">
                <text:p>0.004408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264255">
                <text:p>0.002642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205448">
                <text:p>0.002054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587965">
                <text:p>0.005879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52189">
                <text:p>0.00521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215231">
                <text:p>0.002152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454438">
                <text:p>0.004544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443284">
                <text:p>0.0044328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728174">
                <text:p>0.007281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687416">
                <text:p>0.006874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315755">
                <text:p>0.003157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553032">
                <text:p>0.005530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477574">
                <text:p>0.004775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380502">
                <text:p>0.003805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373483">
                <text:p>0.003734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347735">
                <text:p>0.003477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343547">
                <text:p>0.003435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346252">
                <text:p>0.003462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26803">
                <text:p>0.00268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529513">
                <text:p>0.005295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320173">
                <text:p>0.0032017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526764">
                <text:p>0.005267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35558">
                <text:p>0.002355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201061">
                <text:p>0.002010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341979">
                <text:p>0.003419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74241">
                <text:p>0.0017424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595513">
                <text:p>0.005955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335819">
                <text:p>0.003358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23015">
                <text:p>0.004230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10886">
                <text:p>0.002108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509412">
                <text:p>0.005094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374759">
                <text:p>0.003747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163349">
                <text:p>0.001633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92793">
                <text:p>0.004927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508265">
                <text:p>0.005082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82755">
                <text:p>0.004827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554636">
                <text:p>0.005546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613291">
                <text:p>0.006132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552426">
                <text:p>0.005524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03249">
                <text:p>0.004032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309187">
                <text:p>0.003091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710097">
                <text:p>0.007100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644866">
                <text:p>0.006448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397046">
                <text:p>0.003970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88516">
                <text:p>0.001885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69157">
                <text:p>0.004691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322898">
                <text:p>0.003228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533283">
                <text:p>0.005332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63956">
                <text:p>0.002639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69432">
                <text:p>0.004694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42001">
                <text:p>0.004420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262314">
                <text:p>0.002623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158083">
                <text:p>0.001580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203594">
                <text:p>0.002035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158798">
                <text:p>0.001587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245916">
                <text:p>0.002459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39057">
                <text:p>0.001390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01341">
                <text:p>0.004013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195621">
                <text:p>0.001956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23739">
                <text:p>0.00237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261918">
                <text:p>0.002619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84669">
                <text:p>0.001846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355841">
                <text:p>0.003558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47158">
                <text:p>0.0014715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298713">
                <text:p>0.002987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6286">
                <text:p>0.00162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380893">
                <text:p>0.003808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86621">
                <text:p>0.001866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28431">
                <text:p>0.001284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353712">
                <text:p>0.003537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232637">
                <text:p>0.002326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232497">
                <text:p>0.002324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298227">
                <text:p>0.002982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349268">
                <text:p>0.003492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87073">
                <text:p>0.001870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61512">
                <text:p>0.004615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45783">
                <text:p>0.001457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411209">
                <text:p>0.004112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502197">
                <text:p>0.005021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36916">
                <text:p>0.00369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462899">
                <text:p>0.004628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53785">
                <text:p>0.0015378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268865">
                <text:p>0.002688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4164">
                <text:p>0.00141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21222">
                <text:p>0.00212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47998">
                <text:p>0.001479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42781">
                <text:p>0.001427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27824">
                <text:p>0.001278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57341">
                <text:p>0.001573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64264">
                <text:p>0.001642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57555">
                <text:p>0.001575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239164">
                <text:p>0.002391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95976">
                <text:p>0.001959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200263">
                <text:p>0.002002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62681">
                <text:p>0.0016268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324426">
                <text:p>0.003244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53566">
                <text:p>0.001535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21147">
                <text:p>0.00211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92468">
                <text:p>0.0019246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46669">
                <text:p>0.001466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309009">
                <text:p>0.003090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325655">
                <text:p>0.003256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254078">
                <text:p>0.002540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41651">
                <text:p>0.00416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